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8.162cm"/>
    </style:style>
    <style:style style:name="co5" style:family="table-column">
      <style:table-column-properties fo:break-before="auto" style:column-width="11.067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4.165cm"/>
    </style:style>
    <style:style style:name="co14" style:family="table-column">
      <style:table-column-properties fo:break-before="auto" style:column-width="5.935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5.512cm"/>
    </style:style>
    <style:style style:name="co17" style:family="table-column">
      <style:table-column-properties fo:break-before="auto" style:column-width="5.858cm"/>
    </style:style>
    <style:style style:name="co18" style:family="table-column">
      <style:table-column-properties fo:break-before="auto" style:column-width="1.099cm"/>
    </style:style>
    <style:style style:name="co19" style:family="table-column">
      <style:table-column-properties fo:break-before="auto" style:column-width="1.432cm"/>
    </style:style>
    <style:style style:name="co20" style:family="table-column">
      <style:table-column-properties fo:break-before="auto" style:column-width="1.969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4.606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231cm"/>
    </style:style>
    <style:style style:name="co25" style:family="table-column">
      <style:table-column-properties fo:break-before="auto" style:column-width="3.99cm"/>
    </style:style>
    <style:style style:name="co26" style:family="table-column">
      <style:table-column-properties fo:break-before="auto" style:column-width="4.521cm"/>
    </style:style>
    <style:style style:name="co27" style:family="table-column">
      <style:table-column-properties fo:break-before="auto" style:column-width="9.229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4.376cm"/>
    </style:style>
    <style:style style:name="co31" style:family="table-column">
      <style:table-column-properties fo:break-before="auto" style:column-width="8.29cm"/>
    </style:style>
    <style:style style:name="co32" style:family="table-column">
      <style:table-column-properties fo:break-before="auto" style:column-width="2.409cm"/>
    </style:style>
    <style:style style:name="co33" style:family="table-column">
      <style:table-column-properties fo:break-before="auto" style:column-width="2.29cm"/>
    </style:style>
    <style:style style:name="co34" style:family="table-column">
      <style:table-column-properties fo:break-before="auto" style:column-width="0.981cm"/>
    </style:style>
    <style:style style:name="co35" style:family="table-column">
      <style:table-column-properties fo:break-before="auto" style:column-width="5.711cm"/>
    </style:style>
    <style:style style:name="co36" style:family="table-column">
      <style:table-column-properties fo:break-before="auto" style:column-width="2.706cm"/>
    </style:style>
    <style:style style:name="co37" style:family="table-column">
      <style:table-column-properties fo:break-before="auto" style:column-width="4.671cm"/>
    </style:style>
    <style:style style:name="co38" style:family="table-column">
      <style:table-column-properties fo:break-before="auto" style:column-width="2.35cm"/>
    </style:style>
    <style:style style:name="co39" style:family="table-column">
      <style:table-column-properties fo:break-before="auto" style:column-width="6.498cm"/>
    </style:style>
    <style:style style:name="co40" style:family="table-column">
      <style:table-column-properties fo:break-before="auto" style:column-width="2.519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923cm"/>
    </style:style>
    <style:style style:name="co43" style:family="table-column">
      <style:table-column-properties fo:break-before="auto" style:column-width="4.327cm"/>
    </style:style>
    <style:style style:name="co44" style:family="table-column">
      <style:table-column-properties fo:break-before="auto" style:column-width="9.564cm"/>
    </style:style>
    <style:style style:name="co45" style:family="table-column">
      <style:table-column-properties fo:break-before="auto" style:column-width="8.029cm"/>
    </style:style>
    <style:style style:name="co46" style:family="table-column">
      <style:table-column-properties fo:break-before="auto" style:column-width="7.675cm"/>
    </style:style>
    <style:style style:name="co47" style:family="table-column">
      <style:table-column-properties fo:break-before="auto" style:column-width="9.449cm"/>
    </style:style>
    <style:style style:name="co48" style:family="table-column">
      <style:table-column-properties fo:break-before="auto" style:column-width="6.733cm"/>
    </style:style>
    <style:style style:name="co49" style:family="table-column">
      <style:table-column-properties fo:break-before="auto" style:column-width="2.141cm"/>
    </style:style>
    <style:style style:name="co50" style:family="table-column">
      <style:table-column-properties fo:break-before="auto" style:column-width="4.581cm"/>
    </style:style>
    <style:style style:name="co51" style:family="table-column">
      <style:table-column-properties fo:break-before="auto" style:column-width="6.974cm"/>
    </style:style>
    <style:style style:name="co52" style:family="table-column">
      <style:table-column-properties fo:break-before="auto" style:column-width="4.934cm"/>
    </style:style>
    <style:style style:name="co53" style:family="table-column">
      <style:table-column-properties fo:break-before="auto" style:column-width="1.674cm"/>
    </style:style>
    <style:style style:name="co54" style:family="table-column">
      <style:table-column-properties fo:break-before="auto" style:column-width="1.644cm"/>
    </style:style>
    <style:style style:name="co55" style:family="table-column">
      <style:table-column-properties fo:break-before="auto" style:column-width="3.806cm"/>
    </style:style>
    <style:style style:name="co56" style:family="table-column">
      <style:table-column-properties fo:break-before="auto" style:column-width="3.136cm"/>
    </style:style>
    <style:style style:name="co57" style:family="table-column">
      <style:table-column-properties fo:break-before="auto" style:column-width="2.718cm"/>
    </style:style>
    <style:style style:name="co58" style:family="table-column">
      <style:table-column-properties fo:break-before="auto" style:column-width="9.163cm"/>
    </style:style>
    <style:style style:name="co59" style:family="table-column">
      <style:table-column-properties fo:break-before="auto" style:column-width="1.843cm"/>
    </style:style>
    <style:style style:name="co60" style:family="table-column">
      <style:table-column-properties fo:break-before="auto" style:column-width="2.376cm"/>
    </style:style>
    <style:style style:name="co61" style:family="table-column">
      <style:table-column-properties fo:break-before="auto" style:column-width="3.302cm"/>
    </style:style>
    <style:style style:name="co62" style:family="table-column">
      <style:table-column-properties fo:break-before="auto" style:column-width="4.02cm"/>
    </style:style>
    <style:style style:name="co63" style:family="table-column">
      <style:table-column-properties fo:break-before="auto" style:column-width="5.623cm"/>
    </style:style>
    <style:style style:name="co64" style:family="table-column">
      <style:table-column-properties fo:break-before="auto" style:column-width="4.72cm"/>
    </style:style>
    <style:style style:name="co65" style:family="table-column">
      <style:table-column-properties fo:break-before="auto" style:column-width="10.569cm"/>
    </style:style>
    <style:style style:name="co66" style:family="table-column">
      <style:table-column-properties fo:break-before="auto" style:column-width="2.681cm"/>
    </style:style>
    <style:style style:name="co67" style:family="table-column">
      <style:table-column-properties fo:break-before="auto" style:column-width="2.778cm"/>
    </style:style>
    <style:style style:name="co68" style:family="table-column">
      <style:table-column-properties fo:break-before="auto" style:column-width="3.237cm"/>
    </style:style>
    <style:style style:name="co69" style:family="table-column">
      <style:table-column-properties fo:break-before="auto" style:column-width="6.336cm"/>
    </style:style>
    <style:style style:name="co70" style:family="table-column">
      <style:table-column-properties fo:break-before="auto" style:column-width="8.848cm"/>
    </style:style>
    <style:style style:name="co71" style:family="table-column">
      <style:table-column-properties fo:break-before="auto" style:column-width="1.633cm"/>
    </style:style>
    <style:style style:name="co72" style:family="table-column">
      <style:table-column-properties fo:break-before="auto" style:column-width="1.448cm"/>
    </style:style>
    <style:style style:name="co73" style:family="table-column">
      <style:table-column-properties fo:break-before="auto" style:column-width="7.929cm"/>
    </style:style>
    <style:style style:name="co74" style:family="table-column">
      <style:table-column-properties fo:break-before="auto" style:column-width="4.844cm"/>
    </style:style>
    <style:style style:name="co75" style:family="table-column">
      <style:table-column-properties fo:break-before="auto" style:column-width="1.566cm"/>
    </style:style>
    <style:style style:name="co76" style:family="table-column">
      <style:table-column-properties fo:break-before="auto" style:column-width="8.597cm"/>
    </style:style>
    <style:style style:name="co77" style:family="table-column">
      <style:table-column-properties fo:break-before="auto" style:column-width="7.451cm"/>
    </style:style>
    <style:style style:name="co78" style:family="table-column">
      <style:table-column-properties fo:break-before="auto" style:column-width="6.874cm"/>
    </style:style>
    <style:style style:name="co79" style:family="table-column">
      <style:table-column-properties fo:break-before="auto" style:column-width="1.27cm"/>
    </style:style>
    <style:style style:name="co80" style:family="table-column">
      <style:table-column-properties fo:break-before="auto" style:column-width="6.041cm"/>
    </style:style>
    <style:style style:name="co81" style:family="table-column">
      <style:table-column-properties fo:break-before="auto" style:column-width="4.092cm"/>
    </style:style>
    <style:style style:name="co82" style:family="table-column">
      <style:table-column-properties fo:break-before="auto" style:column-width="22.123cm"/>
    </style:style>
    <style:style style:name="co83" style:family="table-column">
      <style:table-column-properties fo:break-before="auto" style:column-width="2.955cm"/>
    </style:style>
    <style:style style:name="co84" style:family="table-column">
      <style:table-column-properties fo:break-before="auto" style:column-width="3.625cm"/>
    </style:style>
    <style:style style:name="co85" style:family="table-column">
      <style:table-column-properties fo:break-before="auto" style:column-width="3.249cm"/>
    </style:style>
    <style:style style:name="co86" style:family="table-column">
      <style:table-column-properties fo:break-before="auto" style:column-width="8.315cm"/>
    </style:style>
    <style:style style:name="co87" style:family="table-column">
      <style:table-column-properties fo:break-before="auto" style:column-width="1.431cm"/>
    </style:style>
    <style:style style:name="co88" style:family="table-column">
      <style:table-column-properties fo:break-before="auto" style:column-width="1.813cm"/>
    </style:style>
    <style:style style:name="co89" style:family="table-column">
      <style:table-column-properties fo:break-before="auto" style:column-width="10.599cm"/>
    </style:style>
    <style:style style:name="co90" style:family="table-column">
      <style:table-column-properties fo:break-before="auto" style:column-width="4.403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1.817cm" fo:break-before="auto" style:use-optimal-row-height="fals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0.58cm" fo:break-before="auto" style:use-optimal-row-height="false"/>
    </style:style>
    <style:style style:name="ro18" style:family="table-row">
      <style:table-row-properties style:row-height="0.612cm" fo:break-before="auto" style:use-optimal-row-height="false"/>
    </style:style>
    <style:style style:name="ro19" style:family="table-row">
      <style:table-row-properties style:row-height="0.908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855cm" fo:break-before="auto" style:use-optimal-row-height="false"/>
    </style:style>
    <style:style style:name="ro22" style:family="table-row">
      <style:table-row-properties style:row-height="0.494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0.459cm" fo:break-before="auto" style:use-optimal-row-height="fals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ext-properties style:font-name="Calibri1" fo:font-size="10pt" style:font-size-asian="10pt" style:font-size-complex="10pt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3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5" style:family="table-cell" style:parent-style-name="Default">
      <style:table-cell-properties fo:border-bottom="0.035cm solid #000000" fo:background-color="#ffffcc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9" style:family="table-cell" style:parent-style-name="Default">
      <style:table-cell-properties fo:border-bottom="none" fo:background-color="transparent" fo:border-left="none" fo:border-right="0.141cm solid #000000" fo:border-top="none"/>
      <style:text-properties style:font-name="Calibri1" fo:font-size="10pt" style:font-size-asian="10pt" style:font-size-complex="10pt"/>
    </style:style>
    <style:style style:name="ce20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3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4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9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  <style:map style:condition="cell-content()=ok" style:apply-style-name="Result" style:base-cell-address="Servidores.U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0pt" style:font-size-asian="10pt" style:font-size-complex="10pt"/>
      <style:map style:condition="cell-content()=ok" style:apply-style-name="Result" style:base-cell-address="Servidores.U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0pt" style:font-size-asian="10pt" style:font-size-complex="10pt"/>
      <style:map style:condition="cell-content()=&quot;OK&quot;" style:apply-style-name="OK" style:base-cell-address="Servidores.U6"/>
      <style:map style:condition="cell-content()=&quot;ERROR&quot;" style:apply-style-name="ERROR" style:base-cell-address="Servidores.U6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"/>
    </style:style>
    <style:style style:name="ce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"/>
    </style:style>
    <style:style style:name="ce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"/>
    </style:style>
    <style:style style:name="ce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1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2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3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4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5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6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7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8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9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0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1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2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3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4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5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6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7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8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9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0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1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2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3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4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5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6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7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8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9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0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1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2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3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4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5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6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7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8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9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0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1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2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3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4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5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6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7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8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9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0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1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2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3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4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5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6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7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8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9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0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1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2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3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4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5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6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7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8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9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0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1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2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3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4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5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6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7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8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9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0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1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2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3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4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5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6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7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8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9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0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1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2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3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4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5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6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7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8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9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0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1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2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3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4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5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6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7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8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9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0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1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2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3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4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5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6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7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8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9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0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1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2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3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4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5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6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7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8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9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0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1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2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3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4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5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6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7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8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9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0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1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2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3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4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5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6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7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8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9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0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1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2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3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4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5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6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7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8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9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0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1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2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3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4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5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6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7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8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9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0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1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2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3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4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5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6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7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8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9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0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1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2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3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4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5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6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7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8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9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0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1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2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3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4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5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6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7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8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9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0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1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2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3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4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5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6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7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8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9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0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1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2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3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4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5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6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7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8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9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0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1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2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3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4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5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6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7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8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9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0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1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2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3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4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5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6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7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8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9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0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1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2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3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4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5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6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7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8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9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0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1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2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3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4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5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6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7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8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9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0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1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2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3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4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5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6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7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8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9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0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1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2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3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4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5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6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7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8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9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0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1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2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3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4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5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6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7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8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9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0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1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2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3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4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5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6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7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8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9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0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1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2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3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4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5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6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7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8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9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0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1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2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3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4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5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6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7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8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9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0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1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2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3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4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5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6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7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8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9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0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1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2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3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4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5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6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7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8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9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0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1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2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3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4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5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6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7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8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9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0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1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2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3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4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5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6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7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8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9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0"/>
    </style:style>
    <style:style style:name="ce4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1"/>
    </style:style>
    <style:style style:name="ce4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2"/>
    </style:style>
    <style:style style:name="ce434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5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6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439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1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4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446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4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448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0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1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4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5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45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8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libri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AAAA+DejaVu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3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46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6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7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  <style:text-properties style:font-name="Calibri1" fo:font-size="10pt" style:font-size-asian="10pt" style:font-size-complex="10pt"/>
    </style:style>
    <style:style style:name="ce468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46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0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4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style:font-size-asian="10pt" style:font-size-complex="10pt"/>
    </style:style>
    <style:style style:name="ce475" style:family="table-cell" style:parent-style-name="Default">
      <style:table-cell-properties fo:border-bottom="none" fo:border-left="0.002cm solid #000000" fo:border-right="0.002cm solid #000000" fo:border-top="none"/>
    </style:style>
    <style:style style:name="ce476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79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fo:border-left="0.002cm solid #000000" fo:border-right="none" fo:border-top="none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2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6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fo:border-left="none" fo:border-right="0.002cm solid #000000" fo:border-top="none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9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0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91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2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4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8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0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6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8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0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Tipo_de_no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9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Tipo_de_entorno)" table:allow-empty-cell="true" table:display-list="unsorted" table:base-cell-address="datos.C6">
          <table:error-message table:message-type="stop" table:display="true"/>
        </table:content-validation>
        <table:content-validation table:name="val24" table:condition="of:cell-content-is-in-list(Servidores)" table:allow-empty-cell="true" table:display-list="unsorted" table:base-cell-address="datos.C6">
          <table:error-message table:message-type="stop" table:display="true"/>
        </table:content-validation>
        <table:content-validation table:name="val25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6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7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8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9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30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31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visibility="collapse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20" table:default-cell-style-name="ce3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10" table:default-cell-style-name="ce2"/>
        <table:table-column table:style-name="co7" table:default-cell-style-name="ce2"/>
        <table:table-column table:style-name="co21" table:default-cell-style-name="ce2"/>
        <table:table-column table:style-name="co23" table:number-columns-repeated="979" table:default-cell-style-name="ce34"/>
        <table:table-column table:style-name="co23" table:number-columns-repeated="18" table:default-cell-style-name="ce2"/>
        <table:table-row table:style-name="ro1">
          <table:table-cell/>
          <table:table-cell table:style-name="ce3" table:number-columns-repeated="10"/>
          <table:table-cell table:style-name="ce18" table:number-columns-repeated="7"/>
          <table:table-cell table:style-name="ce28" table:number-columns-repeated="2"/>
          <table:table-cell table:style-name="ce31"/>
          <table:table-cell table:style-name="ce28" table:number-columns-repeated="964"/>
          <table:table-cell table:style-name="ce18" table:number-columns-repeated="24"/>
          <table:table-cell table:number-columns-repeated="15"/>
        </table:table-row>
        <table:table-row table:style-name="ro2">
          <table:table-cell/>
          <table:table-cell table:style-name="ce4" office:value-type="string" table:number-columns-spanned="8" table:number-rows-spanned="1">
            <text:p>Incluir aquí la información de los servidores físicos y/o virtuales de su organismo que tienen desplegados productos Oracle</text:p>
          </table:table-cell>
          <table:covered-table-cell table:style-name="Default"/>
          <table:covered-table-cell table:style-name="Default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2"/>
          <table:table-cell table:style-name="ce18" table:number-columns-repeated="7"/>
          <table:table-cell table:style-name="ce28" table:number-columns-repeated="2"/>
          <table:table-cell table:style-name="ce31"/>
          <table:table-cell table:style-name="ce28" table:number-columns-repeated="964"/>
          <table:table-cell table:style-name="ce18" table:number-columns-repeated="24"/>
          <table:table-cell table:number-columns-repeated="15"/>
        </table:table-row>
        <table:table-row table:style-name="ro1">
          <table:table-cell/>
          <table:table-cell table:style-name="ce3" table:number-columns-repeated="10"/>
          <table:table-cell table:style-name="ce18" table:number-columns-repeated="7"/>
          <table:table-cell table:style-name="ce28" table:number-columns-repeated="2"/>
          <table:table-cell table:style-name="ce31"/>
          <table:table-cell table:style-name="ce28" table:number-columns-repeated="964"/>
          <table:table-cell table:style-name="ce18" table:number-columns-repeated="24"/>
          <table:table-cell table:number-columns-repeated="15"/>
        </table:table-row>
        <table:table-row table:style-name="ro3">
          <table:table-cell/>
          <table:table-cell table:style-name="ce5" office:value-type="string" table:number-columns-spanned="8" table:number-rows-spanned="1">
            <text:p>SERVIDOR FÍSICO</text:p>
          </table:table-cell>
          <table:covered-table-cell table:style-name="Default"/>
          <table:covered-table-cell table:style-name="Default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1"/>
          <table:table-cell table:style-name="ce5" office:value-type="string" table:number-columns-spanned="4" table:number-rows-spanned="1">
            <text:p>SERVIDOR VIRTUAL</text:p>
          </table:table-cell>
          <table:covered-table-cell table:style-name="ce3"/>
          <table:covered-table-cell table:style-name="ce18"/>
          <table:covered-table-cell table:style-name="ce19"/>
          <table:table-cell table:style-name="ce23" office:value-type="string" table:number-columns-spanned="4" table:number-rows-spanned="1">
            <text:p>DATOS TÉCNICOS</text:p>
          </table:table-cell>
          <table:covered-table-cell table:style-name="ce23"/>
          <table:covered-table-cell table:style-name="ce23"/>
          <table:covered-table-cell table:style-name="ce23"/>
          <table:table-cell table:style-name="ce28" table:number-columns-repeated="3"/>
          <table:table-cell table:style-name="ce31"/>
          <table:table-cell table:style-name="ce28" table:number-columns-repeated="964"/>
          <table:table-cell table:style-name="ce18" table:number-columns-repeated="24"/>
          <table:table-cell table:number-columns-repeated="15"/>
        </table:table-row>
        <table:table-row table:style-name="ro4">
          <table:table-cell/>
          <table:table-cell table:style-name="ce6" office:value-type="string">
            <text:p>ID (*)</text:p>
          </table:table-cell>
          <table:table-cell table:style-name="ce6" office:value-type="string">
            <text:p>Nombre del servidor físico / Hostname (*)</text:p>
          </table:table-cell>
          <table:table-cell table:style-name="ce6" office:value-type="string">
            <text:p>Marca (*)</text:p>
          </table:table-cell>
          <table:table-cell table:style-name="ce6" office:value-type="string">
            <text:p>Modelo (*)</text:p>
          </table:table-cell>
          <table:table-cell table:style-name="ce6" office:value-type="string">
            <text:p>Tecnología servidor (*)</text:p>
          </table:table-cell>
          <table:table-cell table:style-name="ce6" office:value-type="string">
            <text:p>Nº Procesadores/CPUs del Servidor Físico (*)</text:p>
          </table:table-cell>
          <table:table-cell table:style-name="ce6" office:value-type="string">
            <text:p>Nº Cores por Procesador del Servidor Físico (*)</text:p>
          </table:table-cell>
          <table:table-cell table:style-name="ce12" office:value-type="string">
            <text:p>Nº Total Cores Normalizados</text:p>
          </table:table-cell>
          <table:table-cell table:style-name="ce14" office:value-type="string">
            <text:p>¿Virtualizado? (*)</text:p>
          </table:table-cell>
          <table:table-cell table:style-name="ce16" office:value-type="string">
            <text:p>Nombre de host virtual (*)</text:p>
          </table:table-cell>
          <table:table-cell table:style-name="ce16" office:value-type="string">
            <text:p>Nº Cores de la Máquina Virtual (*)</text:p>
          </table:table-cell>
          <table:table-cell table:style-name="ce20" office:value-type="string">
            <text:p>Nº Total Cores Normalizado (virtual)</text:p>
          </table:table-cell>
          <table:table-cell table:style-name="ce24" office:value-type="string">
            <office:annotation draw:style-name="gr1" draw:text-style-name="P1" svg:width="2.899cm" svg:height="5.625cm" svg:x="56.388cm" svg:y="0.875cm" draw:caption-point-x="-0.625cm" draw:caption-point-y="1.517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>
            <text:p>Sistema Operativo (*)</text:p>
          </table:table-cell>
          <table:table-cell table:style-name="ce26" office:value-type="string">
            <text:p>Arquitectura (*)</text:p>
          </table:table-cell>
          <table:table-cell table:style-name="ce26" office:value-type="string">
            <office:annotation draw:style-name="gr2" draw:text-style-name="P1" svg:width="2.899cm" svg:height="3.365cm" svg:x="70.785cm" svg:y="0.869cm" draw:caption-point-x="-0.625cm" draw:caption-point-y="1.523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/Dominio (*)</text:p>
          </table:table-cell>
          <table:table-cell table:style-name="ce29" office:value-type="string">
            <text:p>Observaciones / Comentarios del Organismo</text:p>
          </table:table-cell>
          <table:table-cell office:value-type="string">
            <text:p>BD</text:p>
          </table:table-cell>
          <table:table-cell office:value-type="string">
            <text:p>WEBLOGIC</text:p>
          </table:table-cell>
          <table:table-cell table:number-columns-repeated="1004"/>
        </table:table-row>
        <table:table-row table:style-name="ro5">
          <table:table-cell/>
          <table:table-cell table:style-name="ce7" office:value-type="string">
            <text:p>SRV_1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6];[$datos.$R$2:.$S$33];2;0)*[.G6]*[.H6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ic01</text:p>
          </table:table-cell>
          <table:table-cell table:style-name="ce9" office:value-type="float" office:value="4">
            <text:p>4</text:p>
          </table:table-cell>
          <table:table-cell table:style-name="ce21" table:formula="of:=IF(EXACT([.J6];&quot;No virtualizado&quot;)      ;&quot;&quot;      ; IF(EXACT([.J6];&quot;Virtualización lógica&quot;)           ;[.I6]           ; IF(EXACT([.J6];&quot;Virtualización física&quot;)               ;ROUNDUP(VLOOKUP([.$F6];[$datos.$R$2:.$S$33];2;0)*[.L6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6])" office:value-type="float" office:value="0">
            <text:p>0</text:p>
          </table:table-cell>
          <table:table-cell table:formula="of:=COUNTIF(['Oracle Weblogic'.$C$6:.$C$50];[.K6])" office:value-type="float" office:value="1">
            <text:p>1</text:p>
          </table:table-cell>
          <table:table-cell table:style-name="ce33" table:formula="of:=IF([.S6]=0;IF([.T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7];[$datos.$R$2:.$S$33];2;0)*[.G7]*[.H7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ic02</text:p>
          </table:table-cell>
          <table:table-cell table:style-name="ce9" office:value-type="float" office:value="4">
            <text:p>4</text:p>
          </table:table-cell>
          <table:table-cell table:style-name="ce21" table:formula="of:=IF(EXACT([.J7];&quot;No virtualizado&quot;)      ;&quot;&quot;      ; IF(EXACT([.J7];&quot;Virtualización lógica&quot;)           ;[.I7]           ; IF(EXACT([.J7];&quot;Virtualización física&quot;)               ;ROUNDUP(VLOOKUP([.$F7];[$datos.$R$2:.$S$33];2;0)*[.L7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7])" office:value-type="float" office:value="0">
            <text:p>0</text:p>
          </table:table-cell>
          <table:table-cell table:formula="of:=COUNTIF(['Oracle Weblogic'.$C$6:.$C$50];[.K7])" office:value-type="float" office:value="1">
            <text:p>1</text:p>
          </table:table-cell>
          <table:table-cell table:style-name="ce33" table:formula="of:=IF([.S7]=0;IF([.T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8];[$datos.$R$2:.$S$33];2;0)*[.G8]*[.H8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ic03</text:p>
          </table:table-cell>
          <table:table-cell table:style-name="ce9" office:value-type="float" office:value="4">
            <text:p>4</text:p>
          </table:table-cell>
          <table:table-cell table:style-name="ce21" table:formula="of:=IF(EXACT([.J8];&quot;No virtualizado&quot;)      ;&quot;&quot;      ; IF(EXACT([.J8];&quot;Virtualización lógica&quot;)           ;[.I8]           ; IF(EXACT([.J8];&quot;Virtualización física&quot;)               ;ROUNDUP(VLOOKUP([.$F8];[$datos.$R$2:.$S$33];2;0)*[.L8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8])" office:value-type="float" office:value="0">
            <text:p>0</text:p>
          </table:table-cell>
          <table:table-cell table:formula="of:=COUNTIF(['Oracle Weblogic'.$C$6:.$C$50];[.K8])" office:value-type="float" office:value="1">
            <text:p>1</text:p>
          </table:table-cell>
          <table:table-cell table:style-name="ce33" table:formula="of:=IF([.S8]=0;IF([.T8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9];[$datos.$R$2:.$S$33];2;0)*[.G9]*[.H9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ic04</text:p>
          </table:table-cell>
          <table:table-cell table:style-name="ce9" office:value-type="float" office:value="4">
            <text:p>4</text:p>
          </table:table-cell>
          <table:table-cell table:style-name="ce21" table:formula="of:=IF(EXACT([.J9];&quot;No virtualizado&quot;)      ;&quot;&quot;      ; IF(EXACT([.J9];&quot;Virtualización lógica&quot;)           ;[.I9]           ; IF(EXACT([.J9];&quot;Virtualización física&quot;)               ;ROUNDUP(VLOOKUP([.$F9];[$datos.$R$2:.$S$33];2;0)*[.L9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9])" office:value-type="float" office:value="0">
            <text:p>0</text:p>
          </table:table-cell>
          <table:table-cell table:formula="of:=COUNTIF(['Oracle Weblogic'.$C$6:.$C$50];[.K9])" office:value-type="float" office:value="1">
            <text:p>1</text:p>
          </table:table-cell>
          <table:table-cell table:style-name="ce33" table:formula="of:=IF([.S9]=0;IF([.T9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0];[$datos.$R$2:.$S$33];2;0)*[.G10]*[.H10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p01</text:p>
          </table:table-cell>
          <table:table-cell table:style-name="ce9" office:value-type="float" office:value="4">
            <text:p>4</text:p>
          </table:table-cell>
          <table:table-cell table:style-name="ce21" table:formula="of:=IF(EXACT([.J10];&quot;No virtualizado&quot;)      ;&quot;&quot;      ; IF(EXACT([.J10];&quot;Virtualización lógica&quot;)           ;[.I10]           ; IF(EXACT([.J10];&quot;Virtualización física&quot;)               ;ROUNDUP(VLOOKUP([.$F10];[$datos.$R$2:.$S$33];2;0)*[.L10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0])" office:value-type="float" office:value="0">
            <text:p>0</text:p>
          </table:table-cell>
          <table:table-cell table:formula="of:=COUNTIF(['Oracle Weblogic'.$C$6:.$C$50];[.K10])" office:value-type="float" office:value="1">
            <text:p>1</text:p>
          </table:table-cell>
          <table:table-cell table:style-name="ce33" table:formula="of:=IF([.S10]=0;IF([.T1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6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1];[$datos.$R$2:.$S$33];2;0)*[.G11]*[.H11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p02</text:p>
          </table:table-cell>
          <table:table-cell table:style-name="ce9" office:value-type="float" office:value="4">
            <text:p>4</text:p>
          </table:table-cell>
          <table:table-cell table:style-name="ce21" table:formula="of:=IF(EXACT([.J11];&quot;No virtualizado&quot;)      ;&quot;&quot;      ; IF(EXACT([.J11];&quot;Virtualización lógica&quot;)           ;[.I11]           ; IF(EXACT([.J11];&quot;Virtualización física&quot;)               ;ROUNDUP(VLOOKUP([.$F11];[$datos.$R$2:.$S$33];2;0)*[.L11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1])" office:value-type="float" office:value="0">
            <text:p>0</text:p>
          </table:table-cell>
          <table:table-cell table:formula="of:=COUNTIF(['Oracle Weblogic'.$C$6:.$C$50];[.K11])" office:value-type="float" office:value="1">
            <text:p>1</text:p>
          </table:table-cell>
          <table:table-cell table:style-name="ce33" table:formula="of:=IF([.S11]=0;IF([.T1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7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2];[$datos.$R$2:.$S$33];2;0)*[.G12]*[.H12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p03</text:p>
          </table:table-cell>
          <table:table-cell table:style-name="ce9" office:value-type="float" office:value="4">
            <text:p>4</text:p>
          </table:table-cell>
          <table:table-cell table:style-name="ce21" table:formula="of:=IF(EXACT([.J12];&quot;No virtualizado&quot;)      ;&quot;&quot;      ; IF(EXACT([.J12];&quot;Virtualización lógica&quot;)           ;[.I12]           ; IF(EXACT([.J12];&quot;Virtualización física&quot;)               ;ROUNDUP(VLOOKUP([.$F12];[$datos.$R$2:.$S$33];2;0)*[.L12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2])" office:value-type="float" office:value="0">
            <text:p>0</text:p>
          </table:table-cell>
          <table:table-cell table:formula="of:=COUNTIF(['Oracle Weblogic'.$C$6:.$C$50];[.K12])" office:value-type="float" office:value="1">
            <text:p>1</text:p>
          </table:table-cell>
          <table:table-cell table:style-name="ce33" table:formula="of:=IF([.S12]=0;IF([.T1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8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3];[$datos.$R$2:.$S$33];2;0)*[.G13]*[.H13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httpp04</text:p>
          </table:table-cell>
          <table:table-cell table:style-name="ce9" office:value-type="float" office:value="4">
            <text:p>4</text:p>
          </table:table-cell>
          <table:table-cell table:style-name="ce21" table:formula="of:=IF(EXACT([.J13];&quot;No virtualizado&quot;)      ;&quot;&quot;      ; IF(EXACT([.J13];&quot;Virtualización lógica&quot;)           ;[.I13]           ; IF(EXACT([.J13];&quot;Virtualización física&quot;)               ;ROUNDUP(VLOOKUP([.$F13];[$datos.$R$2:.$S$33];2;0)*[.L13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3])" office:value-type="float" office:value="0">
            <text:p>0</text:p>
          </table:table-cell>
          <table:table-cell table:formula="of:=COUNTIF(['Oracle Weblogic'.$C$6:.$C$50];[.K13])" office:value-type="float" office:value="1">
            <text:p>1</text:p>
          </table:table-cell>
          <table:table-cell table:style-name="ce33" table:formula="of:=IF([.S13]=0;IF([.T13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9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4];[$datos.$R$2:.$S$33];2;0)*[.G14]*[.H14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adm</text:p>
          </table:table-cell>
          <table:table-cell table:style-name="ce9" office:value-type="float" office:value="8">
            <text:p>8</text:p>
          </table:table-cell>
          <table:table-cell table:style-name="ce21" table:formula="of:=IF(EXACT([.J14];&quot;No virtualizado&quot;)      ;&quot;&quot;      ; IF(EXACT([.J14];&quot;Virtualización lógica&quot;)           ;[.I14]           ; IF(EXACT([.J14];&quot;Virtualización física&quot;)               ;ROUNDUP(VLOOKUP([.$F14];[$datos.$R$2:.$S$33];2;0)*[.L14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4])" office:value-type="float" office:value="0">
            <text:p>0</text:p>
          </table:table-cell>
          <table:table-cell table:formula="of:=COUNTIF(['Oracle Weblogic'.$C$6:.$C$50];[.K14])" office:value-type="float" office:value="1">
            <text:p>1</text:p>
          </table:table-cell>
          <table:table-cell table:style-name="ce33" table:formula="of:=IF([.S14]=0;IF([.T14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0</text:p>
          </table:table-cell>
          <table:table-cell table:style-name="ce9" office:value-type="string">
            <text:p>bl01esx0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5];[$datos.$R$2:.$S$33];2;0)*[.G15]*[.H15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admin</text:p>
          </table:table-cell>
          <table:table-cell table:style-name="ce9" office:value-type="float" office:value="2">
            <text:p>2</text:p>
          </table:table-cell>
          <table:table-cell table:style-name="ce21" table:formula="of:=IF(EXACT([.J15];&quot;No virtualizado&quot;)      ;&quot;&quot;      ; IF(EXACT([.J15];&quot;Virtualización lógica&quot;)           ;[.I15]           ; IF(EXACT([.J15];&quot;Virtualización física&quot;)               ;ROUNDUP(VLOOKUP([.$F15];[$datos.$R$2:.$S$33];2;0)*[.L15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5])" office:value-type="float" office:value="0">
            <text:p>0</text:p>
          </table:table-cell>
          <table:table-cell table:formula="of:=COUNTIF(['Oracle Weblogic'.$C$6:.$C$50];[.K15])" office:value-type="float" office:value="1">
            <text:p>1</text:p>
          </table:table-cell>
          <table:table-cell table:style-name="ce33" table:formula="of:=IF([.S15]=0;IF([.T15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1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6];[$datos.$R$2:.$S$33];2;0)*[.G16]*[.H16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16];&quot;No virtualizado&quot;)      ;&quot;&quot;      ; IF(EXACT([.J16];&quot;Virtualización lógica&quot;)           ;[.I16]           ; IF(EXACT([.J16];&quot;Virtualización física&quot;)               ;ROUNDUP(VLOOKUP([.$F16];[$datos.$R$2:.$S$33];2;0)*[.L16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6])" office:value-type="float" office:value="0">
            <text:p>0</text:p>
          </table:table-cell>
          <table:table-cell table:formula="of:=COUNTIF(['Oracle Weblogic'.$C$6:.$C$50];[.K16])" office:value-type="float" office:value="1">
            <text:p>1</text:p>
          </table:table-cell>
          <table:table-cell table:style-name="ce33" table:formula="of:=IF([.S16]=0;IF([.T1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2</text:p>
          </table:table-cell>
          <table:table-cell table:style-name="ce9" office:value-type="string">
            <text:p>bl01esx0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7];[$datos.$R$2:.$S$33];2;0)*[.G17]*[.H17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02</text:p>
          </table:table-cell>
          <table:table-cell table:style-name="ce9" office:value-type="float" office:value="8">
            <text:p>8</text:p>
          </table:table-cell>
          <table:table-cell table:style-name="ce21" table:formula="of:=IF(EXACT([.J17];&quot;No virtualizado&quot;)      ;&quot;&quot;      ; IF(EXACT([.J17];&quot;Virtualización lógica&quot;)           ;[.I17]           ; IF(EXACT([.J17];&quot;Virtualización física&quot;)               ;ROUNDUP(VLOOKUP([.$F17];[$datos.$R$2:.$S$33];2;0)*[.L17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7])" office:value-type="float" office:value="0">
            <text:p>0</text:p>
          </table:table-cell>
          <table:table-cell table:formula="of:=COUNTIF(['Oracle Weblogic'.$C$6:.$C$50];[.K17])" office:value-type="float" office:value="1">
            <text:p>1</text:p>
          </table:table-cell>
          <table:table-cell table:style-name="ce33" table:formula="of:=IF([.S17]=0;IF([.T1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3</text:p>
          </table:table-cell>
          <table:table-cell table:style-name="ce9" office:value-type="string">
            <text:p>bl01esx0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8];[$datos.$R$2:.$S$33];2;0)*[.G18]*[.H18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03</text:p>
          </table:table-cell>
          <table:table-cell table:style-name="ce9" office:value-type="float" office:value="2">
            <text:p>2</text:p>
          </table:table-cell>
          <table:table-cell table:style-name="ce21" table:formula="of:=IF(EXACT([.J18];&quot;No virtualizado&quot;)      ;&quot;&quot;      ; IF(EXACT([.J18];&quot;Virtualización lógica&quot;)           ;[.I18]           ; IF(EXACT([.J18];&quot;Virtualización física&quot;)               ;ROUNDUP(VLOOKUP([.$F18];[$datos.$R$2:.$S$33];2;0)*[.L18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8])" office:value-type="float" office:value="0">
            <text:p>0</text:p>
          </table:table-cell>
          <table:table-cell table:formula="of:=COUNTIF(['Oracle Weblogic'.$C$6:.$C$50];[.K18])" office:value-type="float" office:value="1">
            <text:p>1</text:p>
          </table:table-cell>
          <table:table-cell table:style-name="ce33" table:formula="of:=IF([.S18]=0;IF([.T18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4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19];[$datos.$R$2:.$S$33];2;0)*[.G19]*[.H19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04</text:p>
          </table:table-cell>
          <table:table-cell table:style-name="ce9" office:value-type="float" office:value="2">
            <text:p>2</text:p>
          </table:table-cell>
          <table:table-cell table:style-name="ce21" table:formula="of:=IF(EXACT([.J19];&quot;No virtualizado&quot;)      ;&quot;&quot;      ; IF(EXACT([.J19];&quot;Virtualización lógica&quot;)           ;[.I19]           ; IF(EXACT([.J19];&quot;Virtualización física&quot;)               ;ROUNDUP(VLOOKUP([.$F19];[$datos.$R$2:.$S$33];2;0)*[.L19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19])" office:value-type="float" office:value="0">
            <text:p>0</text:p>
          </table:table-cell>
          <table:table-cell table:formula="of:=COUNTIF(['Oracle Weblogic'.$C$6:.$C$50];[.K19])" office:value-type="float" office:value="1">
            <text:p>1</text:p>
          </table:table-cell>
          <table:table-cell table:style-name="ce33" table:formula="of:=IF([.S19]=0;IF([.T19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5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0];[$datos.$R$2:.$S$33];2;0)*[.G20]*[.H20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64b02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0];&quot;No virtualizado&quot;)      ;&quot;&quot;      ; IF(EXACT([.J20];&quot;Virtualización lógica&quot;)           ;[.I20]           ; IF(EXACT([.J20];&quot;Virtualización física&quot;)               ;ROUNDUP(VLOOKUP([.$F20];[$datos.$R$2:.$S$33];2;0)*[.L20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0])" office:value-type="float" office:value="0">
            <text:p>0</text:p>
          </table:table-cell>
          <table:table-cell table:formula="of:=COUNTIF(['Oracle Weblogic'.$C$6:.$C$50];[.K20])" office:value-type="float" office:value="1">
            <text:p>1</text:p>
          </table:table-cell>
          <table:table-cell table:style-name="ce33" table:formula="of:=IF([.S20]=0;IF([.T2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6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1];[$datos.$R$2:.$S$33];2;0)*[.G21]*[.H21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c64b03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1];&quot;No virtualizado&quot;)      ;&quot;&quot;      ; IF(EXACT([.J21];&quot;Virtualización lógica&quot;)           ;[.I21]           ; IF(EXACT([.J21];&quot;Virtualización física&quot;)               ;ROUNDUP(VLOOKUP([.$F21];[$datos.$R$2:.$S$33];2;0)*[.L21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1])" office:value-type="float" office:value="0">
            <text:p>0</text:p>
          </table:table-cell>
          <table:table-cell table:formula="of:=COUNTIF(['Oracle Weblogic'.$C$6:.$C$50];[.K21])" office:value-type="float" office:value="1">
            <text:p>1</text:p>
          </table:table-cell>
          <table:table-cell table:style-name="ce33" table:formula="of:=IF([.S21]=0;IF([.T2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7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2];[$datos.$R$2:.$S$33];2;0)*[.G22]*[.H22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i01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2];&quot;No virtualizado&quot;)      ;&quot;&quot;      ; IF(EXACT([.J22];&quot;Virtualización lógica&quot;)           ;[.I22]           ; IF(EXACT([.J22];&quot;Virtualización física&quot;)               ;ROUNDUP(VLOOKUP([.$F22];[$datos.$R$2:.$S$33];2;0)*[.L22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2])" office:value-type="float" office:value="0">
            <text:p>0</text:p>
          </table:table-cell>
          <table:table-cell table:formula="of:=COUNTIF(['Oracle Weblogic'.$C$6:.$C$50];[.K22])" office:value-type="float" office:value="1">
            <text:p>1</text:p>
          </table:table-cell>
          <table:table-cell table:style-name="ce33" table:formula="of:=IF([.S22]=0;IF([.T2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8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3];[$datos.$R$2:.$S$33];2;0)*[.G23]*[.H23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i02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3];&quot;No virtualizado&quot;)      ;&quot;&quot;      ; IF(EXACT([.J23];&quot;Virtualización lógica&quot;)           ;[.I23]           ; IF(EXACT([.J23];&quot;Virtualización física&quot;)               ;ROUNDUP(VLOOKUP([.$F23];[$datos.$R$2:.$S$33];2;0)*[.L23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3])" office:value-type="float" office:value="0">
            <text:p>0</text:p>
          </table:table-cell>
          <table:table-cell table:formula="of:=COUNTIF(['Oracle Weblogic'.$C$6:.$C$50];[.K23])" office:value-type="float" office:value="1">
            <text:p>1</text:p>
          </table:table-cell>
          <table:table-cell table:style-name="ce33" table:formula="of:=IF([.S23]=0;IF([.T23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19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4];[$datos.$R$2:.$S$33];2;0)*[.G24]*[.H24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i03</text:p>
          </table:table-cell>
          <table:table-cell table:style-name="ce9" office:value-type="float" office:value="2">
            <text:p>2</text:p>
          </table:table-cell>
          <table:table-cell table:style-name="ce21" table:formula="of:=IF(EXACT([.J24];&quot;No virtualizado&quot;)      ;&quot;&quot;      ; IF(EXACT([.J24];&quot;Virtualización lógica&quot;)           ;[.I24]           ; IF(EXACT([.J24];&quot;Virtualización física&quot;)               ;ROUNDUP(VLOOKUP([.$F24];[$datos.$R$2:.$S$33];2;0)*[.L24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4])" office:value-type="float" office:value="0">
            <text:p>0</text:p>
          </table:table-cell>
          <table:table-cell table:formula="of:=COUNTIF(['Oracle Weblogic'.$C$6:.$C$50];[.K24])" office:value-type="float" office:value="1">
            <text:p>1</text:p>
          </table:table-cell>
          <table:table-cell table:style-name="ce33" table:formula="of:=IF([.S24]=0;IF([.T24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0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5];[$datos.$R$2:.$S$33];2;0)*[.G25]*[.H25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i04</text:p>
          </table:table-cell>
          <table:table-cell table:style-name="ce9" office:value-type="float" office:value="2">
            <text:p>2</text:p>
          </table:table-cell>
          <table:table-cell table:style-name="ce21" table:formula="of:=IF(EXACT([.J25];&quot;No virtualizado&quot;)      ;&quot;&quot;      ; IF(EXACT([.J25];&quot;Virtualización lógica&quot;)           ;[.I25]           ; IF(EXACT([.J25];&quot;Virtualización física&quot;)               ;ROUNDUP(VLOOKUP([.$F25];[$datos.$R$2:.$S$33];2;0)*[.L25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5])" office:value-type="float" office:value="0">
            <text:p>0</text:p>
          </table:table-cell>
          <table:table-cell table:formula="of:=COUNTIF(['Oracle Weblogic'.$C$6:.$C$50];[.K25])" office:value-type="float" office:value="1">
            <text:p>1</text:p>
          </table:table-cell>
          <table:table-cell table:style-name="ce33" table:formula="of:=IF([.S25]=0;IF([.T25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1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6];[$datos.$R$2:.$S$33];2;0)*[.G26]*[.H26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1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6];&quot;No virtualizado&quot;)      ;&quot;&quot;      ; IF(EXACT([.J26];&quot;Virtualización lógica&quot;)           ;[.I26]           ; IF(EXACT([.J26];&quot;Virtualización física&quot;)               ;ROUNDUP(VLOOKUP([.$F26];[$datos.$R$2:.$S$33];2;0)*[.L26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6])" office:value-type="float" office:value="0">
            <text:p>0</text:p>
          </table:table-cell>
          <table:table-cell table:formula="of:=COUNTIF(['Oracle Weblogic'.$C$6:.$C$50];[.K26])" office:value-type="float" office:value="1">
            <text:p>1</text:p>
          </table:table-cell>
          <table:table-cell table:style-name="ce33" table:formula="of:=IF([.S26]=0;IF([.T2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2</text:p>
          </table:table-cell>
          <table:table-cell table:style-name="ce9" office:value-type="string">
            <text:p>bl01esx05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7];[$datos.$R$2:.$S$33];2;0)*[.G27]*[.H27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2</text:p>
          </table:table-cell>
          <table:table-cell table:style-name="ce9" office:value-type="float" office:value="4">
            <text:p>4</text:p>
          </table:table-cell>
          <table:table-cell table:style-name="ce21" table:formula="of:=IF(EXACT([.J27];&quot;No virtualizado&quot;)      ;&quot;&quot;      ; IF(EXACT([.J27];&quot;Virtualización lógica&quot;)           ;[.I27]           ; IF(EXACT([.J27];&quot;Virtualización física&quot;)               ;ROUNDUP(VLOOKUP([.$F27];[$datos.$R$2:.$S$33];2;0)*[.L27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7])" office:value-type="float" office:value="0">
            <text:p>0</text:p>
          </table:table-cell>
          <table:table-cell table:formula="of:=COUNTIF(['Oracle Weblogic'.$C$6:.$C$50];[.K27])" office:value-type="float" office:value="1">
            <text:p>1</text:p>
          </table:table-cell>
          <table:table-cell table:style-name="ce33" table:formula="of:=IF([.S27]=0;IF([.T2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3</text:p>
          </table:table-cell>
          <table:table-cell table:style-name="ce9" office:value-type="string">
            <text:p>bl01esx05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8];[$datos.$R$2:.$S$33];2;0)*[.G28]*[.H28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3</text:p>
          </table:table-cell>
          <table:table-cell table:style-name="ce9" office:value-type="float" office:value="8">
            <text:p>8</text:p>
          </table:table-cell>
          <table:table-cell table:style-name="ce21" table:formula="of:=IF(EXACT([.J28];&quot;No virtualizado&quot;)      ;&quot;&quot;      ; IF(EXACT([.J28];&quot;Virtualización lógica&quot;)           ;[.I28]           ; IF(EXACT([.J28];&quot;Virtualización física&quot;)               ;ROUNDUP(VLOOKUP([.$F28];[$datos.$R$2:.$S$33];2;0)*[.L28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8])" office:value-type="float" office:value="0">
            <text:p>0</text:p>
          </table:table-cell>
          <table:table-cell table:formula="of:=COUNTIF(['Oracle Weblogic'.$C$6:.$C$50];[.K28])" office:value-type="float" office:value="1">
            <text:p>1</text:p>
          </table:table-cell>
          <table:table-cell table:style-name="ce33" table:formula="of:=IF([.S28]=0;IF([.T28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4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29];[$datos.$R$2:.$S$33];2;0)*[.G29]*[.H29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4</text:p>
          </table:table-cell>
          <table:table-cell table:style-name="ce9" office:value-type="float" office:value="8">
            <text:p>8</text:p>
          </table:table-cell>
          <table:table-cell table:style-name="ce21" table:formula="of:=IF(EXACT([.J29];&quot;No virtualizado&quot;)      ;&quot;&quot;      ; IF(EXACT([.J29];&quot;Virtualización lógica&quot;)           ;[.I29]           ; IF(EXACT([.J29];&quot;Virtualización física&quot;)               ;ROUNDUP(VLOOKUP([.$F29];[$datos.$R$2:.$S$33];2;0)*[.L29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29])" office:value-type="float" office:value="0">
            <text:p>0</text:p>
          </table:table-cell>
          <table:table-cell table:formula="of:=COUNTIF(['Oracle Weblogic'.$C$6:.$C$50];[.K29])" office:value-type="float" office:value="1">
            <text:p>1</text:p>
          </table:table-cell>
          <table:table-cell table:style-name="ce33" table:formula="of:=IF([.S29]=0;IF([.T29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5</text:p>
          </table:table-cell>
          <table:table-cell table:style-name="ce9" office:value-type="string">
            <text:p>bl01esx0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30];[$datos.$R$2:.$S$33];2;0)*[.G30]*[.H30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5</text:p>
          </table:table-cell>
          <table:table-cell table:style-name="ce9" office:value-type="float" office:value="4">
            <text:p>4</text:p>
          </table:table-cell>
          <table:table-cell table:style-name="ce21" table:formula="of:=IF(EXACT([.J30];&quot;No virtualizado&quot;)      ;&quot;&quot;      ; IF(EXACT([.J30];&quot;Virtualización lógica&quot;)           ;[.I30]           ; IF(EXACT([.J30];&quot;Virtualización física&quot;)               ;ROUNDUP(VLOOKUP([.$F30];[$datos.$R$2:.$S$33];2;0)*[.L30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30])" office:value-type="float" office:value="0">
            <text:p>0</text:p>
          </table:table-cell>
          <table:table-cell table:formula="of:=COUNTIF(['Oracle Weblogic'.$C$6:.$C$50];[.K30])" office:value-type="float" office:value="1">
            <text:p>1</text:p>
          </table:table-cell>
          <table:table-cell table:style-name="ce33" table:formula="of:=IF([.S30]=0;IF([.T3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6</text:p>
          </table:table-cell>
          <table:table-cell table:style-name="ce9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31];[$datos.$R$2:.$S$33];2;0)*[.G31]*[.H31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6</text:p>
          </table:table-cell>
          <table:table-cell table:style-name="ce9" office:value-type="float" office:value="4">
            <text:p>4</text:p>
          </table:table-cell>
          <table:table-cell table:style-name="ce21" table:formula="of:=IF(EXACT([.J31];&quot;No virtualizado&quot;)      ;&quot;&quot;      ; IF(EXACT([.J31];&quot;Virtualización lógica&quot;)           ;[.I31]           ; IF(EXACT([.J31];&quot;Virtualización física&quot;)               ;ROUNDUP(VLOOKUP([.$F31];[$datos.$R$2:.$S$33];2;0)*[.L31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31])" office:value-type="float" office:value="0">
            <text:p>0</text:p>
          </table:table-cell>
          <table:table-cell table:formula="of:=COUNTIF(['Oracle Weblogic'.$C$6:.$C$50];[.K31])" office:value-type="float" office:value="1">
            <text:p>1</text:p>
          </table:table-cell>
          <table:table-cell table:style-name="ce33" table:formula="of:=IF([.S31]=0;IF([.T3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7</text:p>
          </table:table-cell>
          <table:table-cell table:style-name="ce9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32];[$datos.$R$2:.$S$33];2;0)*[.G32]*[.H32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7</text:p>
          </table:table-cell>
          <table:table-cell table:style-name="ce9" office:value-type="float" office:value="2">
            <text:p>2</text:p>
          </table:table-cell>
          <table:table-cell table:style-name="ce21" table:formula="of:=IF(EXACT([.J32];&quot;No virtualizado&quot;)      ;&quot;&quot;      ; IF(EXACT([.J32];&quot;Virtualización lógica&quot;)           ;[.I32]           ; IF(EXACT([.J32];&quot;Virtualización física&quot;)               ;ROUNDUP(VLOOKUP([.$F32];[$datos.$R$2:.$S$33];2;0)*[.L32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32])" office:value-type="float" office:value="0">
            <text:p>0</text:p>
          </table:table-cell>
          <table:table-cell table:formula="of:=COUNTIF(['Oracle Weblogic'.$C$6:.$C$50];[.K32])" office:value-type="float" office:value="1">
            <text:p>1</text:p>
          </table:table-cell>
          <table:table-cell table:style-name="ce33" table:formula="of:=IF([.S32]=0;IF([.T3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8</text:p>
          </table:table-cell>
          <table:table-cell table:style-name="ce9" office:value-type="string">
            <text:p>bl01esx05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33];[$datos.$R$2:.$S$33];2;0)*[.G33]*[.H33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wlsp08</text:p>
          </table:table-cell>
          <table:table-cell table:style-name="ce9" office:value-type="float" office:value="2">
            <text:p>2</text:p>
          </table:table-cell>
          <table:table-cell table:style-name="ce21" table:formula="of:=IF(EXACT([.J33];&quot;No virtualizado&quot;)      ;&quot;&quot;      ; IF(EXACT([.J33];&quot;Virtualización lógica&quot;)           ;[.I33]           ; IF(EXACT([.J33];&quot;Virtualización física&quot;)               ;ROUNDUP(VLOOKUP([.$F33];[$datos.$R$2:.$S$33];2;0)*[.L33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33])" office:value-type="float" office:value="0">
            <text:p>0</text:p>
          </table:table-cell>
          <table:table-cell table:formula="of:=COUNTIF(['Oracle Weblogic'.$C$6:.$C$50];[.K33])" office:value-type="float" office:value="1">
            <text:p>1</text:p>
          </table:table-cell>
          <table:table-cell table:style-name="ce33" table:formula="of:=IF([.S33]=0;IF([.T33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29</text:p>
          </table:table-cell>
          <table:table-cell table:style-name="ce7" office:value-type="string">
            <text:p>sdnp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4];[$datos.$R$2:.$S$33];2;0)*[.G34]*[.H34])" office:value-type="float" office:value="32">
            <text:p>32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0vp01</text:p>
          </table:table-cell>
          <table:table-cell table:style-name="ce9" office:value-type="float" office:value="10">
            <text:p>10</text:p>
          </table:table-cell>
          <table:table-cell table:style-name="ce21" table:formula="of:=IF(EXACT([.J34];&quot;No virtualizado&quot;)      ;&quot;&quot;      ; IF(EXACT([.J34];&quot;Virtualización lógica&quot;)           ;[.I34]           ; IF(EXACT([.J34];&quot;Virtualización física&quot;)               ;ROUNDUP(VLOOKUP([.$F34];[$datos.$R$2:.$S$33];2;0)*[.L34])               ;&quot;Error&quot;)          )     )" office:value-type="float" office:value="10">
            <text:p>10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0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4])" office:value-type="float" office:value="2">
            <text:p>2</text:p>
          </table:table-cell>
          <table:table-cell table:formula="of:=COUNTIF(['Oracle Weblogic'.$C$6:.$C$50];[.K34])" office:value-type="float" office:value="0">
            <text:p>0</text:p>
          </table:table-cell>
          <table:table-cell table:style-name="ce33" table:formula="of:=IF([.S34]=0;IF([.T34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0</text:p>
          </table:table-cell>
          <table:table-cell table:style-name="ce7" office:value-type="string">
            <text:p>sdnp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5];[$datos.$R$2:.$S$33];2;0)*[.G35]*[.H35])" office:value-type="float" office:value="32">
            <text:p>32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0vp02</text:p>
          </table:table-cell>
          <table:table-cell table:style-name="ce9" office:value-type="float" office:value="10">
            <text:p>10</text:p>
          </table:table-cell>
          <table:table-cell table:style-name="ce21" table:formula="of:=IF(EXACT([.J35];&quot;No virtualizado&quot;)      ;&quot;&quot;      ; IF(EXACT([.J35];&quot;Virtualización lógica&quot;)           ;[.I35]           ; IF(EXACT([.J35];&quot;Virtualización física&quot;)               ;ROUNDUP(VLOOKUP([.$F35];[$datos.$R$2:.$S$33];2;0)*[.L35])               ;&quot;Error&quot;)          )     )" office:value-type="float" office:value="10">
            <text:p>10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0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5])" office:value-type="float" office:value="6">
            <text:p>6</text:p>
          </table:table-cell>
          <table:table-cell table:formula="of:=COUNTIF(['Oracle Weblogic'.$C$6:.$C$50];[.K35])" office:value-type="float" office:value="0">
            <text:p>0</text:p>
          </table:table-cell>
          <table:table-cell table:style-name="ce33" table:formula="of:=IF([.S35]=0;IF([.T35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1</text:p>
          </table:table-cell>
          <table:table-cell table:style-name="ce7" office:value-type="string">
            <text:p>sdnp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6];[$datos.$R$2:.$S$33];2;0)*[.G36]*[.H36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0vp03</text:p>
          </table:table-cell>
          <table:table-cell table:style-name="ce9" office:value-type="float" office:value="5">
            <text:p>5</text:p>
          </table:table-cell>
          <table:table-cell table:style-name="ce21" table:formula="of:=IF(EXACT([.J36];&quot;No virtualizado&quot;)      ;&quot;&quot;      ; IF(EXACT([.J36];&quot;Virtualización lógica&quot;)           ;[.I36]           ; IF(EXACT([.J36];&quot;Virtualización física&quot;)               ;ROUNDUP(VLOOKUP([.$F36];[$datos.$R$2:.$S$33];2;0)*[.L36])               ;&quot;Error&quot;)          )     )" office:value-type="float" office:value="5">
            <text:p>5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0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6])" office:value-type="float" office:value="5">
            <text:p>5</text:p>
          </table:table-cell>
          <table:table-cell table:formula="of:=COUNTIF(['Oracle Weblogic'.$C$6:.$C$50];[.K36])" office:value-type="float" office:value="0">
            <text:p>0</text:p>
          </table:table-cell>
          <table:table-cell table:style-name="ce33" table:formula="of:=IF([.S36]=0;IF([.T3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2</text:p>
          </table:table-cell>
          <table:table-cell table:style-name="ce7" office:value-type="string">
            <text:p>sdnp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7];[$datos.$R$2:.$S$33];2;0)*[.G37]*[.H37])" office:value-type="float" office:value="32">
            <text:p>32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1vp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37];&quot;No virtualizado&quot;)      ;&quot;&quot;      ; IF(EXACT([.J37];&quot;Virtualización lógica&quot;)           ;[.I37]           ; IF(EXACT([.J37];&quot;Virtualización física&quot;)               ;ROUNDUP(VLOOKUP([.$F37];[$datos.$R$2:.$S$33];2;0)*[.L37])               ;&quot;Error&quot;)          )     )" office:value-type="float" office:value="8">
            <text:p>8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1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7])" office:value-type="float" office:value="4">
            <text:p>4</text:p>
          </table:table-cell>
          <table:table-cell table:formula="of:=COUNTIF(['Oracle Weblogic'.$C$6:.$C$50];[.K37])" office:value-type="float" office:value="0">
            <text:p>0</text:p>
          </table:table-cell>
          <table:table-cell table:style-name="ce33" table:formula="of:=IF([.S37]=0;IF([.T3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3</text:p>
          </table:table-cell>
          <table:table-cell table:style-name="ce7" office:value-type="string">
            <text:p>sdnp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8];[$datos.$R$2:.$S$33];2;0)*[.G38]*[.H38])" office:value-type="float" office:value="32">
            <text:p>32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1vp02</text:p>
          </table:table-cell>
          <table:table-cell table:style-name="ce9" office:value-type="float" office:value="8">
            <text:p>8</text:p>
          </table:table-cell>
          <table:table-cell table:style-name="ce21" table:formula="of:=IF(EXACT([.J38];&quot;No virtualizado&quot;)      ;&quot;&quot;      ; IF(EXACT([.J38];&quot;Virtualización lógica&quot;)           ;[.I38]           ; IF(EXACT([.J38];&quot;Virtualización física&quot;)               ;ROUNDUP(VLOOKUP([.$F38];[$datos.$R$2:.$S$33];2;0)*[.L38])               ;&quot;Error&quot;)          )     )" office:value-type="float" office:value="8">
            <text:p>8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1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8])" office:value-type="float" office:value="4">
            <text:p>4</text:p>
          </table:table-cell>
          <table:table-cell table:formula="of:=COUNTIF(['Oracle Weblogic'.$C$6:.$C$50];[.K38])" office:value-type="float" office:value="0">
            <text:p>0</text:p>
          </table:table-cell>
          <table:table-cell table:style-name="ce33" table:formula="of:=IF([.S38]=0;IF([.T38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4</text:p>
          </table:table-cell>
          <table:table-cell table:style-name="ce7" office:value-type="string">
            <text:p>sdnp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39];[$datos.$R$2:.$S$33];2;0)*[.G39]*[.H39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11vp03</text:p>
          </table:table-cell>
          <table:table-cell table:style-name="ce9" office:value-type="float" office:value="2">
            <text:p>2</text:p>
          </table:table-cell>
          <table:table-cell table:style-name="ce21" table:formula="of:=IF(EXACT([.J39];&quot;No virtualizado&quot;)      ;&quot;&quot;      ; IF(EXACT([.J39];&quot;Virtualización lógica&quot;)           ;[.I39]           ; IF(EXACT([.J39];&quot;Virtualización física&quot;)               ;ROUNDUP(VLOOKUP([.$F39];[$datos.$R$2:.$S$33];2;0)*[.L39])               ;&quot;Error&quot;)          )     )" office:value-type="float" office:value="2">
            <text:p>2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11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39])" office:value-type="float" office:value="2">
            <text:p>2</text:p>
          </table:table-cell>
          <table:table-cell table:formula="of:=COUNTIF(['Oracle Weblogic'.$C$6:.$C$50];[.K39])" office:value-type="float" office:value="0">
            <text:p>0</text:p>
          </table:table-cell>
          <table:table-cell table:style-name="ce33" table:formula="of:=IF([.S39]=0;IF([.T39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5</text:p>
          </table:table-cell>
          <table:table-cell table:style-name="ce7" office:value-type="string">
            <text:p>sdnp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40];[$datos.$R$2:.$S$33];2;0)*[.G40]*[.H40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wlsp01</text:p>
          </table:table-cell>
          <table:table-cell table:style-name="ce9" office:value-type="float" office:value="12">
            <text:p>12</text:p>
          </table:table-cell>
          <table:table-cell table:style-name="ce21" table:formula="of:=IF(EXACT([.J40];&quot;No virtualizado&quot;)      ;&quot;&quot;      ; IF(EXACT([.J40];&quot;Virtualización lógica&quot;)           ;[.I40]           ; IF(EXACT([.J40];&quot;Virtualización física&quot;)               ;ROUNDUP(VLOOKUP([.$F40];[$datos.$R$2:.$S$33];2;0)*[.L40])               ;&quot;Error&quot;)          )     )" office:value-type="float" office:value="12">
            <text:p>12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40])" office:value-type="float" office:value="0">
            <text:p>0</text:p>
          </table:table-cell>
          <table:table-cell table:formula="of:=COUNTIF(['Oracle Weblogic'.$C$6:.$C$50];[.K40])" office:value-type="float" office:value="1">
            <text:p>1</text:p>
          </table:table-cell>
          <table:table-cell table:style-name="ce33" table:formula="of:=IF([.S40]=0;IF([.T4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6</text:p>
          </table:table-cell>
          <table:table-cell table:style-name="ce7" office:value-type="string">
            <text:p>sdnp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41];[$datos.$R$2:.$S$33];2;0)*[.G41]*[.H41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wlsc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41];&quot;No virtualizado&quot;)      ;&quot;&quot;      ; IF(EXACT([.J41];&quot;Virtualización lógica&quot;)           ;[.I41]           ; IF(EXACT([.J41];&quot;Virtualización física&quot;)               ;ROUNDUP(VLOOKUP([.$F41];[$datos.$R$2:.$S$33];2;0)*[.L41])               ;&quot;Error&quot;)          )     )" office:value-type="float" office:value="8">
            <text:p>8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41])" office:value-type="float" office:value="0">
            <text:p>0</text:p>
          </table:table-cell>
          <table:table-cell table:formula="of:=COUNTIF(['Oracle Weblogic'.$C$6:.$C$50];[.K41])" office:value-type="float" office:value="1">
            <text:p>1</text:p>
          </table:table-cell>
          <table:table-cell table:style-name="ce33" table:formula="of:=IF([.S41]=0;IF([.T4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7</text:p>
          </table:table-cell>
          <table:table-cell table:style-name="ce7" office:value-type="string">
            <text:p>sdnp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42];[$datos.$R$2:.$S$33];2;0)*[.G42]*[.H42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wlsi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42];&quot;No virtualizado&quot;)      ;&quot;&quot;      ; IF(EXACT([.J42];&quot;Virtualización lógica&quot;)           ;[.I42]           ; IF(EXACT([.J42];&quot;Virtualización física&quot;)               ;ROUNDUP(VLOOKUP([.$F42];[$datos.$R$2:.$S$33];2;0)*[.L42])               ;&quot;Error&quot;)          )     )" office:value-type="float" office:value="8">
            <text:p>8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42])" office:value-type="float" office:value="0">
            <text:p>0</text:p>
          </table:table-cell>
          <table:table-cell table:formula="of:=COUNTIF(['Oracle Weblogic'.$C$6:.$C$50];[.K42])" office:value-type="float" office:value="1">
            <text:p>1</text:p>
          </table:table-cell>
          <table:table-cell table:style-name="ce33" table:formula="of:=IF([.S42]=0;IF([.T4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8</text:p>
          </table:table-cell>
          <table:table-cell table:style-name="ce7" office:value-type="string">
            <text:p>sdnp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43];[$datos.$R$2:.$S$33];2;0)*[.G43]*[.H43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lab</text:p>
          </table:table-cell>
          <table:table-cell table:style-name="ce9" office:value-type="float" office:value="2">
            <text:p>2</text:p>
          </table:table-cell>
          <table:table-cell table:style-name="ce21" table:formula="of:=IF(EXACT([.J43];&quot;No virtualizado&quot;)      ;&quot;&quot;      ; IF(EXACT([.J43];&quot;Virtualización lógica&quot;)           ;[.I43]           ; IF(EXACT([.J43];&quot;Virtualización física&quot;)               ;ROUNDUP(VLOOKUP([.$F43];[$datos.$R$2:.$S$33];2;0)*[.L43])               ;&quot;Error&quot;)          )     )" office:value-type="float" office:value="2">
            <text:p>2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43])" office:value-type="float" office:value="0">
            <text:p>0</text:p>
          </table:table-cell>
          <table:table-cell table:formula="of:=COUNTIF(['Oracle Weblogic'.$C$6:.$C$50];[.K43])" office:value-type="float" office:value="0">
            <text:p>0</text:p>
          </table:table-cell>
          <table:table-cell table:style-name="ce33" table:formula="of:=IF([.S43]=0;IF([.T43]=0;&quot;ERROR&quot;;&quot;OK&quot;);&quot;OK&quot;)" office:value-type="string" office:string-value="ERROR">
            <text:p>ERROR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39</text:p>
          </table:table-cell>
          <table:table-cell table:style-name="ce7" office:value-type="string">
            <text:p>sdnp2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44];[$datos.$R$2:.$S$33];2;0)*[.G44]*[.H44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lab2</text:p>
          </table:table-cell>
          <table:table-cell table:style-name="ce9" office:value-type="float" office:value="2">
            <text:p>2</text:p>
          </table:table-cell>
          <table:table-cell table:style-name="ce21" table:formula="of:=IF(EXACT([.J44];&quot;No virtualizado&quot;)      ;&quot;&quot;      ; IF(EXACT([.J44];&quot;Virtualización lógica&quot;)           ;[.I44]           ; IF(EXACT([.J44];&quot;Virtualización física&quot;)               ;ROUNDUP(VLOOKUP([.$F44];[$datos.$R$2:.$S$33];2;0)*[.L44])               ;&quot;Error&quot;)          )     )" office:value-type="float" office:value="2">
            <text:p>2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44])" office:value-type="float" office:value="0">
            <text:p>0</text:p>
          </table:table-cell>
          <table:table-cell table:formula="of:=COUNTIF(['Oracle Weblogic'.$C$6:.$C$50];[.K44])" office:value-type="float" office:value="0">
            <text:p>0</text:p>
          </table:table-cell>
          <table:table-cell table:style-name="ce33" table:formula="of:=IF([.S44]=0;IF([.T44]=0;&quot;ERROR&quot;;&quot;OK&quot;);&quot;OK&quot;)" office:value-type="string" office:string-value="ERROR">
            <text:p>ERROR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0</text:p>
          </table:table-cell>
          <table:table-cell table:style-name="ce7" office:value-type="string">
            <text:p>sf25k1c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E25K</text:p>
          </table:table-cell>
          <table:table-cell table:style-name="ce10" table:content-validation-name="val1" office:value-type="string">
            <text:p>Sun UltraSPARC IV, IV+, or earlier Multicore chip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45];[$datos.$R$2:.$S$33];2;0)*[.G45]*[.H45])" office:value-type="float" office:value="18">
            <text:p>18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45];&quot;No virtualizado&quot;)      ;&quot;&quot;      ; IF(EXACT([.J45];&quot;Virtualización lógica&quot;)           ;[.I45]           ; IF(EXACT([.J45];&quot;Virtualización física&quot;)               ;ROUNDUP(VLOOKUP([.$F45];[$datos.$R$2:.$S$33];2;0)*[.L45])               ;&quot;Error&quot;)          )     )">
            <text:p/>
          </table:table-cell>
          <table:table-cell table:style-name="ce25"/>
          <table:table-cell table:style-name="ce27" table:content-validation-name="val6" office:value-type="string">
            <text:p>Oracle Solaris on SPARC (64-bit)(10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-</text:p>
          </table:table-cell>
          <table:table-cell table:style-name="ce30" office:value-type="string">
            <text:p>Sun Cluster (1 sólo nodo, en proceso de desmantelamiento)</text:p>
          </table:table-cell>
          <table:table-cell table:formula="of:=COUNTIF(['Oracle Database'.$D$6:.$D$31];[.C45])" office:value-type="float" office:value="0">
            <text:p>0</text:p>
          </table:table-cell>
          <table:table-cell table:formula="of:=COUNTIF(['Oracle Weblogic'.$C$6:.$C$50];[.C45])" office:value-type="float" office:value="0">
            <text:p>0</text:p>
          </table:table-cell>
          <table:table-cell table:style-name="ce33" table:formula="of:=IF([.S45]=0;IF([.T45]=0;&quot;ERROR&quot;;&quot;OK&quot;);&quot;OK&quot;)" office:value-type="string" office:string-value="ERROR">
            <text:p>ERROR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1</text:p>
          </table:table-cell>
          <table:table-cell table:style-name="ce7" office:value-type="string">
            <text:p>gen.bd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X4200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46];[$datos.$R$2:.$S$33];2;0)*[.G46]*[.H46])" office:value-type="float" office:value="2">
            <text:p>2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46];&quot;No virtualizado&quot;)      ;&quot;&quot;      ; IF(EXACT([.J46];&quot;Virtualización lógica&quot;)           ;[.I46]           ; IF(EXACT([.J46];&quot;Virtualización física&quot;)               ;ROUNDUP(VLOOKUP([.$F46];[$datos.$R$2:.$S$33];2;0)*[.L46])               ;&quot;Error&quot;)          )     )">
            <text:p/>
          </table:table-cell>
          <table:table-cell table:style-name="ce25"/>
          <table:table-cell table:style-name="ce27" table:content-validation-name="val6" office:value-type="string">
            <text:p>Oracle Solaris on x86 (32-bit)(10)</text:p>
          </table:table-cell>
          <table:table-cell table:style-name="ce9" table:content-validation-name="val8" office:value-type="string">
            <text:p>Standalone</text:p>
          </table:table-cell>
          <table:table-cell table:style-name="ce9" office:value-type="string">
            <text:p>-</text:p>
          </table:table-cell>
          <table:table-cell table:style-name="ce30"/>
          <table:table-cell table:formula="of:=COUNTIF(['Oracle Database'.$D$6:.$D$31];[.C46])" office:value-type="float" office:value="2">
            <text:p>2</text:p>
          </table:table-cell>
          <table:table-cell table:formula="of:=COUNTIF(['Oracle Weblogic'.$C$6:.$C$50];[.C46])" office:value-type="float" office:value="0">
            <text:p>0</text:p>
          </table:table-cell>
          <table:table-cell table:style-name="ce33" table:formula="of:=IF([.S46]=0;IF([.T4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2</text:p>
          </table:table-cell>
          <table:table-cell table:style-name="ce7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47];[$datos.$R$2:.$S$33];2;0)*[.G47]*[.H47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ceroas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47];&quot;No virtualizado&quot;)      ;&quot;&quot;      ; IF(EXACT([.J47];&quot;Virtualización lógica&quot;)           ;[.I47]           ; IF(EXACT([.J47];&quot;Virtualización física&quot;)               ;ROUNDUP(VLOOKUP([.$F47];[$datos.$R$2:.$S$33];2;0)*[.L47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47])" office:value-type="float" office:value="0">
            <text:p>0</text:p>
          </table:table-cell>
          <table:table-cell table:formula="of:=COUNTIF(['Oracle Weblogic'.$C$6:.$C$50];[.K47])" office:value-type="float" office:value="1">
            <text:p>1</text:p>
          </table:table-cell>
          <table:table-cell table:style-name="ce33" table:formula="of:=IF([.S47]=0;IF([.T4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3</text:p>
          </table:table-cell>
          <table:table-cell table:style-name="ce7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48];[$datos.$R$2:.$S$33];2;0)*[.G48]*[.H48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ceroas02</text:p>
          </table:table-cell>
          <table:table-cell table:style-name="ce9" office:value-type="float" office:value="8">
            <text:p>8</text:p>
          </table:table-cell>
          <table:table-cell table:style-name="ce21" table:formula="of:=IF(EXACT([.J48];&quot;No virtualizado&quot;)      ;&quot;&quot;      ; IF(EXACT([.J48];&quot;Virtualización lógica&quot;)           ;[.I48]           ; IF(EXACT([.J48];&quot;Virtualización física&quot;)               ;ROUNDUP(VLOOKUP([.$F48];[$datos.$R$2:.$S$33];2;0)*[.L48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48])" office:value-type="float" office:value="0">
            <text:p>0</text:p>
          </table:table-cell>
          <table:table-cell table:formula="of:=COUNTIF(['Oracle Weblogic'.$C$6:.$C$50];[.K48])" office:value-type="float" office:value="1">
            <text:p>1</text:p>
          </table:table-cell>
          <table:table-cell table:style-name="ce33" table:formula="of:=IF([.S48]=0;IF([.T48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4</text:p>
          </table:table-cell>
          <table:table-cell table:style-name="ce7" office:value-type="string">
            <text:p>bl01esx0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49];[$datos.$R$2:.$S$33];2;0)*[.G49]*[.H49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infra</text:p>
          </table:table-cell>
          <table:table-cell table:style-name="ce9" office:value-type="float" office:value="8">
            <text:p>8</text:p>
          </table:table-cell>
          <table:table-cell table:style-name="ce21" table:formula="of:=IF(EXACT([.J49];&quot;No virtualizado&quot;)      ;&quot;&quot;      ; IF(EXACT([.J49];&quot;Virtualización lógica&quot;)           ;[.I49]           ; IF(EXACT([.J49];&quot;Virtualización física&quot;)               ;ROUNDUP(VLOOKUP([.$F49];[$datos.$R$2:.$S$33];2;0)*[.L55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49])" office:value-type="float" office:value="0">
            <text:p>0</text:p>
          </table:table-cell>
          <table:table-cell table:formula="of:=COUNTIF(['Oracle Weblogic'.$C$6:.$C$50];[.K49])" office:value-type="float" office:value="0">
            <text:p>0</text:p>
          </table:table-cell>
          <table:table-cell table:style-name="ce33" table:formula="of:=IF([.S49]=0;IF([.T49]=0;&quot;ERROR&quot;;&quot;OK&quot;);&quot;OK&quot;)" office:value-type="string" office:string-value="ERROR">
            <text:p>ERROR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5</text:p>
          </table:table-cell>
          <table:table-cell table:style-name="ce7" office:value-type="string">
            <text:p>bl01esx05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50];[$datos.$R$2:.$S$33];2;0)*[.G50]*[.H50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intoas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50];&quot;No virtualizado&quot;)      ;&quot;&quot;      ; IF(EXACT([.J50];&quot;Virtualización lógica&quot;)           ;[.I50]           ; IF(EXACT([.J50];&quot;Virtualización física&quot;)               ;ROUNDUP(VLOOKUP([.$F50];[$datos.$R$2:.$S$33];2;0)*[.L50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50])" office:value-type="float" office:value="0">
            <text:p>0</text:p>
          </table:table-cell>
          <table:table-cell table:formula="of:=COUNTIF(['Oracle Weblogic'.$C$6:.$C$50];[.K50])" office:value-type="float" office:value="1">
            <text:p>1</text:p>
          </table:table-cell>
          <table:table-cell table:style-name="ce33" table:formula="of:=IF([.S50]=0;IF([.T5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6</text:p>
          </table:table-cell>
          <table:table-cell table:style-name="ce7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51];[$datos.$R$2:.$S$33];2;0)*[.G51]*[.H51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oas01</text:p>
          </table:table-cell>
          <table:table-cell table:style-name="ce9" office:value-type="float" office:value="8">
            <text:p>8</text:p>
          </table:table-cell>
          <table:table-cell table:style-name="ce21" table:formula="of:=IF(EXACT([.J51];&quot;No virtualizado&quot;)      ;&quot;&quot;      ; IF(EXACT([.J51];&quot;Virtualización lógica&quot;)           ;[.I51]           ; IF(EXACT([.J51];&quot;Virtualización física&quot;)               ;ROUNDUP(VLOOKUP([.$F51];[$datos.$R$2:.$S$33];2;0)*[.L51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51])" office:value-type="float" office:value="0">
            <text:p>0</text:p>
          </table:table-cell>
          <table:table-cell table:formula="of:=COUNTIF(['Oracle Weblogic'.$C$6:.$C$50];[.K51])" office:value-type="float" office:value="1">
            <text:p>1</text:p>
          </table:table-cell>
          <table:table-cell table:style-name="ce33" table:formula="of:=IF([.S51]=0;IF([.T5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7</text:p>
          </table:table-cell>
          <table:table-cell table:style-name="ce7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52];[$datos.$R$2:.$S$33];2;0)*[.G52]*[.H52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oas02</text:p>
          </table:table-cell>
          <table:table-cell table:style-name="ce9" office:value-type="float" office:value="8">
            <text:p>8</text:p>
          </table:table-cell>
          <table:table-cell table:style-name="ce21" table:formula="of:=IF(EXACT([.J52];&quot;No virtualizado&quot;)      ;&quot;&quot;      ; IF(EXACT([.J52];&quot;Virtualización lógica&quot;)           ;[.I52]           ; IF(EXACT([.J52];&quot;Virtualización física&quot;)               ;ROUNDUP(VLOOKUP([.$F52];[$datos.$R$2:.$S$33];2;0)*[.L52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52])" office:value-type="float" office:value="0">
            <text:p>0</text:p>
          </table:table-cell>
          <table:table-cell table:formula="of:=COUNTIF(['Oracle Weblogic'.$C$6:.$C$50];[.K52])" office:value-type="float" office:value="1">
            <text:p>1</text:p>
          </table:table-cell>
          <table:table-cell table:style-name="ce33" table:formula="of:=IF([.S52]=0;IF([.T5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8</text:p>
          </table:table-cell>
          <table:table-cell table:style-name="ce7" office:value-type="string">
            <text:p>bl01esx03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53];[$datos.$R$2:.$S$33];2;0)*[.G53]*[.H53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seges</text:p>
          </table:table-cell>
          <table:table-cell table:style-name="ce9" office:value-type="float" office:value="4">
            <text:p>4</text:p>
          </table:table-cell>
          <table:table-cell table:style-name="ce21" table:formula="of:=IF(EXACT([.J53];&quot;No virtualizado&quot;)      ;&quot;&quot;      ; IF(EXACT([.J53];&quot;Virtualización lógica&quot;)           ;[.I53]           ; IF(EXACT([.J53];&quot;Virtualización física&quot;)               ;ROUNDUP(VLOOKUP([.$F53];[$datos.$R$2:.$S$33];2;0)*[.L53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53])" office:value-type="float" office:value="0">
            <text:p>0</text:p>
          </table:table-cell>
          <table:table-cell table:formula="of:=COUNTIF(['Oracle Weblogic'.$C$6:.$C$50];[.K53])" office:value-type="float" office:value="1">
            <text:p>1</text:p>
          </table:table-cell>
          <table:table-cell table:style-name="ce33" table:formula="of:=IF([.S53]=0;IF([.T53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49</text:p>
          </table:table-cell>
          <table:table-cell table:style-name="ce7" office:value-type="string">
            <text:p>sf25k1a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E25K</text:p>
          </table:table-cell>
          <table:table-cell table:style-name="ce10" table:content-validation-name="val1" office:value-type="string">
            <text:p>Sun UltraSPARC IV, IV+, or earlier Multicore chip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54];[$datos.$R$2:.$S$33];2;0)*[.G54]*[.H54])" office:value-type="float" office:value="18">
            <text:p>18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zoasp</text:p>
          </table:table-cell>
          <table:table-cell table:style-name="ce9"/>
          <table:table-cell table:style-name="ce21" table:formula="of:=IF(EXACT([.J54];&quot;No virtualizado&quot;)      ;&quot;&quot;      ; IF(EXACT([.J54];&quot;Virtualización lógica&quot;)           ;[.I54]           ; IF(EXACT([.J54];&quot;Virtualización física&quot;)               ;ROUNDUP(VLOOKUP([.$F54];[$datos.$R$2:.$S$33];2;0)*[.L54])               ;&quot;Error&quot;)          )     )" office:value-type="float" office:value="18">
            <text:p>18</text:p>
          </table:table-cell>
          <table:table-cell table:style-name="ce25"/>
          <table:table-cell table:style-name="ce27" table:content-validation-name="val6" office:value-type="string">
            <text:p>Oracle Solaris on SPARC (64-bit)(10)</text:p>
          </table:table-cell>
          <table:table-cell table:style-name="ce9" table:content-validation-name="val9" office:value-type="string">
            <text:p>Standalone</text:p>
          </table:table-cell>
          <table:table-cell table:style-name="ce9" office:value-type="string">
            <text:p>-</text:p>
          </table:table-cell>
          <table:table-cell table:style-name="ce30"/>
          <table:table-cell table:formula="of:=COUNTIF(['Oracle Database'.$D$6:.$D$31];[.K54])" office:value-type="float" office:value="0">
            <text:p>0</text:p>
          </table:table-cell>
          <table:table-cell table:formula="of:=COUNTIF(['Oracle Weblogic'.$C$6:.$C$50];[.K54])" office:value-type="float" office:value="1">
            <text:p>1</text:p>
          </table:table-cell>
          <table:table-cell table:style-name="ce33" table:formula="of:=IF([.S54]=0;IF([.T54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0</text:p>
          </table:table-cell>
          <table:table-cell table:style-name="ce7" office:value-type="string">
            <text:p>sf25k1a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E25K</text:p>
          </table:table-cell>
          <table:table-cell table:style-name="ce10" table:content-validation-name="val1" office:value-type="string">
            <text:p>Sun UltraSPARC IV, IV+, or earlier Multicore chip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55];[$datos.$R$2:.$S$33];2;0)*[.G55]*[.H55])" office:value-type="float" office:value="18">
            <text:p>18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zoasg</text:p>
          </table:table-cell>
          <table:table-cell table:style-name="ce9"/>
          <table:table-cell table:style-name="ce21" table:formula="of:=IF(EXACT([.J55];&quot;No virtualizado&quot;)      ;&quot;&quot;      ; IF(EXACT([.J55];&quot;Virtualización lógica&quot;)           ;[.I55]           ; IF(EXACT([.J55];&quot;Virtualización física&quot;)               ;ROUNDUP(VLOOKUP([.$F55];[$datos.$R$2:.$S$33];2;0)*[.L55])               ;&quot;Error&quot;)          )     )" office:value-type="float" office:value="18">
            <text:p>18</text:p>
          </table:table-cell>
          <table:table-cell table:style-name="ce25"/>
          <table:table-cell table:style-name="ce27" table:content-validation-name="val6" office:value-type="string">
            <text:p>Oracle Solaris on SPARC (64-bit)(10)</text:p>
          </table:table-cell>
          <table:table-cell table:style-name="ce9" table:content-validation-name="val9" office:value-type="string">
            <text:p>Standalone</text:p>
          </table:table-cell>
          <table:table-cell table:style-name="ce9" office:value-type="string">
            <text:p>-</text:p>
          </table:table-cell>
          <table:table-cell table:style-name="ce30"/>
          <table:table-cell table:formula="of:=COUNTIF(['Oracle Database'.$D$6:.$D$31];[.K55])" office:value-type="float" office:value="0">
            <text:p>0</text:p>
          </table:table-cell>
          <table:table-cell table:formula="of:=COUNTIF(['Oracle Weblogic'.$C$6:.$C$50];[.K55])" office:value-type="float" office:value="1">
            <text:p>1</text:p>
          </table:table-cell>
          <table:table-cell table:style-name="ce33" table:formula="of:=IF([.S55]=0;IF([.T55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1</text:p>
          </table:table-cell>
          <table:table-cell table:style-name="ce7" office:value-type="string">
            <text:p>sf25k1a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E25K</text:p>
          </table:table-cell>
          <table:table-cell table:style-name="ce10" table:content-validation-name="val1" office:value-type="string">
            <text:p>Sun UltraSPARC IV, IV+, or earlier Multicore chip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56];[$datos.$R$2:.$S$33];2;0)*[.G56]*[.H56])" office:value-type="float" office:value="18">
            <text:p>18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zcertif</text:p>
          </table:table-cell>
          <table:table-cell table:style-name="ce9"/>
          <table:table-cell table:style-name="ce21" table:formula="of:=IF(EXACT([.J56];&quot;No virtualizado&quot;)      ;&quot;&quot;      ; IF(EXACT([.J56];&quot;Virtualización lógica&quot;)           ;[.I56]           ; IF(EXACT([.J56];&quot;Virtualización física&quot;)               ;ROUNDUP(VLOOKUP([.$F56];[$datos.$R$2:.$S$33];2;0)*[.L56])               ;&quot;Error&quot;)          )     )" office:value-type="float" office:value="18">
            <text:p>18</text:p>
          </table:table-cell>
          <table:table-cell table:style-name="ce25"/>
          <table:table-cell table:style-name="ce27" table:content-validation-name="val6" office:value-type="string">
            <text:p>Oracle Solaris on SPARC (64-bit)(10)</text:p>
          </table:table-cell>
          <table:table-cell table:style-name="ce9" table:content-validation-name="val9" office:value-type="string">
            <text:p>Standalone</text:p>
          </table:table-cell>
          <table:table-cell table:style-name="ce9" office:value-type="string">
            <text:p>-</text:p>
          </table:table-cell>
          <table:table-cell table:style-name="ce30"/>
          <table:table-cell table:formula="of:=COUNTIF(['Oracle Database'.$D$6:.$D$31];[.K56])" office:value-type="float" office:value="0">
            <text:p>0</text:p>
          </table:table-cell>
          <table:table-cell table:formula="of:=COUNTIF(['Oracle Weblogic'.$C$6:.$C$50];[.K56])" office:value-type="float" office:value="1">
            <text:p>1</text:p>
          </table:table-cell>
          <table:table-cell table:style-name="ce33" table:formula="of:=IF([.S56]=0;IF([.T56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2</text:p>
          </table:table-cell>
          <table:table-cell table:style-name="ce7" office:value-type="string">
            <text:p>sf25k1a</text:p>
          </table:table-cell>
          <table:table-cell table:style-name="ce7" office:value-type="string">
            <text:p>Oracle/Sun</text:p>
          </table:table-cell>
          <table:table-cell table:style-name="ce9" office:value-type="string">
            <text:p>Fire E25K</text:p>
          </table:table-cell>
          <table:table-cell table:style-name="ce10" table:content-validation-name="val1" office:value-type="string">
            <text:p>Sun UltraSPARC IV, IV+, or earlier Multicore chips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style-name="ce13" table:formula="of:=ROUNDUP(VLOOKUP([.$F57];[$datos.$R$2:.$S$33];2;0)*[.G57]*[.H57])" office:value-type="float" office:value="18">
            <text:p>18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zdesa</text:p>
          </table:table-cell>
          <table:table-cell table:style-name="ce9"/>
          <table:table-cell table:style-name="ce21" table:formula="of:=IF(EXACT([.J57];&quot;No virtualizado&quot;)      ;&quot;&quot;      ; IF(EXACT([.J57];&quot;Virtualización lógica&quot;)           ;[.I57]           ; IF(EXACT([.J57];&quot;Virtualización física&quot;)               ;ROUNDUP(VLOOKUP([.$F57];[$datos.$R$2:.$S$33];2;0)*[.L57])               ;&quot;Error&quot;)          )     )" office:value-type="float" office:value="18">
            <text:p>18</text:p>
          </table:table-cell>
          <table:table-cell table:style-name="ce25"/>
          <table:table-cell table:style-name="ce27" table:content-validation-name="val6" office:value-type="string">
            <text:p>Oracle Solaris on SPARC (64-bit)(10)</text:p>
          </table:table-cell>
          <table:table-cell table:style-name="ce9" table:content-validation-name="val9" office:value-type="string">
            <text:p>Standalone</text:p>
          </table:table-cell>
          <table:table-cell table:style-name="ce9" office:value-type="string">
            <text:p>-</text:p>
          </table:table-cell>
          <table:table-cell table:style-name="ce30"/>
          <table:table-cell table:formula="of:=COUNTIF(['Oracle Database'.$D$6:.$D$31];[.K57])" office:value-type="float" office:value="0">
            <text:p>0</text:p>
          </table:table-cell>
          <table:table-cell table:formula="of:=COUNTIF(['Oracle Weblogic'.$C$6:.$C$50];[.K57])" office:value-type="float" office:value="1">
            <text:p>1</text:p>
          </table:table-cell>
          <table:table-cell table:style-name="ce33" table:formula="of:=IF([.S57]=0;IF([.T57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3</text:p>
          </table:table-cell>
          <table:table-cell table:style-name="ce7" office:value-type="string">
            <text:p>bl01esx04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Proliant BL465c</text:p>
          </table:table-cell>
          <table:table-cell table:style-name="ce10" table:content-validation-name="val1" office:value-type="string">
            <text:p>AMD Opteron Models 13XX, 23XX, 24XX, 32XX, 41XX, 42XX, 61XX, 62XX, 83XX, 84XX or earlier Multicore chip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6">
            <text:p>16</text:p>
          </table:table-cell>
          <table:table-cell table:style-name="ce13" table:formula="of:=ROUNDUP(VLOOKUP([.$F58];[$datos.$R$2:.$S$33];2;0)*[.G58]*[.H58])" office:value-type="float" office:value="16">
            <text:p>16</text:p>
          </table:table-cell>
          <table:table-cell table:style-name="ce15" table:content-validation-name="val2" office:value-type="string">
            <text:p>Virtualización lógica</text:p>
          </table:table-cell>
          <table:table-cell table:style-name="ce17" office:value-type="string">
            <text:p>vmcloud</text:p>
          </table:table-cell>
          <table:table-cell table:style-name="ce9" office:value-type="float" office:value="8">
            <text:p>8</text:p>
          </table:table-cell>
          <table:table-cell table:style-name="ce21" table:formula="of:=IF(EXACT([.J58];&quot;No virtualizado&quot;)      ;&quot;&quot;      ; IF(EXACT([.J58];&quot;Virtualización lógica&quot;)           ;[.I58]           ; IF(EXACT([.J58];&quot;Virtualización física&quot;)               ;ROUNDUP(VLOOKUP([.$F58];[$datos.$R$2:.$S$33];2;0)*[.L58])               ;&quot;Error&quot;)          )     )" office:value-type="float" office:value="16">
            <text:p>16</text:p>
          </table:table-cell>
          <table:table-cell table:style-name="ce25"/>
          <table:table-cell table:style-name="ce27" table:content-validation-name="val6"/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APDER01</text:p>
          </table:table-cell>
          <table:table-cell table:style-name="ce30" office:value-type="string">
            <text:p>Cluster VMWare Vsphere 5.5 HA</text:p>
          </table:table-cell>
          <table:table-cell table:formula="of:=COUNTIF(['Oracle Database'.$D$6:.$D$31];[.K58])" office:value-type="float" office:value="0">
            <text:p>0</text:p>
          </table:table-cell>
          <table:table-cell table:formula="of:=COUNTIF(['Oracle Weblogic'.$C$6:.$C$50];[.K58])" office:value-type="float" office:value="0">
            <text:p>0</text:p>
          </table:table-cell>
          <table:table-cell table:style-name="ce33" table:formula="of:=IF([.S58]=0;IF([.T58]=0;&quot;ERROR&quot;;&quot;OK&quot;);&quot;OK&quot;)" office:value-type="string" office:string-value="ERROR">
            <text:p>ERROR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4</text:p>
          </table:table-cell>
          <table:table-cell table:style-name="ce7" office:value-type="string">
            <text:p>sdnp1</text:p>
          </table:table-cell>
          <table:table-cell table:style-name="ce7" office:value-type="string">
            <text:p>HP</text:p>
          </table:table-cell>
          <table:table-cell table:style-name="ce9" office:value-type="string">
            <text:p>Superdome 2</text:p>
          </table:table-cell>
          <table:table-cell table:style-name="ce10" table:content-validation-name="val1" office:value-type="string">
            <text:p>Intel itanium Series 95XX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13" table:formula="of:=ROUNDUP(VLOOKUP([.$F59];[$datos.$R$2:.$S$33];2;0)*[.G59]*[.H59])" office:value-type="float" office:value="16">
            <text:p>16</text:p>
          </table:table-cell>
          <table:table-cell table:style-name="ce15" table:content-validation-name="val2" office:value-type="string">
            <text:p>Virtualización física</text:p>
          </table:table-cell>
          <table:table-cell table:style-name="ce17" office:value-type="string">
            <text:p>clivmstexplopac</text:p>
          </table:table-cell>
          <table:table-cell table:style-name="ce9" office:value-type="float" office:value="12">
            <text:p>12</text:p>
          </table:table-cell>
          <table:table-cell table:style-name="ce21" table:formula="of:=IF(EXACT([.J59];&quot;No virtualizado&quot;)      ;&quot;&quot;      ; IF(EXACT([.J59];&quot;Virtualización lógica&quot;)           ;[.I59]           ; IF(EXACT([.J59];&quot;Virtualización física&quot;)               ;ROUNDUP(VLOOKUP([.$F59];[$datos.$R$2:.$S$33];2;0)*[.L59])               ;&quot;Error&quot;)          )     )" office:value-type="float" office:value="12">
            <text:p>12</text:p>
          </table:table-cell>
          <table:table-cell table:style-name="ce25"/>
          <table:table-cell table:style-name="ce27" table:content-validation-name="val6" office:value-type="string">
            <text:p>HP-UX Itanium(11.31)</text:p>
          </table:table-cell>
          <table:table-cell table:style-name="ce9" table:content-validation-name="val8" office:value-type="string">
            <text:p>Cluster</text:p>
          </table:table-cell>
          <table:table-cell table:style-name="ce9" office:value-type="string">
            <text:p>clivm</text:p>
          </table:table-cell>
          <table:table-cell table:style-name="ce30" office:value-type="string">
            <text:p>Cluster HP ServiceGuard</text:p>
          </table:table-cell>
          <table:table-cell table:formula="of:=COUNTIF(['Oracle Database'.$D$6:.$D$31];[.K59])" office:value-type="float" office:value="1">
            <text:p>1</text:p>
          </table:table-cell>
          <table:table-cell table:formula="of:=COUNTIF(['Oracle Weblogic'.$C$6:.$C$50];[.K59])" office:value-type="float" office:value="0">
            <text:p>0</text:p>
          </table:table-cell>
          <table:table-cell table:style-name="ce33" table:formula="of:=IF([.S59]=0;IF([.T59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0];[$datos.$R$2:.$S$33];2;0)*[.G60]*[.H6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 office:value-type="string">
            <text:p>linux31</text:p>
          </table:table-cell>
          <table:table-cell table:style-name="ce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5"/>
          <table:table-cell table:style-name="ce27" table:content-validation-name="val7" office:value-type="string">
            <text:p>Linux x86(Red Hat Enterprise 4)</text:p>
          </table:table-cell>
          <table:table-cell table:style-name="ce9" table:content-validation-name="val9"/>
          <table:table-cell table:style-name="ce9"/>
          <table:table-cell table:style-name="ce30"/>
          <table:table-cell table:formula="of:=COUNTIF(['Oracle Database'.$D$6:.$D$31];[.K60])" office:value-type="float" office:value="0">
            <text:p>0</text:p>
          </table:table-cell>
          <table:table-cell table:formula="of:=COUNTIF(['Oracle Weblogic'.$C$6:.$C$50];[.K60])" office:value-type="float" office:value="1">
            <text:p>1</text:p>
          </table:table-cell>
          <table:table-cell table:style-name="ce33" table:formula="of:=IF([.S60]=0;IF([.T60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1];[$datos.$R$2:.$S$33];2;0)*[.G61]*[.H6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 office:value-type="string">
            <text:p>linux32</text:p>
          </table:table-cell>
          <table:table-cell table:style-name="ce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5"/>
          <table:table-cell table:style-name="ce27" table:content-validation-name="val7" office:value-type="string">
            <text:p>Linux x86(Red Hat Enterprise 4)</text:p>
          </table:table-cell>
          <table:table-cell table:style-name="ce9" table:content-validation-name="val9"/>
          <table:table-cell table:style-name="ce9"/>
          <table:table-cell table:style-name="ce30"/>
          <table:table-cell table:formula="of:=COUNTIF(['Oracle Database'.$D$6:.$D$31];[.K61])" office:value-type="float" office:value="0">
            <text:p>0</text:p>
          </table:table-cell>
          <table:table-cell table:formula="of:=COUNTIF(['Oracle Weblogic'.$C$6:.$C$50];[.K61])" office:value-type="float" office:value="1">
            <text:p>1</text:p>
          </table:table-cell>
          <table:table-cell table:style-name="ce33" table:formula="of:=IF([.S61]=0;IF([.T61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2];[$datos.$R$2:.$S$33];2;0)*[.G62]*[.H6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 office:value-type="string">
            <text:p>linux42</text:p>
          </table:table-cell>
          <table:table-cell table:style-name="ce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5"/>
          <table:table-cell table:style-name="ce27" table:content-validation-name="val7" office:value-type="string">
            <text:p>Linux x86(Red Hat Enterprise 4)</text:p>
          </table:table-cell>
          <table:table-cell table:style-name="ce9" table:content-validation-name="val9"/>
          <table:table-cell table:style-name="ce9"/>
          <table:table-cell table:style-name="ce30"/>
          <table:table-cell table:formula="of:=COUNTIF(['Oracle Database'.$D$6:.$D$31];[.K62])" office:value-type="float" office:value="0">
            <text:p>0</text:p>
          </table:table-cell>
          <table:table-cell table:formula="of:=COUNTIF(['Oracle Weblogic'.$C$6:.$C$50];[.K62])" office:value-type="float" office:value="1">
            <text:p>1</text:p>
          </table:table-cell>
          <table:table-cell table:style-name="ce33" table:formula="of:=IF([.S62]=0;IF([.T62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3];[$datos.$R$2:.$S$33];2;0)*[.G63]*[.H6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 office:value-type="string">
            <text:p>linux43</text:p>
          </table:table-cell>
          <table:table-cell table:style-name="ce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5"/>
          <table:table-cell table:style-name="ce27" table:content-validation-name="val7" office:value-type="string">
            <text:p>Linux x86(Red Hat Enterprise 4)</text:p>
          </table:table-cell>
          <table:table-cell table:style-name="ce9" table:content-validation-name="val9"/>
          <table:table-cell table:style-name="ce9"/>
          <table:table-cell table:style-name="ce30"/>
          <table:table-cell table:formula="of:=COUNTIF(['Oracle Database'.$D$6:.$D$31];[.K63])" office:value-type="float" office:value="0">
            <text:p>0</text:p>
          </table:table-cell>
          <table:table-cell table:formula="of:=COUNTIF(['Oracle Weblogic'.$C$6:.$C$50];[.K63])" office:value-type="float" office:value="1">
            <text:p>1</text:p>
          </table:table-cell>
          <table:table-cell table:style-name="ce33" table:formula="of:=IF([.S63]=0;IF([.T63]=0;&quot;ERROR&quot;;&quot;OK&quot;);&quot;OK&quot;)" office:value-type="string" office:string-value="OK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SRV_5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4];[$datos.$R$2:.$S$33];2;0)*[.G64]*[.H6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4];&quot;No virtualizado&quot;)      ;&quot;&quot;      ; IF(EXACT([.J64];&quot;Virtualización lógica&quot;)           ;[.I64]           ; IF(EXACT([.J64];&quot;Virtualización física&quot;)               ;ROUNDUP(VLOOKUP([.$F64];[$datos.$R$2:.$S$33];2;0)*[.L6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5];[$datos.$R$2:.$S$33];2;0)*[.G65]*[.H6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5];&quot;No virtualizado&quot;)      ;&quot;&quot;      ; IF(EXACT([.J65];&quot;Virtualización lógica&quot;)           ;[.I65]           ; IF(EXACT([.J65];&quot;Virtualización física&quot;)               ;ROUNDUP(VLOOKUP([.$F65];[$datos.$R$2:.$S$33];2;0)*[.L6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6];[$datos.$R$2:.$S$33];2;0)*[.G66]*[.H6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6];&quot;No virtualizado&quot;)      ;&quot;&quot;      ; IF(EXACT([.J66];&quot;Virtualización lógica&quot;)           ;[.I66]           ; IF(EXACT([.J66];&quot;Virtualización física&quot;)               ;ROUNDUP(VLOOKUP([.$F66];[$datos.$R$2:.$S$33];2;0)*[.L6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7];[$datos.$R$2:.$S$33];2;0)*[.G67]*[.H6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7];&quot;No virtualizado&quot;)      ;&quot;&quot;      ; IF(EXACT([.J67];&quot;Virtualización lógica&quot;)           ;[.I67]           ; IF(EXACT([.J67];&quot;Virtualización física&quot;)               ;ROUNDUP(VLOOKUP([.$F67];[$datos.$R$2:.$S$33];2;0)*[.L6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8];[$datos.$R$2:.$S$33];2;0)*[.G68]*[.H6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8];&quot;No virtualizado&quot;)      ;&quot;&quot;      ; IF(EXACT([.J68];&quot;Virtualización lógica&quot;)           ;[.I68]           ; IF(EXACT([.J68];&quot;Virtualización física&quot;)               ;ROUNDUP(VLOOKUP([.$F68];[$datos.$R$2:.$S$33];2;0)*[.L6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69];[$datos.$R$2:.$S$33];2;0)*[.G69]*[.H6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69];&quot;No virtualizado&quot;)      ;&quot;&quot;      ; IF(EXACT([.J69];&quot;Virtualización lógica&quot;)           ;[.I69]           ; IF(EXACT([.J69];&quot;Virtualización física&quot;)               ;ROUNDUP(VLOOKUP([.$F69];[$datos.$R$2:.$S$33];2;0)*[.L6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0];[$datos.$R$2:.$S$33];2;0)*[.G70]*[.H7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0];&quot;No virtualizado&quot;)      ;&quot;&quot;      ; IF(EXACT([.J70];&quot;Virtualización lógica&quot;)           ;[.I70]           ; IF(EXACT([.J70];&quot;Virtualización física&quot;)               ;ROUNDUP(VLOOKUP([.$F70];[$datos.$R$2:.$S$33];2;0)*[.L7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1];[$datos.$R$2:.$S$33];2;0)*[.G71]*[.H7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1];&quot;No virtualizado&quot;)      ;&quot;&quot;      ; IF(EXACT([.J71];&quot;Virtualización lógica&quot;)           ;[.I71]           ; IF(EXACT([.J71];&quot;Virtualización física&quot;)               ;ROUNDUP(VLOOKUP([.$F71];[$datos.$R$2:.$S$33];2;0)*[.L7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2];[$datos.$R$2:.$S$33];2;0)*[.G72]*[.H7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2];&quot;No virtualizado&quot;)      ;&quot;&quot;      ; IF(EXACT([.J72];&quot;Virtualización lógica&quot;)           ;[.I72]           ; IF(EXACT([.J72];&quot;Virtualización física&quot;)               ;ROUNDUP(VLOOKUP([.$F72];[$datos.$R$2:.$S$33];2;0)*[.L7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3];[$datos.$R$2:.$S$33];2;0)*[.G73]*[.H7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3];&quot;No virtualizado&quot;)      ;&quot;&quot;      ; IF(EXACT([.J73];&quot;Virtualización lógica&quot;)           ;[.I73]           ; IF(EXACT([.J73];&quot;Virtualización física&quot;)               ;ROUNDUP(VLOOKUP([.$F73];[$datos.$R$2:.$S$33];2;0)*[.L7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6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4];[$datos.$R$2:.$S$33];2;0)*[.G74]*[.H7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4];&quot;No virtualizado&quot;)      ;&quot;&quot;      ; IF(EXACT([.J74];&quot;Virtualización lógica&quot;)           ;[.I74]           ; IF(EXACT([.J74];&quot;Virtualización física&quot;)               ;ROUNDUP(VLOOKUP([.$F74];[$datos.$R$2:.$S$33];2;0)*[.L7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5];[$datos.$R$2:.$S$33];2;0)*[.G75]*[.H7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5];&quot;No virtualizado&quot;)      ;&quot;&quot;      ; IF(EXACT([.J75];&quot;Virtualización lógica&quot;)           ;[.I75]           ; IF(EXACT([.J75];&quot;Virtualización física&quot;)               ;ROUNDUP(VLOOKUP([.$F75];[$datos.$R$2:.$S$33];2;0)*[.L7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6];[$datos.$R$2:.$S$33];2;0)*[.G76]*[.H7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6];&quot;No virtualizado&quot;)      ;&quot;&quot;      ; IF(EXACT([.J76];&quot;Virtualización lógica&quot;)           ;[.I76]           ; IF(EXACT([.J76];&quot;Virtualización física&quot;)               ;ROUNDUP(VLOOKUP([.$F76];[$datos.$R$2:.$S$33];2;0)*[.L7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7];[$datos.$R$2:.$S$33];2;0)*[.G77]*[.H7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7];&quot;No virtualizado&quot;)      ;&quot;&quot;      ; IF(EXACT([.J77];&quot;Virtualización lógica&quot;)           ;[.I77]           ; IF(EXACT([.J77];&quot;Virtualización física&quot;)               ;ROUNDUP(VLOOKUP([.$F77];[$datos.$R$2:.$S$33];2;0)*[.L7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8];[$datos.$R$2:.$S$33];2;0)*[.G78]*[.H7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8];&quot;No virtualizado&quot;)      ;&quot;&quot;      ; IF(EXACT([.J78];&quot;Virtualización lógica&quot;)           ;[.I78]           ; IF(EXACT([.J78];&quot;Virtualización física&quot;)               ;ROUNDUP(VLOOKUP([.$F78];[$datos.$R$2:.$S$33];2;0)*[.L7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79];[$datos.$R$2:.$S$33];2;0)*[.G79]*[.H7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79];&quot;No virtualizado&quot;)      ;&quot;&quot;      ; IF(EXACT([.J79];&quot;Virtualización lógica&quot;)           ;[.I79]           ; IF(EXACT([.J79];&quot;Virtualización física&quot;)               ;ROUNDUP(VLOOKUP([.$F79];[$datos.$R$2:.$S$33];2;0)*[.L7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0];[$datos.$R$2:.$S$33];2;0)*[.G80]*[.H8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0];&quot;No virtualizado&quot;)      ;&quot;&quot;      ; IF(EXACT([.J80];&quot;Virtualización lógica&quot;)           ;[.I80]           ; IF(EXACT([.J80];&quot;Virtualización física&quot;)               ;ROUNDUP(VLOOKUP([.$F80];[$datos.$R$2:.$S$33];2;0)*[.L8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1];[$datos.$R$2:.$S$33];2;0)*[.G81]*[.H8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1];&quot;No virtualizado&quot;)      ;&quot;&quot;      ; IF(EXACT([.J81];&quot;Virtualización lógica&quot;)           ;[.I81]           ; IF(EXACT([.J81];&quot;Virtualización física&quot;)               ;ROUNDUP(VLOOKUP([.$F81];[$datos.$R$2:.$S$33];2;0)*[.L8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2];[$datos.$R$2:.$S$33];2;0)*[.G82]*[.H8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2];&quot;No virtualizado&quot;)      ;&quot;&quot;      ; IF(EXACT([.J82];&quot;Virtualización lógica&quot;)           ;[.I82]           ; IF(EXACT([.J82];&quot;Virtualización física&quot;)               ;ROUNDUP(VLOOKUP([.$F82];[$datos.$R$2:.$S$33];2;0)*[.L8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3];[$datos.$R$2:.$S$33];2;0)*[.G83]*[.H8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3];&quot;No virtualizado&quot;)      ;&quot;&quot;      ; IF(EXACT([.J83];&quot;Virtualización lógica&quot;)           ;[.I83]           ; IF(EXACT([.J83];&quot;Virtualización física&quot;)               ;ROUNDUP(VLOOKUP([.$F83];[$datos.$R$2:.$S$33];2;0)*[.L8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7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4];[$datos.$R$2:.$S$33];2;0)*[.G84]*[.H8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4];&quot;No virtualizado&quot;)      ;&quot;&quot;      ; IF(EXACT([.J84];&quot;Virtualización lógica&quot;)           ;[.I84]           ; IF(EXACT([.J84];&quot;Virtualización física&quot;)               ;ROUNDUP(VLOOKUP([.$F84];[$datos.$R$2:.$S$33];2;0)*[.L8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5];[$datos.$R$2:.$S$33];2;0)*[.G85]*[.H8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5];&quot;No virtualizado&quot;)      ;&quot;&quot;      ; IF(EXACT([.J85];&quot;Virtualización lógica&quot;)           ;[.I85]           ; IF(EXACT([.J85];&quot;Virtualización física&quot;)               ;ROUNDUP(VLOOKUP([.$F85];[$datos.$R$2:.$S$33];2;0)*[.L8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6];[$datos.$R$2:.$S$33];2;0)*[.G86]*[.H8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6];&quot;No virtualizado&quot;)      ;&quot;&quot;      ; IF(EXACT([.J86];&quot;Virtualización lógica&quot;)           ;[.I86]           ; IF(EXACT([.J86];&quot;Virtualización física&quot;)               ;ROUNDUP(VLOOKUP([.$F86];[$datos.$R$2:.$S$33];2;0)*[.L8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7];[$datos.$R$2:.$S$33];2;0)*[.G87]*[.H8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7];&quot;No virtualizado&quot;)      ;&quot;&quot;      ; IF(EXACT([.J87];&quot;Virtualización lógica&quot;)           ;[.I87]           ; IF(EXACT([.J87];&quot;Virtualización física&quot;)               ;ROUNDUP(VLOOKUP([.$F87];[$datos.$R$2:.$S$33];2;0)*[.L8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8];[$datos.$R$2:.$S$33];2;0)*[.G88]*[.H8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8];&quot;No virtualizado&quot;)      ;&quot;&quot;      ; IF(EXACT([.J88];&quot;Virtualización lógica&quot;)           ;[.I88]           ; IF(EXACT([.J88];&quot;Virtualización física&quot;)               ;ROUNDUP(VLOOKUP([.$F88];[$datos.$R$2:.$S$33];2;0)*[.L8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89];[$datos.$R$2:.$S$33];2;0)*[.G89]*[.H8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89];&quot;No virtualizado&quot;)      ;&quot;&quot;      ; IF(EXACT([.J89];&quot;Virtualización lógica&quot;)           ;[.I89]           ; IF(EXACT([.J89];&quot;Virtualización física&quot;)               ;ROUNDUP(VLOOKUP([.$F89];[$datos.$R$2:.$S$33];2;0)*[.L8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0];[$datos.$R$2:.$S$33];2;0)*[.G90]*[.H9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0];&quot;No virtualizado&quot;)      ;&quot;&quot;      ; IF(EXACT([.J90];&quot;Virtualización lógica&quot;)           ;[.I90]           ; IF(EXACT([.J90];&quot;Virtualización física&quot;)               ;ROUNDUP(VLOOKUP([.$F90];[$datos.$R$2:.$S$33];2;0)*[.L9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1];[$datos.$R$2:.$S$33];2;0)*[.G91]*[.H9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1];&quot;No virtualizado&quot;)      ;&quot;&quot;      ; IF(EXACT([.J91];&quot;Virtualización lógica&quot;)           ;[.I91]           ; IF(EXACT([.J91];&quot;Virtualización física&quot;)               ;ROUNDUP(VLOOKUP([.$F91];[$datos.$R$2:.$S$33];2;0)*[.L9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2];[$datos.$R$2:.$S$33];2;0)*[.G92]*[.H9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2];&quot;No virtualizado&quot;)      ;&quot;&quot;      ; IF(EXACT([.J92];&quot;Virtualización lógica&quot;)           ;[.I92]           ; IF(EXACT([.J92];&quot;Virtualización física&quot;)               ;ROUNDUP(VLOOKUP([.$F92];[$datos.$R$2:.$S$33];2;0)*[.L9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3];[$datos.$R$2:.$S$33];2;0)*[.G93]*[.H9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3];&quot;No virtualizado&quot;)      ;&quot;&quot;      ; IF(EXACT([.J93];&quot;Virtualización lógica&quot;)           ;[.I93]           ; IF(EXACT([.J93];&quot;Virtualización física&quot;)               ;ROUNDUP(VLOOKUP([.$F93];[$datos.$R$2:.$S$33];2;0)*[.L9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8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4];[$datos.$R$2:.$S$33];2;0)*[.G94]*[.H9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4];&quot;No virtualizado&quot;)      ;&quot;&quot;      ; IF(EXACT([.J94];&quot;Virtualización lógica&quot;)           ;[.I94]           ; IF(EXACT([.J94];&quot;Virtualización física&quot;)               ;ROUNDUP(VLOOKUP([.$F94];[$datos.$R$2:.$S$33];2;0)*[.L9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5];[$datos.$R$2:.$S$33];2;0)*[.G95]*[.H9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5];&quot;No virtualizado&quot;)      ;&quot;&quot;      ; IF(EXACT([.J95];&quot;Virtualización lógica&quot;)           ;[.I95]           ; IF(EXACT([.J95];&quot;Virtualización física&quot;)               ;ROUNDUP(VLOOKUP([.$F95];[$datos.$R$2:.$S$33];2;0)*[.L9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6];[$datos.$R$2:.$S$33];2;0)*[.G96]*[.H9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6];&quot;No virtualizado&quot;)      ;&quot;&quot;      ; IF(EXACT([.J96];&quot;Virtualización lógica&quot;)           ;[.I96]           ; IF(EXACT([.J96];&quot;Virtualización física&quot;)               ;ROUNDUP(VLOOKUP([.$F96];[$datos.$R$2:.$S$33];2;0)*[.L9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7];[$datos.$R$2:.$S$33];2;0)*[.G97]*[.H9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7];&quot;No virtualizado&quot;)      ;&quot;&quot;      ; IF(EXACT([.J97];&quot;Virtualización lógica&quot;)           ;[.I97]           ; IF(EXACT([.J97];&quot;Virtualización física&quot;)               ;ROUNDUP(VLOOKUP([.$F97];[$datos.$R$2:.$S$33];2;0)*[.L9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8];[$datos.$R$2:.$S$33];2;0)*[.G98]*[.H9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8];&quot;No virtualizado&quot;)      ;&quot;&quot;      ; IF(EXACT([.J98];&quot;Virtualización lógica&quot;)           ;[.I98]           ; IF(EXACT([.J98];&quot;Virtualización física&quot;)               ;ROUNDUP(VLOOKUP([.$F98];[$datos.$R$2:.$S$33];2;0)*[.L9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99];[$datos.$R$2:.$S$33];2;0)*[.G99]*[.H9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99];&quot;No virtualizado&quot;)      ;&quot;&quot;      ; IF(EXACT([.J99];&quot;Virtualización lógica&quot;)           ;[.I99]           ; IF(EXACT([.J99];&quot;Virtualización física&quot;)               ;ROUNDUP(VLOOKUP([.$F99];[$datos.$R$2:.$S$33];2;0)*[.L9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0];[$datos.$R$2:.$S$33];2;0)*[.G100]*[.H10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R$2:.$S$33];2;0)*[.L10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1];[$datos.$R$2:.$S$33];2;0)*[.G101]*[.H10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R$2:.$S$33];2;0)*[.L10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2];[$datos.$R$2:.$S$33];2;0)*[.G102]*[.H10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R$2:.$S$33];2;0)*[.L10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3];[$datos.$R$2:.$S$33];2;0)*[.G103]*[.H10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R$2:.$S$33];2;0)*[.L10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9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4];[$datos.$R$2:.$S$33];2;0)*[.G104]*[.H10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R$2:.$S$33];2;0)*[.L10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5];[$datos.$R$2:.$S$33];2;0)*[.G105]*[.H10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R$2:.$S$33];2;0)*[.L10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6];[$datos.$R$2:.$S$33];2;0)*[.G106]*[.H10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R$2:.$S$33];2;0)*[.L10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7];[$datos.$R$2:.$S$33];2;0)*[.G107]*[.H10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R$2:.$S$33];2;0)*[.L10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8];[$datos.$R$2:.$S$33];2;0)*[.G108]*[.H10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R$2:.$S$33];2;0)*[.L10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09];[$datos.$R$2:.$S$33];2;0)*[.G109]*[.H10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R$2:.$S$33];2;0)*[.L10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0];[$datos.$R$2:.$S$33];2;0)*[.G110]*[.H11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R$2:.$S$33];2;0)*[.L11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1];[$datos.$R$2:.$S$33];2;0)*[.G111]*[.H11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R$2:.$S$33];2;0)*[.L11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2];[$datos.$R$2:.$S$33];2;0)*[.G112]*[.H11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R$2:.$S$33];2;0)*[.L11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3];[$datos.$R$2:.$S$33];2;0)*[.G113]*[.H11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R$2:.$S$33];2;0)*[.L11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0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4];[$datos.$R$2:.$S$33];2;0)*[.G114]*[.H11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R$2:.$S$33];2;0)*[.L11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5];[$datos.$R$2:.$S$33];2;0)*[.G115]*[.H11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R$2:.$S$33];2;0)*[.L11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6];[$datos.$R$2:.$S$33];2;0)*[.G116]*[.H11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R$2:.$S$33];2;0)*[.L11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7];[$datos.$R$2:.$S$33];2;0)*[.G117]*[.H11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R$2:.$S$33];2;0)*[.L11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8];[$datos.$R$2:.$S$33];2;0)*[.G118]*[.H11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R$2:.$S$33];2;0)*[.L11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19];[$datos.$R$2:.$S$33];2;0)*[.G119]*[.H11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R$2:.$S$33];2;0)*[.L11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0];[$datos.$R$2:.$S$33];2;0)*[.G120]*[.H12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R$2:.$S$33];2;0)*[.L12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1];[$datos.$R$2:.$S$33];2;0)*[.G121]*[.H12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R$2:.$S$33];2;0)*[.L12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2];[$datos.$R$2:.$S$33];2;0)*[.G122]*[.H12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R$2:.$S$33];2;0)*[.L12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3];[$datos.$R$2:.$S$33];2;0)*[.G123]*[.H12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R$2:.$S$33];2;0)*[.L12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1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4];[$datos.$R$2:.$S$33];2;0)*[.G124]*[.H12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R$2:.$S$33];2;0)*[.L12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5];[$datos.$R$2:.$S$33];2;0)*[.G125]*[.H12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R$2:.$S$33];2;0)*[.L12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6];[$datos.$R$2:.$S$33];2;0)*[.G126]*[.H12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R$2:.$S$33];2;0)*[.L12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7];[$datos.$R$2:.$S$33];2;0)*[.G127]*[.H12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R$2:.$S$33];2;0)*[.L12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8];[$datos.$R$2:.$S$33];2;0)*[.G128]*[.H12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R$2:.$S$33];2;0)*[.L12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29];[$datos.$R$2:.$S$33];2;0)*[.G129]*[.H12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R$2:.$S$33];2;0)*[.L12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0];[$datos.$R$2:.$S$33];2;0)*[.G130]*[.H13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R$2:.$S$33];2;0)*[.L13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1];[$datos.$R$2:.$S$33];2;0)*[.G131]*[.H13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R$2:.$S$33];2;0)*[.L13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2];[$datos.$R$2:.$S$33];2;0)*[.G132]*[.H13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R$2:.$S$33];2;0)*[.L13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3];[$datos.$R$2:.$S$33];2;0)*[.G133]*[.H13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R$2:.$S$33];2;0)*[.L13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2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4];[$datos.$R$2:.$S$33];2;0)*[.G134]*[.H13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R$2:.$S$33];2;0)*[.L13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5];[$datos.$R$2:.$S$33];2;0)*[.G135]*[.H13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R$2:.$S$33];2;0)*[.L13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6];[$datos.$R$2:.$S$33];2;0)*[.G136]*[.H13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R$2:.$S$33];2;0)*[.L13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7];[$datos.$R$2:.$S$33];2;0)*[.G137]*[.H13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R$2:.$S$33];2;0)*[.L13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8];[$datos.$R$2:.$S$33];2;0)*[.G138]*[.H13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R$2:.$S$33];2;0)*[.L13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39];[$datos.$R$2:.$S$33];2;0)*[.G139]*[.H13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R$2:.$S$33];2;0)*[.L13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0];[$datos.$R$2:.$S$33];2;0)*[.G140]*[.H14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R$2:.$S$33];2;0)*[.L14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1];[$datos.$R$2:.$S$33];2;0)*[.G141]*[.H14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R$2:.$S$33];2;0)*[.L14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2];[$datos.$R$2:.$S$33];2;0)*[.G142]*[.H14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R$2:.$S$33];2;0)*[.L14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3];[$datos.$R$2:.$S$33];2;0)*[.G143]*[.H14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R$2:.$S$33];2;0)*[.L14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3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4];[$datos.$R$2:.$S$33];2;0)*[.G144]*[.H14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R$2:.$S$33];2;0)*[.L14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5];[$datos.$R$2:.$S$33];2;0)*[.G145]*[.H14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R$2:.$S$33];2;0)*[.L14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6];[$datos.$R$2:.$S$33];2;0)*[.G146]*[.H14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R$2:.$S$33];2;0)*[.L14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7];[$datos.$R$2:.$S$33];2;0)*[.G147]*[.H14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R$2:.$S$33];2;0)*[.L14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8];[$datos.$R$2:.$S$33];2;0)*[.G148]*[.H14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R$2:.$S$33];2;0)*[.L14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49];[$datos.$R$2:.$S$33];2;0)*[.G149]*[.H14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R$2:.$S$33];2;0)*[.L14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0];[$datos.$R$2:.$S$33];2;0)*[.G150]*[.H15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R$2:.$S$33];2;0)*[.L15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1];[$datos.$R$2:.$S$33];2;0)*[.G151]*[.H15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R$2:.$S$33];2;0)*[.L15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2];[$datos.$R$2:.$S$33];2;0)*[.G152]*[.H15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R$2:.$S$33];2;0)*[.L15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3];[$datos.$R$2:.$S$33];2;0)*[.G153]*[.H15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R$2:.$S$33];2;0)*[.L15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4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4];[$datos.$R$2:.$S$33];2;0)*[.G154]*[.H15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R$2:.$S$33];2;0)*[.L15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5];[$datos.$R$2:.$S$33];2;0)*[.G155]*[.H15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R$2:.$S$33];2;0)*[.L15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6];[$datos.$R$2:.$S$33];2;0)*[.G156]*[.H15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R$2:.$S$33];2;0)*[.L15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7];[$datos.$R$2:.$S$33];2;0)*[.G157]*[.H15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R$2:.$S$33];2;0)*[.L15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8];[$datos.$R$2:.$S$33];2;0)*[.G158]*[.H15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R$2:.$S$33];2;0)*[.L15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59];[$datos.$R$2:.$S$33];2;0)*[.G159]*[.H15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R$2:.$S$33];2;0)*[.L15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0];[$datos.$R$2:.$S$33];2;0)*[.G160]*[.H16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R$2:.$S$33];2;0)*[.L16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1];[$datos.$R$2:.$S$33];2;0)*[.G161]*[.H16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R$2:.$S$33];2;0)*[.L16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2];[$datos.$R$2:.$S$33];2;0)*[.G162]*[.H16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R$2:.$S$33];2;0)*[.L16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3];[$datos.$R$2:.$S$33];2;0)*[.G163]*[.H16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R$2:.$S$33];2;0)*[.L16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5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4];[$datos.$R$2:.$S$33];2;0)*[.G164]*[.H16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R$2:.$S$33];2;0)*[.L16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5];[$datos.$R$2:.$S$33];2;0)*[.G165]*[.H16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R$2:.$S$33];2;0)*[.L16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6];[$datos.$R$2:.$S$33];2;0)*[.G166]*[.H16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R$2:.$S$33];2;0)*[.L16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7];[$datos.$R$2:.$S$33];2;0)*[.G167]*[.H16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R$2:.$S$33];2;0)*[.L16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8];[$datos.$R$2:.$S$33];2;0)*[.G168]*[.H16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R$2:.$S$33];2;0)*[.L16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69];[$datos.$R$2:.$S$33];2;0)*[.G169]*[.H16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R$2:.$S$33];2;0)*[.L16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0];[$datos.$R$2:.$S$33];2;0)*[.G170]*[.H17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R$2:.$S$33];2;0)*[.L17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1];[$datos.$R$2:.$S$33];2;0)*[.G171]*[.H17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R$2:.$S$33];2;0)*[.L17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2];[$datos.$R$2:.$S$33];2;0)*[.G172]*[.H17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R$2:.$S$33];2;0)*[.L17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3];[$datos.$R$2:.$S$33];2;0)*[.G173]*[.H17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R$2:.$S$33];2;0)*[.L17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6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4];[$datos.$R$2:.$S$33];2;0)*[.G174]*[.H17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R$2:.$S$33];2;0)*[.L17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5];[$datos.$R$2:.$S$33];2;0)*[.G175]*[.H17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R$2:.$S$33];2;0)*[.L17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6];[$datos.$R$2:.$S$33];2;0)*[.G176]*[.H17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R$2:.$S$33];2;0)*[.L17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7];[$datos.$R$2:.$S$33];2;0)*[.G177]*[.H17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R$2:.$S$33];2;0)*[.L17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8];[$datos.$R$2:.$S$33];2;0)*[.G178]*[.H17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R$2:.$S$33];2;0)*[.L17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79];[$datos.$R$2:.$S$33];2;0)*[.G179]*[.H17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R$2:.$S$33];2;0)*[.L17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0];[$datos.$R$2:.$S$33];2;0)*[.G180]*[.H18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R$2:.$S$33];2;0)*[.L18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1];[$datos.$R$2:.$S$33];2;0)*[.G181]*[.H18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R$2:.$S$33];2;0)*[.L18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2];[$datos.$R$2:.$S$33];2;0)*[.G182]*[.H18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R$2:.$S$33];2;0)*[.L18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3];[$datos.$R$2:.$S$33];2;0)*[.G183]*[.H18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R$2:.$S$33];2;0)*[.L18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7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4];[$datos.$R$2:.$S$33];2;0)*[.G184]*[.H18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R$2:.$S$33];2;0)*[.L18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5];[$datos.$R$2:.$S$33];2;0)*[.G185]*[.H18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R$2:.$S$33];2;0)*[.L18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6];[$datos.$R$2:.$S$33];2;0)*[.G186]*[.H18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R$2:.$S$33];2;0)*[.L18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7];[$datos.$R$2:.$S$33];2;0)*[.G187]*[.H18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R$2:.$S$33];2;0)*[.L18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8];[$datos.$R$2:.$S$33];2;0)*[.G188]*[.H18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R$2:.$S$33];2;0)*[.L18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89];[$datos.$R$2:.$S$33];2;0)*[.G189]*[.H18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R$2:.$S$33];2;0)*[.L18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0];[$datos.$R$2:.$S$33];2;0)*[.G190]*[.H19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R$2:.$S$33];2;0)*[.L19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1];[$datos.$R$2:.$S$33];2;0)*[.G191]*[.H19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R$2:.$S$33];2;0)*[.L19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2];[$datos.$R$2:.$S$33];2;0)*[.G192]*[.H19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R$2:.$S$33];2;0)*[.L19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3];[$datos.$R$2:.$S$33];2;0)*[.G193]*[.H19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R$2:.$S$33];2;0)*[.L19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8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4];[$datos.$R$2:.$S$33];2;0)*[.G194]*[.H19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R$2:.$S$33];2;0)*[.L19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5];[$datos.$R$2:.$S$33];2;0)*[.G195]*[.H19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R$2:.$S$33];2;0)*[.L19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6];[$datos.$R$2:.$S$33];2;0)*[.G196]*[.H19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R$2:.$S$33];2;0)*[.L19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7];[$datos.$R$2:.$S$33];2;0)*[.G197]*[.H19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R$2:.$S$33];2;0)*[.L19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8];[$datos.$R$2:.$S$33];2;0)*[.G198]*[.H19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R$2:.$S$33];2;0)*[.L19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199];[$datos.$R$2:.$S$33];2;0)*[.G199]*[.H19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R$2:.$S$33];2;0)*[.L19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0];[$datos.$R$2:.$S$33];2;0)*[.G200]*[.H20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R$2:.$S$33];2;0)*[.L20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1];[$datos.$R$2:.$S$33];2;0)*[.G201]*[.H20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R$2:.$S$33];2;0)*[.L20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2];[$datos.$R$2:.$S$33];2;0)*[.G202]*[.H20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R$2:.$S$33];2;0)*[.L20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3];[$datos.$R$2:.$S$33];2;0)*[.G203]*[.H20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R$2:.$S$33];2;0)*[.L20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19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4];[$datos.$R$2:.$S$33];2;0)*[.G204]*[.H20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R$2:.$S$33];2;0)*[.L20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5];[$datos.$R$2:.$S$33];2;0)*[.G205]*[.H20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R$2:.$S$33];2;0)*[.L20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6];[$datos.$R$2:.$S$33];2;0)*[.G206]*[.H20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R$2:.$S$33];2;0)*[.L20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7];[$datos.$R$2:.$S$33];2;0)*[.G207]*[.H20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R$2:.$S$33];2;0)*[.L20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8];[$datos.$R$2:.$S$33];2;0)*[.G208]*[.H20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R$2:.$S$33];2;0)*[.L20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09];[$datos.$R$2:.$S$33];2;0)*[.G209]*[.H20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R$2:.$S$33];2;0)*[.L20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0];[$datos.$R$2:.$S$33];2;0)*[.G210]*[.H21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R$2:.$S$33];2;0)*[.L21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1];[$datos.$R$2:.$S$33];2;0)*[.G211]*[.H21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R$2:.$S$33];2;0)*[.L21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2];[$datos.$R$2:.$S$33];2;0)*[.G212]*[.H21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R$2:.$S$33];2;0)*[.L21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3];[$datos.$R$2:.$S$33];2;0)*[.G213]*[.H21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R$2:.$S$33];2;0)*[.L21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0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4];[$datos.$R$2:.$S$33];2;0)*[.G214]*[.H21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R$2:.$S$33];2;0)*[.L21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5];[$datos.$R$2:.$S$33];2;0)*[.G215]*[.H21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R$2:.$S$33];2;0)*[.L21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6];[$datos.$R$2:.$S$33];2;0)*[.G216]*[.H21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R$2:.$S$33];2;0)*[.L21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7];[$datos.$R$2:.$S$33];2;0)*[.G217]*[.H21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R$2:.$S$33];2;0)*[.L21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8];[$datos.$R$2:.$S$33];2;0)*[.G218]*[.H21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R$2:.$S$33];2;0)*[.L21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19];[$datos.$R$2:.$S$33];2;0)*[.G219]*[.H21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19];&quot;No virtualizado&quot;)      ;&quot;&quot;      ; IF(EXACT([.J219];&quot;Virtualización lógica&quot;)           ;[.I219]           ; IF(EXACT([.J219];&quot;Virtualización física&quot;)               ;ROUNDUP(VLOOKUP([.$F219];[$datos.$R$2:.$S$33];2;0)*[.L21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5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0];[$datos.$R$2:.$S$33];2;0)*[.G220]*[.H220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0];&quot;No virtualizado&quot;)      ;&quot;&quot;      ; IF(EXACT([.J220];&quot;Virtualización lógica&quot;)           ;[.I220]           ; IF(EXACT([.J220];&quot;Virtualización física&quot;)               ;ROUNDUP(VLOOKUP([.$F220];[$datos.$R$2:.$S$33];2;0)*[.L220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6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1];[$datos.$R$2:.$S$33];2;0)*[.G221]*[.H221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1];&quot;No virtualizado&quot;)      ;&quot;&quot;      ; IF(EXACT([.J221];&quot;Virtualización lógica&quot;)           ;[.I221]           ; IF(EXACT([.J221];&quot;Virtualización física&quot;)               ;ROUNDUP(VLOOKUP([.$F221];[$datos.$R$2:.$S$33];2;0)*[.L221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7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2];[$datos.$R$2:.$S$33];2;0)*[.G222]*[.H222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2];&quot;No virtualizado&quot;)      ;&quot;&quot;      ; IF(EXACT([.J222];&quot;Virtualización lógica&quot;)           ;[.I222]           ; IF(EXACT([.J222];&quot;Virtualización física&quot;)               ;ROUNDUP(VLOOKUP([.$F222];[$datos.$R$2:.$S$33];2;0)*[.L222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8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3];[$datos.$R$2:.$S$33];2;0)*[.G223]*[.H223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3];&quot;No virtualizado&quot;)      ;&quot;&quot;      ; IF(EXACT([.J223];&quot;Virtualización lógica&quot;)           ;[.I223]           ; IF(EXACT([.J223];&quot;Virtualización física&quot;)               ;ROUNDUP(VLOOKUP([.$F223];[$datos.$R$2:.$S$33];2;0)*[.L223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19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4];[$datos.$R$2:.$S$33];2;0)*[.G224]*[.H224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4];&quot;No virtualizado&quot;)      ;&quot;&quot;      ; IF(EXACT([.J224];&quot;Virtualización lógica&quot;)           ;[.I224]           ; IF(EXACT([.J224];&quot;Virtualización física&quot;)               ;ROUNDUP(VLOOKUP([.$F224];[$datos.$R$2:.$S$33];2;0)*[.L224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20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5];[$datos.$R$2:.$S$33];2;0)*[.G225]*[.H225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5];&quot;No virtualizado&quot;)      ;&quot;&quot;      ; IF(EXACT([.J225];&quot;Virtualización lógica&quot;)           ;[.I225]           ; IF(EXACT([.J225];&quot;Virtualización física&quot;)               ;ROUNDUP(VLOOKUP([.$F225];[$datos.$R$2:.$S$33];2;0)*[.L225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21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6];[$datos.$R$2:.$S$33];2;0)*[.G226]*[.H226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6];&quot;No virtualizado&quot;)      ;&quot;&quot;      ; IF(EXACT([.J226];&quot;Virtualización lógica&quot;)           ;[.I226]           ; IF(EXACT([.J226];&quot;Virtualización física&quot;)               ;ROUNDUP(VLOOKUP([.$F226];[$datos.$R$2:.$S$33];2;0)*[.L226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22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7];[$datos.$R$2:.$S$33];2;0)*[.G227]*[.H227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7];&quot;No virtualizado&quot;)      ;&quot;&quot;      ; IF(EXACT([.J227];&quot;Virtualización lógica&quot;)           ;[.I227]           ; IF(EXACT([.J227];&quot;Virtualización física&quot;)               ;ROUNDUP(VLOOKUP([.$F227];[$datos.$R$2:.$S$33];2;0)*[.L227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23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8];[$datos.$R$2:.$S$33];2;0)*[.G228]*[.H228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8];&quot;No virtualizado&quot;)      ;&quot;&quot;      ; IF(EXACT([.J228];&quot;Virtualización lógica&quot;)           ;[.I228]           ; IF(EXACT([.J228];&quot;Virtualización física&quot;)               ;ROUNDUP(VLOOKUP([.$F228];[$datos.$R$2:.$S$33];2;0)*[.L228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5">
          <table:table-cell/>
          <table:table-cell table:style-name="ce7" office:value-type="string">
            <text:p>SRV_224</text:p>
          </table:table-cell>
          <table:table-cell table:style-name="ce7"/>
          <table:table-cell table:style-name="ce7"/>
          <table:table-cell table:style-name="ce9"/>
          <table:table-cell table:style-name="ce10" table:content-validation-name="val1"/>
          <table:table-cell table:style-name="ce9"/>
          <table:table-cell table:style-name="ce9"/>
          <table:table-cell table:style-name="ce13" table:formula="of:=ROUNDUP(VLOOKUP([.$F229];[$datos.$R$2:.$S$33];2;0)*[.G229]*[.H229])" office:value-type="float" office:value="0">
            <text:p>#N/A</text:p>
          </table:table-cell>
          <table:table-cell table:style-name="ce15" table:content-validation-name="val2" office:value-type="string">
            <text:p>No virtualizado</text:p>
          </table:table-cell>
          <table:table-cell table:style-name="ce17"/>
          <table:table-cell table:style-name="ce9"/>
          <table:table-cell table:style-name="ce21" table:formula="of:=IF(EXACT([.J229];&quot;No virtualizado&quot;)      ;&quot;&quot;      ; IF(EXACT([.J229];&quot;Virtualización lógica&quot;)           ;[.I229]           ; IF(EXACT([.J229];&quot;Virtualización física&quot;)               ;ROUNDUP(VLOOKUP([.$F229];[$datos.$R$2:.$S$33];2;0)*[.L229])               ;&quot;Error&quot;)          )     )">
            <text:p/>
          </table:table-cell>
          <table:table-cell table:style-name="ce25"/>
          <table:table-cell table:style-name="ce27" table:content-validation-name="val6"/>
          <table:table-cell table:style-name="ce9" table:content-validation-name="val9"/>
          <table:table-cell table:style-name="ce9"/>
          <table:table-cell table:style-name="ce30"/>
          <table:table-cell table:number-columns-repeated="100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2" table:content-validation-name="val5"/>
          <table:table-cell table:content-validation-name="val4" table:number-columns-repeated="5"/>
          <table:table-cell table:number-columns-repeated="984"/>
          <table:table-cell table:style-name="ce2" table:number-columns-repeated="4"/>
          <table:table-cell table:number-columns-repeated="18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 table:number-rows-repeated="1047674">
          <table:table-cell table:number-columns-repeated="1024"/>
        </table:table-row>
        <table:table-row table:style-name="ro7" table:number-rows-repeated="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visibility="collapse" table:default-cell-style-name="ce8"/>
        <table:table-column table:style-name="co29" table:visibility="collapse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22"/>
        <table:table-column table:style-name="co33" table:visibility="collapse" table:default-cell-style-name="ce8"/>
        <table:table-column table:style-name="co34" table:visibility="collapse" table:default-cell-style-name="ce8"/>
        <table:table-column table:style-name="co35" table:default-cell-style-name="ce8"/>
        <table:table-column table:style-name="co36" table:default-cell-style-name="ce22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2"/>
        <table:table-column table:style-name="co5" table:default-cell-style-name="ce2"/>
        <table:table-column table:style-name="co10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10" table:default-cell-style-name="ce2"/>
        <table:table-column table:style-name="co7" table:default-cell-style-name="ce2"/>
        <table:table-column table:style-name="co21" table:default-cell-style-name="ce2"/>
        <table:table-column table:style-name="co23" table:number-columns-repeated="979" table:default-cell-style-name="ce34"/>
        <table:table-column table:style-name="co23" table:number-columns-repeated="8" table:default-cell-style-name="ce2"/>
        <table:table-column table:style-name="co23" table:number-columns-repeated="3" table:default-cell-style-name="Default"/>
        <table:table-row table:style-name="ro7">
          <table:table-cell/>
          <table:table-cell table:style-name="ce3"/>
          <table:table-cell table:style-name="ce18" table:number-columns-repeated="4"/>
          <table:table-cell table:style-name="ce22"/>
          <table:table-cell table:style-name="ce18"/>
          <table:table-cell table:style-name="ce28" table:number-columns-repeated="2"/>
          <table:table-cell table:style-name="ce18" office:value-type="string">
            <text:p>&lt;</text:p>
          </table:table-cell>
          <table:table-cell table:style-name="ce18"/>
          <table:table-cell table:style-name="ce28" table:number-columns-repeated="12"/>
          <table:table-cell table:style-name="ce18"/>
          <table:table-cell table:style-name="ce28" table:number-columns-repeated="967"/>
          <table:table-cell table:style-name="ce18" table:number-columns-repeated="24"/>
          <table:table-cell table:number-columns-repeated="8"/>
        </table:table-row>
        <table:table-row table:style-name="ro8">
          <table:table-cell/>
          <table:table-cell table:style-name="ce4" office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4"/>
          <table:covered-table-cell table:style-name="ce18"/>
          <table:covered-table-cell table:style-name="ce18"/>
          <table:covered-table-cell table:style-name="ce22"/>
          <table:covered-table-cell table:style-name="ce18"/>
          <table:table-cell table:style-name="ce28" table:number-columns-repeated="2"/>
          <table:table-cell table:style-name="ce4" table:number-columns-repeated="2"/>
          <table:table-cell table:style-name="ce28" table:number-columns-repeated="12"/>
          <table:table-cell table:style-name="ce18"/>
          <table:table-cell table:style-name="ce28" table:number-columns-repeated="967"/>
          <table:table-cell table:style-name="ce18" table:number-columns-repeated="24"/>
          <table:table-cell table:number-columns-repeated="8"/>
        </table:table-row>
        <table:table-row table:style-name="ro7">
          <table:table-cell/>
          <table:table-cell table:style-name="ce3"/>
          <table:table-cell table:style-name="ce18" table:number-columns-repeated="4"/>
          <table:table-cell table:style-name="ce22"/>
          <table:table-cell table:style-name="ce18"/>
          <table:table-cell table:style-name="ce28" table:number-columns-repeated="2"/>
          <table:table-cell table:style-name="ce18" table:number-columns-repeated="2"/>
          <table:table-cell table:style-name="ce28" table:number-columns-repeated="12"/>
          <table:table-cell table:style-name="ce18"/>
          <table:table-cell table:style-name="ce28" table:number-columns-repeated="967"/>
          <table:table-cell table:style-name="ce18" table:number-columns-repeated="24"/>
          <table:table-cell table:number-columns-repeated="8"/>
        </table:table-row>
        <table:table-row table:style-name="ro9">
          <table:table-cell/>
          <table:table-cell table:style-name="ce5" table:number-columns-spanned="7" table:number-rows-spanned="1"/>
          <table:covered-table-cell table:style-name="ce18"/>
          <table:covered-table-cell table:style-name="ce18"/>
          <table:covered-table-cell table:style-name="ce24" office:value-type="string">
            <text:p>Producto y versión</text:p>
          </table:covered-table-cell>
          <table:covered-table-cell table:style-name="ce18"/>
          <table:covered-table-cell table:style-name="ce22"/>
          <table:covered-table-cell table:style-name="ce18"/>
          <table:table-cell table:style-name="ce435" office:value-type="string" table:number-columns-spanned="2" table:number-rows-spanned="1">
            <text:p>Infraestructura de Alta Disponibilidad</text:p>
          </table:table-cell>
          <table:covered-table-cell table:style-name="ce28"/>
          <table:table-cell table:style-name="ce18" table:number-columns-repeated="2"/>
          <table:table-cell table:style-name="ce436" table:number-columns-repeated="9"/>
          <table:table-cell table:style-name="ce435" office:value-type="string" table:number-columns-spanned="2" table:number-rows-spanned="1">
            <text:p>Servicio TI de Negocio</text:p>
          </table:table-cell>
          <table:covered-table-cell table:style-name="ce24"/>
          <table:table-cell table:style-name="ce436"/>
          <table:table-cell table:style-name="ce28" table:number-columns-repeated="968"/>
          <table:table-cell table:style-name="ce18" table:number-columns-repeated="24"/>
          <table:table-cell table:number-columns-repeated="8"/>
        </table:table-row>
        <table:table-row table:style-name="ro10">
          <table:table-cell/>
          <table:table-cell table:style-name="ce6" office:value-type="string">
            <text:p>ID (*)</text:p>
          </table:table-cell>
          <table:table-cell table:style-name="ce6" office:value-type="string">
            <text:p>Nombre Instancia <text:s/>/ SID (*)</text:p>
          </table:table-cell>
          <table:table-cell table:style-name="ce6" office:value-type="string">
            <office:annotation draw:style-name="gr3" draw:text-style-name="P1" svg:width="6.022cm" svg:height="2.009cm" svg:x="12.161cm" svg:y="2.151cm" draw:caption-point-x="-0.61cm" draw:caption-point-y="0.02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6" office:value-type="string">
            <text:p>Producto y versión (*)</text:p>
          </table:table-cell>
          <table:table-cell table:style-name="ce24" office:value-type="string">
            <text:p>Versión Base</text:p>
          </table:table-cell>
          <table:table-cell table:style-name="ce24" office:value-type="string">
            <text:p>Versión Parche</text:p>
          </table:table-cell>
          <table:table-cell table:style-name="ce6" office:value-type="string">
            <text:p>Entorno (*)</text:p>
          </table:table-cell>
          <table:table-cell table:style-name="ce6" office:value-type="string">
            <text:p>Infraestructura de Alta Disponibilidad (*)</text:p>
          </table:table-cell>
          <table:table-cell table:style-name="ce24" office:value-type="string">
            <text:p>Tipo de nodo</text:p>
          </table:table-cell>
          <table:table-cell table:style-name="ce24" office:value-type="string">
            <office:annotation draw:style-name="gr4" draw:text-style-name="P1" svg:width="8.196cm" svg:height="2.461cm" svg:x="36.349cm" svg:y="0.801cm" draw:caption-point-x="-0.584cm" draw:caption-point-y="1.37cm">
              <dc:date>2015-03-13T00:00:00</dc:date>
              <text:p text:style-name="P1"><text:span text:style-name="T1">Insertar identificador/es de otras instancias de BD relacionadas con esta (columna B), separados por comas. Ej: relación standby-primaria, activo-pasivo, nodo RAC, etc</text:span></text:p>
            </office:annotation>
            <text:p>ID Instancias BD relacionadas</text:p>
          </table:table-cell>
          <table:table-cell table:style-name="ce24" office:value-type="string">
            <text:p>Nombre de <text:s/>Cluster/Dominio</text:p>
          </table:table-cell>
          <table:table-cell table:style-name="ce24" office:value-type="string">
            <text:p>Método de respaldo</text:p>
          </table:table-cell>
          <table:table-cell table:style-name="ce6" office:value-type="string">
            <text:p>Activo/Pasivo (*)</text:p>
          </table:table-cell>
          <table:table-cell table:style-name="ce24" office:value-type="string">
            <text:p>Plan de Backup</text:p>
          </table:table-cell>
          <table:table-cell table:style-name="ce24" office:value-type="string">
            <text:p>Archivelog Mode</text:p>
          </table:table-cell>
          <table:table-cell table:style-name="ce24" office:value-type="string">
            <text:p>Consola de Administración</text:p>
          </table:table-cell>
          <table:table-cell table:style-name="ce6" office:value-type="string">
            <text:p>Partitioning (*)</text:p>
          </table:table-cell>
          <table:table-cell table:style-name="ce6" office:value-type="string">
            <text:p>Criticidad (*)</text:p>
          </table:table-cell>
          <table:table-cell table:style-name="ce6" office:value-type="string">
            <text:p>Disponibilidad (*)</text:p>
          </table:table-cell>
          <table:table-cell table:style-name="ce24" office:value-type="string">
            <text:p>Periodo de Alta Carga</text:p>
          </table:table-cell>
          <table:table-cell table:style-name="ce24" office:value-type="string">
            <text:p>Nombre Servicio TI de Negocio <text:s/>(Aplicación Soportada)</text:p>
          </table:table-cell>
          <table:table-cell table:style-name="ce24" office:value-type="string">
            <text:p>Descripcion Servicio TI de Negocio <text:s/></text:p>
          </table:table-cell>
          <table:table-cell table:style-name="ce24" office:value-type="string">
            <text:p>Observaciones de la instancia de BD</text:p>
          </table:table-cell>
          <table:table-cell table:style-name="ce29" office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7" office:value-type="string">
            <text:p>BD_1</text:p>
          </table:table-cell>
          <table:table-cell table:style-name="ce35" office:value-type="string">
            <text:p>BDPACI</text:p>
          </table:table-cell>
          <table:table-cell table:style-name="ce36" table:content-validation-name="val11" office:value-type="string">
            <text:p>cl10vp01</text:p>
          </table:table-cell>
          <table:table-cell table:style-name="ce37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6];[$datos.$E$2:.$G$75];2;0)" office:value-type="string" office:string-value="10.2">
            <text:p>10.2</text:p>
          </table:table-cell>
          <table:table-cell table:style-name="ce434" table:content-validation-name="val4" table:formula="of:=VLOOKUP([.E6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PAC, GDPU, DGA,GAAGRO,IPOP</text:p>
          </table:table-cell>
          <table:table-cell table:style-name="ce438" office:value-type="string">
            <text:p>Politica agraria comú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</text:p>
          </table:table-cell>
          <table:table-cell table:style-name="ce35" office:value-type="string">
            <text:p>STPAC</text:p>
          </table:table-cell>
          <table:table-cell table:style-name="ce36" table:content-validation-name="val11" office:value-type="string">
            <text:p>cl10vp03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7];[$datos.$E$2:.$G$75];2;0)" office:value-type="string" office:string-value="10.2">
            <text:p>10.2</text:p>
          </table:table-cell>
          <table:table-cell table:style-name="ce434" table:content-validation-name="val4" table:formula="of:=VLOOKUP([.E7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ESTADÍSTICAS 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ecund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Pas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PAC, GDPU</text:p>
          </table:table-cell>
          <table:table-cell table:style-name="ce438" office:value-type="string">
            <text:p>Politica agraria comú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</text:p>
          </table:table-cell>
          <table:table-cell table:style-name="ce35" office:value-type="string">
            <text:p>EXPLOI</text:p>
          </table:table-cell>
          <table:table-cell table:style-name="ce36" table:content-validation-name="val11" office:value-type="string">
            <text:p>cl10vp01</text:p>
          </table:table-cell>
          <table:table-cell table:style-name="ce39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8];[$datos.$E$2:.$G$75];2;0)" office:value-type="string" office:string-value="10.2">
            <text:p>10.2</text:p>
          </table:table-cell>
          <table:table-cell table:style-name="ce434" table:content-validation-name="val4" table:formula="of:=VLOOKUP([.E8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OLIVAR, MENUCAP</text:p>
          </table:table-cell>
          <table:table-cell table:style-name="ce438" office:value-type="string">
            <text:p>Gestion agraria,ganadera y de pesca de la junt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</text:p>
          </table:table-cell>
          <table:table-cell table:style-name="ce35" office:value-type="string">
            <text:p>EXPLO</text:p>
          </table:table-cell>
          <table:table-cell table:style-name="ce36" table:content-validation-name="val11" office:value-type="string">
            <text:p>cl10vp02</text:p>
          </table:table-cell>
          <table:table-cell table:style-name="ce40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9];[$datos.$E$2:.$G$75];2;0)" office:value-type="string" office:string-value="10.2">
            <text:p>10.2</text:p>
          </table:table-cell>
          <table:table-cell table:style-name="ce434" table:content-validation-name="val4" table:formula="of:=VLOOKUP([.E9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GANADERIA, CPS, PAIS,SGP</text:p>
          </table:table-cell>
          <table:table-cell table:style-name="ce437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</text:p>
          </table:table-cell>
          <table:table-cell table:style-name="ce35" office:value-type="string">
            <text:p>INFRA</text:p>
          </table:table-cell>
          <table:table-cell table:style-name="ce36" table:content-validation-name="val11" office:value-type="string">
            <text:p>cl10vp02</text:p>
          </table:table-cell>
          <table:table-cell table:style-name="ce41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0];[$datos.$E$2:.$G$75];2;0)" office:value-type="string" office:string-value="10.2">
            <text:p>10.2</text:p>
          </table:table-cell>
          <table:table-cell table:style-name="ce434" table:content-validation-name="val4" table:formula="of:=VLOOKUP([.E10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OAS (Repositorios)</text:p>
          </table:table-cell>
          <table:table-cell table:style-name="ce437" office:value-type="string">
            <text:p>InfraEstructura de OAS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2">
          <table:table-cell/>
          <table:table-cell table:style-name="ce7" office:value-type="string">
            <text:p>BD_6</text:p>
          </table:table-cell>
          <table:table-cell table:style-name="ce35" office:value-type="string">
            <text:p>ESCI</text:p>
          </table:table-cell>
          <table:table-cell table:style-name="ce36" table:content-validation-name="val11" office:value-type="string">
            <text:p>cl10vp02</text:p>
          </table:table-cell>
          <table:table-cell table:style-name="ce42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1];[$datos.$E$2:.$G$75];2;0)" office:value-type="string" office:string-value="10.2">
            <text:p>10.2</text:p>
          </table:table-cell>
          <table:table-cell table:style-name="ce434" table:content-validation-name="val4" table:formula="of:=VLOOKUP([.E11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ECSI, SLFP, QUEST, INPE,REPOSITORI (REPORT 6I)</text:p>
          </table:table-cell>
          <table:table-cell table:style-name="ce438" office:value-type="string">
            <text:p>Sistema de localización de la flota pesquera y Evaluación de controles del sistema integrado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3">
          <table:table-cell/>
          <table:table-cell table:style-name="ce7" office:value-type="string">
            <text:p>BD_7</text:p>
          </table:table-cell>
          <table:table-cell table:style-name="ce35" office:value-type="string">
            <text:p>EXPLO10</text:p>
          </table:table-cell>
          <table:table-cell table:style-name="ce36" table:content-validation-name="val11" office:value-type="string">
            <text:p>cl10vp02</text:p>
          </table:table-cell>
          <table:table-cell table:style-name="ce43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2];[$datos.$E$2:.$G$75];2;0)" office:value-type="string" office:string-value="10.2">
            <text:p>10.2</text:p>
          </table:table-cell>
          <table:table-cell table:style-name="ce434" table:content-validation-name="val4" table:formula="of:=VLOOKUP([.E12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DIPA, AFORA, AGRO, ASIG, AVVA, COCO, FCA, FEDER, FIT,FORESTA,IDRA,IFOPA,LIPE, IPOP,LAYE, MOLU, OBSPRECIO, PATRIMONIO, PENTAHO,ROAE, RVITI,SAPA, SEG,USA Y ….</text:p>
          </table:table-cell>
          <table:table-cell table:style-name="ce438" office:value-type="string">
            <text:p>Gestion agraria,ganadera y de pesca de la junt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</text:p>
          </table:table-cell>
          <table:table-cell table:style-name="ce35" office:value-type="string">
            <text:p>PADME</text:p>
          </table:table-cell>
          <table:table-cell table:style-name="ce36" table:content-validation-name="val11" office:value-type="string">
            <text:p>cl10vp02</text:p>
          </table:table-cell>
          <table:table-cell table:style-name="ce44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3];[$datos.$E$2:.$G$75];2;0)" office:value-type="string" office:string-value="10.2">
            <text:p>10.2</text:p>
          </table:table-cell>
          <table:table-cell table:style-name="ce434" table:content-validation-name="val4" table:formula="of:=VLOOKUP([.E13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SAD, AFIRMA,SOLICITA, ALFRESCO</text:p>
          </table:table-cell>
          <table:table-cell table:style-name="ce437" office:value-type="string">
            <text:p>Adminitración Electrónic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</text:p>
          </table:table-cell>
          <table:table-cell table:style-name="ce35" office:value-type="string">
            <text:p>WEB10</text:p>
          </table:table-cell>
          <table:table-cell table:style-name="ce36" table:content-validation-name="val11" office:value-type="string">
            <text:p>cl10vp02</text:p>
          </table:table-cell>
          <table:table-cell table:style-name="ce45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4];[$datos.$E$2:.$G$75];2;0)" office:value-type="string" office:string-value="10.2">
            <text:p>10.2</text:p>
          </table:table-cell>
          <table:table-cell table:style-name="ce434" table:content-validation-name="val4" table:formula="of:=VLOOKUP([.E14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INTRANET, PORTAL,COMUN, SOS</text:p>
          </table:table-cell>
          <table:table-cell table:style-name="ce438" office:value-type="string">
            <text:p>Portal de la Consejerí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</text:p>
          </table:table-cell>
          <table:table-cell table:style-name="ce35" office:value-type="string">
            <text:p>CERTIF110</text:p>
          </table:table-cell>
          <table:table-cell table:style-name="ce36" table:content-validation-name="val11" office:value-type="string">
            <text:p>cl10vp03</text:p>
          </table:table-cell>
          <table:table-cell table:style-name="ce46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5];[$datos.$E$2:.$G$75];2;0)" office:value-type="string" office:string-value="10.2">
            <text:p>10.2</text:p>
          </table:table-cell>
          <table:table-cell table:style-name="ce434" table:content-validation-name="val4" table:formula="of:=VLOOKUP([.E15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Certific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</text:p>
          </table:table-cell>
          <table:table-cell table:style-name="ce35" office:value-type="string">
            <text:p>BDINTE</text:p>
          </table:table-cell>
          <table:table-cell table:style-name="ce36" table:content-validation-name="val11" office:value-type="string">
            <text:p>cl10vp03</text:p>
          </table:table-cell>
          <table:table-cell table:style-name="ce47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6];[$datos.$E$2:.$G$75];2;0)" office:value-type="string" office:string-value="10.2">
            <text:p>10.2</text:p>
          </table:table-cell>
          <table:table-cell table:style-name="ce434" table:content-validation-name="val4" table:formula="of:=VLOOKUP([.E16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Integr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</text:p>
          </table:table-cell>
          <table:table-cell table:style-name="ce35" office:value-type="string">
            <text:p>CERTIPAC</text:p>
          </table:table-cell>
          <table:table-cell table:style-name="ce36" table:content-validation-name="val11" office:value-type="string">
            <text:p>cl10vp03</text:p>
          </table:table-cell>
          <table:table-cell table:style-name="ce48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7];[$datos.$E$2:.$G$75];2;0)" office:value-type="string" office:string-value="10.2">
            <text:p>10.2</text:p>
          </table:table-cell>
          <table:table-cell table:style-name="ce434" table:content-validation-name="val4" table:formula="of:=VLOOKUP([.E17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Certific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</text:p>
          </table:table-cell>
          <table:table-cell table:style-name="ce35" office:value-type="string">
            <text:p>PACLIENT</text:p>
          </table:table-cell>
          <table:table-cell table:style-name="ce36" table:content-validation-name="val11" office:value-type="string">
            <text:p>cl10vp03</text:p>
          </table:table-cell>
          <table:table-cell table:style-name="ce49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18];[$datos.$E$2:.$G$75];2;0)" office:value-type="string" office:string-value="10.2">
            <text:p>10.2</text:p>
          </table:table-cell>
          <table:table-cell table:style-name="ce434" table:content-validation-name="val4" table:formula="of:=VLOOKUP([.E18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ESTADÍSTICAS 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Simulaciones Pagos Pac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4">
          <table:table-cell/>
          <table:table-cell table:style-name="ce7" office:value-type="string">
            <text:p>BD_14</text:p>
          </table:table-cell>
          <table:table-cell table:style-name="ce35" office:value-type="string">
            <text:p>FAGA</text:p>
          </table:table-cell>
          <table:table-cell table:style-name="ce36" table:content-validation-name="val11" office:value-type="string">
            <text:p>cl11vp02</text:p>
          </table:table-cell>
          <table:table-cell table:style-name="ce50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19];[$datos.$E$2:.$G$75];2;0)" office:value-type="string" office:string-value="11.2">
            <text:p>11.2</text:p>
          </table:table-cell>
          <table:table-cell table:style-name="ce434" table:content-validation-name="val4" table:formula="of:=VLOOKUP([.E19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GEAP, FAGA</text:p>
          </table:table-cell>
          <table:table-cell table:style-name="ce438" office:value-type="string">
            <text:p>Fondo Andaluz de Gestión Agraria, Gestión de Expediente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5">
          <table:table-cell/>
          <table:table-cell table:style-name="ce7" office:value-type="string">
            <text:p>BD_15</text:p>
          </table:table-cell>
          <table:table-cell table:style-name="ce35" office:value-type="string">
            <text:p>EXPLOPAC</text:p>
          </table:table-cell>
          <table:table-cell table:style-name="ce36" table:content-validation-name="val11" office:value-type="string">
            <text:p>cl11vp02</text:p>
          </table:table-cell>
          <table:table-cell table:style-name="ce51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0];[$datos.$E$2:.$G$75];2;0)" office:value-type="string" office:string-value="11.2">
            <text:p>11.2</text:p>
          </table:table-cell>
          <table:table-cell table:style-name="ce434" table:content-validation-name="val4" table:formula="of:=VLOOKUP([.E20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PSU, PACFEGA</text:p>
          </table:table-cell>
          <table:table-cell table:style-name="ce438" office:value-type="string">
            <text:p>Politica agraria comú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</text:p>
          </table:table-cell>
          <table:table-cell table:style-name="ce35" office:value-type="string">
            <text:p>PADME11</text:p>
          </table:table-cell>
          <table:table-cell table:style-name="ce36" table:content-validation-name="val11" office:value-type="string">
            <text:p>cl11vp01</text:p>
          </table:table-cell>
          <table:table-cell table:style-name="ce52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1];[$datos.$E$2:.$G$75];2;0)" office:value-type="string" office:string-value="11.2">
            <text:p>11.2</text:p>
          </table:table-cell>
          <table:table-cell table:style-name="ce434" table:content-validation-name="val4" table:formula="of:=VLOOKUP([.E21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TRECO</text:p>
          </table:table-cell>
          <table:table-cell table:style-name="ce437" office:value-type="string">
            <text:p>Adminitración Electrónic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</text:p>
          </table:table-cell>
          <table:table-cell table:style-name="ce35" office:value-type="string">
            <text:p>CATALOGO</text:p>
          </table:table-cell>
          <table:table-cell table:style-name="ce36" table:content-validation-name="val11" office:value-type="string">
            <text:p>cl11vp01</text:p>
          </table:table-cell>
          <table:table-cell table:style-name="ce53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2];[$datos.$E$2:.$G$75];2;0)" office:value-type="string" office:string-value="11.2">
            <text:p>11.2</text:p>
          </table:table-cell>
          <table:table-cell table:style-name="ce434" table:content-validation-name="val4" table:formula="of:=VLOOKUP([.E22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RMAN (CATALOGO)</text:p>
          </table:table-cell>
          <table:table-cell table:style-name="ce437" office:value-type="string">
            <text:p>Rman Catálogo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6">
          <table:table-cell/>
          <table:table-cell table:style-name="ce7" office:value-type="string">
            <text:p>BD_18</text:p>
          </table:table-cell>
          <table:table-cell table:style-name="ce35" office:value-type="string">
            <text:p>EXPLO11</text:p>
          </table:table-cell>
          <table:table-cell table:style-name="ce36" table:content-validation-name="val11" office:value-type="string">
            <text:p>cl11vp01</text:p>
          </table:table-cell>
          <table:table-cell table:style-name="ce54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3];[$datos.$E$2:.$G$75];2;0)" office:value-type="string" office:string-value="11.2">
            <text:p>11.2</text:p>
          </table:table-cell>
          <table:table-cell table:style-name="ce434" table:content-validation-name="val4" table:formula="of:=VLOOKUP([.E23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CONTROL DE PRESENCIA, PORTAL AGAPA, QUEST, REDO, CMAP, PADA, MAYA, SCRT, SISV, CATA, CENSOF, ERA, CROF</text:p>
          </table:table-cell>
          <table:table-cell table:style-name="ce438" office:value-type="string">
            <text:p>Gestion agraria,ganadera y de pesca de la junta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0">
          <table:table-cell/>
          <table:table-cell table:style-name="ce7" office:value-type="string">
            <text:p>BD_19</text:p>
          </table:table-cell>
          <table:table-cell table:style-name="ce35" office:value-type="string">
            <text:p>SIGJA</text:p>
          </table:table-cell>
          <table:table-cell table:style-name="ce36" table:content-validation-name="val11" office:value-type="string">
            <text:p>cl11vp01</text:p>
          </table:table-cell>
          <table:table-cell table:style-name="ce55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4];[$datos.$E$2:.$G$75];2;0)" office:value-type="string" office:string-value="11.2">
            <text:p>11.2</text:p>
          </table:table-cell>
          <table:table-cell table:style-name="ce434" table:content-validation-name="val4" table:formula="of:=VLOOKUP([.E24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24x7</text:p>
          </table:table-cell>
          <table:table-cell table:style-name="ce35" office:value-type="string">
            <text:p>CAMPAÑA</text:p>
          </table:table-cell>
          <table:table-cell table:style-name="ce437" office:value-type="string">
            <text:p>SIGPAC</text:p>
          </table:table-cell>
          <table:table-cell table:style-name="ce438" office:value-type="string">
            <text:p>Sistema de informacion geografica de parcelario agricola y Alegaciones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</text:p>
          </table:table-cell>
          <table:table-cell table:style-name="ce35" office:value-type="string">
            <text:p>CERTIF11</text:p>
          </table:table-cell>
          <table:table-cell table:style-name="ce36" table:content-validation-name="val11" office:value-type="string">
            <text:p>cl11vp03</text:p>
          </table:table-cell>
          <table:table-cell table:style-name="ce56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5];[$datos.$E$2:.$G$75];2;0)" office:value-type="string" office:string-value="11.2">
            <text:p>11.2</text:p>
          </table:table-cell>
          <table:table-cell table:style-name="ce434" table:content-validation-name="val4" table:formula="of:=VLOOKUP([.E25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Certific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</text:p>
          </table:table-cell>
          <table:table-cell table:style-name="ce35" office:value-type="string">
            <text:p>CLOUD</text:p>
          </table:table-cell>
          <table:table-cell table:style-name="ce36" table:content-validation-name="val11" office:value-type="string">
            <text:p>cl11vp03</text:p>
          </table:table-cell>
          <table:table-cell table:style-name="ce57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6];[$datos.$E$2:.$G$75];2;0)" office:value-type="string" office:string-value="11.2">
            <text:p>11.2</text:p>
          </table:table-cell>
          <table:table-cell table:style-name="ce434" table:content-validation-name="val4" table:formula="of:=VLOOKUP([.E26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Prim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Act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UY ALT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Gestor, Administrador, Monitorizador de BBDD</text:p>
          </table:table-cell>
          <table:table-cell table:style-name="ce437" office:value-type="string">
            <text:p>Gestor, Administrador, Monitorizador de BBDD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</text:p>
          </table:table-cell>
          <table:table-cell table:style-name="ce35" office:value-type="string">
            <text:p>BDINTE11</text:p>
          </table:table-cell>
          <table:table-cell table:style-name="ce36" table:content-validation-name="val11" office:value-type="string">
            <text:p>cl11vp02</text:p>
          </table:table-cell>
          <table:table-cell table:style-name="ce58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7];[$datos.$E$2:.$G$75];2;0)" office:value-type="string" office:string-value="11.2">
            <text:p>11.2</text:p>
          </table:table-cell>
          <table:table-cell table:style-name="ce434" table:content-validation-name="val4" table:formula="of:=VLOOKUP([.E27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Integr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</text:p>
          </table:table-cell>
          <table:table-cell table:style-name="ce35" office:value-type="string">
            <text:p>CERPAC11</text:p>
          </table:table-cell>
          <table:table-cell table:style-name="ce36" table:content-validation-name="val11" office:value-type="string">
            <text:p>cl11vp02</text:p>
          </table:table-cell>
          <table:table-cell table:style-name="ce59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28];[$datos.$E$2:.$G$75];2;0)" office:value-type="string" office:string-value="11.2">
            <text:p>11.2</text:p>
          </table:table-cell>
          <table:table-cell table:style-name="ce434" table:content-validation-name="val4" table:formula="of:=VLOOKUP([.E28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E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/>
          <table:table-cell table:style-name="ce437" office:value-type="string">
            <text:p>Certificació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</text:p>
          </table:table-cell>
          <table:table-cell table:style-name="ce35" office:value-type="string">
            <text:p>GEN</text:p>
          </table:table-cell>
          <table:table-cell table:style-name="ce36" table:content-validation-name="val11" office:value-type="string">
            <text:p>gen.bd</text:p>
          </table:table-cell>
          <table:table-cell table:style-name="ce60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29];[$datos.$E$2:.$G$75];2;0)" office:value-type="string" office:string-value="10.2">
            <text:p>10.2</text:p>
          </table:table-cell>
          <table:table-cell table:style-name="ce434" table:content-validation-name="val4" table:formula="of:=VLOOKUP([.E29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NO INSTALADO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EXPEDIENTES NEGATIVOS</text:p>
          </table:table-cell>
          <table:table-cell table:style-name="ce437" office:value-type="string">
            <text:p>Gestión de Expedientes negativos de la PAC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</text:p>
          </table:table-cell>
          <table:table-cell table:style-name="ce35" office:value-type="string">
            <text:p>PACRETRO</text:p>
          </table:table-cell>
          <table:table-cell table:style-name="ce36" table:content-validation-name="val11" office:value-type="string">
            <text:p>gen.bd</text:p>
          </table:table-cell>
          <table:table-cell table:style-name="ce61" table:content-validation-name="val12" office:value-type="string">
            <text:p>Oracle Database Enterprise Edition 10.2.0.5</text:p>
          </table:table-cell>
          <table:table-cell table:style-name="ce434" table:content-validation-name="val4" table:formula="of:=VLOOKUP([.E30];[$datos.$E$2:.$G$75];2;0)" office:value-type="string" office:string-value="10.2">
            <text:p>10.2</text:p>
          </table:table-cell>
          <table:table-cell table:style-name="ce434" table:content-validation-name="val4" table:formula="of:=VLOOKUP([.E30];[$datos.$E$2:.$G$75];3;0)" office:value-type="string" office:string-value="0.5">
            <text:p>0.5</text:p>
          </table:table-cell>
          <table:table-cell table:style-name="ce35" table:content-validation-name="val3" office:value-type="string">
            <text:p>TESTING / PRUEBAS / INTEGRA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tandalone</text:p>
          </table:table-cell>
          <table:table-cell table:style-name="ce35" table:number-columns-repeated="2"/>
          <table:table-cell table:style-name="ce27" table:content-validation-name="val17" office:value-type="string">
            <text:p>Sin Respaldo</text:p>
          </table:table-cell>
          <table:table-cell table:style-name="ce27" table:content-validation-name="val18"/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NO INSTALADO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SIMULACION PAGOS PAC</text:p>
          </table:table-cell>
          <table:table-cell table:style-name="ce437" office:value-type="string">
            <text:p>Simulaciones Pagos Pac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6</text:p>
          </table:table-cell>
          <table:table-cell table:style-name="ce35" office:value-type="string">
            <text:p>STEXPLOPAC</text:p>
          </table:table-cell>
          <table:table-cell table:style-name="ce36" table:content-validation-name="val11" office:value-type="string">
            <text:p>clivmstexplopac</text:p>
          </table:table-cell>
          <table:table-cell table:style-name="ce62" table:content-validation-name="val12" office:value-type="string">
            <text:p>Oracle Database Enterprise Edition 11.2.0.4</text:p>
          </table:table-cell>
          <table:table-cell table:style-name="ce434" table:content-validation-name="val4" table:formula="of:=VLOOKUP([.E31];[$datos.$E$2:.$G$75];2;0)" office:value-type="string" office:string-value="11.2">
            <text:p>11.2</text:p>
          </table:table-cell>
          <table:table-cell table:style-name="ce434" table:content-validation-name="val4" table:formula="of:=VLOOKUP([.E31];[$datos.$E$2:.$G$75];3;0)" office:value-type="string" office:string-value="0.4">
            <text:p>0.4</text:p>
          </table:table-cell>
          <table:table-cell table:style-name="ce35" table:content-validation-name="val3" office:value-type="string">
            <text:p>PRODUCCIÓN</text:p>
          </table:table-cell>
          <table:table-cell table:style-name="ce27" table:content-validation-name="val14" office:value-type="string">
            <text:p>Single Instance</text:p>
          </table:table-cell>
          <table:table-cell table:style-name="ce27" table:content-validation-name="val16" office:value-type="string">
            <text:p>Secundario</text:p>
          </table:table-cell>
          <table:table-cell table:style-name="ce35" table:number-columns-repeated="2"/>
          <table:table-cell table:style-name="ce27" table:content-validation-name="val17" office:value-type="string">
            <text:p>Dataguard</text:p>
          </table:table-cell>
          <table:table-cell table:style-name="ce27" table:content-validation-name="val18" office:value-type="string">
            <text:p>Pasivo</text:p>
          </table:table-cell>
          <table:table-cell table:style-name="ce27" table:content-validation-name="val19" office:value-type="string">
            <text:p>RMAN</text:p>
          </table:table-cell>
          <table:table-cell table:style-name="ce437" table:content-validation-name="val20" office:value-type="string">
            <text:p>SI</text:p>
          </table:table-cell>
          <table:table-cell table:style-name="ce27" table:content-validation-name="val21" office:value-type="string">
            <text:p>Cloud Control 12c Release 4 (12.1.0.4)</text:p>
          </table:table-cell>
          <table:table-cell table:style-name="ce437" table:content-validation-name="val13" office:value-type="string">
            <text:p>NO</text:p>
          </table:table-cell>
          <table:table-cell table:style-name="ce35" table:content-validation-name="val22" office:value-type="string">
            <text:p>MEDIA</text:p>
          </table:table-cell>
          <table:table-cell table:style-name="ce35" table:content-validation-name="val15" office:value-type="string">
            <text:p>8x5</text:p>
          </table:table-cell>
          <table:table-cell table:style-name="ce35"/>
          <table:table-cell table:style-name="ce437" office:value-type="string">
            <text:p>PSU, PACFEGA</text:p>
          </table:table-cell>
          <table:table-cell table:style-name="ce438" office:value-type="string">
            <text:p>Politica agraria común</text:p>
          </table:table-cell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7</text:p>
          </table:table-cell>
          <table:table-cell table:style-name="ce35"/>
          <table:table-cell table:style-name="ce36" table:content-validation-name="val11"/>
          <table:table-cell table:style-name="ce63" table:content-validation-name="val12"/>
          <table:table-cell table:style-name="ce434" table:content-validation-name="val4" table:formula="of:=VLOOKUP([.E32];[$datos.$E$2:.$G$75];2;0)" office:value-type="float" office:value="0">
            <text:p>#N/A</text:p>
          </table:table-cell>
          <table:table-cell table:style-name="ce434" table:content-validation-name="val4" table:formula="of:=VLOOKUP([.E3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8</text:p>
          </table:table-cell>
          <table:table-cell table:style-name="ce35"/>
          <table:table-cell table:style-name="ce36" table:content-validation-name="val11"/>
          <table:table-cell table:style-name="ce64" table:content-validation-name="val12"/>
          <table:table-cell table:style-name="ce434" table:content-validation-name="val4" table:formula="of:=VLOOKUP([.E33];[$datos.$E$2:.$G$75];2;0)" office:value-type="float" office:value="0">
            <text:p>#N/A</text:p>
          </table:table-cell>
          <table:table-cell table:style-name="ce434" table:content-validation-name="val4" table:formula="of:=VLOOKUP([.E3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9</text:p>
          </table:table-cell>
          <table:table-cell table:style-name="ce35"/>
          <table:table-cell table:style-name="ce36" table:content-validation-name="val11"/>
          <table:table-cell table:style-name="ce65" table:content-validation-name="val12"/>
          <table:table-cell table:style-name="ce434" table:content-validation-name="val4" table:formula="of:=VLOOKUP([.E34];[$datos.$E$2:.$G$75];2;0)" office:value-type="float" office:value="0">
            <text:p>#N/A</text:p>
          </table:table-cell>
          <table:table-cell table:style-name="ce434" table:content-validation-name="val4" table:formula="of:=VLOOKUP([.E3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0</text:p>
          </table:table-cell>
          <table:table-cell table:style-name="ce35"/>
          <table:table-cell table:style-name="ce36" table:content-validation-name="val11"/>
          <table:table-cell table:style-name="ce66" table:content-validation-name="val12"/>
          <table:table-cell table:style-name="ce434" table:content-validation-name="val4" table:formula="of:=VLOOKUP([.E35];[$datos.$E$2:.$G$75];2;0)" office:value-type="float" office:value="0">
            <text:p>#N/A</text:p>
          </table:table-cell>
          <table:table-cell table:style-name="ce434" table:content-validation-name="val4" table:formula="of:=VLOOKUP([.E3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1</text:p>
          </table:table-cell>
          <table:table-cell table:style-name="ce35"/>
          <table:table-cell table:style-name="ce36" table:content-validation-name="val11"/>
          <table:table-cell table:style-name="ce67" table:content-validation-name="val12"/>
          <table:table-cell table:style-name="ce434" table:content-validation-name="val4" table:formula="of:=VLOOKUP([.E36];[$datos.$E$2:.$G$75];2;0)" office:value-type="float" office:value="0">
            <text:p>#N/A</text:p>
          </table:table-cell>
          <table:table-cell table:style-name="ce434" table:content-validation-name="val4" table:formula="of:=VLOOKUP([.E3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2</text:p>
          </table:table-cell>
          <table:table-cell table:style-name="ce35"/>
          <table:table-cell table:style-name="ce36" table:content-validation-name="val11"/>
          <table:table-cell table:style-name="ce68" table:content-validation-name="val12"/>
          <table:table-cell table:style-name="ce434" table:content-validation-name="val4" table:formula="of:=VLOOKUP([.E37];[$datos.$E$2:.$G$75];2;0)" office:value-type="float" office:value="0">
            <text:p>#N/A</text:p>
          </table:table-cell>
          <table:table-cell table:style-name="ce434" table:content-validation-name="val4" table:formula="of:=VLOOKUP([.E3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3</text:p>
          </table:table-cell>
          <table:table-cell table:style-name="ce35"/>
          <table:table-cell table:style-name="ce36" table:content-validation-name="val11"/>
          <table:table-cell table:style-name="ce69" table:content-validation-name="val12"/>
          <table:table-cell table:style-name="ce434" table:content-validation-name="val4" table:formula="of:=VLOOKUP([.E38];[$datos.$E$2:.$G$75];2;0)" office:value-type="float" office:value="0">
            <text:p>#N/A</text:p>
          </table:table-cell>
          <table:table-cell table:style-name="ce434" table:content-validation-name="val4" table:formula="of:=VLOOKUP([.E3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4</text:p>
          </table:table-cell>
          <table:table-cell table:style-name="ce35"/>
          <table:table-cell table:style-name="ce36" table:content-validation-name="val11"/>
          <table:table-cell table:style-name="ce70" table:content-validation-name="val12"/>
          <table:table-cell table:style-name="ce434" table:content-validation-name="val4" table:formula="of:=VLOOKUP([.E39];[$datos.$E$2:.$G$75];2;0)" office:value-type="float" office:value="0">
            <text:p>#N/A</text:p>
          </table:table-cell>
          <table:table-cell table:style-name="ce434" table:content-validation-name="val4" table:formula="of:=VLOOKUP([.E3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5</text:p>
          </table:table-cell>
          <table:table-cell table:style-name="ce35"/>
          <table:table-cell table:style-name="ce36" table:content-validation-name="val11"/>
          <table:table-cell table:style-name="ce71" table:content-validation-name="val12"/>
          <table:table-cell table:style-name="ce434" table:content-validation-name="val4" table:formula="of:=VLOOKUP([.E40];[$datos.$E$2:.$G$75];2;0)" office:value-type="float" office:value="0">
            <text:p>#N/A</text:p>
          </table:table-cell>
          <table:table-cell table:style-name="ce434" table:content-validation-name="val4" table:formula="of:=VLOOKUP([.E4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6</text:p>
          </table:table-cell>
          <table:table-cell table:style-name="ce35"/>
          <table:table-cell table:style-name="ce36" table:content-validation-name="val11"/>
          <table:table-cell table:style-name="ce72" table:content-validation-name="val12"/>
          <table:table-cell table:style-name="ce434" table:content-validation-name="val4" table:formula="of:=VLOOKUP([.E41];[$datos.$E$2:.$G$75];2;0)" office:value-type="float" office:value="0">
            <text:p>#N/A</text:p>
          </table:table-cell>
          <table:table-cell table:style-name="ce434" table:content-validation-name="val4" table:formula="of:=VLOOKUP([.E4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7</text:p>
          </table:table-cell>
          <table:table-cell table:style-name="ce35"/>
          <table:table-cell table:style-name="ce36" table:content-validation-name="val11"/>
          <table:table-cell table:style-name="ce73" table:content-validation-name="val12"/>
          <table:table-cell table:style-name="ce434" table:content-validation-name="val4" table:formula="of:=VLOOKUP([.E42];[$datos.$E$2:.$G$75];2;0)" office:value-type="float" office:value="0">
            <text:p>#N/A</text:p>
          </table:table-cell>
          <table:table-cell table:style-name="ce434" table:content-validation-name="val4" table:formula="of:=VLOOKUP([.E4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8</text:p>
          </table:table-cell>
          <table:table-cell table:style-name="ce35"/>
          <table:table-cell table:style-name="ce36" table:content-validation-name="val11"/>
          <table:table-cell table:style-name="ce74" table:content-validation-name="val12"/>
          <table:table-cell table:style-name="ce434" table:content-validation-name="val4" table:formula="of:=VLOOKUP([.E43];[$datos.$E$2:.$G$75];2;0)" office:value-type="float" office:value="0">
            <text:p>#N/A</text:p>
          </table:table-cell>
          <table:table-cell table:style-name="ce434" table:content-validation-name="val4" table:formula="of:=VLOOKUP([.E4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39</text:p>
          </table:table-cell>
          <table:table-cell table:style-name="ce35"/>
          <table:table-cell table:style-name="ce36" table:content-validation-name="val11"/>
          <table:table-cell table:style-name="ce75" table:content-validation-name="val12"/>
          <table:table-cell table:style-name="ce434" table:content-validation-name="val4" table:formula="of:=VLOOKUP([.E44];[$datos.$E$2:.$G$75];2;0)" office:value-type="float" office:value="0">
            <text:p>#N/A</text:p>
          </table:table-cell>
          <table:table-cell table:style-name="ce434" table:content-validation-name="val4" table:formula="of:=VLOOKUP([.E4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0</text:p>
          </table:table-cell>
          <table:table-cell table:style-name="ce35"/>
          <table:table-cell table:style-name="ce36" table:content-validation-name="val11"/>
          <table:table-cell table:style-name="ce76" table:content-validation-name="val12"/>
          <table:table-cell table:style-name="ce434" table:content-validation-name="val4" table:formula="of:=VLOOKUP([.E45];[$datos.$E$2:.$G$75];2;0)" office:value-type="float" office:value="0">
            <text:p>#N/A</text:p>
          </table:table-cell>
          <table:table-cell table:style-name="ce434" table:content-validation-name="val4" table:formula="of:=VLOOKUP([.E4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1</text:p>
          </table:table-cell>
          <table:table-cell table:style-name="ce35"/>
          <table:table-cell table:style-name="ce36" table:content-validation-name="val11"/>
          <table:table-cell table:style-name="ce77" table:content-validation-name="val12"/>
          <table:table-cell table:style-name="ce434" table:content-validation-name="val4" table:formula="of:=VLOOKUP([.E46];[$datos.$E$2:.$G$75];2;0)" office:value-type="float" office:value="0">
            <text:p>#N/A</text:p>
          </table:table-cell>
          <table:table-cell table:style-name="ce434" table:content-validation-name="val4" table:formula="of:=VLOOKUP([.E4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2</text:p>
          </table:table-cell>
          <table:table-cell table:style-name="ce35"/>
          <table:table-cell table:style-name="ce36" table:content-validation-name="val11"/>
          <table:table-cell table:style-name="ce78" table:content-validation-name="val12"/>
          <table:table-cell table:style-name="ce434" table:content-validation-name="val4" table:formula="of:=VLOOKUP([.E47];[$datos.$E$2:.$G$75];2;0)" office:value-type="float" office:value="0">
            <text:p>#N/A</text:p>
          </table:table-cell>
          <table:table-cell table:style-name="ce434" table:content-validation-name="val4" table:formula="of:=VLOOKUP([.E4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3</text:p>
          </table:table-cell>
          <table:table-cell table:style-name="ce35"/>
          <table:table-cell table:style-name="ce36" table:content-validation-name="val11"/>
          <table:table-cell table:style-name="ce79" table:content-validation-name="val12"/>
          <table:table-cell table:style-name="ce434" table:content-validation-name="val4" table:formula="of:=VLOOKUP([.E48];[$datos.$E$2:.$G$75];2;0)" office:value-type="float" office:value="0">
            <text:p>#N/A</text:p>
          </table:table-cell>
          <table:table-cell table:style-name="ce434" table:content-validation-name="val4" table:formula="of:=VLOOKUP([.E4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4</text:p>
          </table:table-cell>
          <table:table-cell table:style-name="ce35"/>
          <table:table-cell table:style-name="ce36" table:content-validation-name="val11"/>
          <table:table-cell table:style-name="ce80" table:content-validation-name="val12"/>
          <table:table-cell table:style-name="ce434" table:content-validation-name="val4" table:formula="of:=VLOOKUP([.E49];[$datos.$E$2:.$G$75];2;0)" office:value-type="float" office:value="0">
            <text:p>#N/A</text:p>
          </table:table-cell>
          <table:table-cell table:style-name="ce434" table:content-validation-name="val4" table:formula="of:=VLOOKUP([.E4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5</text:p>
          </table:table-cell>
          <table:table-cell table:style-name="ce35"/>
          <table:table-cell table:style-name="ce36" table:content-validation-name="val11"/>
          <table:table-cell table:style-name="ce81" table:content-validation-name="val12"/>
          <table:table-cell table:style-name="ce434" table:content-validation-name="val4" table:formula="of:=VLOOKUP([.E50];[$datos.$E$2:.$G$75];2;0)" office:value-type="float" office:value="0">
            <text:p>#N/A</text:p>
          </table:table-cell>
          <table:table-cell table:style-name="ce434" table:content-validation-name="val4" table:formula="of:=VLOOKUP([.E5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6</text:p>
          </table:table-cell>
          <table:table-cell table:style-name="ce35"/>
          <table:table-cell table:style-name="ce36" table:content-validation-name="val11"/>
          <table:table-cell table:style-name="ce82" table:content-validation-name="val12"/>
          <table:table-cell table:style-name="ce434" table:content-validation-name="val4" table:formula="of:=VLOOKUP([.E51];[$datos.$E$2:.$G$75];2;0)" office:value-type="float" office:value="0">
            <text:p>#N/A</text:p>
          </table:table-cell>
          <table:table-cell table:style-name="ce434" table:content-validation-name="val4" table:formula="of:=VLOOKUP([.E5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7</text:p>
          </table:table-cell>
          <table:table-cell table:style-name="ce35"/>
          <table:table-cell table:style-name="ce36" table:content-validation-name="val11"/>
          <table:table-cell table:style-name="ce83" table:content-validation-name="val12"/>
          <table:table-cell table:style-name="ce434" table:content-validation-name="val4" table:formula="of:=VLOOKUP([.E52];[$datos.$E$2:.$G$75];2;0)" office:value-type="float" office:value="0">
            <text:p>#N/A</text:p>
          </table:table-cell>
          <table:table-cell table:style-name="ce434" table:content-validation-name="val4" table:formula="of:=VLOOKUP([.E5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8</text:p>
          </table:table-cell>
          <table:table-cell table:style-name="ce35"/>
          <table:table-cell table:style-name="ce36" table:content-validation-name="val11"/>
          <table:table-cell table:style-name="ce84" table:content-validation-name="val12"/>
          <table:table-cell table:style-name="ce434" table:content-validation-name="val4" table:formula="of:=VLOOKUP([.E53];[$datos.$E$2:.$G$75];2;0)" office:value-type="float" office:value="0">
            <text:p>#N/A</text:p>
          </table:table-cell>
          <table:table-cell table:style-name="ce434" table:content-validation-name="val4" table:formula="of:=VLOOKUP([.E5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49</text:p>
          </table:table-cell>
          <table:table-cell table:style-name="ce35"/>
          <table:table-cell table:style-name="ce36" table:content-validation-name="val11"/>
          <table:table-cell table:style-name="ce85" table:content-validation-name="val12"/>
          <table:table-cell table:style-name="ce434" table:content-validation-name="val4" table:formula="of:=VLOOKUP([.E54];[$datos.$E$2:.$G$75];2;0)" office:value-type="float" office:value="0">
            <text:p>#N/A</text:p>
          </table:table-cell>
          <table:table-cell table:style-name="ce434" table:content-validation-name="val4" table:formula="of:=VLOOKUP([.E5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0</text:p>
          </table:table-cell>
          <table:table-cell table:style-name="ce35"/>
          <table:table-cell table:style-name="ce36" table:content-validation-name="val11"/>
          <table:table-cell table:style-name="ce86" table:content-validation-name="val12"/>
          <table:table-cell table:style-name="ce434" table:content-validation-name="val4" table:formula="of:=VLOOKUP([.E55];[$datos.$E$2:.$G$75];2;0)" office:value-type="float" office:value="0">
            <text:p>#N/A</text:p>
          </table:table-cell>
          <table:table-cell table:style-name="ce434" table:content-validation-name="val4" table:formula="of:=VLOOKUP([.E5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1</text:p>
          </table:table-cell>
          <table:table-cell table:style-name="ce35"/>
          <table:table-cell table:style-name="ce36" table:content-validation-name="val11"/>
          <table:table-cell table:style-name="ce87" table:content-validation-name="val12"/>
          <table:table-cell table:style-name="ce434" table:content-validation-name="val4" table:formula="of:=VLOOKUP([.E56];[$datos.$E$2:.$G$75];2;0)" office:value-type="float" office:value="0">
            <text:p>#N/A</text:p>
          </table:table-cell>
          <table:table-cell table:style-name="ce434" table:content-validation-name="val4" table:formula="of:=VLOOKUP([.E5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2</text:p>
          </table:table-cell>
          <table:table-cell table:style-name="ce35"/>
          <table:table-cell table:style-name="ce36" table:content-validation-name="val11"/>
          <table:table-cell table:style-name="ce88" table:content-validation-name="val12"/>
          <table:table-cell table:style-name="ce434" table:content-validation-name="val4" table:formula="of:=VLOOKUP([.E57];[$datos.$E$2:.$G$75];2;0)" office:value-type="float" office:value="0">
            <text:p>#N/A</text:p>
          </table:table-cell>
          <table:table-cell table:style-name="ce434" table:content-validation-name="val4" table:formula="of:=VLOOKUP([.E5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3</text:p>
          </table:table-cell>
          <table:table-cell table:style-name="ce35"/>
          <table:table-cell table:style-name="ce36" table:content-validation-name="val11"/>
          <table:table-cell table:style-name="ce89" table:content-validation-name="val12"/>
          <table:table-cell table:style-name="ce434" table:content-validation-name="val4" table:formula="of:=VLOOKUP([.E58];[$datos.$E$2:.$G$75];2;0)" office:value-type="float" office:value="0">
            <text:p>#N/A</text:p>
          </table:table-cell>
          <table:table-cell table:style-name="ce434" table:content-validation-name="val4" table:formula="of:=VLOOKUP([.E5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4</text:p>
          </table:table-cell>
          <table:table-cell table:style-name="ce35"/>
          <table:table-cell table:style-name="ce36" table:content-validation-name="val11"/>
          <table:table-cell table:style-name="ce90" table:content-validation-name="val12"/>
          <table:table-cell table:style-name="ce434" table:content-validation-name="val4" table:formula="of:=VLOOKUP([.E59];[$datos.$E$2:.$G$75];2;0)" office:value-type="float" office:value="0">
            <text:p>#N/A</text:p>
          </table:table-cell>
          <table:table-cell table:style-name="ce434" table:content-validation-name="val4" table:formula="of:=VLOOKUP([.E5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5</text:p>
          </table:table-cell>
          <table:table-cell table:style-name="ce35"/>
          <table:table-cell table:style-name="ce36" table:content-validation-name="val11"/>
          <table:table-cell table:style-name="ce91" table:content-validation-name="val12"/>
          <table:table-cell table:style-name="ce434" table:content-validation-name="val4" table:formula="of:=VLOOKUP([.E60];[$datos.$E$2:.$G$75];2;0)" office:value-type="float" office:value="0">
            <text:p>#N/A</text:p>
          </table:table-cell>
          <table:table-cell table:style-name="ce434" table:content-validation-name="val4" table:formula="of:=VLOOKUP([.E6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6</text:p>
          </table:table-cell>
          <table:table-cell table:style-name="ce35"/>
          <table:table-cell table:style-name="ce36" table:content-validation-name="val11"/>
          <table:table-cell table:style-name="ce92" table:content-validation-name="val12"/>
          <table:table-cell table:style-name="ce434" table:content-validation-name="val4" table:formula="of:=VLOOKUP([.E61];[$datos.$E$2:.$G$75];2;0)" office:value-type="float" office:value="0">
            <text:p>#N/A</text:p>
          </table:table-cell>
          <table:table-cell table:style-name="ce434" table:content-validation-name="val4" table:formula="of:=VLOOKUP([.E6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7</text:p>
          </table:table-cell>
          <table:table-cell table:style-name="ce35"/>
          <table:table-cell table:style-name="ce36" table:content-validation-name="val11"/>
          <table:table-cell table:style-name="ce93" table:content-validation-name="val12"/>
          <table:table-cell table:style-name="ce434" table:content-validation-name="val4" table:formula="of:=VLOOKUP([.E62];[$datos.$E$2:.$G$75];2;0)" office:value-type="float" office:value="0">
            <text:p>#N/A</text:p>
          </table:table-cell>
          <table:table-cell table:style-name="ce434" table:content-validation-name="val4" table:formula="of:=VLOOKUP([.E6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8</text:p>
          </table:table-cell>
          <table:table-cell table:style-name="ce35"/>
          <table:table-cell table:style-name="ce36" table:content-validation-name="val11"/>
          <table:table-cell table:style-name="ce94" table:content-validation-name="val12"/>
          <table:table-cell table:style-name="ce434" table:content-validation-name="val4" table:formula="of:=VLOOKUP([.E63];[$datos.$E$2:.$G$75];2;0)" office:value-type="float" office:value="0">
            <text:p>#N/A</text:p>
          </table:table-cell>
          <table:table-cell table:style-name="ce434" table:content-validation-name="val4" table:formula="of:=VLOOKUP([.E6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59</text:p>
          </table:table-cell>
          <table:table-cell table:style-name="ce35"/>
          <table:table-cell table:style-name="ce36" table:content-validation-name="val11"/>
          <table:table-cell table:style-name="ce95" table:content-validation-name="val12"/>
          <table:table-cell table:style-name="ce434" table:content-validation-name="val4" table:formula="of:=VLOOKUP([.E64];[$datos.$E$2:.$G$75];2;0)" office:value-type="float" office:value="0">
            <text:p>#N/A</text:p>
          </table:table-cell>
          <table:table-cell table:style-name="ce434" table:content-validation-name="val4" table:formula="of:=VLOOKUP([.E6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0</text:p>
          </table:table-cell>
          <table:table-cell table:style-name="ce35"/>
          <table:table-cell table:style-name="ce36" table:content-validation-name="val11"/>
          <table:table-cell table:style-name="ce96" table:content-validation-name="val12"/>
          <table:table-cell table:style-name="ce434" table:content-validation-name="val4" table:formula="of:=VLOOKUP([.E65];[$datos.$E$2:.$G$75];2;0)" office:value-type="float" office:value="0">
            <text:p>#N/A</text:p>
          </table:table-cell>
          <table:table-cell table:style-name="ce434" table:content-validation-name="val4" table:formula="of:=VLOOKUP([.E6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1</text:p>
          </table:table-cell>
          <table:table-cell table:style-name="ce35"/>
          <table:table-cell table:style-name="ce36" table:content-validation-name="val11"/>
          <table:table-cell table:style-name="ce97" table:content-validation-name="val12"/>
          <table:table-cell table:style-name="ce434" table:content-validation-name="val4" table:formula="of:=VLOOKUP([.E66];[$datos.$E$2:.$G$75];2;0)" office:value-type="float" office:value="0">
            <text:p>#N/A</text:p>
          </table:table-cell>
          <table:table-cell table:style-name="ce434" table:content-validation-name="val4" table:formula="of:=VLOOKUP([.E6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2</text:p>
          </table:table-cell>
          <table:table-cell table:style-name="ce35"/>
          <table:table-cell table:style-name="ce36" table:content-validation-name="val11"/>
          <table:table-cell table:style-name="ce98" table:content-validation-name="val12"/>
          <table:table-cell table:style-name="ce434" table:content-validation-name="val4" table:formula="of:=VLOOKUP([.E67];[$datos.$E$2:.$G$75];2;0)" office:value-type="float" office:value="0">
            <text:p>#N/A</text:p>
          </table:table-cell>
          <table:table-cell table:style-name="ce434" table:content-validation-name="val4" table:formula="of:=VLOOKUP([.E6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3</text:p>
          </table:table-cell>
          <table:table-cell table:style-name="ce35"/>
          <table:table-cell table:style-name="ce36" table:content-validation-name="val11"/>
          <table:table-cell table:style-name="ce99" table:content-validation-name="val12"/>
          <table:table-cell table:style-name="ce434" table:content-validation-name="val4" table:formula="of:=VLOOKUP([.E68];[$datos.$E$2:.$G$75];2;0)" office:value-type="float" office:value="0">
            <text:p>#N/A</text:p>
          </table:table-cell>
          <table:table-cell table:style-name="ce434" table:content-validation-name="val4" table:formula="of:=VLOOKUP([.E6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4</text:p>
          </table:table-cell>
          <table:table-cell table:style-name="ce35"/>
          <table:table-cell table:style-name="ce36" table:content-validation-name="val11"/>
          <table:table-cell table:style-name="ce100" table:content-validation-name="val12"/>
          <table:table-cell table:style-name="ce434" table:content-validation-name="val4" table:formula="of:=VLOOKUP([.E69];[$datos.$E$2:.$G$75];2;0)" office:value-type="float" office:value="0">
            <text:p>#N/A</text:p>
          </table:table-cell>
          <table:table-cell table:style-name="ce434" table:content-validation-name="val4" table:formula="of:=VLOOKUP([.E6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5</text:p>
          </table:table-cell>
          <table:table-cell table:style-name="ce35"/>
          <table:table-cell table:style-name="ce36" table:content-validation-name="val11"/>
          <table:table-cell table:style-name="ce101" table:content-validation-name="val12"/>
          <table:table-cell table:style-name="ce434" table:content-validation-name="val4" table:formula="of:=VLOOKUP([.E70];[$datos.$E$2:.$G$75];2;0)" office:value-type="float" office:value="0">
            <text:p>#N/A</text:p>
          </table:table-cell>
          <table:table-cell table:style-name="ce434" table:content-validation-name="val4" table:formula="of:=VLOOKUP([.E7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6</text:p>
          </table:table-cell>
          <table:table-cell table:style-name="ce35"/>
          <table:table-cell table:style-name="ce36" table:content-validation-name="val11"/>
          <table:table-cell table:style-name="ce102" table:content-validation-name="val12"/>
          <table:table-cell table:style-name="ce434" table:content-validation-name="val4" table:formula="of:=VLOOKUP([.E71];[$datos.$E$2:.$G$75];2;0)" office:value-type="float" office:value="0">
            <text:p>#N/A</text:p>
          </table:table-cell>
          <table:table-cell table:style-name="ce434" table:content-validation-name="val4" table:formula="of:=VLOOKUP([.E7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7</text:p>
          </table:table-cell>
          <table:table-cell table:style-name="ce35"/>
          <table:table-cell table:style-name="ce36" table:content-validation-name="val11"/>
          <table:table-cell table:style-name="ce103" table:content-validation-name="val12"/>
          <table:table-cell table:style-name="ce434" table:content-validation-name="val4" table:formula="of:=VLOOKUP([.E72];[$datos.$E$2:.$G$75];2;0)" office:value-type="float" office:value="0">
            <text:p>#N/A</text:p>
          </table:table-cell>
          <table:table-cell table:style-name="ce434" table:content-validation-name="val4" table:formula="of:=VLOOKUP([.E7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8</text:p>
          </table:table-cell>
          <table:table-cell table:style-name="ce35"/>
          <table:table-cell table:style-name="ce36" table:content-validation-name="val11"/>
          <table:table-cell table:style-name="ce104" table:content-validation-name="val12"/>
          <table:table-cell table:style-name="ce434" table:content-validation-name="val4" table:formula="of:=VLOOKUP([.E73];[$datos.$E$2:.$G$75];2;0)" office:value-type="float" office:value="0">
            <text:p>#N/A</text:p>
          </table:table-cell>
          <table:table-cell table:style-name="ce434" table:content-validation-name="val4" table:formula="of:=VLOOKUP([.E7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69</text:p>
          </table:table-cell>
          <table:table-cell table:style-name="ce35"/>
          <table:table-cell table:style-name="ce36" table:content-validation-name="val11"/>
          <table:table-cell table:style-name="ce105" table:content-validation-name="val12"/>
          <table:table-cell table:style-name="ce434" table:content-validation-name="val4" table:formula="of:=VLOOKUP([.E74];[$datos.$E$2:.$G$75];2;0)" office:value-type="float" office:value="0">
            <text:p>#N/A</text:p>
          </table:table-cell>
          <table:table-cell table:style-name="ce434" table:content-validation-name="val4" table:formula="of:=VLOOKUP([.E7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0</text:p>
          </table:table-cell>
          <table:table-cell table:style-name="ce35"/>
          <table:table-cell table:style-name="ce36" table:content-validation-name="val11"/>
          <table:table-cell table:style-name="ce106" table:content-validation-name="val12"/>
          <table:table-cell table:style-name="ce434" table:content-validation-name="val4" table:formula="of:=VLOOKUP([.E75];[$datos.$E$2:.$G$75];2;0)" office:value-type="float" office:value="0">
            <text:p>#N/A</text:p>
          </table:table-cell>
          <table:table-cell table:style-name="ce434" table:content-validation-name="val4" table:formula="of:=VLOOKUP([.E7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1</text:p>
          </table:table-cell>
          <table:table-cell table:style-name="ce35"/>
          <table:table-cell table:style-name="ce36" table:content-validation-name="val11"/>
          <table:table-cell table:style-name="ce107" table:content-validation-name="val12"/>
          <table:table-cell table:style-name="ce434" table:content-validation-name="val4" table:formula="of:=VLOOKUP([.E76];[$datos.$E$2:.$G$75];2;0)" office:value-type="float" office:value="0">
            <text:p>#N/A</text:p>
          </table:table-cell>
          <table:table-cell table:style-name="ce434" table:content-validation-name="val4" table:formula="of:=VLOOKUP([.E7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2</text:p>
          </table:table-cell>
          <table:table-cell table:style-name="ce35"/>
          <table:table-cell table:style-name="ce36" table:content-validation-name="val11"/>
          <table:table-cell table:style-name="ce108" table:content-validation-name="val12"/>
          <table:table-cell table:style-name="ce434" table:content-validation-name="val4" table:formula="of:=VLOOKUP([.E77];[$datos.$E$2:.$G$75];2;0)" office:value-type="float" office:value="0">
            <text:p>#N/A</text:p>
          </table:table-cell>
          <table:table-cell table:style-name="ce434" table:content-validation-name="val4" table:formula="of:=VLOOKUP([.E7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3</text:p>
          </table:table-cell>
          <table:table-cell table:style-name="ce35"/>
          <table:table-cell table:style-name="ce36" table:content-validation-name="val11"/>
          <table:table-cell table:style-name="ce109" table:content-validation-name="val12"/>
          <table:table-cell table:style-name="ce434" table:content-validation-name="val4" table:formula="of:=VLOOKUP([.E78];[$datos.$E$2:.$G$75];2;0)" office:value-type="float" office:value="0">
            <text:p>#N/A</text:p>
          </table:table-cell>
          <table:table-cell table:style-name="ce434" table:content-validation-name="val4" table:formula="of:=VLOOKUP([.E7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4</text:p>
          </table:table-cell>
          <table:table-cell table:style-name="ce35"/>
          <table:table-cell table:style-name="ce36" table:content-validation-name="val11"/>
          <table:table-cell table:style-name="ce110" table:content-validation-name="val12"/>
          <table:table-cell table:style-name="ce434" table:content-validation-name="val4" table:formula="of:=VLOOKUP([.E79];[$datos.$E$2:.$G$75];2;0)" office:value-type="float" office:value="0">
            <text:p>#N/A</text:p>
          </table:table-cell>
          <table:table-cell table:style-name="ce434" table:content-validation-name="val4" table:formula="of:=VLOOKUP([.E7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5</text:p>
          </table:table-cell>
          <table:table-cell table:style-name="ce35"/>
          <table:table-cell table:style-name="ce36" table:content-validation-name="val11"/>
          <table:table-cell table:style-name="ce111" table:content-validation-name="val12"/>
          <table:table-cell table:style-name="ce434" table:content-validation-name="val4" table:formula="of:=VLOOKUP([.E80];[$datos.$E$2:.$G$75];2;0)" office:value-type="float" office:value="0">
            <text:p>#N/A</text:p>
          </table:table-cell>
          <table:table-cell table:style-name="ce434" table:content-validation-name="val4" table:formula="of:=VLOOKUP([.E8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6</text:p>
          </table:table-cell>
          <table:table-cell table:style-name="ce35"/>
          <table:table-cell table:style-name="ce36" table:content-validation-name="val11"/>
          <table:table-cell table:style-name="ce112" table:content-validation-name="val12"/>
          <table:table-cell table:style-name="ce434" table:content-validation-name="val4" table:formula="of:=VLOOKUP([.E81];[$datos.$E$2:.$G$75];2;0)" office:value-type="float" office:value="0">
            <text:p>#N/A</text:p>
          </table:table-cell>
          <table:table-cell table:style-name="ce434" table:content-validation-name="val4" table:formula="of:=VLOOKUP([.E8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7</text:p>
          </table:table-cell>
          <table:table-cell table:style-name="ce35"/>
          <table:table-cell table:style-name="ce36" table:content-validation-name="val11"/>
          <table:table-cell table:style-name="ce113" table:content-validation-name="val12"/>
          <table:table-cell table:style-name="ce434" table:content-validation-name="val4" table:formula="of:=VLOOKUP([.E82];[$datos.$E$2:.$G$75];2;0)" office:value-type="float" office:value="0">
            <text:p>#N/A</text:p>
          </table:table-cell>
          <table:table-cell table:style-name="ce434" table:content-validation-name="val4" table:formula="of:=VLOOKUP([.E8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8</text:p>
          </table:table-cell>
          <table:table-cell table:style-name="ce35"/>
          <table:table-cell table:style-name="ce36" table:content-validation-name="val11"/>
          <table:table-cell table:style-name="ce114" table:content-validation-name="val12"/>
          <table:table-cell table:style-name="ce434" table:content-validation-name="val4" table:formula="of:=VLOOKUP([.E83];[$datos.$E$2:.$G$75];2;0)" office:value-type="float" office:value="0">
            <text:p>#N/A</text:p>
          </table:table-cell>
          <table:table-cell table:style-name="ce434" table:content-validation-name="val4" table:formula="of:=VLOOKUP([.E8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79</text:p>
          </table:table-cell>
          <table:table-cell table:style-name="ce35"/>
          <table:table-cell table:style-name="ce36" table:content-validation-name="val11"/>
          <table:table-cell table:style-name="ce115" table:content-validation-name="val12"/>
          <table:table-cell table:style-name="ce434" table:content-validation-name="val4" table:formula="of:=VLOOKUP([.E84];[$datos.$E$2:.$G$75];2;0)" office:value-type="float" office:value="0">
            <text:p>#N/A</text:p>
          </table:table-cell>
          <table:table-cell table:style-name="ce434" table:content-validation-name="val4" table:formula="of:=VLOOKUP([.E8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0</text:p>
          </table:table-cell>
          <table:table-cell table:style-name="ce35"/>
          <table:table-cell table:style-name="ce36" table:content-validation-name="val11"/>
          <table:table-cell table:style-name="ce116" table:content-validation-name="val12"/>
          <table:table-cell table:style-name="ce434" table:content-validation-name="val4" table:formula="of:=VLOOKUP([.E85];[$datos.$E$2:.$G$75];2;0)" office:value-type="float" office:value="0">
            <text:p>#N/A</text:p>
          </table:table-cell>
          <table:table-cell table:style-name="ce434" table:content-validation-name="val4" table:formula="of:=VLOOKUP([.E8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1</text:p>
          </table:table-cell>
          <table:table-cell table:style-name="ce35"/>
          <table:table-cell table:style-name="ce36" table:content-validation-name="val11"/>
          <table:table-cell table:style-name="ce117" table:content-validation-name="val12"/>
          <table:table-cell table:style-name="ce434" table:content-validation-name="val4" table:formula="of:=VLOOKUP([.E86];[$datos.$E$2:.$G$75];2;0)" office:value-type="float" office:value="0">
            <text:p>#N/A</text:p>
          </table:table-cell>
          <table:table-cell table:style-name="ce434" table:content-validation-name="val4" table:formula="of:=VLOOKUP([.E8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2</text:p>
          </table:table-cell>
          <table:table-cell table:style-name="ce35"/>
          <table:table-cell table:style-name="ce36" table:content-validation-name="val11"/>
          <table:table-cell table:style-name="ce118" table:content-validation-name="val12"/>
          <table:table-cell table:style-name="ce434" table:content-validation-name="val4" table:formula="of:=VLOOKUP([.E87];[$datos.$E$2:.$G$75];2;0)" office:value-type="float" office:value="0">
            <text:p>#N/A</text:p>
          </table:table-cell>
          <table:table-cell table:style-name="ce434" table:content-validation-name="val4" table:formula="of:=VLOOKUP([.E8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3</text:p>
          </table:table-cell>
          <table:table-cell table:style-name="ce35"/>
          <table:table-cell table:style-name="ce36" table:content-validation-name="val11"/>
          <table:table-cell table:style-name="ce119" table:content-validation-name="val12"/>
          <table:table-cell table:style-name="ce434" table:content-validation-name="val4" table:formula="of:=VLOOKUP([.E88];[$datos.$E$2:.$G$75];2;0)" office:value-type="float" office:value="0">
            <text:p>#N/A</text:p>
          </table:table-cell>
          <table:table-cell table:style-name="ce434" table:content-validation-name="val4" table:formula="of:=VLOOKUP([.E8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4</text:p>
          </table:table-cell>
          <table:table-cell table:style-name="ce35"/>
          <table:table-cell table:style-name="ce36" table:content-validation-name="val11"/>
          <table:table-cell table:style-name="ce120" table:content-validation-name="val12"/>
          <table:table-cell table:style-name="ce434" table:content-validation-name="val4" table:formula="of:=VLOOKUP([.E89];[$datos.$E$2:.$G$75];2;0)" office:value-type="float" office:value="0">
            <text:p>#N/A</text:p>
          </table:table-cell>
          <table:table-cell table:style-name="ce434" table:content-validation-name="val4" table:formula="of:=VLOOKUP([.E8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5</text:p>
          </table:table-cell>
          <table:table-cell table:style-name="ce35"/>
          <table:table-cell table:style-name="ce36" table:content-validation-name="val11"/>
          <table:table-cell table:style-name="ce121" table:content-validation-name="val12"/>
          <table:table-cell table:style-name="ce434" table:content-validation-name="val4" table:formula="of:=VLOOKUP([.E90];[$datos.$E$2:.$G$75];2;0)" office:value-type="float" office:value="0">
            <text:p>#N/A</text:p>
          </table:table-cell>
          <table:table-cell table:style-name="ce434" table:content-validation-name="val4" table:formula="of:=VLOOKUP([.E9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6</text:p>
          </table:table-cell>
          <table:table-cell table:style-name="ce35"/>
          <table:table-cell table:style-name="ce36" table:content-validation-name="val11"/>
          <table:table-cell table:style-name="ce122" table:content-validation-name="val12"/>
          <table:table-cell table:style-name="ce434" table:content-validation-name="val4" table:formula="of:=VLOOKUP([.E91];[$datos.$E$2:.$G$75];2;0)" office:value-type="float" office:value="0">
            <text:p>#N/A</text:p>
          </table:table-cell>
          <table:table-cell table:style-name="ce434" table:content-validation-name="val4" table:formula="of:=VLOOKUP([.E9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7</text:p>
          </table:table-cell>
          <table:table-cell table:style-name="ce35"/>
          <table:table-cell table:style-name="ce36" table:content-validation-name="val11"/>
          <table:table-cell table:style-name="ce123" table:content-validation-name="val12"/>
          <table:table-cell table:style-name="ce434" table:content-validation-name="val4" table:formula="of:=VLOOKUP([.E92];[$datos.$E$2:.$G$75];2;0)" office:value-type="float" office:value="0">
            <text:p>#N/A</text:p>
          </table:table-cell>
          <table:table-cell table:style-name="ce434" table:content-validation-name="val4" table:formula="of:=VLOOKUP([.E9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8</text:p>
          </table:table-cell>
          <table:table-cell table:style-name="ce35"/>
          <table:table-cell table:style-name="ce36" table:content-validation-name="val11"/>
          <table:table-cell table:style-name="ce124" table:content-validation-name="val12"/>
          <table:table-cell table:style-name="ce434" table:content-validation-name="val4" table:formula="of:=VLOOKUP([.E93];[$datos.$E$2:.$G$75];2;0)" office:value-type="float" office:value="0">
            <text:p>#N/A</text:p>
          </table:table-cell>
          <table:table-cell table:style-name="ce434" table:content-validation-name="val4" table:formula="of:=VLOOKUP([.E9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89</text:p>
          </table:table-cell>
          <table:table-cell table:style-name="ce35"/>
          <table:table-cell table:style-name="ce36" table:content-validation-name="val11"/>
          <table:table-cell table:style-name="ce125" table:content-validation-name="val12"/>
          <table:table-cell table:style-name="ce434" table:content-validation-name="val4" table:formula="of:=VLOOKUP([.E94];[$datos.$E$2:.$G$75];2;0)" office:value-type="float" office:value="0">
            <text:p>#N/A</text:p>
          </table:table-cell>
          <table:table-cell table:style-name="ce434" table:content-validation-name="val4" table:formula="of:=VLOOKUP([.E9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0</text:p>
          </table:table-cell>
          <table:table-cell table:style-name="ce35"/>
          <table:table-cell table:style-name="ce36" table:content-validation-name="val11"/>
          <table:table-cell table:style-name="ce126" table:content-validation-name="val12"/>
          <table:table-cell table:style-name="ce434" table:content-validation-name="val4" table:formula="of:=VLOOKUP([.E95];[$datos.$E$2:.$G$75];2;0)" office:value-type="float" office:value="0">
            <text:p>#N/A</text:p>
          </table:table-cell>
          <table:table-cell table:style-name="ce434" table:content-validation-name="val4" table:formula="of:=VLOOKUP([.E9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1</text:p>
          </table:table-cell>
          <table:table-cell table:style-name="ce35"/>
          <table:table-cell table:style-name="ce36" table:content-validation-name="val11"/>
          <table:table-cell table:style-name="ce127" table:content-validation-name="val12"/>
          <table:table-cell table:style-name="ce434" table:content-validation-name="val4" table:formula="of:=VLOOKUP([.E96];[$datos.$E$2:.$G$75];2;0)" office:value-type="float" office:value="0">
            <text:p>#N/A</text:p>
          </table:table-cell>
          <table:table-cell table:style-name="ce434" table:content-validation-name="val4" table:formula="of:=VLOOKUP([.E9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2</text:p>
          </table:table-cell>
          <table:table-cell table:style-name="ce35"/>
          <table:table-cell table:style-name="ce36" table:content-validation-name="val11"/>
          <table:table-cell table:style-name="ce128" table:content-validation-name="val12"/>
          <table:table-cell table:style-name="ce434" table:content-validation-name="val4" table:formula="of:=VLOOKUP([.E97];[$datos.$E$2:.$G$75];2;0)" office:value-type="float" office:value="0">
            <text:p>#N/A</text:p>
          </table:table-cell>
          <table:table-cell table:style-name="ce434" table:content-validation-name="val4" table:formula="of:=VLOOKUP([.E9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3</text:p>
          </table:table-cell>
          <table:table-cell table:style-name="ce35"/>
          <table:table-cell table:style-name="ce36" table:content-validation-name="val11"/>
          <table:table-cell table:style-name="ce129" table:content-validation-name="val12"/>
          <table:table-cell table:style-name="ce434" table:content-validation-name="val4" table:formula="of:=VLOOKUP([.E98];[$datos.$E$2:.$G$75];2;0)" office:value-type="float" office:value="0">
            <text:p>#N/A</text:p>
          </table:table-cell>
          <table:table-cell table:style-name="ce434" table:content-validation-name="val4" table:formula="of:=VLOOKUP([.E9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4</text:p>
          </table:table-cell>
          <table:table-cell table:style-name="ce35"/>
          <table:table-cell table:style-name="ce36" table:content-validation-name="val11"/>
          <table:table-cell table:style-name="ce130" table:content-validation-name="val12"/>
          <table:table-cell table:style-name="ce434" table:content-validation-name="val4" table:formula="of:=VLOOKUP([.E99];[$datos.$E$2:.$G$75];2;0)" office:value-type="float" office:value="0">
            <text:p>#N/A</text:p>
          </table:table-cell>
          <table:table-cell table:style-name="ce434" table:content-validation-name="val4" table:formula="of:=VLOOKUP([.E9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5</text:p>
          </table:table-cell>
          <table:table-cell table:style-name="ce35"/>
          <table:table-cell table:style-name="ce36" table:content-validation-name="val11"/>
          <table:table-cell table:style-name="ce131" table:content-validation-name="val12"/>
          <table:table-cell table:style-name="ce434" table:content-validation-name="val4" table:formula="of:=VLOOKUP([.E100];[$datos.$E$2:.$G$75];2;0)" office:value-type="float" office:value="0">
            <text:p>#N/A</text:p>
          </table:table-cell>
          <table:table-cell table:style-name="ce434" table:content-validation-name="val4" table:formula="of:=VLOOKUP([.E10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6</text:p>
          </table:table-cell>
          <table:table-cell table:style-name="ce35"/>
          <table:table-cell table:style-name="ce36" table:content-validation-name="val11"/>
          <table:table-cell table:style-name="ce132" table:content-validation-name="val12"/>
          <table:table-cell table:style-name="ce434" table:content-validation-name="val4" table:formula="of:=VLOOKUP([.E101];[$datos.$E$2:.$G$75];2;0)" office:value-type="float" office:value="0">
            <text:p>#N/A</text:p>
          </table:table-cell>
          <table:table-cell table:style-name="ce434" table:content-validation-name="val4" table:formula="of:=VLOOKUP([.E10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7</text:p>
          </table:table-cell>
          <table:table-cell table:style-name="ce35"/>
          <table:table-cell table:style-name="ce36" table:content-validation-name="val11"/>
          <table:table-cell table:style-name="ce133" table:content-validation-name="val12"/>
          <table:table-cell table:style-name="ce434" table:content-validation-name="val4" table:formula="of:=VLOOKUP([.E102];[$datos.$E$2:.$G$75];2;0)" office:value-type="float" office:value="0">
            <text:p>#N/A</text:p>
          </table:table-cell>
          <table:table-cell table:style-name="ce434" table:content-validation-name="val4" table:formula="of:=VLOOKUP([.E10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8</text:p>
          </table:table-cell>
          <table:table-cell table:style-name="ce35"/>
          <table:table-cell table:style-name="ce36" table:content-validation-name="val11"/>
          <table:table-cell table:style-name="ce134" table:content-validation-name="val12"/>
          <table:table-cell table:style-name="ce434" table:content-validation-name="val4" table:formula="of:=VLOOKUP([.E103];[$datos.$E$2:.$G$75];2;0)" office:value-type="float" office:value="0">
            <text:p>#N/A</text:p>
          </table:table-cell>
          <table:table-cell table:style-name="ce434" table:content-validation-name="val4" table:formula="of:=VLOOKUP([.E10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99</text:p>
          </table:table-cell>
          <table:table-cell table:style-name="ce35"/>
          <table:table-cell table:style-name="ce36" table:content-validation-name="val11"/>
          <table:table-cell table:style-name="ce135" table:content-validation-name="val12"/>
          <table:table-cell table:style-name="ce434" table:content-validation-name="val4" table:formula="of:=VLOOKUP([.E104];[$datos.$E$2:.$G$75];2;0)" office:value-type="float" office:value="0">
            <text:p>#N/A</text:p>
          </table:table-cell>
          <table:table-cell table:style-name="ce434" table:content-validation-name="val4" table:formula="of:=VLOOKUP([.E10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0</text:p>
          </table:table-cell>
          <table:table-cell table:style-name="ce35"/>
          <table:table-cell table:style-name="ce36" table:content-validation-name="val11"/>
          <table:table-cell table:style-name="ce136" table:content-validation-name="val12"/>
          <table:table-cell table:style-name="ce434" table:content-validation-name="val4" table:formula="of:=VLOOKUP([.E105];[$datos.$E$2:.$G$75];2;0)" office:value-type="float" office:value="0">
            <text:p>#N/A</text:p>
          </table:table-cell>
          <table:table-cell table:style-name="ce434" table:content-validation-name="val4" table:formula="of:=VLOOKUP([.E10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1</text:p>
          </table:table-cell>
          <table:table-cell table:style-name="ce35"/>
          <table:table-cell table:style-name="ce36" table:content-validation-name="val11"/>
          <table:table-cell table:style-name="ce137" table:content-validation-name="val12"/>
          <table:table-cell table:style-name="ce434" table:content-validation-name="val4" table:formula="of:=VLOOKUP([.E106];[$datos.$E$2:.$G$75];2;0)" office:value-type="float" office:value="0">
            <text:p>#N/A</text:p>
          </table:table-cell>
          <table:table-cell table:style-name="ce434" table:content-validation-name="val4" table:formula="of:=VLOOKUP([.E10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2</text:p>
          </table:table-cell>
          <table:table-cell table:style-name="ce35"/>
          <table:table-cell table:style-name="ce36" table:content-validation-name="val11"/>
          <table:table-cell table:style-name="ce138" table:content-validation-name="val12"/>
          <table:table-cell table:style-name="ce434" table:content-validation-name="val4" table:formula="of:=VLOOKUP([.E107];[$datos.$E$2:.$G$75];2;0)" office:value-type="float" office:value="0">
            <text:p>#N/A</text:p>
          </table:table-cell>
          <table:table-cell table:style-name="ce434" table:content-validation-name="val4" table:formula="of:=VLOOKUP([.E10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3</text:p>
          </table:table-cell>
          <table:table-cell table:style-name="ce35"/>
          <table:table-cell table:style-name="ce36" table:content-validation-name="val11"/>
          <table:table-cell table:style-name="ce139" table:content-validation-name="val12"/>
          <table:table-cell table:style-name="ce434" table:content-validation-name="val4" table:formula="of:=VLOOKUP([.E108];[$datos.$E$2:.$G$75];2;0)" office:value-type="float" office:value="0">
            <text:p>#N/A</text:p>
          </table:table-cell>
          <table:table-cell table:style-name="ce434" table:content-validation-name="val4" table:formula="of:=VLOOKUP([.E10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4</text:p>
          </table:table-cell>
          <table:table-cell table:style-name="ce35"/>
          <table:table-cell table:style-name="ce36" table:content-validation-name="val11"/>
          <table:table-cell table:style-name="ce140" table:content-validation-name="val12"/>
          <table:table-cell table:style-name="ce434" table:content-validation-name="val4" table:formula="of:=VLOOKUP([.E109];[$datos.$E$2:.$G$75];2;0)" office:value-type="float" office:value="0">
            <text:p>#N/A</text:p>
          </table:table-cell>
          <table:table-cell table:style-name="ce434" table:content-validation-name="val4" table:formula="of:=VLOOKUP([.E10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5</text:p>
          </table:table-cell>
          <table:table-cell table:style-name="ce35"/>
          <table:table-cell table:style-name="ce36" table:content-validation-name="val11"/>
          <table:table-cell table:style-name="ce141" table:content-validation-name="val12"/>
          <table:table-cell table:style-name="ce434" table:content-validation-name="val4" table:formula="of:=VLOOKUP([.E110];[$datos.$E$2:.$G$75];2;0)" office:value-type="float" office:value="0">
            <text:p>#N/A</text:p>
          </table:table-cell>
          <table:table-cell table:style-name="ce434" table:content-validation-name="val4" table:formula="of:=VLOOKUP([.E11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6</text:p>
          </table:table-cell>
          <table:table-cell table:style-name="ce35"/>
          <table:table-cell table:style-name="ce36" table:content-validation-name="val11"/>
          <table:table-cell table:style-name="ce142" table:content-validation-name="val12"/>
          <table:table-cell table:style-name="ce434" table:content-validation-name="val4" table:formula="of:=VLOOKUP([.E111];[$datos.$E$2:.$G$75];2;0)" office:value-type="float" office:value="0">
            <text:p>#N/A</text:p>
          </table:table-cell>
          <table:table-cell table:style-name="ce434" table:content-validation-name="val4" table:formula="of:=VLOOKUP([.E11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7</text:p>
          </table:table-cell>
          <table:table-cell table:style-name="ce35"/>
          <table:table-cell table:style-name="ce36" table:content-validation-name="val11"/>
          <table:table-cell table:style-name="ce143" table:content-validation-name="val12"/>
          <table:table-cell table:style-name="ce434" table:content-validation-name="val4" table:formula="of:=VLOOKUP([.E112];[$datos.$E$2:.$G$75];2;0)" office:value-type="float" office:value="0">
            <text:p>#N/A</text:p>
          </table:table-cell>
          <table:table-cell table:style-name="ce434" table:content-validation-name="val4" table:formula="of:=VLOOKUP([.E11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8</text:p>
          </table:table-cell>
          <table:table-cell table:style-name="ce35"/>
          <table:table-cell table:style-name="ce36" table:content-validation-name="val11"/>
          <table:table-cell table:style-name="ce144" table:content-validation-name="val12"/>
          <table:table-cell table:style-name="ce434" table:content-validation-name="val4" table:formula="of:=VLOOKUP([.E113];[$datos.$E$2:.$G$75];2;0)" office:value-type="float" office:value="0">
            <text:p>#N/A</text:p>
          </table:table-cell>
          <table:table-cell table:style-name="ce434" table:content-validation-name="val4" table:formula="of:=VLOOKUP([.E11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09</text:p>
          </table:table-cell>
          <table:table-cell table:style-name="ce35"/>
          <table:table-cell table:style-name="ce36" table:content-validation-name="val11"/>
          <table:table-cell table:style-name="ce145" table:content-validation-name="val12"/>
          <table:table-cell table:style-name="ce434" table:content-validation-name="val4" table:formula="of:=VLOOKUP([.E114];[$datos.$E$2:.$G$75];2;0)" office:value-type="float" office:value="0">
            <text:p>#N/A</text:p>
          </table:table-cell>
          <table:table-cell table:style-name="ce434" table:content-validation-name="val4" table:formula="of:=VLOOKUP([.E11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0</text:p>
          </table:table-cell>
          <table:table-cell table:style-name="ce35"/>
          <table:table-cell table:style-name="ce36" table:content-validation-name="val11"/>
          <table:table-cell table:style-name="ce146" table:content-validation-name="val12"/>
          <table:table-cell table:style-name="ce434" table:content-validation-name="val4" table:formula="of:=VLOOKUP([.E115];[$datos.$E$2:.$G$75];2;0)" office:value-type="float" office:value="0">
            <text:p>#N/A</text:p>
          </table:table-cell>
          <table:table-cell table:style-name="ce434" table:content-validation-name="val4" table:formula="of:=VLOOKUP([.E11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1</text:p>
          </table:table-cell>
          <table:table-cell table:style-name="ce35"/>
          <table:table-cell table:style-name="ce36" table:content-validation-name="val11"/>
          <table:table-cell table:style-name="ce147" table:content-validation-name="val12"/>
          <table:table-cell table:style-name="ce434" table:content-validation-name="val4" table:formula="of:=VLOOKUP([.E116];[$datos.$E$2:.$G$75];2;0)" office:value-type="float" office:value="0">
            <text:p>#N/A</text:p>
          </table:table-cell>
          <table:table-cell table:style-name="ce434" table:content-validation-name="val4" table:formula="of:=VLOOKUP([.E11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2</text:p>
          </table:table-cell>
          <table:table-cell table:style-name="ce35"/>
          <table:table-cell table:style-name="ce36" table:content-validation-name="val11"/>
          <table:table-cell table:style-name="ce148" table:content-validation-name="val12"/>
          <table:table-cell table:style-name="ce434" table:content-validation-name="val4" table:formula="of:=VLOOKUP([.E117];[$datos.$E$2:.$G$75];2;0)" office:value-type="float" office:value="0">
            <text:p>#N/A</text:p>
          </table:table-cell>
          <table:table-cell table:style-name="ce434" table:content-validation-name="val4" table:formula="of:=VLOOKUP([.E11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3</text:p>
          </table:table-cell>
          <table:table-cell table:style-name="ce35"/>
          <table:table-cell table:style-name="ce36" table:content-validation-name="val11"/>
          <table:table-cell table:style-name="ce149" table:content-validation-name="val12"/>
          <table:table-cell table:style-name="ce434" table:content-validation-name="val4" table:formula="of:=VLOOKUP([.E118];[$datos.$E$2:.$G$75];2;0)" office:value-type="float" office:value="0">
            <text:p>#N/A</text:p>
          </table:table-cell>
          <table:table-cell table:style-name="ce434" table:content-validation-name="val4" table:formula="of:=VLOOKUP([.E11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4</text:p>
          </table:table-cell>
          <table:table-cell table:style-name="ce35"/>
          <table:table-cell table:style-name="ce36" table:content-validation-name="val11"/>
          <table:table-cell table:style-name="ce150" table:content-validation-name="val12"/>
          <table:table-cell table:style-name="ce434" table:content-validation-name="val4" table:formula="of:=VLOOKUP([.E119];[$datos.$E$2:.$G$75];2;0)" office:value-type="float" office:value="0">
            <text:p>#N/A</text:p>
          </table:table-cell>
          <table:table-cell table:style-name="ce434" table:content-validation-name="val4" table:formula="of:=VLOOKUP([.E11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5</text:p>
          </table:table-cell>
          <table:table-cell table:style-name="ce35"/>
          <table:table-cell table:style-name="ce36" table:content-validation-name="val11"/>
          <table:table-cell table:style-name="ce151" table:content-validation-name="val12"/>
          <table:table-cell table:style-name="ce434" table:content-validation-name="val4" table:formula="of:=VLOOKUP([.E120];[$datos.$E$2:.$G$75];2;0)" office:value-type="float" office:value="0">
            <text:p>#N/A</text:p>
          </table:table-cell>
          <table:table-cell table:style-name="ce434" table:content-validation-name="val4" table:formula="of:=VLOOKUP([.E12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6</text:p>
          </table:table-cell>
          <table:table-cell table:style-name="ce35"/>
          <table:table-cell table:style-name="ce36" table:content-validation-name="val11"/>
          <table:table-cell table:style-name="ce152" table:content-validation-name="val12"/>
          <table:table-cell table:style-name="ce434" table:content-validation-name="val4" table:formula="of:=VLOOKUP([.E121];[$datos.$E$2:.$G$75];2;0)" office:value-type="float" office:value="0">
            <text:p>#N/A</text:p>
          </table:table-cell>
          <table:table-cell table:style-name="ce434" table:content-validation-name="val4" table:formula="of:=VLOOKUP([.E12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7</text:p>
          </table:table-cell>
          <table:table-cell table:style-name="ce35"/>
          <table:table-cell table:style-name="ce36" table:content-validation-name="val11"/>
          <table:table-cell table:style-name="ce153" table:content-validation-name="val12"/>
          <table:table-cell table:style-name="ce434" table:content-validation-name="val4" table:formula="of:=VLOOKUP([.E122];[$datos.$E$2:.$G$75];2;0)" office:value-type="float" office:value="0">
            <text:p>#N/A</text:p>
          </table:table-cell>
          <table:table-cell table:style-name="ce434" table:content-validation-name="val4" table:formula="of:=VLOOKUP([.E12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8</text:p>
          </table:table-cell>
          <table:table-cell table:style-name="ce35"/>
          <table:table-cell table:style-name="ce36" table:content-validation-name="val11"/>
          <table:table-cell table:style-name="ce154" table:content-validation-name="val12"/>
          <table:table-cell table:style-name="ce434" table:content-validation-name="val4" table:formula="of:=VLOOKUP([.E123];[$datos.$E$2:.$G$75];2;0)" office:value-type="float" office:value="0">
            <text:p>#N/A</text:p>
          </table:table-cell>
          <table:table-cell table:style-name="ce434" table:content-validation-name="val4" table:formula="of:=VLOOKUP([.E12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19</text:p>
          </table:table-cell>
          <table:table-cell table:style-name="ce35"/>
          <table:table-cell table:style-name="ce36" table:content-validation-name="val11"/>
          <table:table-cell table:style-name="ce155" table:content-validation-name="val12"/>
          <table:table-cell table:style-name="ce434" table:content-validation-name="val4" table:formula="of:=VLOOKUP([.E124];[$datos.$E$2:.$G$75];2;0)" office:value-type="float" office:value="0">
            <text:p>#N/A</text:p>
          </table:table-cell>
          <table:table-cell table:style-name="ce434" table:content-validation-name="val4" table:formula="of:=VLOOKUP([.E12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0</text:p>
          </table:table-cell>
          <table:table-cell table:style-name="ce35"/>
          <table:table-cell table:style-name="ce36" table:content-validation-name="val11"/>
          <table:table-cell table:style-name="ce156" table:content-validation-name="val12"/>
          <table:table-cell table:style-name="ce434" table:content-validation-name="val4" table:formula="of:=VLOOKUP([.E125];[$datos.$E$2:.$G$75];2;0)" office:value-type="float" office:value="0">
            <text:p>#N/A</text:p>
          </table:table-cell>
          <table:table-cell table:style-name="ce434" table:content-validation-name="val4" table:formula="of:=VLOOKUP([.E12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1</text:p>
          </table:table-cell>
          <table:table-cell table:style-name="ce35"/>
          <table:table-cell table:style-name="ce36" table:content-validation-name="val11"/>
          <table:table-cell table:style-name="ce157" table:content-validation-name="val12"/>
          <table:table-cell table:style-name="ce434" table:content-validation-name="val4" table:formula="of:=VLOOKUP([.E126];[$datos.$E$2:.$G$75];2;0)" office:value-type="float" office:value="0">
            <text:p>#N/A</text:p>
          </table:table-cell>
          <table:table-cell table:style-name="ce434" table:content-validation-name="val4" table:formula="of:=VLOOKUP([.E12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2</text:p>
          </table:table-cell>
          <table:table-cell table:style-name="ce35"/>
          <table:table-cell table:style-name="ce36" table:content-validation-name="val11"/>
          <table:table-cell table:style-name="ce158" table:content-validation-name="val12"/>
          <table:table-cell table:style-name="ce434" table:content-validation-name="val4" table:formula="of:=VLOOKUP([.E127];[$datos.$E$2:.$G$75];2;0)" office:value-type="float" office:value="0">
            <text:p>#N/A</text:p>
          </table:table-cell>
          <table:table-cell table:style-name="ce434" table:content-validation-name="val4" table:formula="of:=VLOOKUP([.E12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3</text:p>
          </table:table-cell>
          <table:table-cell table:style-name="ce35"/>
          <table:table-cell table:style-name="ce36" table:content-validation-name="val11"/>
          <table:table-cell table:style-name="ce159" table:content-validation-name="val12"/>
          <table:table-cell table:style-name="ce434" table:content-validation-name="val4" table:formula="of:=VLOOKUP([.E128];[$datos.$E$2:.$G$75];2;0)" office:value-type="float" office:value="0">
            <text:p>#N/A</text:p>
          </table:table-cell>
          <table:table-cell table:style-name="ce434" table:content-validation-name="val4" table:formula="of:=VLOOKUP([.E12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4</text:p>
          </table:table-cell>
          <table:table-cell table:style-name="ce35"/>
          <table:table-cell table:style-name="ce36" table:content-validation-name="val11"/>
          <table:table-cell table:style-name="ce160" table:content-validation-name="val12"/>
          <table:table-cell table:style-name="ce434" table:content-validation-name="val4" table:formula="of:=VLOOKUP([.E129];[$datos.$E$2:.$G$75];2;0)" office:value-type="float" office:value="0">
            <text:p>#N/A</text:p>
          </table:table-cell>
          <table:table-cell table:style-name="ce434" table:content-validation-name="val4" table:formula="of:=VLOOKUP([.E12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5</text:p>
          </table:table-cell>
          <table:table-cell table:style-name="ce35"/>
          <table:table-cell table:style-name="ce36" table:content-validation-name="val11"/>
          <table:table-cell table:style-name="ce161" table:content-validation-name="val12"/>
          <table:table-cell table:style-name="ce434" table:content-validation-name="val4" table:formula="of:=VLOOKUP([.E130];[$datos.$E$2:.$G$75];2;0)" office:value-type="float" office:value="0">
            <text:p>#N/A</text:p>
          </table:table-cell>
          <table:table-cell table:style-name="ce434" table:content-validation-name="val4" table:formula="of:=VLOOKUP([.E13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6</text:p>
          </table:table-cell>
          <table:table-cell table:style-name="ce35"/>
          <table:table-cell table:style-name="ce36" table:content-validation-name="val11"/>
          <table:table-cell table:style-name="ce162" table:content-validation-name="val12"/>
          <table:table-cell table:style-name="ce434" table:content-validation-name="val4" table:formula="of:=VLOOKUP([.E131];[$datos.$E$2:.$G$75];2;0)" office:value-type="float" office:value="0">
            <text:p>#N/A</text:p>
          </table:table-cell>
          <table:table-cell table:style-name="ce434" table:content-validation-name="val4" table:formula="of:=VLOOKUP([.E13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7</text:p>
          </table:table-cell>
          <table:table-cell table:style-name="ce35"/>
          <table:table-cell table:style-name="ce36" table:content-validation-name="val11"/>
          <table:table-cell table:style-name="ce163" table:content-validation-name="val12"/>
          <table:table-cell table:style-name="ce434" table:content-validation-name="val4" table:formula="of:=VLOOKUP([.E132];[$datos.$E$2:.$G$75];2;0)" office:value-type="float" office:value="0">
            <text:p>#N/A</text:p>
          </table:table-cell>
          <table:table-cell table:style-name="ce434" table:content-validation-name="val4" table:formula="of:=VLOOKUP([.E13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8</text:p>
          </table:table-cell>
          <table:table-cell table:style-name="ce35"/>
          <table:table-cell table:style-name="ce36" table:content-validation-name="val11"/>
          <table:table-cell table:style-name="ce164" table:content-validation-name="val12"/>
          <table:table-cell table:style-name="ce434" table:content-validation-name="val4" table:formula="of:=VLOOKUP([.E133];[$datos.$E$2:.$G$75];2;0)" office:value-type="float" office:value="0">
            <text:p>#N/A</text:p>
          </table:table-cell>
          <table:table-cell table:style-name="ce434" table:content-validation-name="val4" table:formula="of:=VLOOKUP([.E13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29</text:p>
          </table:table-cell>
          <table:table-cell table:style-name="ce35"/>
          <table:table-cell table:style-name="ce36" table:content-validation-name="val11"/>
          <table:table-cell table:style-name="ce165" table:content-validation-name="val12"/>
          <table:table-cell table:style-name="ce434" table:content-validation-name="val4" table:formula="of:=VLOOKUP([.E134];[$datos.$E$2:.$G$75];2;0)" office:value-type="float" office:value="0">
            <text:p>#N/A</text:p>
          </table:table-cell>
          <table:table-cell table:style-name="ce434" table:content-validation-name="val4" table:formula="of:=VLOOKUP([.E13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0</text:p>
          </table:table-cell>
          <table:table-cell table:style-name="ce35"/>
          <table:table-cell table:style-name="ce36" table:content-validation-name="val11"/>
          <table:table-cell table:style-name="ce166" table:content-validation-name="val12"/>
          <table:table-cell table:style-name="ce434" table:content-validation-name="val4" table:formula="of:=VLOOKUP([.E135];[$datos.$E$2:.$G$75];2;0)" office:value-type="float" office:value="0">
            <text:p>#N/A</text:p>
          </table:table-cell>
          <table:table-cell table:style-name="ce434" table:content-validation-name="val4" table:formula="of:=VLOOKUP([.E13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1</text:p>
          </table:table-cell>
          <table:table-cell table:style-name="ce35"/>
          <table:table-cell table:style-name="ce36" table:content-validation-name="val11"/>
          <table:table-cell table:style-name="ce167" table:content-validation-name="val12"/>
          <table:table-cell table:style-name="ce434" table:content-validation-name="val4" table:formula="of:=VLOOKUP([.E136];[$datos.$E$2:.$G$75];2;0)" office:value-type="float" office:value="0">
            <text:p>#N/A</text:p>
          </table:table-cell>
          <table:table-cell table:style-name="ce434" table:content-validation-name="val4" table:formula="of:=VLOOKUP([.E13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2</text:p>
          </table:table-cell>
          <table:table-cell table:style-name="ce35"/>
          <table:table-cell table:style-name="ce36" table:content-validation-name="val11"/>
          <table:table-cell table:style-name="ce168" table:content-validation-name="val12"/>
          <table:table-cell table:style-name="ce434" table:content-validation-name="val4" table:formula="of:=VLOOKUP([.E137];[$datos.$E$2:.$G$75];2;0)" office:value-type="float" office:value="0">
            <text:p>#N/A</text:p>
          </table:table-cell>
          <table:table-cell table:style-name="ce434" table:content-validation-name="val4" table:formula="of:=VLOOKUP([.E13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3</text:p>
          </table:table-cell>
          <table:table-cell table:style-name="ce35"/>
          <table:table-cell table:style-name="ce36" table:content-validation-name="val11"/>
          <table:table-cell table:style-name="ce169" table:content-validation-name="val12"/>
          <table:table-cell table:style-name="ce434" table:content-validation-name="val4" table:formula="of:=VLOOKUP([.E138];[$datos.$E$2:.$G$75];2;0)" office:value-type="float" office:value="0">
            <text:p>#N/A</text:p>
          </table:table-cell>
          <table:table-cell table:style-name="ce434" table:content-validation-name="val4" table:formula="of:=VLOOKUP([.E13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4</text:p>
          </table:table-cell>
          <table:table-cell table:style-name="ce35"/>
          <table:table-cell table:style-name="ce36" table:content-validation-name="val11"/>
          <table:table-cell table:style-name="ce170" table:content-validation-name="val12"/>
          <table:table-cell table:style-name="ce434" table:content-validation-name="val4" table:formula="of:=VLOOKUP([.E139];[$datos.$E$2:.$G$75];2;0)" office:value-type="float" office:value="0">
            <text:p>#N/A</text:p>
          </table:table-cell>
          <table:table-cell table:style-name="ce434" table:content-validation-name="val4" table:formula="of:=VLOOKUP([.E13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5</text:p>
          </table:table-cell>
          <table:table-cell table:style-name="ce35"/>
          <table:table-cell table:style-name="ce36" table:content-validation-name="val11"/>
          <table:table-cell table:style-name="ce171" table:content-validation-name="val12"/>
          <table:table-cell table:style-name="ce434" table:content-validation-name="val4" table:formula="of:=VLOOKUP([.E140];[$datos.$E$2:.$G$75];2;0)" office:value-type="float" office:value="0">
            <text:p>#N/A</text:p>
          </table:table-cell>
          <table:table-cell table:style-name="ce434" table:content-validation-name="val4" table:formula="of:=VLOOKUP([.E14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6</text:p>
          </table:table-cell>
          <table:table-cell table:style-name="ce35"/>
          <table:table-cell table:style-name="ce36" table:content-validation-name="val11"/>
          <table:table-cell table:style-name="ce172" table:content-validation-name="val12"/>
          <table:table-cell table:style-name="ce434" table:content-validation-name="val4" table:formula="of:=VLOOKUP([.E141];[$datos.$E$2:.$G$75];2;0)" office:value-type="float" office:value="0">
            <text:p>#N/A</text:p>
          </table:table-cell>
          <table:table-cell table:style-name="ce434" table:content-validation-name="val4" table:formula="of:=VLOOKUP([.E14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7</text:p>
          </table:table-cell>
          <table:table-cell table:style-name="ce35"/>
          <table:table-cell table:style-name="ce36" table:content-validation-name="val11"/>
          <table:table-cell table:style-name="ce173" table:content-validation-name="val12"/>
          <table:table-cell table:style-name="ce434" table:content-validation-name="val4" table:formula="of:=VLOOKUP([.E142];[$datos.$E$2:.$G$75];2;0)" office:value-type="float" office:value="0">
            <text:p>#N/A</text:p>
          </table:table-cell>
          <table:table-cell table:style-name="ce434" table:content-validation-name="val4" table:formula="of:=VLOOKUP([.E14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8</text:p>
          </table:table-cell>
          <table:table-cell table:style-name="ce35"/>
          <table:table-cell table:style-name="ce36" table:content-validation-name="val11"/>
          <table:table-cell table:style-name="ce174" table:content-validation-name="val12"/>
          <table:table-cell table:style-name="ce434" table:content-validation-name="val4" table:formula="of:=VLOOKUP([.E143];[$datos.$E$2:.$G$75];2;0)" office:value-type="float" office:value="0">
            <text:p>#N/A</text:p>
          </table:table-cell>
          <table:table-cell table:style-name="ce434" table:content-validation-name="val4" table:formula="of:=VLOOKUP([.E14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39</text:p>
          </table:table-cell>
          <table:table-cell table:style-name="ce35"/>
          <table:table-cell table:style-name="ce36" table:content-validation-name="val11"/>
          <table:table-cell table:style-name="ce175" table:content-validation-name="val12"/>
          <table:table-cell table:style-name="ce434" table:content-validation-name="val4" table:formula="of:=VLOOKUP([.E144];[$datos.$E$2:.$G$75];2;0)" office:value-type="float" office:value="0">
            <text:p>#N/A</text:p>
          </table:table-cell>
          <table:table-cell table:style-name="ce434" table:content-validation-name="val4" table:formula="of:=VLOOKUP([.E14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0</text:p>
          </table:table-cell>
          <table:table-cell table:style-name="ce35"/>
          <table:table-cell table:style-name="ce36" table:content-validation-name="val11"/>
          <table:table-cell table:style-name="ce176" table:content-validation-name="val12"/>
          <table:table-cell table:style-name="ce434" table:content-validation-name="val4" table:formula="of:=VLOOKUP([.E145];[$datos.$E$2:.$G$75];2;0)" office:value-type="float" office:value="0">
            <text:p>#N/A</text:p>
          </table:table-cell>
          <table:table-cell table:style-name="ce434" table:content-validation-name="val4" table:formula="of:=VLOOKUP([.E14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1</text:p>
          </table:table-cell>
          <table:table-cell table:style-name="ce35"/>
          <table:table-cell table:style-name="ce36" table:content-validation-name="val11"/>
          <table:table-cell table:style-name="ce177" table:content-validation-name="val12"/>
          <table:table-cell table:style-name="ce434" table:content-validation-name="val4" table:formula="of:=VLOOKUP([.E146];[$datos.$E$2:.$G$75];2;0)" office:value-type="float" office:value="0">
            <text:p>#N/A</text:p>
          </table:table-cell>
          <table:table-cell table:style-name="ce434" table:content-validation-name="val4" table:formula="of:=VLOOKUP([.E14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2</text:p>
          </table:table-cell>
          <table:table-cell table:style-name="ce35"/>
          <table:table-cell table:style-name="ce36" table:content-validation-name="val11"/>
          <table:table-cell table:style-name="ce178" table:content-validation-name="val12"/>
          <table:table-cell table:style-name="ce434" table:content-validation-name="val4" table:formula="of:=VLOOKUP([.E147];[$datos.$E$2:.$G$75];2;0)" office:value-type="float" office:value="0">
            <text:p>#N/A</text:p>
          </table:table-cell>
          <table:table-cell table:style-name="ce434" table:content-validation-name="val4" table:formula="of:=VLOOKUP([.E14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3</text:p>
          </table:table-cell>
          <table:table-cell table:style-name="ce35"/>
          <table:table-cell table:style-name="ce36" table:content-validation-name="val11"/>
          <table:table-cell table:style-name="ce179" table:content-validation-name="val12"/>
          <table:table-cell table:style-name="ce434" table:content-validation-name="val4" table:formula="of:=VLOOKUP([.E148];[$datos.$E$2:.$G$75];2;0)" office:value-type="float" office:value="0">
            <text:p>#N/A</text:p>
          </table:table-cell>
          <table:table-cell table:style-name="ce434" table:content-validation-name="val4" table:formula="of:=VLOOKUP([.E14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4</text:p>
          </table:table-cell>
          <table:table-cell table:style-name="ce35"/>
          <table:table-cell table:style-name="ce36" table:content-validation-name="val11"/>
          <table:table-cell table:style-name="ce180" table:content-validation-name="val12"/>
          <table:table-cell table:style-name="ce434" table:content-validation-name="val4" table:formula="of:=VLOOKUP([.E149];[$datos.$E$2:.$G$75];2;0)" office:value-type="float" office:value="0">
            <text:p>#N/A</text:p>
          </table:table-cell>
          <table:table-cell table:style-name="ce434" table:content-validation-name="val4" table:formula="of:=VLOOKUP([.E14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5</text:p>
          </table:table-cell>
          <table:table-cell table:style-name="ce35"/>
          <table:table-cell table:style-name="ce36" table:content-validation-name="val11"/>
          <table:table-cell table:style-name="ce181" table:content-validation-name="val12"/>
          <table:table-cell table:style-name="ce434" table:content-validation-name="val4" table:formula="of:=VLOOKUP([.E150];[$datos.$E$2:.$G$75];2;0)" office:value-type="float" office:value="0">
            <text:p>#N/A</text:p>
          </table:table-cell>
          <table:table-cell table:style-name="ce434" table:content-validation-name="val4" table:formula="of:=VLOOKUP([.E15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6</text:p>
          </table:table-cell>
          <table:table-cell table:style-name="ce35"/>
          <table:table-cell table:style-name="ce36" table:content-validation-name="val11"/>
          <table:table-cell table:style-name="ce182" table:content-validation-name="val12"/>
          <table:table-cell table:style-name="ce434" table:content-validation-name="val4" table:formula="of:=VLOOKUP([.E151];[$datos.$E$2:.$G$75];2;0)" office:value-type="float" office:value="0">
            <text:p>#N/A</text:p>
          </table:table-cell>
          <table:table-cell table:style-name="ce434" table:content-validation-name="val4" table:formula="of:=VLOOKUP([.E15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7</text:p>
          </table:table-cell>
          <table:table-cell table:style-name="ce35"/>
          <table:table-cell table:style-name="ce36" table:content-validation-name="val11"/>
          <table:table-cell table:style-name="ce183" table:content-validation-name="val12"/>
          <table:table-cell table:style-name="ce434" table:content-validation-name="val4" table:formula="of:=VLOOKUP([.E152];[$datos.$E$2:.$G$75];2;0)" office:value-type="float" office:value="0">
            <text:p>#N/A</text:p>
          </table:table-cell>
          <table:table-cell table:style-name="ce434" table:content-validation-name="val4" table:formula="of:=VLOOKUP([.E15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8</text:p>
          </table:table-cell>
          <table:table-cell table:style-name="ce35"/>
          <table:table-cell table:style-name="ce36" table:content-validation-name="val11"/>
          <table:table-cell table:style-name="ce184" table:content-validation-name="val12"/>
          <table:table-cell table:style-name="ce434" table:content-validation-name="val4" table:formula="of:=VLOOKUP([.E153];[$datos.$E$2:.$G$75];2;0)" office:value-type="float" office:value="0">
            <text:p>#N/A</text:p>
          </table:table-cell>
          <table:table-cell table:style-name="ce434" table:content-validation-name="val4" table:formula="of:=VLOOKUP([.E15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49</text:p>
          </table:table-cell>
          <table:table-cell table:style-name="ce35"/>
          <table:table-cell table:style-name="ce36" table:content-validation-name="val11"/>
          <table:table-cell table:style-name="ce185" table:content-validation-name="val12"/>
          <table:table-cell table:style-name="ce434" table:content-validation-name="val4" table:formula="of:=VLOOKUP([.E154];[$datos.$E$2:.$G$75];2;0)" office:value-type="float" office:value="0">
            <text:p>#N/A</text:p>
          </table:table-cell>
          <table:table-cell table:style-name="ce434" table:content-validation-name="val4" table:formula="of:=VLOOKUP([.E15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0</text:p>
          </table:table-cell>
          <table:table-cell table:style-name="ce35"/>
          <table:table-cell table:style-name="ce36" table:content-validation-name="val11"/>
          <table:table-cell table:style-name="ce186" table:content-validation-name="val12"/>
          <table:table-cell table:style-name="ce434" table:content-validation-name="val4" table:formula="of:=VLOOKUP([.E155];[$datos.$E$2:.$G$75];2;0)" office:value-type="float" office:value="0">
            <text:p>#N/A</text:p>
          </table:table-cell>
          <table:table-cell table:style-name="ce434" table:content-validation-name="val4" table:formula="of:=VLOOKUP([.E15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1</text:p>
          </table:table-cell>
          <table:table-cell table:style-name="ce35"/>
          <table:table-cell table:style-name="ce36" table:content-validation-name="val11"/>
          <table:table-cell table:style-name="ce187" table:content-validation-name="val12"/>
          <table:table-cell table:style-name="ce434" table:content-validation-name="val4" table:formula="of:=VLOOKUP([.E156];[$datos.$E$2:.$G$75];2;0)" office:value-type="float" office:value="0">
            <text:p>#N/A</text:p>
          </table:table-cell>
          <table:table-cell table:style-name="ce434" table:content-validation-name="val4" table:formula="of:=VLOOKUP([.E15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2</text:p>
          </table:table-cell>
          <table:table-cell table:style-name="ce35"/>
          <table:table-cell table:style-name="ce36" table:content-validation-name="val11"/>
          <table:table-cell table:style-name="ce188" table:content-validation-name="val12"/>
          <table:table-cell table:style-name="ce434" table:content-validation-name="val4" table:formula="of:=VLOOKUP([.E157];[$datos.$E$2:.$G$75];2;0)" office:value-type="float" office:value="0">
            <text:p>#N/A</text:p>
          </table:table-cell>
          <table:table-cell table:style-name="ce434" table:content-validation-name="val4" table:formula="of:=VLOOKUP([.E15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3</text:p>
          </table:table-cell>
          <table:table-cell table:style-name="ce35"/>
          <table:table-cell table:style-name="ce36" table:content-validation-name="val11"/>
          <table:table-cell table:style-name="ce189" table:content-validation-name="val12"/>
          <table:table-cell table:style-name="ce434" table:content-validation-name="val4" table:formula="of:=VLOOKUP([.E158];[$datos.$E$2:.$G$75];2;0)" office:value-type="float" office:value="0">
            <text:p>#N/A</text:p>
          </table:table-cell>
          <table:table-cell table:style-name="ce434" table:content-validation-name="val4" table:formula="of:=VLOOKUP([.E15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4</text:p>
          </table:table-cell>
          <table:table-cell table:style-name="ce35"/>
          <table:table-cell table:style-name="ce36" table:content-validation-name="val11"/>
          <table:table-cell table:style-name="ce190" table:content-validation-name="val12"/>
          <table:table-cell table:style-name="ce434" table:content-validation-name="val4" table:formula="of:=VLOOKUP([.E159];[$datos.$E$2:.$G$75];2;0)" office:value-type="float" office:value="0">
            <text:p>#N/A</text:p>
          </table:table-cell>
          <table:table-cell table:style-name="ce434" table:content-validation-name="val4" table:formula="of:=VLOOKUP([.E15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5</text:p>
          </table:table-cell>
          <table:table-cell table:style-name="ce35"/>
          <table:table-cell table:style-name="ce36" table:content-validation-name="val11"/>
          <table:table-cell table:style-name="ce191" table:content-validation-name="val12"/>
          <table:table-cell table:style-name="ce434" table:content-validation-name="val4" table:formula="of:=VLOOKUP([.E160];[$datos.$E$2:.$G$75];2;0)" office:value-type="float" office:value="0">
            <text:p>#N/A</text:p>
          </table:table-cell>
          <table:table-cell table:style-name="ce434" table:content-validation-name="val4" table:formula="of:=VLOOKUP([.E16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6</text:p>
          </table:table-cell>
          <table:table-cell table:style-name="ce35"/>
          <table:table-cell table:style-name="ce36" table:content-validation-name="val11"/>
          <table:table-cell table:style-name="ce192" table:content-validation-name="val12"/>
          <table:table-cell table:style-name="ce434" table:content-validation-name="val4" table:formula="of:=VLOOKUP([.E161];[$datos.$E$2:.$G$75];2;0)" office:value-type="float" office:value="0">
            <text:p>#N/A</text:p>
          </table:table-cell>
          <table:table-cell table:style-name="ce434" table:content-validation-name="val4" table:formula="of:=VLOOKUP([.E16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7</text:p>
          </table:table-cell>
          <table:table-cell table:style-name="ce35"/>
          <table:table-cell table:style-name="ce36" table:content-validation-name="val11"/>
          <table:table-cell table:style-name="ce193" table:content-validation-name="val12"/>
          <table:table-cell table:style-name="ce434" table:content-validation-name="val4" table:formula="of:=VLOOKUP([.E162];[$datos.$E$2:.$G$75];2;0)" office:value-type="float" office:value="0">
            <text:p>#N/A</text:p>
          </table:table-cell>
          <table:table-cell table:style-name="ce434" table:content-validation-name="val4" table:formula="of:=VLOOKUP([.E16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8</text:p>
          </table:table-cell>
          <table:table-cell table:style-name="ce35"/>
          <table:table-cell table:style-name="ce36" table:content-validation-name="val11"/>
          <table:table-cell table:style-name="ce194" table:content-validation-name="val12"/>
          <table:table-cell table:style-name="ce434" table:content-validation-name="val4" table:formula="of:=VLOOKUP([.E163];[$datos.$E$2:.$G$75];2;0)" office:value-type="float" office:value="0">
            <text:p>#N/A</text:p>
          </table:table-cell>
          <table:table-cell table:style-name="ce434" table:content-validation-name="val4" table:formula="of:=VLOOKUP([.E16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59</text:p>
          </table:table-cell>
          <table:table-cell table:style-name="ce35"/>
          <table:table-cell table:style-name="ce36" table:content-validation-name="val11"/>
          <table:table-cell table:style-name="ce195" table:content-validation-name="val12"/>
          <table:table-cell table:style-name="ce434" table:content-validation-name="val4" table:formula="of:=VLOOKUP([.E164];[$datos.$E$2:.$G$75];2;0)" office:value-type="float" office:value="0">
            <text:p>#N/A</text:p>
          </table:table-cell>
          <table:table-cell table:style-name="ce434" table:content-validation-name="val4" table:formula="of:=VLOOKUP([.E16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0</text:p>
          </table:table-cell>
          <table:table-cell table:style-name="ce35"/>
          <table:table-cell table:style-name="ce36" table:content-validation-name="val11"/>
          <table:table-cell table:style-name="ce196" table:content-validation-name="val12"/>
          <table:table-cell table:style-name="ce434" table:content-validation-name="val4" table:formula="of:=VLOOKUP([.E165];[$datos.$E$2:.$G$75];2;0)" office:value-type="float" office:value="0">
            <text:p>#N/A</text:p>
          </table:table-cell>
          <table:table-cell table:style-name="ce434" table:content-validation-name="val4" table:formula="of:=VLOOKUP([.E16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1</text:p>
          </table:table-cell>
          <table:table-cell table:style-name="ce35"/>
          <table:table-cell table:style-name="ce36" table:content-validation-name="val11"/>
          <table:table-cell table:style-name="ce197" table:content-validation-name="val12"/>
          <table:table-cell table:style-name="ce434" table:content-validation-name="val4" table:formula="of:=VLOOKUP([.E166];[$datos.$E$2:.$G$75];2;0)" office:value-type="float" office:value="0">
            <text:p>#N/A</text:p>
          </table:table-cell>
          <table:table-cell table:style-name="ce434" table:content-validation-name="val4" table:formula="of:=VLOOKUP([.E16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2</text:p>
          </table:table-cell>
          <table:table-cell table:style-name="ce35"/>
          <table:table-cell table:style-name="ce36" table:content-validation-name="val11"/>
          <table:table-cell table:style-name="ce198" table:content-validation-name="val12"/>
          <table:table-cell table:style-name="ce434" table:content-validation-name="val4" table:formula="of:=VLOOKUP([.E167];[$datos.$E$2:.$G$75];2;0)" office:value-type="float" office:value="0">
            <text:p>#N/A</text:p>
          </table:table-cell>
          <table:table-cell table:style-name="ce434" table:content-validation-name="val4" table:formula="of:=VLOOKUP([.E16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3</text:p>
          </table:table-cell>
          <table:table-cell table:style-name="ce35"/>
          <table:table-cell table:style-name="ce36" table:content-validation-name="val11"/>
          <table:table-cell table:style-name="ce199" table:content-validation-name="val12"/>
          <table:table-cell table:style-name="ce434" table:content-validation-name="val4" table:formula="of:=VLOOKUP([.E168];[$datos.$E$2:.$G$75];2;0)" office:value-type="float" office:value="0">
            <text:p>#N/A</text:p>
          </table:table-cell>
          <table:table-cell table:style-name="ce434" table:content-validation-name="val4" table:formula="of:=VLOOKUP([.E16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4</text:p>
          </table:table-cell>
          <table:table-cell table:style-name="ce35"/>
          <table:table-cell table:style-name="ce36" table:content-validation-name="val11"/>
          <table:table-cell table:style-name="ce200" table:content-validation-name="val12"/>
          <table:table-cell table:style-name="ce434" table:content-validation-name="val4" table:formula="of:=VLOOKUP([.E169];[$datos.$E$2:.$G$75];2;0)" office:value-type="float" office:value="0">
            <text:p>#N/A</text:p>
          </table:table-cell>
          <table:table-cell table:style-name="ce434" table:content-validation-name="val4" table:formula="of:=VLOOKUP([.E16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5</text:p>
          </table:table-cell>
          <table:table-cell table:style-name="ce35"/>
          <table:table-cell table:style-name="ce36" table:content-validation-name="val11"/>
          <table:table-cell table:style-name="ce201" table:content-validation-name="val12"/>
          <table:table-cell table:style-name="ce434" table:content-validation-name="val4" table:formula="of:=VLOOKUP([.E170];[$datos.$E$2:.$G$75];2;0)" office:value-type="float" office:value="0">
            <text:p>#N/A</text:p>
          </table:table-cell>
          <table:table-cell table:style-name="ce434" table:content-validation-name="val4" table:formula="of:=VLOOKUP([.E17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6</text:p>
          </table:table-cell>
          <table:table-cell table:style-name="ce35"/>
          <table:table-cell table:style-name="ce36" table:content-validation-name="val11"/>
          <table:table-cell table:style-name="ce202" table:content-validation-name="val12"/>
          <table:table-cell table:style-name="ce434" table:content-validation-name="val4" table:formula="of:=VLOOKUP([.E171];[$datos.$E$2:.$G$75];2;0)" office:value-type="float" office:value="0">
            <text:p>#N/A</text:p>
          </table:table-cell>
          <table:table-cell table:style-name="ce434" table:content-validation-name="val4" table:formula="of:=VLOOKUP([.E17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7</text:p>
          </table:table-cell>
          <table:table-cell table:style-name="ce35"/>
          <table:table-cell table:style-name="ce36" table:content-validation-name="val11"/>
          <table:table-cell table:style-name="ce203" table:content-validation-name="val12"/>
          <table:table-cell table:style-name="ce434" table:content-validation-name="val4" table:formula="of:=VLOOKUP([.E172];[$datos.$E$2:.$G$75];2;0)" office:value-type="float" office:value="0">
            <text:p>#N/A</text:p>
          </table:table-cell>
          <table:table-cell table:style-name="ce434" table:content-validation-name="val4" table:formula="of:=VLOOKUP([.E17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8</text:p>
          </table:table-cell>
          <table:table-cell table:style-name="ce35"/>
          <table:table-cell table:style-name="ce36" table:content-validation-name="val11"/>
          <table:table-cell table:style-name="ce204" table:content-validation-name="val12"/>
          <table:table-cell table:style-name="ce434" table:content-validation-name="val4" table:formula="of:=VLOOKUP([.E173];[$datos.$E$2:.$G$75];2;0)" office:value-type="float" office:value="0">
            <text:p>#N/A</text:p>
          </table:table-cell>
          <table:table-cell table:style-name="ce434" table:content-validation-name="val4" table:formula="of:=VLOOKUP([.E17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69</text:p>
          </table:table-cell>
          <table:table-cell table:style-name="ce35"/>
          <table:table-cell table:style-name="ce36" table:content-validation-name="val11"/>
          <table:table-cell table:style-name="ce205" table:content-validation-name="val12"/>
          <table:table-cell table:style-name="ce434" table:content-validation-name="val4" table:formula="of:=VLOOKUP([.E174];[$datos.$E$2:.$G$75];2;0)" office:value-type="float" office:value="0">
            <text:p>#N/A</text:p>
          </table:table-cell>
          <table:table-cell table:style-name="ce434" table:content-validation-name="val4" table:formula="of:=VLOOKUP([.E17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0</text:p>
          </table:table-cell>
          <table:table-cell table:style-name="ce35"/>
          <table:table-cell table:style-name="ce36" table:content-validation-name="val11"/>
          <table:table-cell table:style-name="ce206" table:content-validation-name="val12"/>
          <table:table-cell table:style-name="ce434" table:content-validation-name="val4" table:formula="of:=VLOOKUP([.E175];[$datos.$E$2:.$G$75];2;0)" office:value-type="float" office:value="0">
            <text:p>#N/A</text:p>
          </table:table-cell>
          <table:table-cell table:style-name="ce434" table:content-validation-name="val4" table:formula="of:=VLOOKUP([.E17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1</text:p>
          </table:table-cell>
          <table:table-cell table:style-name="ce35"/>
          <table:table-cell table:style-name="ce36" table:content-validation-name="val11"/>
          <table:table-cell table:style-name="ce207" table:content-validation-name="val12"/>
          <table:table-cell table:style-name="ce434" table:content-validation-name="val4" table:formula="of:=VLOOKUP([.E176];[$datos.$E$2:.$G$75];2;0)" office:value-type="float" office:value="0">
            <text:p>#N/A</text:p>
          </table:table-cell>
          <table:table-cell table:style-name="ce434" table:content-validation-name="val4" table:formula="of:=VLOOKUP([.E17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2</text:p>
          </table:table-cell>
          <table:table-cell table:style-name="ce35"/>
          <table:table-cell table:style-name="ce36" table:content-validation-name="val11"/>
          <table:table-cell table:style-name="ce208" table:content-validation-name="val12"/>
          <table:table-cell table:style-name="ce434" table:content-validation-name="val4" table:formula="of:=VLOOKUP([.E177];[$datos.$E$2:.$G$75];2;0)" office:value-type="float" office:value="0">
            <text:p>#N/A</text:p>
          </table:table-cell>
          <table:table-cell table:style-name="ce434" table:content-validation-name="val4" table:formula="of:=VLOOKUP([.E17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3</text:p>
          </table:table-cell>
          <table:table-cell table:style-name="ce35"/>
          <table:table-cell table:style-name="ce36" table:content-validation-name="val11"/>
          <table:table-cell table:style-name="ce209" table:content-validation-name="val12"/>
          <table:table-cell table:style-name="ce434" table:content-validation-name="val4" table:formula="of:=VLOOKUP([.E178];[$datos.$E$2:.$G$75];2;0)" office:value-type="float" office:value="0">
            <text:p>#N/A</text:p>
          </table:table-cell>
          <table:table-cell table:style-name="ce434" table:content-validation-name="val4" table:formula="of:=VLOOKUP([.E17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4</text:p>
          </table:table-cell>
          <table:table-cell table:style-name="ce35"/>
          <table:table-cell table:style-name="ce36" table:content-validation-name="val11"/>
          <table:table-cell table:style-name="ce210" table:content-validation-name="val12"/>
          <table:table-cell table:style-name="ce434" table:content-validation-name="val4" table:formula="of:=VLOOKUP([.E179];[$datos.$E$2:.$G$75];2;0)" office:value-type="float" office:value="0">
            <text:p>#N/A</text:p>
          </table:table-cell>
          <table:table-cell table:style-name="ce434" table:content-validation-name="val4" table:formula="of:=VLOOKUP([.E17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5</text:p>
          </table:table-cell>
          <table:table-cell table:style-name="ce35"/>
          <table:table-cell table:style-name="ce36" table:content-validation-name="val11"/>
          <table:table-cell table:style-name="ce211" table:content-validation-name="val12"/>
          <table:table-cell table:style-name="ce434" table:content-validation-name="val4" table:formula="of:=VLOOKUP([.E180];[$datos.$E$2:.$G$75];2;0)" office:value-type="float" office:value="0">
            <text:p>#N/A</text:p>
          </table:table-cell>
          <table:table-cell table:style-name="ce434" table:content-validation-name="val4" table:formula="of:=VLOOKUP([.E18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6</text:p>
          </table:table-cell>
          <table:table-cell table:style-name="ce35"/>
          <table:table-cell table:style-name="ce36" table:content-validation-name="val11"/>
          <table:table-cell table:style-name="ce212" table:content-validation-name="val12"/>
          <table:table-cell table:style-name="ce434" table:content-validation-name="val4" table:formula="of:=VLOOKUP([.E181];[$datos.$E$2:.$G$75];2;0)" office:value-type="float" office:value="0">
            <text:p>#N/A</text:p>
          </table:table-cell>
          <table:table-cell table:style-name="ce434" table:content-validation-name="val4" table:formula="of:=VLOOKUP([.E18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7</text:p>
          </table:table-cell>
          <table:table-cell table:style-name="ce35"/>
          <table:table-cell table:style-name="ce36" table:content-validation-name="val11"/>
          <table:table-cell table:style-name="ce213" table:content-validation-name="val12"/>
          <table:table-cell table:style-name="ce434" table:content-validation-name="val4" table:formula="of:=VLOOKUP([.E182];[$datos.$E$2:.$G$75];2;0)" office:value-type="float" office:value="0">
            <text:p>#N/A</text:p>
          </table:table-cell>
          <table:table-cell table:style-name="ce434" table:content-validation-name="val4" table:formula="of:=VLOOKUP([.E18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8</text:p>
          </table:table-cell>
          <table:table-cell table:style-name="ce35"/>
          <table:table-cell table:style-name="ce36" table:content-validation-name="val11"/>
          <table:table-cell table:style-name="ce214" table:content-validation-name="val12"/>
          <table:table-cell table:style-name="ce434" table:content-validation-name="val4" table:formula="of:=VLOOKUP([.E183];[$datos.$E$2:.$G$75];2;0)" office:value-type="float" office:value="0">
            <text:p>#N/A</text:p>
          </table:table-cell>
          <table:table-cell table:style-name="ce434" table:content-validation-name="val4" table:formula="of:=VLOOKUP([.E18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79</text:p>
          </table:table-cell>
          <table:table-cell table:style-name="ce35"/>
          <table:table-cell table:style-name="ce36" table:content-validation-name="val11"/>
          <table:table-cell table:style-name="ce215" table:content-validation-name="val12"/>
          <table:table-cell table:style-name="ce434" table:content-validation-name="val4" table:formula="of:=VLOOKUP([.E184];[$datos.$E$2:.$G$75];2;0)" office:value-type="float" office:value="0">
            <text:p>#N/A</text:p>
          </table:table-cell>
          <table:table-cell table:style-name="ce434" table:content-validation-name="val4" table:formula="of:=VLOOKUP([.E18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0</text:p>
          </table:table-cell>
          <table:table-cell table:style-name="ce35"/>
          <table:table-cell table:style-name="ce36" table:content-validation-name="val11"/>
          <table:table-cell table:style-name="ce216" table:content-validation-name="val12"/>
          <table:table-cell table:style-name="ce434" table:content-validation-name="val4" table:formula="of:=VLOOKUP([.E185];[$datos.$E$2:.$G$75];2;0)" office:value-type="float" office:value="0">
            <text:p>#N/A</text:p>
          </table:table-cell>
          <table:table-cell table:style-name="ce434" table:content-validation-name="val4" table:formula="of:=VLOOKUP([.E18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1</text:p>
          </table:table-cell>
          <table:table-cell table:style-name="ce35"/>
          <table:table-cell table:style-name="ce36" table:content-validation-name="val11"/>
          <table:table-cell table:style-name="ce217" table:content-validation-name="val12"/>
          <table:table-cell table:style-name="ce434" table:content-validation-name="val4" table:formula="of:=VLOOKUP([.E186];[$datos.$E$2:.$G$75];2;0)" office:value-type="float" office:value="0">
            <text:p>#N/A</text:p>
          </table:table-cell>
          <table:table-cell table:style-name="ce434" table:content-validation-name="val4" table:formula="of:=VLOOKUP([.E18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2</text:p>
          </table:table-cell>
          <table:table-cell table:style-name="ce35"/>
          <table:table-cell table:style-name="ce36" table:content-validation-name="val11"/>
          <table:table-cell table:style-name="ce218" table:content-validation-name="val12"/>
          <table:table-cell table:style-name="ce434" table:content-validation-name="val4" table:formula="of:=VLOOKUP([.E187];[$datos.$E$2:.$G$75];2;0)" office:value-type="float" office:value="0">
            <text:p>#N/A</text:p>
          </table:table-cell>
          <table:table-cell table:style-name="ce434" table:content-validation-name="val4" table:formula="of:=VLOOKUP([.E18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3</text:p>
          </table:table-cell>
          <table:table-cell table:style-name="ce35"/>
          <table:table-cell table:style-name="ce36" table:content-validation-name="val11"/>
          <table:table-cell table:style-name="ce219" table:content-validation-name="val12"/>
          <table:table-cell table:style-name="ce434" table:content-validation-name="val4" table:formula="of:=VLOOKUP([.E188];[$datos.$E$2:.$G$75];2;0)" office:value-type="float" office:value="0">
            <text:p>#N/A</text:p>
          </table:table-cell>
          <table:table-cell table:style-name="ce434" table:content-validation-name="val4" table:formula="of:=VLOOKUP([.E18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4</text:p>
          </table:table-cell>
          <table:table-cell table:style-name="ce35"/>
          <table:table-cell table:style-name="ce36" table:content-validation-name="val11"/>
          <table:table-cell table:style-name="ce220" table:content-validation-name="val12"/>
          <table:table-cell table:style-name="ce434" table:content-validation-name="val4" table:formula="of:=VLOOKUP([.E189];[$datos.$E$2:.$G$75];2;0)" office:value-type="float" office:value="0">
            <text:p>#N/A</text:p>
          </table:table-cell>
          <table:table-cell table:style-name="ce434" table:content-validation-name="val4" table:formula="of:=VLOOKUP([.E18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5</text:p>
          </table:table-cell>
          <table:table-cell table:style-name="ce35"/>
          <table:table-cell table:style-name="ce36" table:content-validation-name="val11"/>
          <table:table-cell table:style-name="ce221" table:content-validation-name="val12"/>
          <table:table-cell table:style-name="ce434" table:content-validation-name="val4" table:formula="of:=VLOOKUP([.E190];[$datos.$E$2:.$G$75];2;0)" office:value-type="float" office:value="0">
            <text:p>#N/A</text:p>
          </table:table-cell>
          <table:table-cell table:style-name="ce434" table:content-validation-name="val4" table:formula="of:=VLOOKUP([.E19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6</text:p>
          </table:table-cell>
          <table:table-cell table:style-name="ce35"/>
          <table:table-cell table:style-name="ce36" table:content-validation-name="val11"/>
          <table:table-cell table:style-name="ce222" table:content-validation-name="val12"/>
          <table:table-cell table:style-name="ce434" table:content-validation-name="val4" table:formula="of:=VLOOKUP([.E191];[$datos.$E$2:.$G$75];2;0)" office:value-type="float" office:value="0">
            <text:p>#N/A</text:p>
          </table:table-cell>
          <table:table-cell table:style-name="ce434" table:content-validation-name="val4" table:formula="of:=VLOOKUP([.E19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7</text:p>
          </table:table-cell>
          <table:table-cell table:style-name="ce35"/>
          <table:table-cell table:style-name="ce36" table:content-validation-name="val11"/>
          <table:table-cell table:style-name="ce223" table:content-validation-name="val12"/>
          <table:table-cell table:style-name="ce434" table:content-validation-name="val4" table:formula="of:=VLOOKUP([.E192];[$datos.$E$2:.$G$75];2;0)" office:value-type="float" office:value="0">
            <text:p>#N/A</text:p>
          </table:table-cell>
          <table:table-cell table:style-name="ce434" table:content-validation-name="val4" table:formula="of:=VLOOKUP([.E19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8</text:p>
          </table:table-cell>
          <table:table-cell table:style-name="ce35"/>
          <table:table-cell table:style-name="ce36" table:content-validation-name="val11"/>
          <table:table-cell table:style-name="ce224" table:content-validation-name="val12"/>
          <table:table-cell table:style-name="ce434" table:content-validation-name="val4" table:formula="of:=VLOOKUP([.E193];[$datos.$E$2:.$G$75];2;0)" office:value-type="float" office:value="0">
            <text:p>#N/A</text:p>
          </table:table-cell>
          <table:table-cell table:style-name="ce434" table:content-validation-name="val4" table:formula="of:=VLOOKUP([.E19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89</text:p>
          </table:table-cell>
          <table:table-cell table:style-name="ce35"/>
          <table:table-cell table:style-name="ce36" table:content-validation-name="val11"/>
          <table:table-cell table:style-name="ce225" table:content-validation-name="val12"/>
          <table:table-cell table:style-name="ce434" table:content-validation-name="val4" table:formula="of:=VLOOKUP([.E194];[$datos.$E$2:.$G$75];2;0)" office:value-type="float" office:value="0">
            <text:p>#N/A</text:p>
          </table:table-cell>
          <table:table-cell table:style-name="ce434" table:content-validation-name="val4" table:formula="of:=VLOOKUP([.E19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0</text:p>
          </table:table-cell>
          <table:table-cell table:style-name="ce35"/>
          <table:table-cell table:style-name="ce36" table:content-validation-name="val11"/>
          <table:table-cell table:style-name="ce226" table:content-validation-name="val12"/>
          <table:table-cell table:style-name="ce434" table:content-validation-name="val4" table:formula="of:=VLOOKUP([.E195];[$datos.$E$2:.$G$75];2;0)" office:value-type="float" office:value="0">
            <text:p>#N/A</text:p>
          </table:table-cell>
          <table:table-cell table:style-name="ce434" table:content-validation-name="val4" table:formula="of:=VLOOKUP([.E19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1</text:p>
          </table:table-cell>
          <table:table-cell table:style-name="ce35"/>
          <table:table-cell table:style-name="ce36" table:content-validation-name="val11"/>
          <table:table-cell table:style-name="ce227" table:content-validation-name="val12"/>
          <table:table-cell table:style-name="ce434" table:content-validation-name="val4" table:formula="of:=VLOOKUP([.E196];[$datos.$E$2:.$G$75];2;0)" office:value-type="float" office:value="0">
            <text:p>#N/A</text:p>
          </table:table-cell>
          <table:table-cell table:style-name="ce434" table:content-validation-name="val4" table:formula="of:=VLOOKUP([.E19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2</text:p>
          </table:table-cell>
          <table:table-cell table:style-name="ce35"/>
          <table:table-cell table:style-name="ce36" table:content-validation-name="val11"/>
          <table:table-cell table:style-name="ce228" table:content-validation-name="val12"/>
          <table:table-cell table:style-name="ce434" table:content-validation-name="val4" table:formula="of:=VLOOKUP([.E197];[$datos.$E$2:.$G$75];2;0)" office:value-type="float" office:value="0">
            <text:p>#N/A</text:p>
          </table:table-cell>
          <table:table-cell table:style-name="ce434" table:content-validation-name="val4" table:formula="of:=VLOOKUP([.E19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3</text:p>
          </table:table-cell>
          <table:table-cell table:style-name="ce35"/>
          <table:table-cell table:style-name="ce36" table:content-validation-name="val11"/>
          <table:table-cell table:style-name="ce229" table:content-validation-name="val12"/>
          <table:table-cell table:style-name="ce434" table:content-validation-name="val4" table:formula="of:=VLOOKUP([.E198];[$datos.$E$2:.$G$75];2;0)" office:value-type="float" office:value="0">
            <text:p>#N/A</text:p>
          </table:table-cell>
          <table:table-cell table:style-name="ce434" table:content-validation-name="val4" table:formula="of:=VLOOKUP([.E19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4</text:p>
          </table:table-cell>
          <table:table-cell table:style-name="ce35"/>
          <table:table-cell table:style-name="ce36" table:content-validation-name="val11"/>
          <table:table-cell table:style-name="ce230" table:content-validation-name="val12"/>
          <table:table-cell table:style-name="ce434" table:content-validation-name="val4" table:formula="of:=VLOOKUP([.E199];[$datos.$E$2:.$G$75];2;0)" office:value-type="float" office:value="0">
            <text:p>#N/A</text:p>
          </table:table-cell>
          <table:table-cell table:style-name="ce434" table:content-validation-name="val4" table:formula="of:=VLOOKUP([.E19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5</text:p>
          </table:table-cell>
          <table:table-cell table:style-name="ce35"/>
          <table:table-cell table:style-name="ce36" table:content-validation-name="val11"/>
          <table:table-cell table:style-name="ce231" table:content-validation-name="val12"/>
          <table:table-cell table:style-name="ce434" table:content-validation-name="val4" table:formula="of:=VLOOKUP([.E200];[$datos.$E$2:.$G$75];2;0)" office:value-type="float" office:value="0">
            <text:p>#N/A</text:p>
          </table:table-cell>
          <table:table-cell table:style-name="ce434" table:content-validation-name="val4" table:formula="of:=VLOOKUP([.E20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6</text:p>
          </table:table-cell>
          <table:table-cell table:style-name="ce35"/>
          <table:table-cell table:style-name="ce36" table:content-validation-name="val11"/>
          <table:table-cell table:style-name="ce232" table:content-validation-name="val12"/>
          <table:table-cell table:style-name="ce434" table:content-validation-name="val4" table:formula="of:=VLOOKUP([.E201];[$datos.$E$2:.$G$75];2;0)" office:value-type="float" office:value="0">
            <text:p>#N/A</text:p>
          </table:table-cell>
          <table:table-cell table:style-name="ce434" table:content-validation-name="val4" table:formula="of:=VLOOKUP([.E20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7</text:p>
          </table:table-cell>
          <table:table-cell table:style-name="ce35"/>
          <table:table-cell table:style-name="ce36" table:content-validation-name="val11"/>
          <table:table-cell table:style-name="ce233" table:content-validation-name="val12"/>
          <table:table-cell table:style-name="ce434" table:content-validation-name="val4" table:formula="of:=VLOOKUP([.E202];[$datos.$E$2:.$G$75];2;0)" office:value-type="float" office:value="0">
            <text:p>#N/A</text:p>
          </table:table-cell>
          <table:table-cell table:style-name="ce434" table:content-validation-name="val4" table:formula="of:=VLOOKUP([.E20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8</text:p>
          </table:table-cell>
          <table:table-cell table:style-name="ce35"/>
          <table:table-cell table:style-name="ce36" table:content-validation-name="val11"/>
          <table:table-cell table:style-name="ce234" table:content-validation-name="val12"/>
          <table:table-cell table:style-name="ce434" table:content-validation-name="val4" table:formula="of:=VLOOKUP([.E203];[$datos.$E$2:.$G$75];2;0)" office:value-type="float" office:value="0">
            <text:p>#N/A</text:p>
          </table:table-cell>
          <table:table-cell table:style-name="ce434" table:content-validation-name="val4" table:formula="of:=VLOOKUP([.E20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199</text:p>
          </table:table-cell>
          <table:table-cell table:style-name="ce35"/>
          <table:table-cell table:style-name="ce36" table:content-validation-name="val11"/>
          <table:table-cell table:style-name="ce235" table:content-validation-name="val12"/>
          <table:table-cell table:style-name="ce434" table:content-validation-name="val4" table:formula="of:=VLOOKUP([.E204];[$datos.$E$2:.$G$75];2;0)" office:value-type="float" office:value="0">
            <text:p>#N/A</text:p>
          </table:table-cell>
          <table:table-cell table:style-name="ce434" table:content-validation-name="val4" table:formula="of:=VLOOKUP([.E20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0</text:p>
          </table:table-cell>
          <table:table-cell table:style-name="ce35"/>
          <table:table-cell table:style-name="ce36" table:content-validation-name="val11"/>
          <table:table-cell table:style-name="ce236" table:content-validation-name="val12"/>
          <table:table-cell table:style-name="ce434" table:content-validation-name="val4" table:formula="of:=VLOOKUP([.E205];[$datos.$E$2:.$G$75];2;0)" office:value-type="float" office:value="0">
            <text:p>#N/A</text:p>
          </table:table-cell>
          <table:table-cell table:style-name="ce434" table:content-validation-name="val4" table:formula="of:=VLOOKUP([.E20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1</text:p>
          </table:table-cell>
          <table:table-cell table:style-name="ce35"/>
          <table:table-cell table:style-name="ce36" table:content-validation-name="val11"/>
          <table:table-cell table:style-name="ce237" table:content-validation-name="val12"/>
          <table:table-cell table:style-name="ce434" table:content-validation-name="val4" table:formula="of:=VLOOKUP([.E206];[$datos.$E$2:.$G$75];2;0)" office:value-type="float" office:value="0">
            <text:p>#N/A</text:p>
          </table:table-cell>
          <table:table-cell table:style-name="ce434" table:content-validation-name="val4" table:formula="of:=VLOOKUP([.E20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2</text:p>
          </table:table-cell>
          <table:table-cell table:style-name="ce35"/>
          <table:table-cell table:style-name="ce36" table:content-validation-name="val11"/>
          <table:table-cell table:style-name="ce238" table:content-validation-name="val12"/>
          <table:table-cell table:style-name="ce434" table:content-validation-name="val4" table:formula="of:=VLOOKUP([.E207];[$datos.$E$2:.$G$75];2;0)" office:value-type="float" office:value="0">
            <text:p>#N/A</text:p>
          </table:table-cell>
          <table:table-cell table:style-name="ce434" table:content-validation-name="val4" table:formula="of:=VLOOKUP([.E20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3</text:p>
          </table:table-cell>
          <table:table-cell table:style-name="ce35"/>
          <table:table-cell table:style-name="ce36" table:content-validation-name="val11"/>
          <table:table-cell table:style-name="ce239" table:content-validation-name="val12"/>
          <table:table-cell table:style-name="ce434" table:content-validation-name="val4" table:formula="of:=VLOOKUP([.E208];[$datos.$E$2:.$G$75];2;0)" office:value-type="float" office:value="0">
            <text:p>#N/A</text:p>
          </table:table-cell>
          <table:table-cell table:style-name="ce434" table:content-validation-name="val4" table:formula="of:=VLOOKUP([.E20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4</text:p>
          </table:table-cell>
          <table:table-cell table:style-name="ce35"/>
          <table:table-cell table:style-name="ce36" table:content-validation-name="val11"/>
          <table:table-cell table:style-name="ce240" table:content-validation-name="val12"/>
          <table:table-cell table:style-name="ce434" table:content-validation-name="val4" table:formula="of:=VLOOKUP([.E209];[$datos.$E$2:.$G$75];2;0)" office:value-type="float" office:value="0">
            <text:p>#N/A</text:p>
          </table:table-cell>
          <table:table-cell table:style-name="ce434" table:content-validation-name="val4" table:formula="of:=VLOOKUP([.E20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5</text:p>
          </table:table-cell>
          <table:table-cell table:style-name="ce35"/>
          <table:table-cell table:style-name="ce36" table:content-validation-name="val11"/>
          <table:table-cell table:style-name="ce241" table:content-validation-name="val12"/>
          <table:table-cell table:style-name="ce434" table:content-validation-name="val4" table:formula="of:=VLOOKUP([.E210];[$datos.$E$2:.$G$75];2;0)" office:value-type="float" office:value="0">
            <text:p>#N/A</text:p>
          </table:table-cell>
          <table:table-cell table:style-name="ce434" table:content-validation-name="val4" table:formula="of:=VLOOKUP([.E21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6</text:p>
          </table:table-cell>
          <table:table-cell table:style-name="ce35"/>
          <table:table-cell table:style-name="ce36" table:content-validation-name="val11"/>
          <table:table-cell table:style-name="ce242" table:content-validation-name="val12"/>
          <table:table-cell table:style-name="ce434" table:content-validation-name="val4" table:formula="of:=VLOOKUP([.E211];[$datos.$E$2:.$G$75];2;0)" office:value-type="float" office:value="0">
            <text:p>#N/A</text:p>
          </table:table-cell>
          <table:table-cell table:style-name="ce434" table:content-validation-name="val4" table:formula="of:=VLOOKUP([.E21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7</text:p>
          </table:table-cell>
          <table:table-cell table:style-name="ce35"/>
          <table:table-cell table:style-name="ce36" table:content-validation-name="val11"/>
          <table:table-cell table:style-name="ce243" table:content-validation-name="val12"/>
          <table:table-cell table:style-name="ce434" table:content-validation-name="val4" table:formula="of:=VLOOKUP([.E212];[$datos.$E$2:.$G$75];2;0)" office:value-type="float" office:value="0">
            <text:p>#N/A</text:p>
          </table:table-cell>
          <table:table-cell table:style-name="ce434" table:content-validation-name="val4" table:formula="of:=VLOOKUP([.E21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8</text:p>
          </table:table-cell>
          <table:table-cell table:style-name="ce35"/>
          <table:table-cell table:style-name="ce36" table:content-validation-name="val11"/>
          <table:table-cell table:style-name="ce244" table:content-validation-name="val12"/>
          <table:table-cell table:style-name="ce434" table:content-validation-name="val4" table:formula="of:=VLOOKUP([.E213];[$datos.$E$2:.$G$75];2;0)" office:value-type="float" office:value="0">
            <text:p>#N/A</text:p>
          </table:table-cell>
          <table:table-cell table:style-name="ce434" table:content-validation-name="val4" table:formula="of:=VLOOKUP([.E21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09</text:p>
          </table:table-cell>
          <table:table-cell table:style-name="ce35"/>
          <table:table-cell table:style-name="ce36" table:content-validation-name="val11"/>
          <table:table-cell table:style-name="ce245" table:content-validation-name="val12"/>
          <table:table-cell table:style-name="ce434" table:content-validation-name="val4" table:formula="of:=VLOOKUP([.E214];[$datos.$E$2:.$G$75];2;0)" office:value-type="float" office:value="0">
            <text:p>#N/A</text:p>
          </table:table-cell>
          <table:table-cell table:style-name="ce434" table:content-validation-name="val4" table:formula="of:=VLOOKUP([.E21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0</text:p>
          </table:table-cell>
          <table:table-cell table:style-name="ce35"/>
          <table:table-cell table:style-name="ce36" table:content-validation-name="val11"/>
          <table:table-cell table:style-name="ce246" table:content-validation-name="val12"/>
          <table:table-cell table:style-name="ce434" table:content-validation-name="val4" table:formula="of:=VLOOKUP([.E215];[$datos.$E$2:.$G$75];2;0)" office:value-type="float" office:value="0">
            <text:p>#N/A</text:p>
          </table:table-cell>
          <table:table-cell table:style-name="ce434" table:content-validation-name="val4" table:formula="of:=VLOOKUP([.E21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1</text:p>
          </table:table-cell>
          <table:table-cell table:style-name="ce35"/>
          <table:table-cell table:style-name="ce36" table:content-validation-name="val11"/>
          <table:table-cell table:style-name="ce247" table:content-validation-name="val12"/>
          <table:table-cell table:style-name="ce434" table:content-validation-name="val4" table:formula="of:=VLOOKUP([.E216];[$datos.$E$2:.$G$75];2;0)" office:value-type="float" office:value="0">
            <text:p>#N/A</text:p>
          </table:table-cell>
          <table:table-cell table:style-name="ce434" table:content-validation-name="val4" table:formula="of:=VLOOKUP([.E21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2</text:p>
          </table:table-cell>
          <table:table-cell table:style-name="ce35"/>
          <table:table-cell table:style-name="ce36" table:content-validation-name="val11"/>
          <table:table-cell table:style-name="ce248" table:content-validation-name="val12"/>
          <table:table-cell table:style-name="ce434" table:content-validation-name="val4" table:formula="of:=VLOOKUP([.E217];[$datos.$E$2:.$G$75];2;0)" office:value-type="float" office:value="0">
            <text:p>#N/A</text:p>
          </table:table-cell>
          <table:table-cell table:style-name="ce434" table:content-validation-name="val4" table:formula="of:=VLOOKUP([.E21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3</text:p>
          </table:table-cell>
          <table:table-cell table:style-name="ce35"/>
          <table:table-cell table:style-name="ce36" table:content-validation-name="val11"/>
          <table:table-cell table:style-name="ce249" table:content-validation-name="val12"/>
          <table:table-cell table:style-name="ce434" table:content-validation-name="val4" table:formula="of:=VLOOKUP([.E218];[$datos.$E$2:.$G$75];2;0)" office:value-type="float" office:value="0">
            <text:p>#N/A</text:p>
          </table:table-cell>
          <table:table-cell table:style-name="ce434" table:content-validation-name="val4" table:formula="of:=VLOOKUP([.E21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4</text:p>
          </table:table-cell>
          <table:table-cell table:style-name="ce35"/>
          <table:table-cell table:style-name="ce36" table:content-validation-name="val11"/>
          <table:table-cell table:style-name="ce250" table:content-validation-name="val12"/>
          <table:table-cell table:style-name="ce434" table:content-validation-name="val4" table:formula="of:=VLOOKUP([.E219];[$datos.$E$2:.$G$75];2;0)" office:value-type="float" office:value="0">
            <text:p>#N/A</text:p>
          </table:table-cell>
          <table:table-cell table:style-name="ce434" table:content-validation-name="val4" table:formula="of:=VLOOKUP([.E21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5</text:p>
          </table:table-cell>
          <table:table-cell table:style-name="ce35"/>
          <table:table-cell table:style-name="ce36" table:content-validation-name="val11"/>
          <table:table-cell table:style-name="ce251" table:content-validation-name="val12"/>
          <table:table-cell table:style-name="ce434" table:content-validation-name="val4" table:formula="of:=VLOOKUP([.E220];[$datos.$E$2:.$G$75];2;0)" office:value-type="float" office:value="0">
            <text:p>#N/A</text:p>
          </table:table-cell>
          <table:table-cell table:style-name="ce434" table:content-validation-name="val4" table:formula="of:=VLOOKUP([.E22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6</text:p>
          </table:table-cell>
          <table:table-cell table:style-name="ce35"/>
          <table:table-cell table:style-name="ce36" table:content-validation-name="val11"/>
          <table:table-cell table:style-name="ce252" table:content-validation-name="val12"/>
          <table:table-cell table:style-name="ce434" table:content-validation-name="val4" table:formula="of:=VLOOKUP([.E221];[$datos.$E$2:.$G$75];2;0)" office:value-type="float" office:value="0">
            <text:p>#N/A</text:p>
          </table:table-cell>
          <table:table-cell table:style-name="ce434" table:content-validation-name="val4" table:formula="of:=VLOOKUP([.E22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7</text:p>
          </table:table-cell>
          <table:table-cell table:style-name="ce35"/>
          <table:table-cell table:style-name="ce36" table:content-validation-name="val11"/>
          <table:table-cell table:style-name="ce253" table:content-validation-name="val12"/>
          <table:table-cell table:style-name="ce434" table:content-validation-name="val4" table:formula="of:=VLOOKUP([.E222];[$datos.$E$2:.$G$75];2;0)" office:value-type="float" office:value="0">
            <text:p>#N/A</text:p>
          </table:table-cell>
          <table:table-cell table:style-name="ce434" table:content-validation-name="val4" table:formula="of:=VLOOKUP([.E22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8</text:p>
          </table:table-cell>
          <table:table-cell table:style-name="ce35"/>
          <table:table-cell table:style-name="ce36" table:content-validation-name="val11"/>
          <table:table-cell table:style-name="ce254" table:content-validation-name="val12"/>
          <table:table-cell table:style-name="ce434" table:content-validation-name="val4" table:formula="of:=VLOOKUP([.E223];[$datos.$E$2:.$G$75];2;0)" office:value-type="float" office:value="0">
            <text:p>#N/A</text:p>
          </table:table-cell>
          <table:table-cell table:style-name="ce434" table:content-validation-name="val4" table:formula="of:=VLOOKUP([.E22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19</text:p>
          </table:table-cell>
          <table:table-cell table:style-name="ce35"/>
          <table:table-cell table:style-name="ce36" table:content-validation-name="val11"/>
          <table:table-cell table:style-name="ce255" table:content-validation-name="val12"/>
          <table:table-cell table:style-name="ce434" table:content-validation-name="val4" table:formula="of:=VLOOKUP([.E224];[$datos.$E$2:.$G$75];2;0)" office:value-type="float" office:value="0">
            <text:p>#N/A</text:p>
          </table:table-cell>
          <table:table-cell table:style-name="ce434" table:content-validation-name="val4" table:formula="of:=VLOOKUP([.E22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0</text:p>
          </table:table-cell>
          <table:table-cell table:style-name="ce35"/>
          <table:table-cell table:style-name="ce36" table:content-validation-name="val11"/>
          <table:table-cell table:style-name="ce256" table:content-validation-name="val12"/>
          <table:table-cell table:style-name="ce434" table:content-validation-name="val4" table:formula="of:=VLOOKUP([.E225];[$datos.$E$2:.$G$75];2;0)" office:value-type="float" office:value="0">
            <text:p>#N/A</text:p>
          </table:table-cell>
          <table:table-cell table:style-name="ce434" table:content-validation-name="val4" table:formula="of:=VLOOKUP([.E22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1</text:p>
          </table:table-cell>
          <table:table-cell table:style-name="ce35"/>
          <table:table-cell table:style-name="ce36" table:content-validation-name="val11"/>
          <table:table-cell table:style-name="ce257" table:content-validation-name="val12"/>
          <table:table-cell table:style-name="ce434" table:content-validation-name="val4" table:formula="of:=VLOOKUP([.E226];[$datos.$E$2:.$G$75];2;0)" office:value-type="float" office:value="0">
            <text:p>#N/A</text:p>
          </table:table-cell>
          <table:table-cell table:style-name="ce434" table:content-validation-name="val4" table:formula="of:=VLOOKUP([.E22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2</text:p>
          </table:table-cell>
          <table:table-cell table:style-name="ce35"/>
          <table:table-cell table:style-name="ce36" table:content-validation-name="val11"/>
          <table:table-cell table:style-name="ce258" table:content-validation-name="val12"/>
          <table:table-cell table:style-name="ce434" table:content-validation-name="val4" table:formula="of:=VLOOKUP([.E227];[$datos.$E$2:.$G$75];2;0)" office:value-type="float" office:value="0">
            <text:p>#N/A</text:p>
          </table:table-cell>
          <table:table-cell table:style-name="ce434" table:content-validation-name="val4" table:formula="of:=VLOOKUP([.E22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3</text:p>
          </table:table-cell>
          <table:table-cell table:style-name="ce35"/>
          <table:table-cell table:style-name="ce36" table:content-validation-name="val11"/>
          <table:table-cell table:style-name="ce259" table:content-validation-name="val12"/>
          <table:table-cell table:style-name="ce434" table:content-validation-name="val4" table:formula="of:=VLOOKUP([.E228];[$datos.$E$2:.$G$75];2;0)" office:value-type="float" office:value="0">
            <text:p>#N/A</text:p>
          </table:table-cell>
          <table:table-cell table:style-name="ce434" table:content-validation-name="val4" table:formula="of:=VLOOKUP([.E22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4</text:p>
          </table:table-cell>
          <table:table-cell table:style-name="ce35"/>
          <table:table-cell table:style-name="ce36" table:content-validation-name="val11"/>
          <table:table-cell table:style-name="ce260" table:content-validation-name="val12"/>
          <table:table-cell table:style-name="ce434" table:content-validation-name="val4" table:formula="of:=VLOOKUP([.E229];[$datos.$E$2:.$G$75];2;0)" office:value-type="float" office:value="0">
            <text:p>#N/A</text:p>
          </table:table-cell>
          <table:table-cell table:style-name="ce434" table:content-validation-name="val4" table:formula="of:=VLOOKUP([.E22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style-name="ce30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5</text:p>
          </table:table-cell>
          <table:table-cell table:style-name="ce35"/>
          <table:table-cell table:style-name="ce36" table:content-validation-name="val11"/>
          <table:table-cell table:style-name="ce261" table:content-validation-name="val12"/>
          <table:table-cell table:style-name="ce434" table:content-validation-name="val4" table:formula="of:=VLOOKUP([.E230];[$datos.$E$2:.$G$75];2;0)" office:value-type="float" office:value="0">
            <text:p>#N/A</text:p>
          </table:table-cell>
          <table:table-cell table:style-name="ce434" table:content-validation-name="val4" table:formula="of:=VLOOKUP([.E23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6</text:p>
          </table:table-cell>
          <table:table-cell table:style-name="ce35"/>
          <table:table-cell table:style-name="ce36" table:content-validation-name="val11"/>
          <table:table-cell table:style-name="ce262" table:content-validation-name="val12"/>
          <table:table-cell table:style-name="ce434" table:content-validation-name="val4" table:formula="of:=VLOOKUP([.E231];[$datos.$E$2:.$G$75];2;0)" office:value-type="float" office:value="0">
            <text:p>#N/A</text:p>
          </table:table-cell>
          <table:table-cell table:style-name="ce434" table:content-validation-name="val4" table:formula="of:=VLOOKUP([.E23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7</text:p>
          </table:table-cell>
          <table:table-cell table:style-name="ce35"/>
          <table:table-cell table:style-name="ce36" table:content-validation-name="val11"/>
          <table:table-cell table:style-name="ce263" table:content-validation-name="val12"/>
          <table:table-cell table:style-name="ce434" table:content-validation-name="val4" table:formula="of:=VLOOKUP([.E232];[$datos.$E$2:.$G$75];2;0)" office:value-type="float" office:value="0">
            <text:p>#N/A</text:p>
          </table:table-cell>
          <table:table-cell table:style-name="ce434" table:content-validation-name="val4" table:formula="of:=VLOOKUP([.E23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8</text:p>
          </table:table-cell>
          <table:table-cell table:style-name="ce35"/>
          <table:table-cell table:style-name="ce36" table:content-validation-name="val11"/>
          <table:table-cell table:style-name="ce264" table:content-validation-name="val12"/>
          <table:table-cell table:style-name="ce434" table:content-validation-name="val4" table:formula="of:=VLOOKUP([.E233];[$datos.$E$2:.$G$75];2;0)" office:value-type="float" office:value="0">
            <text:p>#N/A</text:p>
          </table:table-cell>
          <table:table-cell table:style-name="ce434" table:content-validation-name="val4" table:formula="of:=VLOOKUP([.E23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29</text:p>
          </table:table-cell>
          <table:table-cell table:style-name="ce35"/>
          <table:table-cell table:style-name="ce36" table:content-validation-name="val11"/>
          <table:table-cell table:style-name="ce265" table:content-validation-name="val12"/>
          <table:table-cell table:style-name="ce434" table:content-validation-name="val4" table:formula="of:=VLOOKUP([.E234];[$datos.$E$2:.$G$75];2;0)" office:value-type="float" office:value="0">
            <text:p>#N/A</text:p>
          </table:table-cell>
          <table:table-cell table:style-name="ce434" table:content-validation-name="val4" table:formula="of:=VLOOKUP([.E23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0</text:p>
          </table:table-cell>
          <table:table-cell table:style-name="ce35"/>
          <table:table-cell table:style-name="ce36" table:content-validation-name="val11"/>
          <table:table-cell table:style-name="ce266" table:content-validation-name="val12"/>
          <table:table-cell table:style-name="ce434" table:content-validation-name="val4" table:formula="of:=VLOOKUP([.E235];[$datos.$E$2:.$G$75];2;0)" office:value-type="float" office:value="0">
            <text:p>#N/A</text:p>
          </table:table-cell>
          <table:table-cell table:style-name="ce434" table:content-validation-name="val4" table:formula="of:=VLOOKUP([.E23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1</text:p>
          </table:table-cell>
          <table:table-cell table:style-name="ce35"/>
          <table:table-cell table:style-name="ce36" table:content-validation-name="val11"/>
          <table:table-cell table:style-name="ce267" table:content-validation-name="val12"/>
          <table:table-cell table:style-name="ce434" table:content-validation-name="val4" table:formula="of:=VLOOKUP([.E236];[$datos.$E$2:.$G$75];2;0)" office:value-type="float" office:value="0">
            <text:p>#N/A</text:p>
          </table:table-cell>
          <table:table-cell table:style-name="ce434" table:content-validation-name="val4" table:formula="of:=VLOOKUP([.E23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2</text:p>
          </table:table-cell>
          <table:table-cell table:style-name="ce35"/>
          <table:table-cell table:style-name="ce36" table:content-validation-name="val11"/>
          <table:table-cell table:style-name="ce268" table:content-validation-name="val12"/>
          <table:table-cell table:style-name="ce434" table:content-validation-name="val4" table:formula="of:=VLOOKUP([.E237];[$datos.$E$2:.$G$75];2;0)" office:value-type="float" office:value="0">
            <text:p>#N/A</text:p>
          </table:table-cell>
          <table:table-cell table:style-name="ce434" table:content-validation-name="val4" table:formula="of:=VLOOKUP([.E23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3</text:p>
          </table:table-cell>
          <table:table-cell table:style-name="ce35"/>
          <table:table-cell table:style-name="ce36" table:content-validation-name="val11"/>
          <table:table-cell table:style-name="ce269" table:content-validation-name="val12"/>
          <table:table-cell table:style-name="ce434" table:content-validation-name="val4" table:formula="of:=VLOOKUP([.E238];[$datos.$E$2:.$G$75];2;0)" office:value-type="float" office:value="0">
            <text:p>#N/A</text:p>
          </table:table-cell>
          <table:table-cell table:style-name="ce434" table:content-validation-name="val4" table:formula="of:=VLOOKUP([.E23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4</text:p>
          </table:table-cell>
          <table:table-cell table:style-name="ce35"/>
          <table:table-cell table:style-name="ce36" table:content-validation-name="val11"/>
          <table:table-cell table:style-name="ce270" table:content-validation-name="val12"/>
          <table:table-cell table:style-name="ce434" table:content-validation-name="val4" table:formula="of:=VLOOKUP([.E239];[$datos.$E$2:.$G$75];2;0)" office:value-type="float" office:value="0">
            <text:p>#N/A</text:p>
          </table:table-cell>
          <table:table-cell table:style-name="ce434" table:content-validation-name="val4" table:formula="of:=VLOOKUP([.E23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5</text:p>
          </table:table-cell>
          <table:table-cell table:style-name="ce35"/>
          <table:table-cell table:style-name="ce36" table:content-validation-name="val11"/>
          <table:table-cell table:style-name="ce271" table:content-validation-name="val12"/>
          <table:table-cell table:style-name="ce434" table:content-validation-name="val4" table:formula="of:=VLOOKUP([.E240];[$datos.$E$2:.$G$75];2;0)" office:value-type="float" office:value="0">
            <text:p>#N/A</text:p>
          </table:table-cell>
          <table:table-cell table:style-name="ce434" table:content-validation-name="val4" table:formula="of:=VLOOKUP([.E24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6</text:p>
          </table:table-cell>
          <table:table-cell table:style-name="ce35"/>
          <table:table-cell table:style-name="ce36" table:content-validation-name="val11"/>
          <table:table-cell table:style-name="ce272" table:content-validation-name="val12"/>
          <table:table-cell table:style-name="ce434" table:content-validation-name="val4" table:formula="of:=VLOOKUP([.E241];[$datos.$E$2:.$G$75];2;0)" office:value-type="float" office:value="0">
            <text:p>#N/A</text:p>
          </table:table-cell>
          <table:table-cell table:style-name="ce434" table:content-validation-name="val4" table:formula="of:=VLOOKUP([.E24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7</text:p>
          </table:table-cell>
          <table:table-cell table:style-name="ce35"/>
          <table:table-cell table:style-name="ce36" table:content-validation-name="val11"/>
          <table:table-cell table:style-name="ce273" table:content-validation-name="val12"/>
          <table:table-cell table:style-name="ce434" table:content-validation-name="val4" table:formula="of:=VLOOKUP([.E242];[$datos.$E$2:.$G$75];2;0)" office:value-type="float" office:value="0">
            <text:p>#N/A</text:p>
          </table:table-cell>
          <table:table-cell table:style-name="ce434" table:content-validation-name="val4" table:formula="of:=VLOOKUP([.E24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8</text:p>
          </table:table-cell>
          <table:table-cell table:style-name="ce35"/>
          <table:table-cell table:style-name="ce36" table:content-validation-name="val11"/>
          <table:table-cell table:style-name="ce274" table:content-validation-name="val12"/>
          <table:table-cell table:style-name="ce434" table:content-validation-name="val4" table:formula="of:=VLOOKUP([.E243];[$datos.$E$2:.$G$75];2;0)" office:value-type="float" office:value="0">
            <text:p>#N/A</text:p>
          </table:table-cell>
          <table:table-cell table:style-name="ce434" table:content-validation-name="val4" table:formula="of:=VLOOKUP([.E24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39</text:p>
          </table:table-cell>
          <table:table-cell table:style-name="ce35"/>
          <table:table-cell table:style-name="ce36" table:content-validation-name="val11"/>
          <table:table-cell table:style-name="ce275" table:content-validation-name="val12"/>
          <table:table-cell table:style-name="ce434" table:content-validation-name="val4" table:formula="of:=VLOOKUP([.E244];[$datos.$E$2:.$G$75];2;0)" office:value-type="float" office:value="0">
            <text:p>#N/A</text:p>
          </table:table-cell>
          <table:table-cell table:style-name="ce434" table:content-validation-name="val4" table:formula="of:=VLOOKUP([.E24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0</text:p>
          </table:table-cell>
          <table:table-cell table:style-name="ce35"/>
          <table:table-cell table:style-name="ce36" table:content-validation-name="val11"/>
          <table:table-cell table:style-name="ce276" table:content-validation-name="val12"/>
          <table:table-cell table:style-name="ce434" table:content-validation-name="val4" table:formula="of:=VLOOKUP([.E245];[$datos.$E$2:.$G$75];2;0)" office:value-type="float" office:value="0">
            <text:p>#N/A</text:p>
          </table:table-cell>
          <table:table-cell table:style-name="ce434" table:content-validation-name="val4" table:formula="of:=VLOOKUP([.E24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1</text:p>
          </table:table-cell>
          <table:table-cell table:style-name="ce35"/>
          <table:table-cell table:style-name="ce36" table:content-validation-name="val11"/>
          <table:table-cell table:style-name="ce277" table:content-validation-name="val12"/>
          <table:table-cell table:style-name="ce434" table:content-validation-name="val4" table:formula="of:=VLOOKUP([.E246];[$datos.$E$2:.$G$75];2;0)" office:value-type="float" office:value="0">
            <text:p>#N/A</text:p>
          </table:table-cell>
          <table:table-cell table:style-name="ce434" table:content-validation-name="val4" table:formula="of:=VLOOKUP([.E24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2</text:p>
          </table:table-cell>
          <table:table-cell table:style-name="ce35"/>
          <table:table-cell table:style-name="ce36" table:content-validation-name="val11"/>
          <table:table-cell table:style-name="ce278" table:content-validation-name="val12"/>
          <table:table-cell table:style-name="ce434" table:content-validation-name="val4" table:formula="of:=VLOOKUP([.E247];[$datos.$E$2:.$G$75];2;0)" office:value-type="float" office:value="0">
            <text:p>#N/A</text:p>
          </table:table-cell>
          <table:table-cell table:style-name="ce434" table:content-validation-name="val4" table:formula="of:=VLOOKUP([.E24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3</text:p>
          </table:table-cell>
          <table:table-cell table:style-name="ce35"/>
          <table:table-cell table:style-name="ce36" table:content-validation-name="val11"/>
          <table:table-cell table:style-name="ce279" table:content-validation-name="val12"/>
          <table:table-cell table:style-name="ce434" table:content-validation-name="val4" table:formula="of:=VLOOKUP([.E248];[$datos.$E$2:.$G$75];2;0)" office:value-type="float" office:value="0">
            <text:p>#N/A</text:p>
          </table:table-cell>
          <table:table-cell table:style-name="ce434" table:content-validation-name="val4" table:formula="of:=VLOOKUP([.E24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4</text:p>
          </table:table-cell>
          <table:table-cell table:style-name="ce35"/>
          <table:table-cell table:style-name="ce36" table:content-validation-name="val11"/>
          <table:table-cell table:style-name="ce280" table:content-validation-name="val12"/>
          <table:table-cell table:style-name="ce434" table:content-validation-name="val4" table:formula="of:=VLOOKUP([.E249];[$datos.$E$2:.$G$75];2;0)" office:value-type="float" office:value="0">
            <text:p>#N/A</text:p>
          </table:table-cell>
          <table:table-cell table:style-name="ce434" table:content-validation-name="val4" table:formula="of:=VLOOKUP([.E24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5</text:p>
          </table:table-cell>
          <table:table-cell table:style-name="ce35"/>
          <table:table-cell table:style-name="ce36" table:content-validation-name="val11"/>
          <table:table-cell table:style-name="ce281" table:content-validation-name="val12"/>
          <table:table-cell table:style-name="ce434" table:content-validation-name="val4" table:formula="of:=VLOOKUP([.E250];[$datos.$E$2:.$G$75];2;0)" office:value-type="float" office:value="0">
            <text:p>#N/A</text:p>
          </table:table-cell>
          <table:table-cell table:style-name="ce434" table:content-validation-name="val4" table:formula="of:=VLOOKUP([.E25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6</text:p>
          </table:table-cell>
          <table:table-cell table:style-name="ce35"/>
          <table:table-cell table:style-name="ce36" table:content-validation-name="val11"/>
          <table:table-cell table:style-name="ce282" table:content-validation-name="val12"/>
          <table:table-cell table:style-name="ce434" table:content-validation-name="val4" table:formula="of:=VLOOKUP([.E251];[$datos.$E$2:.$G$75];2;0)" office:value-type="float" office:value="0">
            <text:p>#N/A</text:p>
          </table:table-cell>
          <table:table-cell table:style-name="ce434" table:content-validation-name="val4" table:formula="of:=VLOOKUP([.E25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7</text:p>
          </table:table-cell>
          <table:table-cell table:style-name="ce35"/>
          <table:table-cell table:style-name="ce36" table:content-validation-name="val11"/>
          <table:table-cell table:style-name="ce283" table:content-validation-name="val12"/>
          <table:table-cell table:style-name="ce434" table:content-validation-name="val4" table:formula="of:=VLOOKUP([.E252];[$datos.$E$2:.$G$75];2;0)" office:value-type="float" office:value="0">
            <text:p>#N/A</text:p>
          </table:table-cell>
          <table:table-cell table:style-name="ce434" table:content-validation-name="val4" table:formula="of:=VLOOKUP([.E25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8</text:p>
          </table:table-cell>
          <table:table-cell table:style-name="ce35"/>
          <table:table-cell table:style-name="ce36" table:content-validation-name="val11"/>
          <table:table-cell table:style-name="ce284" table:content-validation-name="val12"/>
          <table:table-cell table:style-name="ce434" table:content-validation-name="val4" table:formula="of:=VLOOKUP([.E253];[$datos.$E$2:.$G$75];2;0)" office:value-type="float" office:value="0">
            <text:p>#N/A</text:p>
          </table:table-cell>
          <table:table-cell table:style-name="ce434" table:content-validation-name="val4" table:formula="of:=VLOOKUP([.E25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49</text:p>
          </table:table-cell>
          <table:table-cell table:style-name="ce35"/>
          <table:table-cell table:style-name="ce36" table:content-validation-name="val11"/>
          <table:table-cell table:style-name="ce285" table:content-validation-name="val12"/>
          <table:table-cell table:style-name="ce434" table:content-validation-name="val4" table:formula="of:=VLOOKUP([.E254];[$datos.$E$2:.$G$75];2;0)" office:value-type="float" office:value="0">
            <text:p>#N/A</text:p>
          </table:table-cell>
          <table:table-cell table:style-name="ce434" table:content-validation-name="val4" table:formula="of:=VLOOKUP([.E25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0</text:p>
          </table:table-cell>
          <table:table-cell table:style-name="ce35"/>
          <table:table-cell table:style-name="ce36" table:content-validation-name="val11"/>
          <table:table-cell table:style-name="ce286" table:content-validation-name="val12"/>
          <table:table-cell table:style-name="ce434" table:content-validation-name="val4" table:formula="of:=VLOOKUP([.E255];[$datos.$E$2:.$G$75];2;0)" office:value-type="float" office:value="0">
            <text:p>#N/A</text:p>
          </table:table-cell>
          <table:table-cell table:style-name="ce434" table:content-validation-name="val4" table:formula="of:=VLOOKUP([.E25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1</text:p>
          </table:table-cell>
          <table:table-cell table:style-name="ce35"/>
          <table:table-cell table:style-name="ce36" table:content-validation-name="val11"/>
          <table:table-cell table:style-name="ce287" table:content-validation-name="val12"/>
          <table:table-cell table:style-name="ce434" table:content-validation-name="val4" table:formula="of:=VLOOKUP([.E256];[$datos.$E$2:.$G$75];2;0)" office:value-type="float" office:value="0">
            <text:p>#N/A</text:p>
          </table:table-cell>
          <table:table-cell table:style-name="ce434" table:content-validation-name="val4" table:formula="of:=VLOOKUP([.E25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2</text:p>
          </table:table-cell>
          <table:table-cell table:style-name="ce35"/>
          <table:table-cell table:style-name="ce36" table:content-validation-name="val11"/>
          <table:table-cell table:style-name="ce288" table:content-validation-name="val12"/>
          <table:table-cell table:style-name="ce434" table:content-validation-name="val4" table:formula="of:=VLOOKUP([.E257];[$datos.$E$2:.$G$75];2;0)" office:value-type="float" office:value="0">
            <text:p>#N/A</text:p>
          </table:table-cell>
          <table:table-cell table:style-name="ce434" table:content-validation-name="val4" table:formula="of:=VLOOKUP([.E25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3</text:p>
          </table:table-cell>
          <table:table-cell table:style-name="ce35"/>
          <table:table-cell table:style-name="ce36" table:content-validation-name="val11"/>
          <table:table-cell table:style-name="ce289" table:content-validation-name="val12"/>
          <table:table-cell table:style-name="ce434" table:content-validation-name="val4" table:formula="of:=VLOOKUP([.E258];[$datos.$E$2:.$G$75];2;0)" office:value-type="float" office:value="0">
            <text:p>#N/A</text:p>
          </table:table-cell>
          <table:table-cell table:style-name="ce434" table:content-validation-name="val4" table:formula="of:=VLOOKUP([.E25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4</text:p>
          </table:table-cell>
          <table:table-cell table:style-name="ce35"/>
          <table:table-cell table:style-name="ce36" table:content-validation-name="val11"/>
          <table:table-cell table:style-name="ce290" table:content-validation-name="val12"/>
          <table:table-cell table:style-name="ce434" table:content-validation-name="val4" table:formula="of:=VLOOKUP([.E259];[$datos.$E$2:.$G$75];2;0)" office:value-type="float" office:value="0">
            <text:p>#N/A</text:p>
          </table:table-cell>
          <table:table-cell table:style-name="ce434" table:content-validation-name="val4" table:formula="of:=VLOOKUP([.E25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5</text:p>
          </table:table-cell>
          <table:table-cell table:style-name="ce35"/>
          <table:table-cell table:style-name="ce36" table:content-validation-name="val11"/>
          <table:table-cell table:style-name="ce291" table:content-validation-name="val12"/>
          <table:table-cell table:style-name="ce434" table:content-validation-name="val4" table:formula="of:=VLOOKUP([.E260];[$datos.$E$2:.$G$75];2;0)" office:value-type="float" office:value="0">
            <text:p>#N/A</text:p>
          </table:table-cell>
          <table:table-cell table:style-name="ce434" table:content-validation-name="val4" table:formula="of:=VLOOKUP([.E26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6</text:p>
          </table:table-cell>
          <table:table-cell table:style-name="ce35"/>
          <table:table-cell table:style-name="ce36" table:content-validation-name="val11"/>
          <table:table-cell table:style-name="ce292" table:content-validation-name="val12"/>
          <table:table-cell table:style-name="ce434" table:content-validation-name="val4" table:formula="of:=VLOOKUP([.E261];[$datos.$E$2:.$G$75];2;0)" office:value-type="float" office:value="0">
            <text:p>#N/A</text:p>
          </table:table-cell>
          <table:table-cell table:style-name="ce434" table:content-validation-name="val4" table:formula="of:=VLOOKUP([.E26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7</text:p>
          </table:table-cell>
          <table:table-cell table:style-name="ce35"/>
          <table:table-cell table:style-name="ce36" table:content-validation-name="val11"/>
          <table:table-cell table:style-name="ce293" table:content-validation-name="val12"/>
          <table:table-cell table:style-name="ce434" table:content-validation-name="val4" table:formula="of:=VLOOKUP([.E262];[$datos.$E$2:.$G$75];2;0)" office:value-type="float" office:value="0">
            <text:p>#N/A</text:p>
          </table:table-cell>
          <table:table-cell table:style-name="ce434" table:content-validation-name="val4" table:formula="of:=VLOOKUP([.E26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8</text:p>
          </table:table-cell>
          <table:table-cell table:style-name="ce35"/>
          <table:table-cell table:style-name="ce36" table:content-validation-name="val11"/>
          <table:table-cell table:style-name="ce294" table:content-validation-name="val12"/>
          <table:table-cell table:style-name="ce434" table:content-validation-name="val4" table:formula="of:=VLOOKUP([.E263];[$datos.$E$2:.$G$75];2;0)" office:value-type="float" office:value="0">
            <text:p>#N/A</text:p>
          </table:table-cell>
          <table:table-cell table:style-name="ce434" table:content-validation-name="val4" table:formula="of:=VLOOKUP([.E26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59</text:p>
          </table:table-cell>
          <table:table-cell table:style-name="ce35"/>
          <table:table-cell table:style-name="ce36" table:content-validation-name="val11"/>
          <table:table-cell table:style-name="ce295" table:content-validation-name="val12"/>
          <table:table-cell table:style-name="ce434" table:content-validation-name="val4" table:formula="of:=VLOOKUP([.E264];[$datos.$E$2:.$G$75];2;0)" office:value-type="float" office:value="0">
            <text:p>#N/A</text:p>
          </table:table-cell>
          <table:table-cell table:style-name="ce434" table:content-validation-name="val4" table:formula="of:=VLOOKUP([.E26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60</text:p>
          </table:table-cell>
          <table:table-cell table:style-name="ce35"/>
          <table:table-cell table:style-name="ce36" table:content-validation-name="val11"/>
          <table:table-cell table:style-name="ce296" table:content-validation-name="val12"/>
          <table:table-cell table:style-name="ce434" table:content-validation-name="val4" table:formula="of:=VLOOKUP([.E265];[$datos.$E$2:.$G$75];2;0)" office:value-type="float" office:value="0">
            <text:p>#N/A</text:p>
          </table:table-cell>
          <table:table-cell table:style-name="ce434" table:content-validation-name="val4" table:formula="of:=VLOOKUP([.E26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7" office:value-type="string">
            <text:p>BD_261</text:p>
          </table:table-cell>
          <table:table-cell table:style-name="ce35"/>
          <table:table-cell table:style-name="ce36" table:content-validation-name="val11"/>
          <table:table-cell table:style-name="ce297" table:content-validation-name="val12"/>
          <table:table-cell table:style-name="ce434" table:content-validation-name="val4" table:formula="of:=VLOOKUP([.E266];[$datos.$E$2:.$G$75];2;0)" office:value-type="float" office:value="0">
            <text:p>#N/A</text:p>
          </table:table-cell>
          <table:table-cell table:style-name="ce434" table:content-validation-name="val4" table:formula="of:=VLOOKUP([.E26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2</text:p>
          </table:table-cell>
          <table:table-cell table:style-name="ce35"/>
          <table:table-cell table:style-name="ce36" table:content-validation-name="val11"/>
          <table:table-cell table:style-name="ce298" table:content-validation-name="val12"/>
          <table:table-cell table:style-name="ce434" table:content-validation-name="val4" table:formula="of:=VLOOKUP([.E267];[$datos.$E$2:.$G$75];2;0)" office:value-type="float" office:value="0">
            <text:p>#N/A</text:p>
          </table:table-cell>
          <table:table-cell table:style-name="ce434" table:content-validation-name="val4" table:formula="of:=VLOOKUP([.E26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3</text:p>
          </table:table-cell>
          <table:table-cell table:style-name="ce35"/>
          <table:table-cell table:style-name="ce36" table:content-validation-name="val11"/>
          <table:table-cell table:style-name="ce299" table:content-validation-name="val12"/>
          <table:table-cell table:style-name="ce434" table:content-validation-name="val4" table:formula="of:=VLOOKUP([.E268];[$datos.$E$2:.$G$75];2;0)" office:value-type="float" office:value="0">
            <text:p>#N/A</text:p>
          </table:table-cell>
          <table:table-cell table:style-name="ce434" table:content-validation-name="val4" table:formula="of:=VLOOKUP([.E26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4</text:p>
          </table:table-cell>
          <table:table-cell table:style-name="ce35"/>
          <table:table-cell table:style-name="ce36" table:content-validation-name="val11"/>
          <table:table-cell table:style-name="ce300" table:content-validation-name="val12"/>
          <table:table-cell table:style-name="ce434" table:content-validation-name="val4" table:formula="of:=VLOOKUP([.E269];[$datos.$E$2:.$G$75];2;0)" office:value-type="float" office:value="0">
            <text:p>#N/A</text:p>
          </table:table-cell>
          <table:table-cell table:style-name="ce434" table:content-validation-name="val4" table:formula="of:=VLOOKUP([.E26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5</text:p>
          </table:table-cell>
          <table:table-cell table:style-name="ce35"/>
          <table:table-cell table:style-name="ce36" table:content-validation-name="val11"/>
          <table:table-cell table:style-name="ce301" table:content-validation-name="val12"/>
          <table:table-cell table:style-name="ce434" table:content-validation-name="val4" table:formula="of:=VLOOKUP([.E270];[$datos.$E$2:.$G$75];2;0)" office:value-type="float" office:value="0">
            <text:p>#N/A</text:p>
          </table:table-cell>
          <table:table-cell table:style-name="ce434" table:content-validation-name="val4" table:formula="of:=VLOOKUP([.E27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6</text:p>
          </table:table-cell>
          <table:table-cell table:style-name="ce35"/>
          <table:table-cell table:style-name="ce36" table:content-validation-name="val11"/>
          <table:table-cell table:style-name="ce302" table:content-validation-name="val12"/>
          <table:table-cell table:style-name="ce434" table:content-validation-name="val4" table:formula="of:=VLOOKUP([.E271];[$datos.$E$2:.$G$75];2;0)" office:value-type="float" office:value="0">
            <text:p>#N/A</text:p>
          </table:table-cell>
          <table:table-cell table:style-name="ce434" table:content-validation-name="val4" table:formula="of:=VLOOKUP([.E27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7</text:p>
          </table:table-cell>
          <table:table-cell table:style-name="ce35"/>
          <table:table-cell table:style-name="ce36" table:content-validation-name="val11"/>
          <table:table-cell table:style-name="ce303" table:content-validation-name="val12"/>
          <table:table-cell table:style-name="ce434" table:content-validation-name="val4" table:formula="of:=VLOOKUP([.E272];[$datos.$E$2:.$G$75];2;0)" office:value-type="float" office:value="0">
            <text:p>#N/A</text:p>
          </table:table-cell>
          <table:table-cell table:style-name="ce434" table:content-validation-name="val4" table:formula="of:=VLOOKUP([.E27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8</text:p>
          </table:table-cell>
          <table:table-cell table:style-name="ce35"/>
          <table:table-cell table:style-name="ce36" table:content-validation-name="val11"/>
          <table:table-cell table:style-name="ce304" table:content-validation-name="val12"/>
          <table:table-cell table:style-name="ce434" table:content-validation-name="val4" table:formula="of:=VLOOKUP([.E273];[$datos.$E$2:.$G$75];2;0)" office:value-type="float" office:value="0">
            <text:p>#N/A</text:p>
          </table:table-cell>
          <table:table-cell table:style-name="ce434" table:content-validation-name="val4" table:formula="of:=VLOOKUP([.E27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69</text:p>
          </table:table-cell>
          <table:table-cell table:style-name="ce35"/>
          <table:table-cell table:style-name="ce36" table:content-validation-name="val11"/>
          <table:table-cell table:style-name="ce305" table:content-validation-name="val12"/>
          <table:table-cell table:style-name="ce434" table:content-validation-name="val4" table:formula="of:=VLOOKUP([.E274];[$datos.$E$2:.$G$75];2;0)" office:value-type="float" office:value="0">
            <text:p>#N/A</text:p>
          </table:table-cell>
          <table:table-cell table:style-name="ce434" table:content-validation-name="val4" table:formula="of:=VLOOKUP([.E27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0</text:p>
          </table:table-cell>
          <table:table-cell table:style-name="ce35"/>
          <table:table-cell table:style-name="ce36" table:content-validation-name="val11"/>
          <table:table-cell table:style-name="ce306" table:content-validation-name="val12"/>
          <table:table-cell table:style-name="ce434" table:content-validation-name="val4" table:formula="of:=VLOOKUP([.E275];[$datos.$E$2:.$G$75];2;0)" office:value-type="float" office:value="0">
            <text:p>#N/A</text:p>
          </table:table-cell>
          <table:table-cell table:style-name="ce434" table:content-validation-name="val4" table:formula="of:=VLOOKUP([.E27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1</text:p>
          </table:table-cell>
          <table:table-cell table:style-name="ce35"/>
          <table:table-cell table:style-name="ce36" table:content-validation-name="val11"/>
          <table:table-cell table:style-name="ce307" table:content-validation-name="val12"/>
          <table:table-cell table:style-name="ce434" table:content-validation-name="val4" table:formula="of:=VLOOKUP([.E276];[$datos.$E$2:.$G$75];2;0)" office:value-type="float" office:value="0">
            <text:p>#N/A</text:p>
          </table:table-cell>
          <table:table-cell table:style-name="ce434" table:content-validation-name="val4" table:formula="of:=VLOOKUP([.E27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2</text:p>
          </table:table-cell>
          <table:table-cell table:style-name="ce35"/>
          <table:table-cell table:style-name="ce36" table:content-validation-name="val11"/>
          <table:table-cell table:style-name="ce308" table:content-validation-name="val12"/>
          <table:table-cell table:style-name="ce434" table:content-validation-name="val4" table:formula="of:=VLOOKUP([.E277];[$datos.$E$2:.$G$75];2;0)" office:value-type="float" office:value="0">
            <text:p>#N/A</text:p>
          </table:table-cell>
          <table:table-cell table:style-name="ce434" table:content-validation-name="val4" table:formula="of:=VLOOKUP([.E27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3</text:p>
          </table:table-cell>
          <table:table-cell table:style-name="ce35"/>
          <table:table-cell table:style-name="ce36" table:content-validation-name="val11"/>
          <table:table-cell table:style-name="ce309" table:content-validation-name="val12"/>
          <table:table-cell table:style-name="ce434" table:content-validation-name="val4" table:formula="of:=VLOOKUP([.E278];[$datos.$E$2:.$G$75];2;0)" office:value-type="float" office:value="0">
            <text:p>#N/A</text:p>
          </table:table-cell>
          <table:table-cell table:style-name="ce434" table:content-validation-name="val4" table:formula="of:=VLOOKUP([.E27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4</text:p>
          </table:table-cell>
          <table:table-cell table:style-name="ce35"/>
          <table:table-cell table:style-name="ce36" table:content-validation-name="val11"/>
          <table:table-cell table:style-name="ce310" table:content-validation-name="val12"/>
          <table:table-cell table:style-name="ce434" table:content-validation-name="val4" table:formula="of:=VLOOKUP([.E279];[$datos.$E$2:.$G$75];2;0)" office:value-type="float" office:value="0">
            <text:p>#N/A</text:p>
          </table:table-cell>
          <table:table-cell table:style-name="ce434" table:content-validation-name="val4" table:formula="of:=VLOOKUP([.E27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5</text:p>
          </table:table-cell>
          <table:table-cell table:style-name="ce35"/>
          <table:table-cell table:style-name="ce36" table:content-validation-name="val11"/>
          <table:table-cell table:style-name="ce311" table:content-validation-name="val12"/>
          <table:table-cell table:style-name="ce434" table:content-validation-name="val4" table:formula="of:=VLOOKUP([.E280];[$datos.$E$2:.$G$75];2;0)" office:value-type="float" office:value="0">
            <text:p>#N/A</text:p>
          </table:table-cell>
          <table:table-cell table:style-name="ce434" table:content-validation-name="val4" table:formula="of:=VLOOKUP([.E28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6</text:p>
          </table:table-cell>
          <table:table-cell table:style-name="ce35"/>
          <table:table-cell table:style-name="ce36" table:content-validation-name="val11"/>
          <table:table-cell table:style-name="ce312" table:content-validation-name="val12"/>
          <table:table-cell table:style-name="ce434" table:content-validation-name="val4" table:formula="of:=VLOOKUP([.E281];[$datos.$E$2:.$G$75];2;0)" office:value-type="float" office:value="0">
            <text:p>#N/A</text:p>
          </table:table-cell>
          <table:table-cell table:style-name="ce434" table:content-validation-name="val4" table:formula="of:=VLOOKUP([.E28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7</text:p>
          </table:table-cell>
          <table:table-cell table:style-name="ce35"/>
          <table:table-cell table:style-name="ce36" table:content-validation-name="val11"/>
          <table:table-cell table:style-name="ce313" table:content-validation-name="val12"/>
          <table:table-cell table:style-name="ce434" table:content-validation-name="val4" table:formula="of:=VLOOKUP([.E282];[$datos.$E$2:.$G$75];2;0)" office:value-type="float" office:value="0">
            <text:p>#N/A</text:p>
          </table:table-cell>
          <table:table-cell table:style-name="ce434" table:content-validation-name="val4" table:formula="of:=VLOOKUP([.E28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8</text:p>
          </table:table-cell>
          <table:table-cell table:style-name="ce35"/>
          <table:table-cell table:style-name="ce36" table:content-validation-name="val11"/>
          <table:table-cell table:style-name="ce314" table:content-validation-name="val12"/>
          <table:table-cell table:style-name="ce434" table:content-validation-name="val4" table:formula="of:=VLOOKUP([.E283];[$datos.$E$2:.$G$75];2;0)" office:value-type="float" office:value="0">
            <text:p>#N/A</text:p>
          </table:table-cell>
          <table:table-cell table:style-name="ce434" table:content-validation-name="val4" table:formula="of:=VLOOKUP([.E28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79</text:p>
          </table:table-cell>
          <table:table-cell table:style-name="ce35"/>
          <table:table-cell table:style-name="ce36" table:content-validation-name="val11"/>
          <table:table-cell table:style-name="ce315" table:content-validation-name="val12"/>
          <table:table-cell table:style-name="ce434" table:content-validation-name="val4" table:formula="of:=VLOOKUP([.E284];[$datos.$E$2:.$G$75];2;0)" office:value-type="float" office:value="0">
            <text:p>#N/A</text:p>
          </table:table-cell>
          <table:table-cell table:style-name="ce434" table:content-validation-name="val4" table:formula="of:=VLOOKUP([.E28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0</text:p>
          </table:table-cell>
          <table:table-cell table:style-name="ce35"/>
          <table:table-cell table:style-name="ce36" table:content-validation-name="val11"/>
          <table:table-cell table:style-name="ce316" table:content-validation-name="val12"/>
          <table:table-cell table:style-name="ce434" table:content-validation-name="val4" table:formula="of:=VLOOKUP([.E285];[$datos.$E$2:.$G$75];2;0)" office:value-type="float" office:value="0">
            <text:p>#N/A</text:p>
          </table:table-cell>
          <table:table-cell table:style-name="ce434" table:content-validation-name="val4" table:formula="of:=VLOOKUP([.E28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1</text:p>
          </table:table-cell>
          <table:table-cell table:style-name="ce35"/>
          <table:table-cell table:style-name="ce36" table:content-validation-name="val11"/>
          <table:table-cell table:style-name="ce317" table:content-validation-name="val12"/>
          <table:table-cell table:style-name="ce434" table:content-validation-name="val4" table:formula="of:=VLOOKUP([.E286];[$datos.$E$2:.$G$75];2;0)" office:value-type="float" office:value="0">
            <text:p>#N/A</text:p>
          </table:table-cell>
          <table:table-cell table:style-name="ce434" table:content-validation-name="val4" table:formula="of:=VLOOKUP([.E28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2</text:p>
          </table:table-cell>
          <table:table-cell table:style-name="ce35"/>
          <table:table-cell table:style-name="ce36" table:content-validation-name="val11"/>
          <table:table-cell table:style-name="ce318" table:content-validation-name="val12"/>
          <table:table-cell table:style-name="ce434" table:content-validation-name="val4" table:formula="of:=VLOOKUP([.E287];[$datos.$E$2:.$G$75];2;0)" office:value-type="float" office:value="0">
            <text:p>#N/A</text:p>
          </table:table-cell>
          <table:table-cell table:style-name="ce434" table:content-validation-name="val4" table:formula="of:=VLOOKUP([.E28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3</text:p>
          </table:table-cell>
          <table:table-cell table:style-name="ce35"/>
          <table:table-cell table:style-name="ce36" table:content-validation-name="val11"/>
          <table:table-cell table:style-name="ce319" table:content-validation-name="val12"/>
          <table:table-cell table:style-name="ce434" table:content-validation-name="val4" table:formula="of:=VLOOKUP([.E288];[$datos.$E$2:.$G$75];2;0)" office:value-type="float" office:value="0">
            <text:p>#N/A</text:p>
          </table:table-cell>
          <table:table-cell table:style-name="ce434" table:content-validation-name="val4" table:formula="of:=VLOOKUP([.E28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4</text:p>
          </table:table-cell>
          <table:table-cell table:style-name="ce35"/>
          <table:table-cell table:style-name="ce36" table:content-validation-name="val11"/>
          <table:table-cell table:style-name="ce320" table:content-validation-name="val12"/>
          <table:table-cell table:style-name="ce434" table:content-validation-name="val4" table:formula="of:=VLOOKUP([.E289];[$datos.$E$2:.$G$75];2;0)" office:value-type="float" office:value="0">
            <text:p>#N/A</text:p>
          </table:table-cell>
          <table:table-cell table:style-name="ce434" table:content-validation-name="val4" table:formula="of:=VLOOKUP([.E28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5</text:p>
          </table:table-cell>
          <table:table-cell table:style-name="ce35"/>
          <table:table-cell table:style-name="ce36" table:content-validation-name="val11"/>
          <table:table-cell table:style-name="ce321" table:content-validation-name="val12"/>
          <table:table-cell table:style-name="ce434" table:content-validation-name="val4" table:formula="of:=VLOOKUP([.E290];[$datos.$E$2:.$G$75];2;0)" office:value-type="float" office:value="0">
            <text:p>#N/A</text:p>
          </table:table-cell>
          <table:table-cell table:style-name="ce434" table:content-validation-name="val4" table:formula="of:=VLOOKUP([.E29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6</text:p>
          </table:table-cell>
          <table:table-cell table:style-name="ce35"/>
          <table:table-cell table:style-name="ce36" table:content-validation-name="val11"/>
          <table:table-cell table:style-name="ce322" table:content-validation-name="val12"/>
          <table:table-cell table:style-name="ce434" table:content-validation-name="val4" table:formula="of:=VLOOKUP([.E291];[$datos.$E$2:.$G$75];2;0)" office:value-type="float" office:value="0">
            <text:p>#N/A</text:p>
          </table:table-cell>
          <table:table-cell table:style-name="ce434" table:content-validation-name="val4" table:formula="of:=VLOOKUP([.E29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7</text:p>
          </table:table-cell>
          <table:table-cell table:style-name="ce35"/>
          <table:table-cell table:style-name="ce36" table:content-validation-name="val11"/>
          <table:table-cell table:style-name="ce323" table:content-validation-name="val12"/>
          <table:table-cell table:style-name="ce434" table:content-validation-name="val4" table:formula="of:=VLOOKUP([.E292];[$datos.$E$2:.$G$75];2;0)" office:value-type="float" office:value="0">
            <text:p>#N/A</text:p>
          </table:table-cell>
          <table:table-cell table:style-name="ce434" table:content-validation-name="val4" table:formula="of:=VLOOKUP([.E29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8</text:p>
          </table:table-cell>
          <table:table-cell table:style-name="ce35"/>
          <table:table-cell table:style-name="ce36" table:content-validation-name="val11"/>
          <table:table-cell table:style-name="ce324" table:content-validation-name="val12"/>
          <table:table-cell table:style-name="ce434" table:content-validation-name="val4" table:formula="of:=VLOOKUP([.E293];[$datos.$E$2:.$G$75];2;0)" office:value-type="float" office:value="0">
            <text:p>#N/A</text:p>
          </table:table-cell>
          <table:table-cell table:style-name="ce434" table:content-validation-name="val4" table:formula="of:=VLOOKUP([.E29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89</text:p>
          </table:table-cell>
          <table:table-cell table:style-name="ce35"/>
          <table:table-cell table:style-name="ce36" table:content-validation-name="val11"/>
          <table:table-cell table:style-name="ce325" table:content-validation-name="val12"/>
          <table:table-cell table:style-name="ce434" table:content-validation-name="val4" table:formula="of:=VLOOKUP([.E294];[$datos.$E$2:.$G$75];2;0)" office:value-type="float" office:value="0">
            <text:p>#N/A</text:p>
          </table:table-cell>
          <table:table-cell table:style-name="ce434" table:content-validation-name="val4" table:formula="of:=VLOOKUP([.E29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0</text:p>
          </table:table-cell>
          <table:table-cell table:style-name="ce35"/>
          <table:table-cell table:style-name="ce36" table:content-validation-name="val11"/>
          <table:table-cell table:style-name="ce326" table:content-validation-name="val12"/>
          <table:table-cell table:style-name="ce434" table:content-validation-name="val4" table:formula="of:=VLOOKUP([.E295];[$datos.$E$2:.$G$75];2;0)" office:value-type="float" office:value="0">
            <text:p>#N/A</text:p>
          </table:table-cell>
          <table:table-cell table:style-name="ce434" table:content-validation-name="val4" table:formula="of:=VLOOKUP([.E29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1</text:p>
          </table:table-cell>
          <table:table-cell table:style-name="ce35"/>
          <table:table-cell table:style-name="ce36" table:content-validation-name="val11"/>
          <table:table-cell table:style-name="ce327" table:content-validation-name="val12"/>
          <table:table-cell table:style-name="ce434" table:content-validation-name="val4" table:formula="of:=VLOOKUP([.E296];[$datos.$E$2:.$G$75];2;0)" office:value-type="float" office:value="0">
            <text:p>#N/A</text:p>
          </table:table-cell>
          <table:table-cell table:style-name="ce434" table:content-validation-name="val4" table:formula="of:=VLOOKUP([.E29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2</text:p>
          </table:table-cell>
          <table:table-cell table:style-name="ce35"/>
          <table:table-cell table:style-name="ce36" table:content-validation-name="val11"/>
          <table:table-cell table:style-name="ce328" table:content-validation-name="val12"/>
          <table:table-cell table:style-name="ce434" table:content-validation-name="val4" table:formula="of:=VLOOKUP([.E297];[$datos.$E$2:.$G$75];2;0)" office:value-type="float" office:value="0">
            <text:p>#N/A</text:p>
          </table:table-cell>
          <table:table-cell table:style-name="ce434" table:content-validation-name="val4" table:formula="of:=VLOOKUP([.E29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3</text:p>
          </table:table-cell>
          <table:table-cell table:style-name="ce35"/>
          <table:table-cell table:style-name="ce36" table:content-validation-name="val11"/>
          <table:table-cell table:style-name="ce329" table:content-validation-name="val12"/>
          <table:table-cell table:style-name="ce434" table:content-validation-name="val4" table:formula="of:=VLOOKUP([.E298];[$datos.$E$2:.$G$75];2;0)" office:value-type="float" office:value="0">
            <text:p>#N/A</text:p>
          </table:table-cell>
          <table:table-cell table:style-name="ce434" table:content-validation-name="val4" table:formula="of:=VLOOKUP([.E29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4</text:p>
          </table:table-cell>
          <table:table-cell table:style-name="ce35"/>
          <table:table-cell table:style-name="ce36" table:content-validation-name="val11"/>
          <table:table-cell table:style-name="ce330" table:content-validation-name="val12"/>
          <table:table-cell table:style-name="ce434" table:content-validation-name="val4" table:formula="of:=VLOOKUP([.E299];[$datos.$E$2:.$G$75];2;0)" office:value-type="float" office:value="0">
            <text:p>#N/A</text:p>
          </table:table-cell>
          <table:table-cell table:style-name="ce434" table:content-validation-name="val4" table:formula="of:=VLOOKUP([.E29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5</text:p>
          </table:table-cell>
          <table:table-cell table:style-name="ce35"/>
          <table:table-cell table:style-name="ce36" table:content-validation-name="val11"/>
          <table:table-cell table:style-name="ce331" table:content-validation-name="val12"/>
          <table:table-cell table:style-name="ce434" table:content-validation-name="val4" table:formula="of:=VLOOKUP([.E300];[$datos.$E$2:.$G$75];2;0)" office:value-type="float" office:value="0">
            <text:p>#N/A</text:p>
          </table:table-cell>
          <table:table-cell table:style-name="ce434" table:content-validation-name="val4" table:formula="of:=VLOOKUP([.E30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6</text:p>
          </table:table-cell>
          <table:table-cell table:style-name="ce35"/>
          <table:table-cell table:style-name="ce36" table:content-validation-name="val11"/>
          <table:table-cell table:style-name="ce332" table:content-validation-name="val12"/>
          <table:table-cell table:style-name="ce434" table:content-validation-name="val4" table:formula="of:=VLOOKUP([.E301];[$datos.$E$2:.$G$75];2;0)" office:value-type="float" office:value="0">
            <text:p>#N/A</text:p>
          </table:table-cell>
          <table:table-cell table:style-name="ce434" table:content-validation-name="val4" table:formula="of:=VLOOKUP([.E30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7</text:p>
          </table:table-cell>
          <table:table-cell table:style-name="ce35"/>
          <table:table-cell table:style-name="ce36" table:content-validation-name="val11"/>
          <table:table-cell table:style-name="ce333" table:content-validation-name="val12"/>
          <table:table-cell table:style-name="ce434" table:content-validation-name="val4" table:formula="of:=VLOOKUP([.E302];[$datos.$E$2:.$G$75];2;0)" office:value-type="float" office:value="0">
            <text:p>#N/A</text:p>
          </table:table-cell>
          <table:table-cell table:style-name="ce434" table:content-validation-name="val4" table:formula="of:=VLOOKUP([.E30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8</text:p>
          </table:table-cell>
          <table:table-cell table:style-name="ce35"/>
          <table:table-cell table:style-name="ce36" table:content-validation-name="val11"/>
          <table:table-cell table:style-name="ce334" table:content-validation-name="val12"/>
          <table:table-cell table:style-name="ce434" table:content-validation-name="val4" table:formula="of:=VLOOKUP([.E303];[$datos.$E$2:.$G$75];2;0)" office:value-type="float" office:value="0">
            <text:p>#N/A</text:p>
          </table:table-cell>
          <table:table-cell table:style-name="ce434" table:content-validation-name="val4" table:formula="of:=VLOOKUP([.E30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299</text:p>
          </table:table-cell>
          <table:table-cell table:style-name="ce35"/>
          <table:table-cell table:style-name="ce36" table:content-validation-name="val11"/>
          <table:table-cell table:style-name="ce335" table:content-validation-name="val12"/>
          <table:table-cell table:style-name="ce434" table:content-validation-name="val4" table:formula="of:=VLOOKUP([.E304];[$datos.$E$2:.$G$75];2;0)" office:value-type="float" office:value="0">
            <text:p>#N/A</text:p>
          </table:table-cell>
          <table:table-cell table:style-name="ce434" table:content-validation-name="val4" table:formula="of:=VLOOKUP([.E30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0</text:p>
          </table:table-cell>
          <table:table-cell table:style-name="ce35"/>
          <table:table-cell table:style-name="ce36" table:content-validation-name="val11"/>
          <table:table-cell table:style-name="ce336" table:content-validation-name="val12"/>
          <table:table-cell table:style-name="ce434" table:content-validation-name="val4" table:formula="of:=VLOOKUP([.E305];[$datos.$E$2:.$G$75];2;0)" office:value-type="float" office:value="0">
            <text:p>#N/A</text:p>
          </table:table-cell>
          <table:table-cell table:style-name="ce434" table:content-validation-name="val4" table:formula="of:=VLOOKUP([.E30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1</text:p>
          </table:table-cell>
          <table:table-cell table:style-name="ce35"/>
          <table:table-cell table:style-name="ce36" table:content-validation-name="val11"/>
          <table:table-cell table:style-name="ce337" table:content-validation-name="val12"/>
          <table:table-cell table:style-name="ce434" table:content-validation-name="val4" table:formula="of:=VLOOKUP([.E306];[$datos.$E$2:.$G$75];2;0)" office:value-type="float" office:value="0">
            <text:p>#N/A</text:p>
          </table:table-cell>
          <table:table-cell table:style-name="ce434" table:content-validation-name="val4" table:formula="of:=VLOOKUP([.E30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2</text:p>
          </table:table-cell>
          <table:table-cell table:style-name="ce35"/>
          <table:table-cell table:style-name="ce36" table:content-validation-name="val11"/>
          <table:table-cell table:style-name="ce338" table:content-validation-name="val12"/>
          <table:table-cell table:style-name="ce434" table:content-validation-name="val4" table:formula="of:=VLOOKUP([.E307];[$datos.$E$2:.$G$75];2;0)" office:value-type="float" office:value="0">
            <text:p>#N/A</text:p>
          </table:table-cell>
          <table:table-cell table:style-name="ce434" table:content-validation-name="val4" table:formula="of:=VLOOKUP([.E30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3</text:p>
          </table:table-cell>
          <table:table-cell table:style-name="ce35"/>
          <table:table-cell table:style-name="ce36" table:content-validation-name="val11"/>
          <table:table-cell table:style-name="ce339" table:content-validation-name="val12"/>
          <table:table-cell table:style-name="ce434" table:content-validation-name="val4" table:formula="of:=VLOOKUP([.E308];[$datos.$E$2:.$G$75];2;0)" office:value-type="float" office:value="0">
            <text:p>#N/A</text:p>
          </table:table-cell>
          <table:table-cell table:style-name="ce434" table:content-validation-name="val4" table:formula="of:=VLOOKUP([.E30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4</text:p>
          </table:table-cell>
          <table:table-cell table:style-name="ce35"/>
          <table:table-cell table:style-name="ce36" table:content-validation-name="val11"/>
          <table:table-cell table:style-name="ce340" table:content-validation-name="val12"/>
          <table:table-cell table:style-name="ce434" table:content-validation-name="val4" table:formula="of:=VLOOKUP([.E309];[$datos.$E$2:.$G$75];2;0)" office:value-type="float" office:value="0">
            <text:p>#N/A</text:p>
          </table:table-cell>
          <table:table-cell table:style-name="ce434" table:content-validation-name="val4" table:formula="of:=VLOOKUP([.E30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5</text:p>
          </table:table-cell>
          <table:table-cell table:style-name="ce35"/>
          <table:table-cell table:style-name="ce36" table:content-validation-name="val11"/>
          <table:table-cell table:style-name="ce341" table:content-validation-name="val12"/>
          <table:table-cell table:style-name="ce434" table:content-validation-name="val4" table:formula="of:=VLOOKUP([.E310];[$datos.$E$2:.$G$75];2;0)" office:value-type="float" office:value="0">
            <text:p>#N/A</text:p>
          </table:table-cell>
          <table:table-cell table:style-name="ce434" table:content-validation-name="val4" table:formula="of:=VLOOKUP([.E31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6</text:p>
          </table:table-cell>
          <table:table-cell table:style-name="ce35"/>
          <table:table-cell table:style-name="ce36" table:content-validation-name="val11"/>
          <table:table-cell table:style-name="ce342" table:content-validation-name="val12"/>
          <table:table-cell table:style-name="ce434" table:content-validation-name="val4" table:formula="of:=VLOOKUP([.E311];[$datos.$E$2:.$G$75];2;0)" office:value-type="float" office:value="0">
            <text:p>#N/A</text:p>
          </table:table-cell>
          <table:table-cell table:style-name="ce434" table:content-validation-name="val4" table:formula="of:=VLOOKUP([.E31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7</text:p>
          </table:table-cell>
          <table:table-cell table:style-name="ce35"/>
          <table:table-cell table:style-name="ce36" table:content-validation-name="val11"/>
          <table:table-cell table:style-name="ce343" table:content-validation-name="val12"/>
          <table:table-cell table:style-name="ce434" table:content-validation-name="val4" table:formula="of:=VLOOKUP([.E312];[$datos.$E$2:.$G$75];2;0)" office:value-type="float" office:value="0">
            <text:p>#N/A</text:p>
          </table:table-cell>
          <table:table-cell table:style-name="ce434" table:content-validation-name="val4" table:formula="of:=VLOOKUP([.E31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8</text:p>
          </table:table-cell>
          <table:table-cell table:style-name="ce35"/>
          <table:table-cell table:style-name="ce36" table:content-validation-name="val11"/>
          <table:table-cell table:style-name="ce344" table:content-validation-name="val12"/>
          <table:table-cell table:style-name="ce434" table:content-validation-name="val4" table:formula="of:=VLOOKUP([.E313];[$datos.$E$2:.$G$75];2;0)" office:value-type="float" office:value="0">
            <text:p>#N/A</text:p>
          </table:table-cell>
          <table:table-cell table:style-name="ce434" table:content-validation-name="val4" table:formula="of:=VLOOKUP([.E31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09</text:p>
          </table:table-cell>
          <table:table-cell table:style-name="ce35"/>
          <table:table-cell table:style-name="ce36" table:content-validation-name="val11"/>
          <table:table-cell table:style-name="ce345" table:content-validation-name="val12"/>
          <table:table-cell table:style-name="ce434" table:content-validation-name="val4" table:formula="of:=VLOOKUP([.E314];[$datos.$E$2:.$G$75];2;0)" office:value-type="float" office:value="0">
            <text:p>#N/A</text:p>
          </table:table-cell>
          <table:table-cell table:style-name="ce434" table:content-validation-name="val4" table:formula="of:=VLOOKUP([.E31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0</text:p>
          </table:table-cell>
          <table:table-cell table:style-name="ce35"/>
          <table:table-cell table:style-name="ce36" table:content-validation-name="val11"/>
          <table:table-cell table:style-name="ce346" table:content-validation-name="val12"/>
          <table:table-cell table:style-name="ce434" table:content-validation-name="val4" table:formula="of:=VLOOKUP([.E315];[$datos.$E$2:.$G$75];2;0)" office:value-type="float" office:value="0">
            <text:p>#N/A</text:p>
          </table:table-cell>
          <table:table-cell table:style-name="ce434" table:content-validation-name="val4" table:formula="of:=VLOOKUP([.E31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1</text:p>
          </table:table-cell>
          <table:table-cell table:style-name="ce35"/>
          <table:table-cell table:style-name="ce36" table:content-validation-name="val11"/>
          <table:table-cell table:style-name="ce347" table:content-validation-name="val12"/>
          <table:table-cell table:style-name="ce434" table:content-validation-name="val4" table:formula="of:=VLOOKUP([.E316];[$datos.$E$2:.$G$75];2;0)" office:value-type="float" office:value="0">
            <text:p>#N/A</text:p>
          </table:table-cell>
          <table:table-cell table:style-name="ce434" table:content-validation-name="val4" table:formula="of:=VLOOKUP([.E31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2</text:p>
          </table:table-cell>
          <table:table-cell table:style-name="ce35"/>
          <table:table-cell table:style-name="ce36" table:content-validation-name="val11"/>
          <table:table-cell table:style-name="ce348" table:content-validation-name="val12"/>
          <table:table-cell table:style-name="ce434" table:content-validation-name="val4" table:formula="of:=VLOOKUP([.E317];[$datos.$E$2:.$G$75];2;0)" office:value-type="float" office:value="0">
            <text:p>#N/A</text:p>
          </table:table-cell>
          <table:table-cell table:style-name="ce434" table:content-validation-name="val4" table:formula="of:=VLOOKUP([.E31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3</text:p>
          </table:table-cell>
          <table:table-cell table:style-name="ce35"/>
          <table:table-cell table:style-name="ce36" table:content-validation-name="val11"/>
          <table:table-cell table:style-name="ce349" table:content-validation-name="val12"/>
          <table:table-cell table:style-name="ce434" table:content-validation-name="val4" table:formula="of:=VLOOKUP([.E318];[$datos.$E$2:.$G$75];2;0)" office:value-type="float" office:value="0">
            <text:p>#N/A</text:p>
          </table:table-cell>
          <table:table-cell table:style-name="ce434" table:content-validation-name="val4" table:formula="of:=VLOOKUP([.E31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4</text:p>
          </table:table-cell>
          <table:table-cell table:style-name="ce35"/>
          <table:table-cell table:style-name="ce36" table:content-validation-name="val11"/>
          <table:table-cell table:style-name="ce350" table:content-validation-name="val12"/>
          <table:table-cell table:style-name="ce434" table:content-validation-name="val4" table:formula="of:=VLOOKUP([.E319];[$datos.$E$2:.$G$75];2;0)" office:value-type="float" office:value="0">
            <text:p>#N/A</text:p>
          </table:table-cell>
          <table:table-cell table:style-name="ce434" table:content-validation-name="val4" table:formula="of:=VLOOKUP([.E31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5</text:p>
          </table:table-cell>
          <table:table-cell table:style-name="ce35"/>
          <table:table-cell table:style-name="ce36" table:content-validation-name="val11"/>
          <table:table-cell table:style-name="ce351" table:content-validation-name="val12"/>
          <table:table-cell table:style-name="ce434" table:content-validation-name="val4" table:formula="of:=VLOOKUP([.E320];[$datos.$E$2:.$G$75];2;0)" office:value-type="float" office:value="0">
            <text:p>#N/A</text:p>
          </table:table-cell>
          <table:table-cell table:style-name="ce434" table:content-validation-name="val4" table:formula="of:=VLOOKUP([.E32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6</text:p>
          </table:table-cell>
          <table:table-cell table:style-name="ce35"/>
          <table:table-cell table:style-name="ce36" table:content-validation-name="val11"/>
          <table:table-cell table:style-name="ce352" table:content-validation-name="val12"/>
          <table:table-cell table:style-name="ce434" table:content-validation-name="val4" table:formula="of:=VLOOKUP([.E321];[$datos.$E$2:.$G$75];2;0)" office:value-type="float" office:value="0">
            <text:p>#N/A</text:p>
          </table:table-cell>
          <table:table-cell table:style-name="ce434" table:content-validation-name="val4" table:formula="of:=VLOOKUP([.E32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7</text:p>
          </table:table-cell>
          <table:table-cell table:style-name="ce35"/>
          <table:table-cell table:style-name="ce36" table:content-validation-name="val11"/>
          <table:table-cell table:style-name="ce353" table:content-validation-name="val12"/>
          <table:table-cell table:style-name="ce434" table:content-validation-name="val4" table:formula="of:=VLOOKUP([.E322];[$datos.$E$2:.$G$75];2;0)" office:value-type="float" office:value="0">
            <text:p>#N/A</text:p>
          </table:table-cell>
          <table:table-cell table:style-name="ce434" table:content-validation-name="val4" table:formula="of:=VLOOKUP([.E32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8</text:p>
          </table:table-cell>
          <table:table-cell table:style-name="ce35"/>
          <table:table-cell table:style-name="ce36" table:content-validation-name="val11"/>
          <table:table-cell table:style-name="ce354" table:content-validation-name="val12"/>
          <table:table-cell table:style-name="ce434" table:content-validation-name="val4" table:formula="of:=VLOOKUP([.E323];[$datos.$E$2:.$G$75];2;0)" office:value-type="float" office:value="0">
            <text:p>#N/A</text:p>
          </table:table-cell>
          <table:table-cell table:style-name="ce434" table:content-validation-name="val4" table:formula="of:=VLOOKUP([.E32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19</text:p>
          </table:table-cell>
          <table:table-cell table:style-name="ce35"/>
          <table:table-cell table:style-name="ce36" table:content-validation-name="val11"/>
          <table:table-cell table:style-name="ce355" table:content-validation-name="val12"/>
          <table:table-cell table:style-name="ce434" table:content-validation-name="val4" table:formula="of:=VLOOKUP([.E324];[$datos.$E$2:.$G$75];2;0)" office:value-type="float" office:value="0">
            <text:p>#N/A</text:p>
          </table:table-cell>
          <table:table-cell table:style-name="ce434" table:content-validation-name="val4" table:formula="of:=VLOOKUP([.E32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0</text:p>
          </table:table-cell>
          <table:table-cell table:style-name="ce35"/>
          <table:table-cell table:style-name="ce36" table:content-validation-name="val11"/>
          <table:table-cell table:style-name="ce356" table:content-validation-name="val12"/>
          <table:table-cell table:style-name="ce434" table:content-validation-name="val4" table:formula="of:=VLOOKUP([.E325];[$datos.$E$2:.$G$75];2;0)" office:value-type="float" office:value="0">
            <text:p>#N/A</text:p>
          </table:table-cell>
          <table:table-cell table:style-name="ce434" table:content-validation-name="val4" table:formula="of:=VLOOKUP([.E32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1</text:p>
          </table:table-cell>
          <table:table-cell table:style-name="ce35"/>
          <table:table-cell table:style-name="ce36" table:content-validation-name="val11"/>
          <table:table-cell table:style-name="ce357" table:content-validation-name="val12"/>
          <table:table-cell table:style-name="ce434" table:content-validation-name="val4" table:formula="of:=VLOOKUP([.E326];[$datos.$E$2:.$G$75];2;0)" office:value-type="float" office:value="0">
            <text:p>#N/A</text:p>
          </table:table-cell>
          <table:table-cell table:style-name="ce434" table:content-validation-name="val4" table:formula="of:=VLOOKUP([.E32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2</text:p>
          </table:table-cell>
          <table:table-cell table:style-name="ce35"/>
          <table:table-cell table:style-name="ce36" table:content-validation-name="val11"/>
          <table:table-cell table:style-name="ce358" table:content-validation-name="val12"/>
          <table:table-cell table:style-name="ce434" table:content-validation-name="val4" table:formula="of:=VLOOKUP([.E327];[$datos.$E$2:.$G$75];2;0)" office:value-type="float" office:value="0">
            <text:p>#N/A</text:p>
          </table:table-cell>
          <table:table-cell table:style-name="ce434" table:content-validation-name="val4" table:formula="of:=VLOOKUP([.E32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3</text:p>
          </table:table-cell>
          <table:table-cell table:style-name="ce35"/>
          <table:table-cell table:style-name="ce36" table:content-validation-name="val11"/>
          <table:table-cell table:style-name="ce359" table:content-validation-name="val12"/>
          <table:table-cell table:style-name="ce434" table:content-validation-name="val4" table:formula="of:=VLOOKUP([.E328];[$datos.$E$2:.$G$75];2;0)" office:value-type="float" office:value="0">
            <text:p>#N/A</text:p>
          </table:table-cell>
          <table:table-cell table:style-name="ce434" table:content-validation-name="val4" table:formula="of:=VLOOKUP([.E32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4</text:p>
          </table:table-cell>
          <table:table-cell table:style-name="ce35"/>
          <table:table-cell table:style-name="ce36" table:content-validation-name="val11"/>
          <table:table-cell table:style-name="ce360" table:content-validation-name="val12"/>
          <table:table-cell table:style-name="ce434" table:content-validation-name="val4" table:formula="of:=VLOOKUP([.E329];[$datos.$E$2:.$G$75];2;0)" office:value-type="float" office:value="0">
            <text:p>#N/A</text:p>
          </table:table-cell>
          <table:table-cell table:style-name="ce434" table:content-validation-name="val4" table:formula="of:=VLOOKUP([.E32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5</text:p>
          </table:table-cell>
          <table:table-cell table:style-name="ce35"/>
          <table:table-cell table:style-name="ce36" table:content-validation-name="val11"/>
          <table:table-cell table:style-name="ce361" table:content-validation-name="val12"/>
          <table:table-cell table:style-name="ce434" table:content-validation-name="val4" table:formula="of:=VLOOKUP([.E330];[$datos.$E$2:.$G$75];2;0)" office:value-type="float" office:value="0">
            <text:p>#N/A</text:p>
          </table:table-cell>
          <table:table-cell table:style-name="ce434" table:content-validation-name="val4" table:formula="of:=VLOOKUP([.E33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6</text:p>
          </table:table-cell>
          <table:table-cell table:style-name="ce35"/>
          <table:table-cell table:style-name="ce36" table:content-validation-name="val11"/>
          <table:table-cell table:style-name="ce362" table:content-validation-name="val12"/>
          <table:table-cell table:style-name="ce434" table:content-validation-name="val4" table:formula="of:=VLOOKUP([.E331];[$datos.$E$2:.$G$75];2;0)" office:value-type="float" office:value="0">
            <text:p>#N/A</text:p>
          </table:table-cell>
          <table:table-cell table:style-name="ce434" table:content-validation-name="val4" table:formula="of:=VLOOKUP([.E33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7</text:p>
          </table:table-cell>
          <table:table-cell table:style-name="ce35"/>
          <table:table-cell table:style-name="ce36" table:content-validation-name="val11"/>
          <table:table-cell table:style-name="ce363" table:content-validation-name="val12"/>
          <table:table-cell table:style-name="ce434" table:content-validation-name="val4" table:formula="of:=VLOOKUP([.E332];[$datos.$E$2:.$G$75];2;0)" office:value-type="float" office:value="0">
            <text:p>#N/A</text:p>
          </table:table-cell>
          <table:table-cell table:style-name="ce434" table:content-validation-name="val4" table:formula="of:=VLOOKUP([.E33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8</text:p>
          </table:table-cell>
          <table:table-cell table:style-name="ce35"/>
          <table:table-cell table:style-name="ce36" table:content-validation-name="val11"/>
          <table:table-cell table:style-name="ce364" table:content-validation-name="val12"/>
          <table:table-cell table:style-name="ce434" table:content-validation-name="val4" table:formula="of:=VLOOKUP([.E333];[$datos.$E$2:.$G$75];2;0)" office:value-type="float" office:value="0">
            <text:p>#N/A</text:p>
          </table:table-cell>
          <table:table-cell table:style-name="ce434" table:content-validation-name="val4" table:formula="of:=VLOOKUP([.E33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29</text:p>
          </table:table-cell>
          <table:table-cell table:style-name="ce35"/>
          <table:table-cell table:style-name="ce36" table:content-validation-name="val11"/>
          <table:table-cell table:style-name="ce365" table:content-validation-name="val12"/>
          <table:table-cell table:style-name="ce434" table:content-validation-name="val4" table:formula="of:=VLOOKUP([.E334];[$datos.$E$2:.$G$75];2;0)" office:value-type="float" office:value="0">
            <text:p>#N/A</text:p>
          </table:table-cell>
          <table:table-cell table:style-name="ce434" table:content-validation-name="val4" table:formula="of:=VLOOKUP([.E33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0</text:p>
          </table:table-cell>
          <table:table-cell table:style-name="ce35"/>
          <table:table-cell table:style-name="ce36" table:content-validation-name="val11"/>
          <table:table-cell table:style-name="ce366" table:content-validation-name="val12"/>
          <table:table-cell table:style-name="ce434" table:content-validation-name="val4" table:formula="of:=VLOOKUP([.E335];[$datos.$E$2:.$G$75];2;0)" office:value-type="float" office:value="0">
            <text:p>#N/A</text:p>
          </table:table-cell>
          <table:table-cell table:style-name="ce434" table:content-validation-name="val4" table:formula="of:=VLOOKUP([.E33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1</text:p>
          </table:table-cell>
          <table:table-cell table:style-name="ce35"/>
          <table:table-cell table:style-name="ce36" table:content-validation-name="val11"/>
          <table:table-cell table:style-name="ce367" table:content-validation-name="val12"/>
          <table:table-cell table:style-name="ce434" table:content-validation-name="val4" table:formula="of:=VLOOKUP([.E336];[$datos.$E$2:.$G$75];2;0)" office:value-type="float" office:value="0">
            <text:p>#N/A</text:p>
          </table:table-cell>
          <table:table-cell table:style-name="ce434" table:content-validation-name="val4" table:formula="of:=VLOOKUP([.E33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2</text:p>
          </table:table-cell>
          <table:table-cell table:style-name="ce35"/>
          <table:table-cell table:style-name="ce36" table:content-validation-name="val11"/>
          <table:table-cell table:style-name="ce368" table:content-validation-name="val12"/>
          <table:table-cell table:style-name="ce434" table:content-validation-name="val4" table:formula="of:=VLOOKUP([.E337];[$datos.$E$2:.$G$75];2;0)" office:value-type="float" office:value="0">
            <text:p>#N/A</text:p>
          </table:table-cell>
          <table:table-cell table:style-name="ce434" table:content-validation-name="val4" table:formula="of:=VLOOKUP([.E33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3</text:p>
          </table:table-cell>
          <table:table-cell table:style-name="ce35"/>
          <table:table-cell table:style-name="ce36" table:content-validation-name="val11"/>
          <table:table-cell table:style-name="ce369" table:content-validation-name="val12"/>
          <table:table-cell table:style-name="ce434" table:content-validation-name="val4" table:formula="of:=VLOOKUP([.E338];[$datos.$E$2:.$G$75];2;0)" office:value-type="float" office:value="0">
            <text:p>#N/A</text:p>
          </table:table-cell>
          <table:table-cell table:style-name="ce434" table:content-validation-name="val4" table:formula="of:=VLOOKUP([.E33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4</text:p>
          </table:table-cell>
          <table:table-cell table:style-name="ce35"/>
          <table:table-cell table:style-name="ce36" table:content-validation-name="val11"/>
          <table:table-cell table:style-name="ce370" table:content-validation-name="val12"/>
          <table:table-cell table:style-name="ce434" table:content-validation-name="val4" table:formula="of:=VLOOKUP([.E339];[$datos.$E$2:.$G$75];2;0)" office:value-type="float" office:value="0">
            <text:p>#N/A</text:p>
          </table:table-cell>
          <table:table-cell table:style-name="ce434" table:content-validation-name="val4" table:formula="of:=VLOOKUP([.E33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5</text:p>
          </table:table-cell>
          <table:table-cell table:style-name="ce35"/>
          <table:table-cell table:style-name="ce36" table:content-validation-name="val11"/>
          <table:table-cell table:style-name="ce371" table:content-validation-name="val12"/>
          <table:table-cell table:style-name="ce434" table:content-validation-name="val4" table:formula="of:=VLOOKUP([.E340];[$datos.$E$2:.$G$75];2;0)" office:value-type="float" office:value="0">
            <text:p>#N/A</text:p>
          </table:table-cell>
          <table:table-cell table:style-name="ce434" table:content-validation-name="val4" table:formula="of:=VLOOKUP([.E34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6</text:p>
          </table:table-cell>
          <table:table-cell table:style-name="ce35"/>
          <table:table-cell table:style-name="ce36" table:content-validation-name="val11"/>
          <table:table-cell table:style-name="ce372" table:content-validation-name="val12"/>
          <table:table-cell table:style-name="ce434" table:content-validation-name="val4" table:formula="of:=VLOOKUP([.E341];[$datos.$E$2:.$G$75];2;0)" office:value-type="float" office:value="0">
            <text:p>#N/A</text:p>
          </table:table-cell>
          <table:table-cell table:style-name="ce434" table:content-validation-name="val4" table:formula="of:=VLOOKUP([.E34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7</text:p>
          </table:table-cell>
          <table:table-cell table:style-name="ce35"/>
          <table:table-cell table:style-name="ce36" table:content-validation-name="val11"/>
          <table:table-cell table:style-name="ce373" table:content-validation-name="val12"/>
          <table:table-cell table:style-name="ce434" table:content-validation-name="val4" table:formula="of:=VLOOKUP([.E342];[$datos.$E$2:.$G$75];2;0)" office:value-type="float" office:value="0">
            <text:p>#N/A</text:p>
          </table:table-cell>
          <table:table-cell table:style-name="ce434" table:content-validation-name="val4" table:formula="of:=VLOOKUP([.E34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8</text:p>
          </table:table-cell>
          <table:table-cell table:style-name="ce35"/>
          <table:table-cell table:style-name="ce36" table:content-validation-name="val11"/>
          <table:table-cell table:style-name="ce374" table:content-validation-name="val12"/>
          <table:table-cell table:style-name="ce434" table:content-validation-name="val4" table:formula="of:=VLOOKUP([.E343];[$datos.$E$2:.$G$75];2;0)" office:value-type="float" office:value="0">
            <text:p>#N/A</text:p>
          </table:table-cell>
          <table:table-cell table:style-name="ce434" table:content-validation-name="val4" table:formula="of:=VLOOKUP([.E34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39</text:p>
          </table:table-cell>
          <table:table-cell table:style-name="ce35"/>
          <table:table-cell table:style-name="ce36" table:content-validation-name="val11"/>
          <table:table-cell table:style-name="ce375" table:content-validation-name="val12"/>
          <table:table-cell table:style-name="ce434" table:content-validation-name="val4" table:formula="of:=VLOOKUP([.E344];[$datos.$E$2:.$G$75];2;0)" office:value-type="float" office:value="0">
            <text:p>#N/A</text:p>
          </table:table-cell>
          <table:table-cell table:style-name="ce434" table:content-validation-name="val4" table:formula="of:=VLOOKUP([.E34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0</text:p>
          </table:table-cell>
          <table:table-cell table:style-name="ce35"/>
          <table:table-cell table:style-name="ce36" table:content-validation-name="val11"/>
          <table:table-cell table:style-name="ce376" table:content-validation-name="val12"/>
          <table:table-cell table:style-name="ce434" table:content-validation-name="val4" table:formula="of:=VLOOKUP([.E345];[$datos.$E$2:.$G$75];2;0)" office:value-type="float" office:value="0">
            <text:p>#N/A</text:p>
          </table:table-cell>
          <table:table-cell table:style-name="ce434" table:content-validation-name="val4" table:formula="of:=VLOOKUP([.E34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1</text:p>
          </table:table-cell>
          <table:table-cell table:style-name="ce35"/>
          <table:table-cell table:style-name="ce36" table:content-validation-name="val11"/>
          <table:table-cell table:style-name="ce377" table:content-validation-name="val12"/>
          <table:table-cell table:style-name="ce434" table:content-validation-name="val4" table:formula="of:=VLOOKUP([.E346];[$datos.$E$2:.$G$75];2;0)" office:value-type="float" office:value="0">
            <text:p>#N/A</text:p>
          </table:table-cell>
          <table:table-cell table:style-name="ce434" table:content-validation-name="val4" table:formula="of:=VLOOKUP([.E34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2</text:p>
          </table:table-cell>
          <table:table-cell table:style-name="ce35"/>
          <table:table-cell table:style-name="ce36" table:content-validation-name="val11"/>
          <table:table-cell table:style-name="ce378" table:content-validation-name="val12"/>
          <table:table-cell table:style-name="ce434" table:content-validation-name="val4" table:formula="of:=VLOOKUP([.E347];[$datos.$E$2:.$G$75];2;0)" office:value-type="float" office:value="0">
            <text:p>#N/A</text:p>
          </table:table-cell>
          <table:table-cell table:style-name="ce434" table:content-validation-name="val4" table:formula="of:=VLOOKUP([.E34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3</text:p>
          </table:table-cell>
          <table:table-cell table:style-name="ce35"/>
          <table:table-cell table:style-name="ce36" table:content-validation-name="val11"/>
          <table:table-cell table:style-name="ce379" table:content-validation-name="val12"/>
          <table:table-cell table:style-name="ce434" table:content-validation-name="val4" table:formula="of:=VLOOKUP([.E348];[$datos.$E$2:.$G$75];2;0)" office:value-type="float" office:value="0">
            <text:p>#N/A</text:p>
          </table:table-cell>
          <table:table-cell table:style-name="ce434" table:content-validation-name="val4" table:formula="of:=VLOOKUP([.E34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4</text:p>
          </table:table-cell>
          <table:table-cell table:style-name="ce35"/>
          <table:table-cell table:style-name="ce36" table:content-validation-name="val11"/>
          <table:table-cell table:style-name="ce380" table:content-validation-name="val12"/>
          <table:table-cell table:style-name="ce434" table:content-validation-name="val4" table:formula="of:=VLOOKUP([.E349];[$datos.$E$2:.$G$75];2;0)" office:value-type="float" office:value="0">
            <text:p>#N/A</text:p>
          </table:table-cell>
          <table:table-cell table:style-name="ce434" table:content-validation-name="val4" table:formula="of:=VLOOKUP([.E34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5</text:p>
          </table:table-cell>
          <table:table-cell table:style-name="ce35"/>
          <table:table-cell table:style-name="ce36" table:content-validation-name="val11"/>
          <table:table-cell table:style-name="ce381" table:content-validation-name="val12"/>
          <table:table-cell table:style-name="ce434" table:content-validation-name="val4" table:formula="of:=VLOOKUP([.E350];[$datos.$E$2:.$G$75];2;0)" office:value-type="float" office:value="0">
            <text:p>#N/A</text:p>
          </table:table-cell>
          <table:table-cell table:style-name="ce434" table:content-validation-name="val4" table:formula="of:=VLOOKUP([.E35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6</text:p>
          </table:table-cell>
          <table:table-cell table:style-name="ce35"/>
          <table:table-cell table:style-name="ce36" table:content-validation-name="val11"/>
          <table:table-cell table:style-name="ce382" table:content-validation-name="val12"/>
          <table:table-cell table:style-name="ce434" table:content-validation-name="val4" table:formula="of:=VLOOKUP([.E351];[$datos.$E$2:.$G$75];2;0)" office:value-type="float" office:value="0">
            <text:p>#N/A</text:p>
          </table:table-cell>
          <table:table-cell table:style-name="ce434" table:content-validation-name="val4" table:formula="of:=VLOOKUP([.E35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7</text:p>
          </table:table-cell>
          <table:table-cell table:style-name="ce35"/>
          <table:table-cell table:style-name="ce36" table:content-validation-name="val11"/>
          <table:table-cell table:style-name="ce383" table:content-validation-name="val12"/>
          <table:table-cell table:style-name="ce434" table:content-validation-name="val4" table:formula="of:=VLOOKUP([.E352];[$datos.$E$2:.$G$75];2;0)" office:value-type="float" office:value="0">
            <text:p>#N/A</text:p>
          </table:table-cell>
          <table:table-cell table:style-name="ce434" table:content-validation-name="val4" table:formula="of:=VLOOKUP([.E35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8</text:p>
          </table:table-cell>
          <table:table-cell table:style-name="ce35"/>
          <table:table-cell table:style-name="ce36" table:content-validation-name="val11"/>
          <table:table-cell table:style-name="ce384" table:content-validation-name="val12"/>
          <table:table-cell table:style-name="ce434" table:content-validation-name="val4" table:formula="of:=VLOOKUP([.E353];[$datos.$E$2:.$G$75];2;0)" office:value-type="float" office:value="0">
            <text:p>#N/A</text:p>
          </table:table-cell>
          <table:table-cell table:style-name="ce434" table:content-validation-name="val4" table:formula="of:=VLOOKUP([.E35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49</text:p>
          </table:table-cell>
          <table:table-cell table:style-name="ce35"/>
          <table:table-cell table:style-name="ce36" table:content-validation-name="val11"/>
          <table:table-cell table:style-name="ce385" table:content-validation-name="val12"/>
          <table:table-cell table:style-name="ce434" table:content-validation-name="val4" table:formula="of:=VLOOKUP([.E354];[$datos.$E$2:.$G$75];2;0)" office:value-type="float" office:value="0">
            <text:p>#N/A</text:p>
          </table:table-cell>
          <table:table-cell table:style-name="ce434" table:content-validation-name="val4" table:formula="of:=VLOOKUP([.E35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0</text:p>
          </table:table-cell>
          <table:table-cell table:style-name="ce35"/>
          <table:table-cell table:style-name="ce36" table:content-validation-name="val11"/>
          <table:table-cell table:style-name="ce386" table:content-validation-name="val12"/>
          <table:table-cell table:style-name="ce434" table:content-validation-name="val4" table:formula="of:=VLOOKUP([.E355];[$datos.$E$2:.$G$75];2;0)" office:value-type="float" office:value="0">
            <text:p>#N/A</text:p>
          </table:table-cell>
          <table:table-cell table:style-name="ce434" table:content-validation-name="val4" table:formula="of:=VLOOKUP([.E35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1</text:p>
          </table:table-cell>
          <table:table-cell table:style-name="ce35"/>
          <table:table-cell table:style-name="ce36" table:content-validation-name="val11"/>
          <table:table-cell table:style-name="ce387" table:content-validation-name="val12"/>
          <table:table-cell table:style-name="ce434" table:content-validation-name="val4" table:formula="of:=VLOOKUP([.E356];[$datos.$E$2:.$G$75];2;0)" office:value-type="float" office:value="0">
            <text:p>#N/A</text:p>
          </table:table-cell>
          <table:table-cell table:style-name="ce434" table:content-validation-name="val4" table:formula="of:=VLOOKUP([.E35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2</text:p>
          </table:table-cell>
          <table:table-cell table:style-name="ce35"/>
          <table:table-cell table:style-name="ce36" table:content-validation-name="val11"/>
          <table:table-cell table:style-name="ce388" table:content-validation-name="val12"/>
          <table:table-cell table:style-name="ce434" table:content-validation-name="val4" table:formula="of:=VLOOKUP([.E357];[$datos.$E$2:.$G$75];2;0)" office:value-type="float" office:value="0">
            <text:p>#N/A</text:p>
          </table:table-cell>
          <table:table-cell table:style-name="ce434" table:content-validation-name="val4" table:formula="of:=VLOOKUP([.E35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3</text:p>
          </table:table-cell>
          <table:table-cell table:style-name="ce35"/>
          <table:table-cell table:style-name="ce36" table:content-validation-name="val11"/>
          <table:table-cell table:style-name="ce389" table:content-validation-name="val12"/>
          <table:table-cell table:style-name="ce434" table:content-validation-name="val4" table:formula="of:=VLOOKUP([.E358];[$datos.$E$2:.$G$75];2;0)" office:value-type="float" office:value="0">
            <text:p>#N/A</text:p>
          </table:table-cell>
          <table:table-cell table:style-name="ce434" table:content-validation-name="val4" table:formula="of:=VLOOKUP([.E35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4</text:p>
          </table:table-cell>
          <table:table-cell table:style-name="ce35"/>
          <table:table-cell table:style-name="ce36" table:content-validation-name="val11"/>
          <table:table-cell table:style-name="ce390" table:content-validation-name="val12"/>
          <table:table-cell table:style-name="ce434" table:content-validation-name="val4" table:formula="of:=VLOOKUP([.E359];[$datos.$E$2:.$G$75];2;0)" office:value-type="float" office:value="0">
            <text:p>#N/A</text:p>
          </table:table-cell>
          <table:table-cell table:style-name="ce434" table:content-validation-name="val4" table:formula="of:=VLOOKUP([.E35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5</text:p>
          </table:table-cell>
          <table:table-cell table:style-name="ce35"/>
          <table:table-cell table:style-name="ce36" table:content-validation-name="val11"/>
          <table:table-cell table:style-name="ce391" table:content-validation-name="val12"/>
          <table:table-cell table:style-name="ce434" table:content-validation-name="val4" table:formula="of:=VLOOKUP([.E360];[$datos.$E$2:.$G$75];2;0)" office:value-type="float" office:value="0">
            <text:p>#N/A</text:p>
          </table:table-cell>
          <table:table-cell table:style-name="ce434" table:content-validation-name="val4" table:formula="of:=VLOOKUP([.E36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6</text:p>
          </table:table-cell>
          <table:table-cell table:style-name="ce35"/>
          <table:table-cell table:style-name="ce36" table:content-validation-name="val11"/>
          <table:table-cell table:style-name="ce392" table:content-validation-name="val12"/>
          <table:table-cell table:style-name="ce434" table:content-validation-name="val4" table:formula="of:=VLOOKUP([.E361];[$datos.$E$2:.$G$75];2;0)" office:value-type="float" office:value="0">
            <text:p>#N/A</text:p>
          </table:table-cell>
          <table:table-cell table:style-name="ce434" table:content-validation-name="val4" table:formula="of:=VLOOKUP([.E36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7</text:p>
          </table:table-cell>
          <table:table-cell table:style-name="ce35"/>
          <table:table-cell table:style-name="ce36" table:content-validation-name="val11"/>
          <table:table-cell table:style-name="ce393" table:content-validation-name="val12"/>
          <table:table-cell table:style-name="ce434" table:content-validation-name="val4" table:formula="of:=VLOOKUP([.E362];[$datos.$E$2:.$G$75];2;0)" office:value-type="float" office:value="0">
            <text:p>#N/A</text:p>
          </table:table-cell>
          <table:table-cell table:style-name="ce434" table:content-validation-name="val4" table:formula="of:=VLOOKUP([.E36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8</text:p>
          </table:table-cell>
          <table:table-cell table:style-name="ce35"/>
          <table:table-cell table:style-name="ce36" table:content-validation-name="val11"/>
          <table:table-cell table:style-name="ce394" table:content-validation-name="val12"/>
          <table:table-cell table:style-name="ce434" table:content-validation-name="val4" table:formula="of:=VLOOKUP([.E363];[$datos.$E$2:.$G$75];2;0)" office:value-type="float" office:value="0">
            <text:p>#N/A</text:p>
          </table:table-cell>
          <table:table-cell table:style-name="ce434" table:content-validation-name="val4" table:formula="of:=VLOOKUP([.E36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59</text:p>
          </table:table-cell>
          <table:table-cell table:style-name="ce35"/>
          <table:table-cell table:style-name="ce36" table:content-validation-name="val11"/>
          <table:table-cell table:style-name="ce395" table:content-validation-name="val12"/>
          <table:table-cell table:style-name="ce434" table:content-validation-name="val4" table:formula="of:=VLOOKUP([.E364];[$datos.$E$2:.$G$75];2;0)" office:value-type="float" office:value="0">
            <text:p>#N/A</text:p>
          </table:table-cell>
          <table:table-cell table:style-name="ce434" table:content-validation-name="val4" table:formula="of:=VLOOKUP([.E36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0</text:p>
          </table:table-cell>
          <table:table-cell table:style-name="ce35"/>
          <table:table-cell table:style-name="ce36" table:content-validation-name="val11"/>
          <table:table-cell table:style-name="ce396" table:content-validation-name="val12"/>
          <table:table-cell table:style-name="ce434" table:content-validation-name="val4" table:formula="of:=VLOOKUP([.E365];[$datos.$E$2:.$G$75];2;0)" office:value-type="float" office:value="0">
            <text:p>#N/A</text:p>
          </table:table-cell>
          <table:table-cell table:style-name="ce434" table:content-validation-name="val4" table:formula="of:=VLOOKUP([.E36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1</text:p>
          </table:table-cell>
          <table:table-cell table:style-name="ce35"/>
          <table:table-cell table:style-name="ce36" table:content-validation-name="val11"/>
          <table:table-cell table:style-name="ce397" table:content-validation-name="val12"/>
          <table:table-cell table:style-name="ce434" table:content-validation-name="val4" table:formula="of:=VLOOKUP([.E366];[$datos.$E$2:.$G$75];2;0)" office:value-type="float" office:value="0">
            <text:p>#N/A</text:p>
          </table:table-cell>
          <table:table-cell table:style-name="ce434" table:content-validation-name="val4" table:formula="of:=VLOOKUP([.E36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2</text:p>
          </table:table-cell>
          <table:table-cell table:style-name="ce35"/>
          <table:table-cell table:style-name="ce36" table:content-validation-name="val11"/>
          <table:table-cell table:style-name="ce398" table:content-validation-name="val12"/>
          <table:table-cell table:style-name="ce434" table:content-validation-name="val4" table:formula="of:=VLOOKUP([.E367];[$datos.$E$2:.$G$75];2;0)" office:value-type="float" office:value="0">
            <text:p>#N/A</text:p>
          </table:table-cell>
          <table:table-cell table:style-name="ce434" table:content-validation-name="val4" table:formula="of:=VLOOKUP([.E36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3</text:p>
          </table:table-cell>
          <table:table-cell table:style-name="ce35"/>
          <table:table-cell table:style-name="ce36" table:content-validation-name="val11"/>
          <table:table-cell table:style-name="ce399" table:content-validation-name="val12"/>
          <table:table-cell table:style-name="ce434" table:content-validation-name="val4" table:formula="of:=VLOOKUP([.E368];[$datos.$E$2:.$G$75];2;0)" office:value-type="float" office:value="0">
            <text:p>#N/A</text:p>
          </table:table-cell>
          <table:table-cell table:style-name="ce434" table:content-validation-name="val4" table:formula="of:=VLOOKUP([.E36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4</text:p>
          </table:table-cell>
          <table:table-cell table:style-name="ce35"/>
          <table:table-cell table:style-name="ce36" table:content-validation-name="val11"/>
          <table:table-cell table:style-name="ce400" table:content-validation-name="val12"/>
          <table:table-cell table:style-name="ce434" table:content-validation-name="val4" table:formula="of:=VLOOKUP([.E369];[$datos.$E$2:.$G$75];2;0)" office:value-type="float" office:value="0">
            <text:p>#N/A</text:p>
          </table:table-cell>
          <table:table-cell table:style-name="ce434" table:content-validation-name="val4" table:formula="of:=VLOOKUP([.E36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5</text:p>
          </table:table-cell>
          <table:table-cell table:style-name="ce35"/>
          <table:table-cell table:style-name="ce36" table:content-validation-name="val11"/>
          <table:table-cell table:style-name="ce401" table:content-validation-name="val12"/>
          <table:table-cell table:style-name="ce434" table:content-validation-name="val4" table:formula="of:=VLOOKUP([.E370];[$datos.$E$2:.$G$75];2;0)" office:value-type="float" office:value="0">
            <text:p>#N/A</text:p>
          </table:table-cell>
          <table:table-cell table:style-name="ce434" table:content-validation-name="val4" table:formula="of:=VLOOKUP([.E37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6</text:p>
          </table:table-cell>
          <table:table-cell table:style-name="ce35"/>
          <table:table-cell table:style-name="ce36" table:content-validation-name="val11"/>
          <table:table-cell table:style-name="ce402" table:content-validation-name="val12"/>
          <table:table-cell table:style-name="ce434" table:content-validation-name="val4" table:formula="of:=VLOOKUP([.E371];[$datos.$E$2:.$G$75];2;0)" office:value-type="float" office:value="0">
            <text:p>#N/A</text:p>
          </table:table-cell>
          <table:table-cell table:style-name="ce434" table:content-validation-name="val4" table:formula="of:=VLOOKUP([.E37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7</text:p>
          </table:table-cell>
          <table:table-cell table:style-name="ce35"/>
          <table:table-cell table:style-name="ce36" table:content-validation-name="val11"/>
          <table:table-cell table:style-name="ce403" table:content-validation-name="val12"/>
          <table:table-cell table:style-name="ce434" table:content-validation-name="val4" table:formula="of:=VLOOKUP([.E372];[$datos.$E$2:.$G$75];2;0)" office:value-type="float" office:value="0">
            <text:p>#N/A</text:p>
          </table:table-cell>
          <table:table-cell table:style-name="ce434" table:content-validation-name="val4" table:formula="of:=VLOOKUP([.E37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8</text:p>
          </table:table-cell>
          <table:table-cell table:style-name="ce35"/>
          <table:table-cell table:style-name="ce36" table:content-validation-name="val11"/>
          <table:table-cell table:style-name="ce404" table:content-validation-name="val12"/>
          <table:table-cell table:style-name="ce434" table:content-validation-name="val4" table:formula="of:=VLOOKUP([.E373];[$datos.$E$2:.$G$75];2;0)" office:value-type="float" office:value="0">
            <text:p>#N/A</text:p>
          </table:table-cell>
          <table:table-cell table:style-name="ce434" table:content-validation-name="val4" table:formula="of:=VLOOKUP([.E37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69</text:p>
          </table:table-cell>
          <table:table-cell table:style-name="ce35"/>
          <table:table-cell table:style-name="ce36" table:content-validation-name="val11"/>
          <table:table-cell table:style-name="ce405" table:content-validation-name="val12"/>
          <table:table-cell table:style-name="ce434" table:content-validation-name="val4" table:formula="of:=VLOOKUP([.E374];[$datos.$E$2:.$G$75];2;0)" office:value-type="float" office:value="0">
            <text:p>#N/A</text:p>
          </table:table-cell>
          <table:table-cell table:style-name="ce434" table:content-validation-name="val4" table:formula="of:=VLOOKUP([.E37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0</text:p>
          </table:table-cell>
          <table:table-cell table:style-name="ce35"/>
          <table:table-cell table:style-name="ce36" table:content-validation-name="val11"/>
          <table:table-cell table:style-name="ce406" table:content-validation-name="val12"/>
          <table:table-cell table:style-name="ce434" table:content-validation-name="val4" table:formula="of:=VLOOKUP([.E375];[$datos.$E$2:.$G$75];2;0)" office:value-type="float" office:value="0">
            <text:p>#N/A</text:p>
          </table:table-cell>
          <table:table-cell table:style-name="ce434" table:content-validation-name="val4" table:formula="of:=VLOOKUP([.E37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1</text:p>
          </table:table-cell>
          <table:table-cell table:style-name="ce35"/>
          <table:table-cell table:style-name="ce36" table:content-validation-name="val11"/>
          <table:table-cell table:style-name="ce407" table:content-validation-name="val12"/>
          <table:table-cell table:style-name="ce434" table:content-validation-name="val4" table:formula="of:=VLOOKUP([.E376];[$datos.$E$2:.$G$75];2;0)" office:value-type="float" office:value="0">
            <text:p>#N/A</text:p>
          </table:table-cell>
          <table:table-cell table:style-name="ce434" table:content-validation-name="val4" table:formula="of:=VLOOKUP([.E37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2</text:p>
          </table:table-cell>
          <table:table-cell table:style-name="ce35"/>
          <table:table-cell table:style-name="ce36" table:content-validation-name="val11"/>
          <table:table-cell table:style-name="ce408" table:content-validation-name="val12"/>
          <table:table-cell table:style-name="ce434" table:content-validation-name="val4" table:formula="of:=VLOOKUP([.E377];[$datos.$E$2:.$G$75];2;0)" office:value-type="float" office:value="0">
            <text:p>#N/A</text:p>
          </table:table-cell>
          <table:table-cell table:style-name="ce434" table:content-validation-name="val4" table:formula="of:=VLOOKUP([.E37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3</text:p>
          </table:table-cell>
          <table:table-cell table:style-name="ce35"/>
          <table:table-cell table:style-name="ce36" table:content-validation-name="val11"/>
          <table:table-cell table:style-name="ce409" table:content-validation-name="val12"/>
          <table:table-cell table:style-name="ce434" table:content-validation-name="val4" table:formula="of:=VLOOKUP([.E378];[$datos.$E$2:.$G$75];2;0)" office:value-type="float" office:value="0">
            <text:p>#N/A</text:p>
          </table:table-cell>
          <table:table-cell table:style-name="ce434" table:content-validation-name="val4" table:formula="of:=VLOOKUP([.E37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4</text:p>
          </table:table-cell>
          <table:table-cell table:style-name="ce35"/>
          <table:table-cell table:style-name="ce36" table:content-validation-name="val11"/>
          <table:table-cell table:style-name="ce410" table:content-validation-name="val12"/>
          <table:table-cell table:style-name="ce434" table:content-validation-name="val4" table:formula="of:=VLOOKUP([.E379];[$datos.$E$2:.$G$75];2;0)" office:value-type="float" office:value="0">
            <text:p>#N/A</text:p>
          </table:table-cell>
          <table:table-cell table:style-name="ce434" table:content-validation-name="val4" table:formula="of:=VLOOKUP([.E37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5</text:p>
          </table:table-cell>
          <table:table-cell table:style-name="ce35"/>
          <table:table-cell table:style-name="ce36" table:content-validation-name="val11"/>
          <table:table-cell table:style-name="ce411" table:content-validation-name="val12"/>
          <table:table-cell table:style-name="ce434" table:content-validation-name="val4" table:formula="of:=VLOOKUP([.E380];[$datos.$E$2:.$G$75];2;0)" office:value-type="float" office:value="0">
            <text:p>#N/A</text:p>
          </table:table-cell>
          <table:table-cell table:style-name="ce434" table:content-validation-name="val4" table:formula="of:=VLOOKUP([.E38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6</text:p>
          </table:table-cell>
          <table:table-cell table:style-name="ce35"/>
          <table:table-cell table:style-name="ce36" table:content-validation-name="val11"/>
          <table:table-cell table:style-name="ce412" table:content-validation-name="val12"/>
          <table:table-cell table:style-name="ce434" table:content-validation-name="val4" table:formula="of:=VLOOKUP([.E381];[$datos.$E$2:.$G$75];2;0)" office:value-type="float" office:value="0">
            <text:p>#N/A</text:p>
          </table:table-cell>
          <table:table-cell table:style-name="ce434" table:content-validation-name="val4" table:formula="of:=VLOOKUP([.E38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7</text:p>
          </table:table-cell>
          <table:table-cell table:style-name="ce35"/>
          <table:table-cell table:style-name="ce36" table:content-validation-name="val11"/>
          <table:table-cell table:style-name="ce413" table:content-validation-name="val12"/>
          <table:table-cell table:style-name="ce434" table:content-validation-name="val4" table:formula="of:=VLOOKUP([.E382];[$datos.$E$2:.$G$75];2;0)" office:value-type="float" office:value="0">
            <text:p>#N/A</text:p>
          </table:table-cell>
          <table:table-cell table:style-name="ce434" table:content-validation-name="val4" table:formula="of:=VLOOKUP([.E38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8</text:p>
          </table:table-cell>
          <table:table-cell table:style-name="ce35"/>
          <table:table-cell table:style-name="ce36" table:content-validation-name="val11"/>
          <table:table-cell table:style-name="ce414" table:content-validation-name="val12"/>
          <table:table-cell table:style-name="ce434" table:content-validation-name="val4" table:formula="of:=VLOOKUP([.E383];[$datos.$E$2:.$G$75];2;0)" office:value-type="float" office:value="0">
            <text:p>#N/A</text:p>
          </table:table-cell>
          <table:table-cell table:style-name="ce434" table:content-validation-name="val4" table:formula="of:=VLOOKUP([.E38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79</text:p>
          </table:table-cell>
          <table:table-cell table:style-name="ce35"/>
          <table:table-cell table:style-name="ce36" table:content-validation-name="val11"/>
          <table:table-cell table:style-name="ce415" table:content-validation-name="val12"/>
          <table:table-cell table:style-name="ce434" table:content-validation-name="val4" table:formula="of:=VLOOKUP([.E384];[$datos.$E$2:.$G$75];2;0)" office:value-type="float" office:value="0">
            <text:p>#N/A</text:p>
          </table:table-cell>
          <table:table-cell table:style-name="ce434" table:content-validation-name="val4" table:formula="of:=VLOOKUP([.E38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0</text:p>
          </table:table-cell>
          <table:table-cell table:style-name="ce35"/>
          <table:table-cell table:style-name="ce36" table:content-validation-name="val11"/>
          <table:table-cell table:style-name="ce416" table:content-validation-name="val12"/>
          <table:table-cell table:style-name="ce434" table:content-validation-name="val4" table:formula="of:=VLOOKUP([.E385];[$datos.$E$2:.$G$75];2;0)" office:value-type="float" office:value="0">
            <text:p>#N/A</text:p>
          </table:table-cell>
          <table:table-cell table:style-name="ce434" table:content-validation-name="val4" table:formula="of:=VLOOKUP([.E38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1</text:p>
          </table:table-cell>
          <table:table-cell table:style-name="ce35"/>
          <table:table-cell table:style-name="ce36" table:content-validation-name="val11"/>
          <table:table-cell table:style-name="ce417" table:content-validation-name="val12"/>
          <table:table-cell table:style-name="ce434" table:content-validation-name="val4" table:formula="of:=VLOOKUP([.E386];[$datos.$E$2:.$G$75];2;0)" office:value-type="float" office:value="0">
            <text:p>#N/A</text:p>
          </table:table-cell>
          <table:table-cell table:style-name="ce434" table:content-validation-name="val4" table:formula="of:=VLOOKUP([.E38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2</text:p>
          </table:table-cell>
          <table:table-cell table:style-name="ce35"/>
          <table:table-cell table:style-name="ce36" table:content-validation-name="val11"/>
          <table:table-cell table:style-name="ce418" table:content-validation-name="val12"/>
          <table:table-cell table:style-name="ce434" table:content-validation-name="val4" table:formula="of:=VLOOKUP([.E387];[$datos.$E$2:.$G$75];2;0)" office:value-type="float" office:value="0">
            <text:p>#N/A</text:p>
          </table:table-cell>
          <table:table-cell table:style-name="ce434" table:content-validation-name="val4" table:formula="of:=VLOOKUP([.E38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3</text:p>
          </table:table-cell>
          <table:table-cell table:style-name="ce35"/>
          <table:table-cell table:style-name="ce36" table:content-validation-name="val11"/>
          <table:table-cell table:style-name="ce419" table:content-validation-name="val12"/>
          <table:table-cell table:style-name="ce434" table:content-validation-name="val4" table:formula="of:=VLOOKUP([.E388];[$datos.$E$2:.$G$75];2;0)" office:value-type="float" office:value="0">
            <text:p>#N/A</text:p>
          </table:table-cell>
          <table:table-cell table:style-name="ce434" table:content-validation-name="val4" table:formula="of:=VLOOKUP([.E38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4</text:p>
          </table:table-cell>
          <table:table-cell table:style-name="ce35"/>
          <table:table-cell table:style-name="ce36" table:content-validation-name="val11"/>
          <table:table-cell table:style-name="ce420" table:content-validation-name="val12"/>
          <table:table-cell table:style-name="ce434" table:content-validation-name="val4" table:formula="of:=VLOOKUP([.E389];[$datos.$E$2:.$G$75];2;0)" office:value-type="float" office:value="0">
            <text:p>#N/A</text:p>
          </table:table-cell>
          <table:table-cell table:style-name="ce434" table:content-validation-name="val4" table:formula="of:=VLOOKUP([.E38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5</text:p>
          </table:table-cell>
          <table:table-cell table:style-name="ce35"/>
          <table:table-cell table:style-name="ce36" table:content-validation-name="val11"/>
          <table:table-cell table:style-name="ce421" table:content-validation-name="val12"/>
          <table:table-cell table:style-name="ce434" table:content-validation-name="val4" table:formula="of:=VLOOKUP([.E390];[$datos.$E$2:.$G$75];2;0)" office:value-type="float" office:value="0">
            <text:p>#N/A</text:p>
          </table:table-cell>
          <table:table-cell table:style-name="ce434" table:content-validation-name="val4" table:formula="of:=VLOOKUP([.E39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6</text:p>
          </table:table-cell>
          <table:table-cell table:style-name="ce35"/>
          <table:table-cell table:style-name="ce36" table:content-validation-name="val11"/>
          <table:table-cell table:style-name="ce422" table:content-validation-name="val12"/>
          <table:table-cell table:style-name="ce434" table:content-validation-name="val4" table:formula="of:=VLOOKUP([.E391];[$datos.$E$2:.$G$75];2;0)" office:value-type="float" office:value="0">
            <text:p>#N/A</text:p>
          </table:table-cell>
          <table:table-cell table:style-name="ce434" table:content-validation-name="val4" table:formula="of:=VLOOKUP([.E39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7</text:p>
          </table:table-cell>
          <table:table-cell table:style-name="ce35"/>
          <table:table-cell table:style-name="ce36" table:content-validation-name="val11"/>
          <table:table-cell table:style-name="ce423" table:content-validation-name="val12"/>
          <table:table-cell table:style-name="ce434" table:content-validation-name="val4" table:formula="of:=VLOOKUP([.E392];[$datos.$E$2:.$G$75];2;0)" office:value-type="float" office:value="0">
            <text:p>#N/A</text:p>
          </table:table-cell>
          <table:table-cell table:style-name="ce434" table:content-validation-name="val4" table:formula="of:=VLOOKUP([.E39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8</text:p>
          </table:table-cell>
          <table:table-cell table:style-name="ce35"/>
          <table:table-cell table:style-name="ce36" table:content-validation-name="val11"/>
          <table:table-cell table:style-name="ce424" table:content-validation-name="val12"/>
          <table:table-cell table:style-name="ce434" table:content-validation-name="val4" table:formula="of:=VLOOKUP([.E393];[$datos.$E$2:.$G$75];2;0)" office:value-type="float" office:value="0">
            <text:p>#N/A</text:p>
          </table:table-cell>
          <table:table-cell table:style-name="ce434" table:content-validation-name="val4" table:formula="of:=VLOOKUP([.E393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89</text:p>
          </table:table-cell>
          <table:table-cell table:style-name="ce35"/>
          <table:table-cell table:style-name="ce36" table:content-validation-name="val11"/>
          <table:table-cell table:style-name="ce425" table:content-validation-name="val12"/>
          <table:table-cell table:style-name="ce434" table:content-validation-name="val4" table:formula="of:=VLOOKUP([.E394];[$datos.$E$2:.$G$75];2;0)" office:value-type="float" office:value="0">
            <text:p>#N/A</text:p>
          </table:table-cell>
          <table:table-cell table:style-name="ce434" table:content-validation-name="val4" table:formula="of:=VLOOKUP([.E394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0</text:p>
          </table:table-cell>
          <table:table-cell table:style-name="ce35"/>
          <table:table-cell table:style-name="ce36" table:content-validation-name="val11"/>
          <table:table-cell table:style-name="ce426" table:content-validation-name="val12"/>
          <table:table-cell table:style-name="ce434" table:content-validation-name="val4" table:formula="of:=VLOOKUP([.E395];[$datos.$E$2:.$G$75];2;0)" office:value-type="float" office:value="0">
            <text:p>#N/A</text:p>
          </table:table-cell>
          <table:table-cell table:style-name="ce434" table:content-validation-name="val4" table:formula="of:=VLOOKUP([.E395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1</text:p>
          </table:table-cell>
          <table:table-cell table:style-name="ce35"/>
          <table:table-cell table:style-name="ce36" table:content-validation-name="val11"/>
          <table:table-cell table:style-name="ce427" table:content-validation-name="val12"/>
          <table:table-cell table:style-name="ce434" table:content-validation-name="val4" table:formula="of:=VLOOKUP([.E396];[$datos.$E$2:.$G$75];2;0)" office:value-type="float" office:value="0">
            <text:p>#N/A</text:p>
          </table:table-cell>
          <table:table-cell table:style-name="ce434" table:content-validation-name="val4" table:formula="of:=VLOOKUP([.E396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2</text:p>
          </table:table-cell>
          <table:table-cell table:style-name="ce35"/>
          <table:table-cell table:style-name="ce36" table:content-validation-name="val11"/>
          <table:table-cell table:style-name="ce428" table:content-validation-name="val12"/>
          <table:table-cell table:style-name="ce434" table:content-validation-name="val4" table:formula="of:=VLOOKUP([.E397];[$datos.$E$2:.$G$75];2;0)" office:value-type="float" office:value="0">
            <text:p>#N/A</text:p>
          </table:table-cell>
          <table:table-cell table:style-name="ce434" table:content-validation-name="val4" table:formula="of:=VLOOKUP([.E397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3</text:p>
          </table:table-cell>
          <table:table-cell table:style-name="ce35"/>
          <table:table-cell table:style-name="ce36" table:content-validation-name="val11"/>
          <table:table-cell table:style-name="ce429" table:content-validation-name="val12"/>
          <table:table-cell table:style-name="ce434" table:content-validation-name="val4" table:formula="of:=VLOOKUP([.E398];[$datos.$E$2:.$G$75];2;0)" office:value-type="float" office:value="0">
            <text:p>#N/A</text:p>
          </table:table-cell>
          <table:table-cell table:style-name="ce434" table:content-validation-name="val4" table:formula="of:=VLOOKUP([.E398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4</text:p>
          </table:table-cell>
          <table:table-cell table:style-name="ce35"/>
          <table:table-cell table:style-name="ce36" table:content-validation-name="val11"/>
          <table:table-cell table:style-name="ce430" table:content-validation-name="val12"/>
          <table:table-cell table:style-name="ce434" table:content-validation-name="val4" table:formula="of:=VLOOKUP([.E399];[$datos.$E$2:.$G$75];2;0)" office:value-type="float" office:value="0">
            <text:p>#N/A</text:p>
          </table:table-cell>
          <table:table-cell table:style-name="ce434" table:content-validation-name="val4" table:formula="of:=VLOOKUP([.E399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5</text:p>
          </table:table-cell>
          <table:table-cell table:style-name="ce35"/>
          <table:table-cell table:style-name="ce36" table:content-validation-name="val11"/>
          <table:table-cell table:style-name="ce431" table:content-validation-name="val12"/>
          <table:table-cell table:style-name="ce434" table:content-validation-name="val4" table:formula="of:=VLOOKUP([.E400];[$datos.$E$2:.$G$75];2;0)" office:value-type="float" office:value="0">
            <text:p>#N/A</text:p>
          </table:table-cell>
          <table:table-cell table:style-name="ce434" table:content-validation-name="val4" table:formula="of:=VLOOKUP([.E400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6</text:p>
          </table:table-cell>
          <table:table-cell table:style-name="ce35"/>
          <table:table-cell table:style-name="ce36" table:content-validation-name="val11"/>
          <table:table-cell table:style-name="ce432" table:content-validation-name="val12"/>
          <table:table-cell table:style-name="ce434" table:content-validation-name="val4" table:formula="of:=VLOOKUP([.E401];[$datos.$E$2:.$G$75];2;0)" office:value-type="float" office:value="0">
            <text:p>#N/A</text:p>
          </table:table-cell>
          <table:table-cell table:style-name="ce434" table:content-validation-name="val4" table:formula="of:=VLOOKUP([.E401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>
          <table:table-cell/>
          <table:table-cell table:style-name="ce7" office:value-type="string">
            <text:p>BD_397</text:p>
          </table:table-cell>
          <table:table-cell table:style-name="ce35"/>
          <table:table-cell table:style-name="ce36" table:content-validation-name="val11"/>
          <table:table-cell table:style-name="ce433" table:content-validation-name="val12"/>
          <table:table-cell table:style-name="ce434" table:content-validation-name="val4" table:formula="of:=VLOOKUP([.E402];[$datos.$E$2:.$G$75];2;0)" office:value-type="float" office:value="0">
            <text:p>#N/A</text:p>
          </table:table-cell>
          <table:table-cell table:style-name="ce434" table:content-validation-name="val4" table:formula="of:=VLOOKUP([.E402];[$datos.$E$2:.$G$75];3;0)" office:value-type="float" office:value="0">
            <text:p>#N/A</text:p>
          </table:table-cell>
          <table:table-cell table:style-name="ce35" table:content-validation-name="val3"/>
          <table:table-cell table:style-name="ce27" table:content-validation-name="val14"/>
          <table:table-cell table:style-name="ce27" table:content-validation-name="val16"/>
          <table:table-cell table:style-name="ce35" table:number-columns-repeated="2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37" table:content-validation-name="val20"/>
          <table:table-cell table:style-name="ce27" table:content-validation-name="val21"/>
          <table:table-cell table:style-name="ce437" table:content-validation-name="val13"/>
          <table:table-cell table:style-name="ce35" table:content-validation-name="val22"/>
          <table:table-cell table:style-name="ce35" table:content-validation-name="val15"/>
          <table:table-cell table:style-name="ce35"/>
          <table:table-cell table:style-name="ce437" table:number-columns-repeated="2"/>
          <table:table-cell table:style-name="ce9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8"/>
          <table:table-cell table:content-validation-name="val10" table:number-columns-repeated="2"/>
          <table:table-cell table:style-name="ce2"/>
          <table:table-cell table:style-name="ce8"/>
          <table:table-cell table:style-name="ce2" table:number-columns-repeated="2"/>
          <table:table-cell table:number-columns-repeated="2"/>
          <table:table-cell table:content-validation-name="val20"/>
          <table:table-cell/>
          <table:table-cell table:style-name="ce2"/>
          <table:table-cell table:number-columns-repeated="2"/>
          <table:table-cell table:style-name="ce2"/>
          <table:table-cell table:number-columns-repeated="985"/>
          <table:table-cell table:style-name="ce2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8"/>
          <table:table-cell table:content-validation-name="val10" table:number-columns-repeated="2"/>
          <table:table-cell/>
          <table:table-cell table:style-name="ce8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2"/>
          <table:table-cell table:number-columns-repeated="2"/>
          <table:table-cell table:style-name="ce2"/>
          <table:table-cell table:number-columns-repeated="985"/>
          <table:table-cell table:style-name="ce2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visibility="collapse" table:default-cell-style-name="ce8"/>
        <table:table-column table:style-name="co53" table:visibility="collapse" table:default-cell-style-name="ce8"/>
        <table:table-column table:style-name="co54" table:visibility="collapse" table:default-cell-style-name="ce8"/>
        <table:table-column table:style-name="co55" table:default-cell-style-name="ce8"/>
        <table:table-column table:style-name="co56" table:visibility="collapse" table:number-columns-repeated="2" table:default-cell-style-name="ce8"/>
        <table:table-column table:style-name="co57" table:default-cell-style-name="ce22"/>
        <table:table-column table:style-name="co58" table:default-cell-style-name="ce8"/>
        <table:table-column table:style-name="co54" table:visibility="collapse" table:default-cell-style-name="ce8"/>
        <table:table-column table:style-name="co59" table:visibility="collapse" table:default-cell-style-name="ce8"/>
        <table:table-column table:style-name="co60" table:default-cell-style-name="ce8"/>
        <table:table-column table:style-name="co61" table:default-cell-style-name="ce8"/>
        <table:table-column table:style-name="co62" table:default-cell-style-name="ce8"/>
        <table:table-column table:style-name="co63" table:default-cell-style-name="ce8"/>
        <table:table-column table:style-name="co64" table:default-cell-style-name="ce8"/>
        <table:table-column table:style-name="co65" table:default-cell-style-name="ce8"/>
        <table:table-column table:style-name="co47" table:default-cell-style-name="ce8"/>
        <table:table-column table:style-name="co23" table:number-columns-repeated="993" table:default-cell-style-name="ce8"/>
        <table:table-column table:style-name="co23" table:number-columns-repeated="3" table:default-cell-style-name="ce2"/>
        <table:table-column table:style-name="co23" table:number-columns-repeated="7" table:default-cell-style-name="Default"/>
        <table:table-row table:style-name="ro7">
          <table:table-cell/>
          <table:table-cell table:style-name="ce3"/>
          <table:table-cell table:style-name="ce439" table:number-columns-repeated="5"/>
          <table:table-cell table:style-name="ce18"/>
          <table:table-cell table:style-name="ce446" table:number-columns-repeated="2"/>
          <table:table-cell table:style-name="ce28" table:number-columns-repeated="2"/>
          <table:table-cell table:style-name="ce18" table:number-columns-repeated="2"/>
          <table:table-cell table:style-name="ce439" table:number-columns-repeated="3"/>
          <table:table-cell table:style-name="ce446" table:number-columns-repeated="3"/>
          <table:table-cell table:style-name="ce18"/>
          <table:table-cell table:style-name="ce446"/>
          <table:table-cell table:style-name="ce455"/>
          <table:table-cell table:style-name="ce456" table:number-columns-repeated="982"/>
          <table:table-cell table:style-name="ce446" table:number-columns-repeated="18"/>
          <table:table-cell/>
        </table:table-row>
        <table:table-row table:style-name="ro17">
          <table:table-cell/>
          <table:table-cell table:style-name="ce4" office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440"/>
          <table:covered-table-cell table:style-name="ce443"/>
          <table:covered-table-cell table:style-name="ce443"/>
          <table:covered-table-cell table:style-name="ce443"/>
          <table:covered-table-cell table:style-name="ce443"/>
          <table:covered-table-cell table:style-name="ce445"/>
          <table:covered-table-cell table:style-name="ce447"/>
          <table:covered-table-cell table:style-name="ce447"/>
          <table:covered-table-cell table:style-name="ce449"/>
          <table:covered-table-cell table:style-name="ce449"/>
          <table:table-cell table:style-name="ce18" table:number-columns-repeated="2"/>
          <table:table-cell table:style-name="ce439" table:number-columns-repeated="3"/>
          <table:table-cell table:style-name="ce446" table:number-columns-repeated="3"/>
          <table:table-cell table:style-name="ce18"/>
          <table:table-cell table:style-name="ce446"/>
          <table:table-cell table:style-name="ce455"/>
          <table:table-cell table:style-name="ce456" table:number-columns-repeated="982"/>
          <table:table-cell table:style-name="ce446" table:number-columns-repeated="18"/>
          <table:table-cell/>
        </table:table-row>
        <table:table-row table:style-name="ro18">
          <table:table-cell/>
          <table:table-cell table:style-name="ce3"/>
          <table:table-cell table:style-name="ce441"/>
          <table:table-cell table:style-name="ce439" table:number-columns-repeated="4"/>
          <table:table-cell table:style-name="ce18"/>
          <table:table-cell table:style-name="ce446" table:number-columns-repeated="2"/>
          <table:table-cell table:style-name="ce28" table:number-columns-repeated="2"/>
          <table:table-cell table:style-name="ce18" table:number-columns-repeated="2"/>
          <table:table-cell table:style-name="ce439" table:number-columns-repeated="3"/>
          <table:table-cell table:style-name="ce446" table:number-columns-repeated="3"/>
          <table:table-cell table:style-name="ce18"/>
          <table:table-cell table:style-name="ce446"/>
          <table:table-cell table:style-name="ce455"/>
          <table:table-cell table:style-name="ce456" table:number-columns-repeated="982"/>
          <table:table-cell table:style-name="ce446" table:number-columns-repeated="18"/>
          <table:table-cell/>
        </table:table-row>
        <table:table-row table:style-name="ro19">
          <table:table-cell/>
          <table:table-cell table:style-name="ce23" table:number-columns-spanned="7" table:number-rows-spanned="1"/>
          <table:covered-table-cell table:style-name="ce439"/>
          <table:covered-table-cell table:style-name="ce24" office:value-type="string">
            <text:p>Producto y versión</text:p>
          </table:covered-table-cell>
          <table:covered-table-cell table:style-name="ce439"/>
          <table:covered-table-cell table:style-name="ce439"/>
          <table:covered-table-cell table:style-name="ce439"/>
          <table:covered-table-cell table:style-name="ce18"/>
          <table:table-cell table:style-name="ce448" office:value-type="string" table:number-columns-spanned="2" table:number-rows-spanned="1">
            <text:p>Infraestructura de Alta Disponibilidad/Balanceo</text:p>
          </table:table-cell>
          <table:covered-table-cell table:style-name="ce446"/>
          <table:table-cell table:style-name="ce436"/>
          <table:table-cell table:style-name="ce435" office:value-type="string" table:number-columns-spanned="2" table:number-rows-spanned="1">
            <text:p>Forms y Reports</text:p>
          </table:table-cell>
          <table:covered-table-cell table:style-name="ce18"/>
          <table:table-cell table:style-name="ce18"/>
          <table:table-cell table:style-name="ce450" table:number-columns-repeated="3"/>
          <table:table-cell table:style-name="ce435" office:value-type="string" table:number-columns-spanned="2" table:number-rows-spanned="1">
            <text:p>Servicio TI de Negocio</text:p>
          </table:table-cell>
          <table:covered-table-cell table:style-name="ce446"/>
          <table:table-cell table:style-name="ce453"/>
          <table:table-cell table:style-name="ce28"/>
          <table:table-cell table:style-name="ce446"/>
          <table:table-cell table:style-name="ce455"/>
          <table:table-cell table:style-name="ce456" table:number-columns-repeated="982"/>
          <table:table-cell table:style-name="ce446" table:number-columns-repeated="18"/>
          <table:table-cell/>
        </table:table-row>
        <table:table-row table:style-name="ro20">
          <table:table-cell/>
          <table:table-cell table:style-name="ce6" office:value-type="string">
            <text:p>ID (*)</text:p>
          </table:table-cell>
          <table:table-cell table:style-name="ce6" office:value-type="string">
            <office:annotation draw:style-name="gr5" draw:text-style-name="P1" svg:width="2.899cm" svg:height="3.993cm" svg:x="8.156cm" svg:y="2.532cm" draw:caption-point-x="-0.61cm" draw:caption-point-y="0.021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6" office:value-type="string">
            <text:p>Producto y versión (*)</text:p>
          </table:table-cell>
          <table:table-cell table:style-name="ce24" office:value-type="string">
            <text:p>Producto</text:p>
          </table:table-cell>
          <table:table-cell table:style-name="ce24" office:value-type="string">
            <text:p>Versión Base</text:p>
          </table:table-cell>
          <table:table-cell table:style-name="ce24" office:value-type="string">
            <text:p>Versión Parche</text:p>
          </table:table-cell>
          <table:table-cell table:style-name="ce6" office:value-type="string">
            <text:p>Entorno (*)</text:p>
          </table:table-cell>
          <table:table-cell table:style-name="ce24" office:value-type="string">
            <office:annotation draw:style-name="gr4" draw:text-style-name="P1" svg:width="8.196cm" svg:height="2.461cm" svg:x="18.885cm" svg:y="1.183cm" draw:caption-point-x="-0.599cm" draw:caption-point-y="1.37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4" office:value-type="string">
            <text:p>Nombre de Cluster/Dominio</text:p>
          </table:table-cell>
          <table:table-cell table:style-name="ce6" office:value-type="string">
            <text:p>Activo/Pasivo (*)</text:p>
          </table:table-cell>
          <table:table-cell table:style-name="ce6" office:value-type="string">
            <text:p>Forms y Reports (*)</text:p>
          </table:table-cell>
          <table:table-cell table:style-name="ce24" office:value-type="string">
            <text:p>Versión Base</text:p>
          </table:table-cell>
          <table:table-cell table:style-name="ce24" office:value-type="string">
            <text:p>Versión Parche</text:p>
          </table:table-cell>
          <table:table-cell table:style-name="ce6" office:value-type="string">
            <text:p>Criticidad (*)</text:p>
          </table:table-cell>
          <table:table-cell table:style-name="ce6" office:value-type="string">
            <text:p>Disponibilidad (*)</text:p>
          </table:table-cell>
          <table:table-cell table:style-name="ce24" office:value-type="string">
            <text:p>Periodo de Alta Carga</text:p>
          </table:table-cell>
          <table:table-cell table:style-name="ce24" office:value-type="string">
            <text:p>Nombre_Servicio_TI_de_Negocio <text:s/>(Aplicación Soportada)</text:p>
          </table:table-cell>
          <table:table-cell table:style-name="ce24" office:value-type="string">
            <text:p>Descripcion_Servicio_TI_de_Negocio <text:s/></text:p>
          </table:table-cell>
          <table:table-cell table:style-name="ce24" office:value-type="string">
            <text:p>Observaciones del Servidor de Aplicaciones</text:p>
          </table:table-cell>
          <table:table-cell table:style-name="ce29" office:value-type="string">
            <text:p>Observaciones / Comentarios del Organismo</text:p>
          </table:table-cell>
          <table:table-cell table:style-name="ce454" table:number-columns-repeated="992"/>
          <table:table-cell table:style-name="ce2"/>
          <table:table-cell table:number-columns-repeated="10"/>
        </table:table-row>
        <table:table-row table:style-name="ro21">
          <table:table-cell/>
          <table:table-cell table:style-name="ce7" office:value-type="string">
            <text:p>WL_1</text:p>
          </table:table-cell>
          <table:table-cell table:style-name="ce442" table:content-validation-name="val23" office:value-type="string">
            <text:p>vmhttpic01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6];;2;0)" office:value-type="float" office:value="0">
            <text:p>Err:504</text:p>
          </table:table-cell>
          <table:table-cell table:style-name="ce444" table:formula="of:=VLOOKUP([.D6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6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6];['file:///home/antonio/Escritorio/CAPDER%20-%20Inventario%20Activos%20SW%20Oracle_ASD.ods'#$datos.$W$2:.$Y$15];2;0)">
            <text:p/>
          </table:table-cell>
          <table:table-cell table:style-name="ce444" table:formula="of:=VLOOKUP([.L6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</text:p>
          </table:table-cell>
          <table:table-cell table:style-name="ce442" table:content-validation-name="val23" office:value-type="string">
            <text:p>vmhttpic02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7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7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7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7];['file:///home/antonio/Escritorio/CAPDER%20-%20Inventario%20Activos%20SW%20Oracle_ASD.ods'#$datos.$W$2:.$Y$15];2;0)">
            <text:p/>
          </table:table-cell>
          <table:table-cell table:style-name="ce444" table:formula="of:=VLOOKUP([.L7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</text:p>
          </table:table-cell>
          <table:table-cell table:style-name="ce442" table:content-validation-name="val23" office:value-type="string">
            <text:p>vmhttpic03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8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8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8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8];['file:///home/antonio/Escritorio/CAPDER%20-%20Inventario%20Activos%20SW%20Oracle_ASD.ods'#$datos.$W$2:.$Y$15];2;0)">
            <text:p/>
          </table:table-cell>
          <table:table-cell table:style-name="ce444" table:formula="of:=VLOOKUP([.L8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</text:p>
          </table:table-cell>
          <table:table-cell table:style-name="ce442" table:content-validation-name="val23" office:value-type="string">
            <text:p>vmhttpic04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9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9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9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9];['file:///home/antonio/Escritorio/CAPDER%20-%20Inventario%20Activos%20SW%20Oracle_ASD.ods'#$datos.$W$2:.$Y$15];2;0)">
            <text:p/>
          </table:table-cell>
          <table:table-cell table:style-name="ce444" table:formula="of:=VLOOKUP([.L9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</text:p>
          </table:table-cell>
          <table:table-cell table:style-name="ce442" table:content-validation-name="val23" office:value-type="string">
            <text:p>vmhttpp01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10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0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0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0];['file:///home/antonio/Escritorio/CAPDER%20-%20Inventario%20Activos%20SW%20Oracle_ASD.ods'#$datos.$W$2:.$Y$15];2;0)">
            <text:p/>
          </table:table-cell>
          <table:table-cell table:style-name="ce444" table:formula="of:=VLOOKUP([.L10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UY ALT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SERVIDOR HTT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</text:p>
          </table:table-cell>
          <table:table-cell table:style-name="ce442" table:content-validation-name="val23" office:value-type="string">
            <text:p>vmhttpp02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11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1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1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1];['file:///home/antonio/Escritorio/CAPDER%20-%20Inventario%20Activos%20SW%20Oracle_ASD.ods'#$datos.$W$2:.$Y$15];2;0)">
            <text:p/>
          </table:table-cell>
          <table:table-cell table:style-name="ce444" table:formula="of:=VLOOKUP([.L11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UY ALT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SERVIDOR HTT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</text:p>
          </table:table-cell>
          <table:table-cell table:style-name="ce442" table:content-validation-name="val23" office:value-type="string">
            <text:p>vmhttpp03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12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2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2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2];['file:///home/antonio/Escritorio/CAPDER%20-%20Inventario%20Activos%20SW%20Oracle_ASD.ods'#$datos.$W$2:.$Y$15];2;0)">
            <text:p/>
          </table:table-cell>
          <table:table-cell table:style-name="ce444" table:formula="of:=VLOOKUP([.L12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SERVIDOR HTT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</text:p>
          </table:table-cell>
          <table:table-cell table:style-name="ce442" table:content-validation-name="val23" office:value-type="string">
            <text:p>vmhttpp04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13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3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3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3];['file:///home/antonio/Escritorio/CAPDER%20-%20Inventario%20Activos%20SW%20Oracle_ASD.ods'#$datos.$W$2:.$Y$15];2;0)">
            <text:p/>
          </table:table-cell>
          <table:table-cell table:style-name="ce444" table:formula="of:=VLOOKUP([.L13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SERVIDOR HTT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</text:p>
          </table:table-cell>
          <table:table-cell table:style-name="ce442" table:content-validation-name="val23" office:value-type="string">
            <text:p>vmwlsadm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14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4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14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4];['file:///home/antonio/Escritorio/CAPDER%20-%20Inventario%20Activos%20SW%20Oracle_ASD.ods'#$datos.$W$2:.$Y$15];2;0)">
            <text:p/>
          </table:table-cell>
          <table:table-cell table:style-name="ce444" table:formula="of:=VLOOKUP([.L14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</text:p>
          </table:table-cell>
          <table:table-cell table:style-name="ce442" table:content-validation-name="val23" office:value-type="string">
            <text:p>vmwlsadmin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15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5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5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5];['file:///home/antonio/Escritorio/CAPDER%20-%20Inventario%20Activos%20SW%20Oracle_ASD.ods'#$datos.$W$2:.$Y$15];2;0)">
            <text:p/>
          </table:table-cell>
          <table:table-cell table:style-name="ce444" table:formula="of:=VLOOKUP([.L15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</text:p>
          </table:table-cell>
          <table:table-cell table:style-name="ce442" table:content-validation-name="val23" office:value-type="string">
            <text:p>vmwlsc01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16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6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6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6];['file:///home/antonio/Escritorio/CAPDER%20-%20Inventario%20Activos%20SW%20Oracle_ASD.ods'#$datos.$W$2:.$Y$15];2;0)">
            <text:p/>
          </table:table-cell>
          <table:table-cell table:style-name="ce444" table:formula="of:=VLOOKUP([.L16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</text:p>
          </table:table-cell>
          <table:table-cell table:style-name="ce442" table:content-validation-name="val23" office:value-type="string">
            <text:p>vmwlsc02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17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7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17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7];['file:///home/antonio/Escritorio/CAPDER%20-%20Inventario%20Activos%20SW%20Oracle_ASD.ods'#$datos.$W$2:.$Y$15];2;0)">
            <text:p/>
          </table:table-cell>
          <table:table-cell table:style-name="ce444" table:formula="of:=VLOOKUP([.L17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</text:p>
          </table:table-cell>
          <table:table-cell table:style-name="ce442" table:content-validation-name="val23" office:value-type="string">
            <text:p>vmwlsc03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18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8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18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8];['file:///home/antonio/Escritorio/CAPDER%20-%20Inventario%20Activos%20SW%20Oracle_ASD.ods'#$datos.$W$2:.$Y$15];2;0)">
            <text:p/>
          </table:table-cell>
          <table:table-cell table:style-name="ce444" table:formula="of:=VLOOKUP([.L18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</text:p>
          </table:table-cell>
          <table:table-cell table:style-name="ce442" table:content-validation-name="val23" office:value-type="string">
            <text:p>vmwlsc04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19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19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19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19];['file:///home/antonio/Escritorio/CAPDER%20-%20Inventario%20Activos%20SW%20Oracle_ASD.ods'#$datos.$W$2:.$Y$15];2;0)">
            <text:p/>
          </table:table-cell>
          <table:table-cell table:style-name="ce444" table:formula="of:=VLOOKUP([.L19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</text:p>
          </table:table-cell>
          <table:table-cell table:style-name="ce442" table:content-validation-name="val23" office:value-type="string">
            <text:p>vmwlsc64b02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0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0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0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0];['file:///home/antonio/Escritorio/CAPDER%20-%20Inventario%20Activos%20SW%20Oracle_ASD.ods'#$datos.$W$2:.$Y$15];2;0)">
            <text:p/>
          </table:table-cell>
          <table:table-cell table:style-name="ce444" table:formula="of:=VLOOKUP([.L20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</text:p>
          </table:table-cell>
          <table:table-cell table:style-name="ce442" table:content-validation-name="val23" office:value-type="string">
            <text:p>vmwlsc64b03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1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1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1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1];['file:///home/antonio/Escritorio/CAPDER%20-%20Inventario%20Activos%20SW%20Oracle_ASD.ods'#$datos.$W$2:.$Y$15];2;0)">
            <text:p/>
          </table:table-cell>
          <table:table-cell table:style-name="ce444" table:formula="of:=VLOOKUP([.L21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</text:p>
          </table:table-cell>
          <table:table-cell table:style-name="ce442" table:content-validation-name="val23" office:value-type="string">
            <text:p>vmwlsi01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2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2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2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2];['file:///home/antonio/Escritorio/CAPDER%20-%20Inventario%20Activos%20SW%20Oracle_ASD.ods'#$datos.$W$2:.$Y$15];2;0)">
            <text:p/>
          </table:table-cell>
          <table:table-cell table:style-name="ce444" table:formula="of:=VLOOKUP([.L22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</text:p>
          </table:table-cell>
          <table:table-cell table:style-name="ce442" table:content-validation-name="val23" office:value-type="string">
            <text:p>vmwlsi02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3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3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3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3];['file:///home/antonio/Escritorio/CAPDER%20-%20Inventario%20Activos%20SW%20Oracle_ASD.ods'#$datos.$W$2:.$Y$15];2;0)">
            <text:p/>
          </table:table-cell>
          <table:table-cell table:style-name="ce444" table:formula="of:=VLOOKUP([.L23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</text:p>
          </table:table-cell>
          <table:table-cell table:style-name="ce442" table:content-validation-name="val23" office:value-type="string">
            <text:p>vmwlsi03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24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4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24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4];['file:///home/antonio/Escritorio/CAPDER%20-%20Inventario%20Activos%20SW%20Oracle_ASD.ods'#$datos.$W$2:.$Y$15];2;0)">
            <text:p/>
          </table:table-cell>
          <table:table-cell table:style-name="ce444" table:formula="of:=VLOOKUP([.L24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</text:p>
          </table:table-cell>
          <table:table-cell table:style-name="ce442" table:content-validation-name="val23" office:value-type="string">
            <text:p>vmwlsi04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25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5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25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5];['file:///home/antonio/Escritorio/CAPDER%20-%20Inventario%20Activos%20SW%20Oracle_ASD.ods'#$datos.$W$2:.$Y$15];2;0)">
            <text:p/>
          </table:table-cell>
          <table:table-cell table:style-name="ce444" table:formula="of:=VLOOKUP([.L25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PRECAMPAÑA /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</text:p>
          </table:table-cell>
          <table:table-cell table:style-name="ce442" table:content-validation-name="val23" office:value-type="string">
            <text:p>vmwlsp01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6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6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6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6];['file:///home/antonio/Escritorio/CAPDER%20-%20Inventario%20Activos%20SW%20Oracle_ASD.ods'#$datos.$W$2:.$Y$15];2;0)">
            <text:p/>
          </table:table-cell>
          <table:table-cell table:style-name="ce444" table:formula="of:=VLOOKUP([.L26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ADSG / ECSI / FEDER / FITEMAWEB / GESLWS / GSSASERVICE / GTA / LAYEWEB / LIPE / MAPVIEWER / PIGAN / RPCWEB / SAFAC / SIGGAN / SOS / TOPWEB / TOPWS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</text:p>
          </table:table-cell>
          <table:table-cell table:style-name="ce442" table:content-validation-name="val23" office:value-type="string">
            <text:p>vmwlsp02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7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7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7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7];['file:///home/antonio/Escritorio/CAPDER%20-%20Inventario%20Activos%20SW%20Oracle_ASD.ods'#$datos.$W$2:.$Y$15];2;0)">
            <text:p/>
          </table:table-cell>
          <table:table-cell table:style-name="ce444" table:formula="of:=VLOOKUP([.L27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</text:p>
          </table:table-cell>
          <table:table-cell table:style-name="ce442" table:content-validation-name="val23" office:value-type="string">
            <text:p>vmwlsp03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8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8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8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8];['file:///home/antonio/Escritorio/CAPDER%20-%20Inventario%20Activos%20SW%20Oracle_ASD.ods'#$datos.$W$2:.$Y$15];2;0)">
            <text:p/>
          </table:table-cell>
          <table:table-cell table:style-name="ce444" table:formula="of:=VLOOKUP([.L28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PAC / PACCLIENT / GAAGRO / CMA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</text:p>
          </table:table-cell>
          <table:table-cell table:style-name="ce442" table:content-validation-name="val23" office:value-type="string">
            <text:p>vmwlsp04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29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29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29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29];['file:///home/antonio/Escritorio/CAPDER%20-%20Inventario%20Activos%20SW%20Oracle_ASD.ods'#$datos.$W$2:.$Y$15];2;0)">
            <text:p/>
          </table:table-cell>
          <table:table-cell table:style-name="ce444" table:formula="of:=VLOOKUP([.L29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PSU / CSU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</text:p>
          </table:table-cell>
          <table:table-cell table:style-name="ce442" table:content-validation-name="val23" office:value-type="string">
            <text:p>vmwlsp05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30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30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30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0];['file:///home/antonio/Escritorio/CAPDER%20-%20Inventario%20Activos%20SW%20Oracle_ASD.ods'#$datos.$W$2:.$Y$15];2;0)">
            <text:p/>
          </table:table-cell>
          <table:table-cell table:style-name="ce444" table:formula="of:=VLOOKUP([.L30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PSU / CSU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6</text:p>
          </table:table-cell>
          <table:table-cell table:style-name="ce442" table:content-validation-name="val23" office:value-type="string">
            <text:p>vmwlsp06</text:p>
          </table:table-cell>
          <table:table-cell table:style-name="ce27" table:content-validation-name="val26" office:value-type="string">
            <text:p>Oracle WebLogic Server 10.3.6</text:p>
          </table:table-cell>
          <table:table-cell table:style-name="ce444" table:formula="of:=VLOOKUP([.D31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31];['file:///home/antonio/Escritorio/CAPDER%20-%20Inventario%20Activos%20SW%20Oracle_ASD.ods'#$datos.$H$2:.$K$40];3;0)" office:value-type="string" office:string-value="10.3">
            <text:p>10.3</text:p>
          </table:table-cell>
          <table:table-cell table:style-name="ce444" table:formula="of:=VLOOKUP([.D31];['file:///home/antonio/Escritorio/CAPDER%20-%20Inventario%20Activos%20SW%20Oracle_ASD.ods'#$datos.$H$2:.$K$40];4;0)" office:value-type="string" office:string-value="6.x">
            <text:p>6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1];['file:///home/antonio/Escritorio/CAPDER%20-%20Inventario%20Activos%20SW%20Oracle_ASD.ods'#$datos.$W$2:.$Y$15];2;0)">
            <text:p/>
          </table:table-cell>
          <table:table-cell table:style-name="ce444" table:formula="of:=VLOOKUP([.L31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ALTA 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PSU / CSU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7</text:p>
          </table:table-cell>
          <table:table-cell table:style-name="ce442" table:content-validation-name="val23" office:value-type="string">
            <text:p>vmwlsp07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32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32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32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2];['file:///home/antonio/Escritorio/CAPDER%20-%20Inventario%20Activos%20SW%20Oracle_ASD.ods'#$datos.$W$2:.$Y$15];2;0)">
            <text:p/>
          </table:table-cell>
          <table:table-cell table:style-name="ce444" table:formula="of:=VLOOKUP([.L32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31" office:value-type="string">
            <text:p>N/A</text:p>
          </table:table-cell>
          <table:table-cell table:style-name="ce451" office:value-type="string">
            <text:p>TODO EL AÑO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style-name="ce2" table:number-columns-repeated="3"/>
          <table:table-cell table:number-columns-repeated="1000"/>
        </table:table-row>
        <table:table-row table:style-name="ro21">
          <table:table-cell/>
          <table:table-cell table:style-name="ce7" office:value-type="string">
            <text:p>WL_28</text:p>
          </table:table-cell>
          <table:table-cell table:style-name="ce442" table:content-validation-name="val23" office:value-type="string">
            <text:p>vmwlsp08</text:p>
          </table:table-cell>
          <table:table-cell table:style-name="ce27" table:content-validation-name="val26" office:value-type="string">
            <text:p>Oracle WebLogic Server 12.1.3</text:p>
          </table:table-cell>
          <table:table-cell table:style-name="ce444" table:formula="of:=VLOOKUP([.D33];['file:///home/antonio/Escritorio/CAPDER%20-%20Inventario%20Activos%20SW%20Oracle_ASD.ods'#$datos.$H$2:.$K$40];2;0)" office:value-type="string" office:string-value="Oracle WebLogic Server">
            <text:p>Oracle WebLogic Server</text:p>
          </table:table-cell>
          <table:table-cell table:style-name="ce444" table:formula="of:=VLOOKUP([.D33];['file:///home/antonio/Escritorio/CAPDER%20-%20Inventario%20Activos%20SW%20Oracle_ASD.ods'#$datos.$H$2:.$K$40];3;0)" office:value-type="string" office:string-value="12.1">
            <text:p>12.1</text:p>
          </table:table-cell>
          <table:table-cell table:style-name="ce444" table:formula="of:=VLOOKUP([.D33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3];['file:///home/antonio/Escritorio/CAPDER%20-%20Inventario%20Activos%20SW%20Oracle_ASD.ods'#$datos.$W$2:.$Y$15];2;0)">
            <text:p/>
          </table:table-cell>
          <table:table-cell table:style-name="ce444" table:formula="of:=VLOOKUP([.L33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31" office:value-type="string">
            <text:p>N/A</text:p>
          </table:table-cell>
          <table:table-cell table:style-name="ce451" office:value-type="string">
            <text:p>TODO EL AÑO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9</text:p>
          </table:table-cell>
          <table:table-cell table:style-name="ce442" table:content-validation-name="val23" office:value-type="string">
            <text:p>vmintoas01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4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4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4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4];['file:///home/antonio/Escritorio/CAPDER%20-%20Inventario%20Activos%20SW%20Oracle_ASD.ods'#$datos.$W$2:.$Y$15];2;0)">
            <text:p/>
          </table:table-cell>
          <table:table-cell table:style-name="ce444" table:formula="of:=VLOOKUP([.L34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N/A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0</text:p>
          </table:table-cell>
          <table:table-cell table:style-name="ce442" table:content-validation-name="val23" office:value-type="string">
            <text:p>vmoas01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5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5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5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5];['file:///home/antonio/Escritorio/CAPDER%20-%20Inventario%20Activos%20SW%20Oracle_ASD.ods'#$datos.$W$2:.$Y$15];2;0)">
            <text:p/>
          </table:table-cell>
          <table:table-cell table:style-name="ce444" table:formula="of:=VLOOKUP([.L35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EDI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1</text:p>
          </table:table-cell>
          <table:table-cell table:style-name="ce442" table:content-validation-name="val23" office:value-type="string">
            <text:p>vmoas02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6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6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6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6];['file:///home/antonio/Escritorio/CAPDER%20-%20Inventario%20Activos%20SW%20Oracle_ASD.ods'#$datos.$W$2:.$Y$15];2;0)">
            <text:p/>
          </table:table-cell>
          <table:table-cell table:style-name="ce444" table:formula="of:=VLOOKUP([.L36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EDI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2</text:p>
          </table:table-cell>
          <table:table-cell table:style-name="ce442" table:content-validation-name="val23" office:value-type="string">
            <text:p>vmceroas01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7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7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7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7];['file:///home/antonio/Escritorio/CAPDER%20-%20Inventario%20Activos%20SW%20Oracle_ASD.ods'#$datos.$W$2:.$Y$15];2;0)">
            <text:p/>
          </table:table-cell>
          <table:table-cell table:style-name="ce444" table:formula="of:=VLOOKUP([.L37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3</text:p>
          </table:table-cell>
          <table:table-cell table:style-name="ce442" table:content-validation-name="val23" office:value-type="string">
            <text:p>vmceroas02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8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8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8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E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8];['file:///home/antonio/Escritorio/CAPDER%20-%20Inventario%20Activos%20SW%20Oracle_ASD.ods'#$datos.$W$2:.$Y$15];2;0)">
            <text:p/>
          </table:table-cell>
          <table:table-cell table:style-name="ce444" table:formula="of:=VLOOKUP([.L38];['file:///home/antonio/Escritorio/CAPDER%20-%20Inventario%20Activos%20SW%20Oracle_ASD.ods'#$datos.$W$2:.$Y$15];3;0)">
            <text:p/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31" office:value-type="string">
            <text:p>12x5</text:p>
          </table:table-cell>
          <table:table-cell table:style-name="ce451" office:value-type="string">
            <text:p>NO APLICA</text:p>
          </table:table-cell>
          <table:table-cell table:style-name="ce452" office:value-type="string">
            <text:p>.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4</text:p>
          </table:table-cell>
          <table:table-cell table:style-name="ce442" table:content-validation-name="val23" office:value-type="string">
            <text:p>linux31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39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39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39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39];['file:///home/antonio/Escritorio/CAPDER%20-%20Inventario%20Activos%20SW%20Oracle_ASD.ods'#$datos.$W$2:.$Y$15];2;0)">
            <text:p/>
          </table:table-cell>
          <table:table-cell table:style-name="ce444" table:formula="of:=VLOOKUP([.L39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EDI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ANDALGHORT / MOLU / OLIVAR / OLIVAR02 / PAGOSFAGA / PING / SEGGESWS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5</text:p>
          </table:table-cell>
          <table:table-cell table:style-name="ce442" table:content-validation-name="val23" office:value-type="string">
            <text:p>linux32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40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40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40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40];['file:///home/antonio/Escritorio/CAPDER%20-%20Inventario%20Activos%20SW%20Oracle_ASD.ods'#$datos.$W$2:.$Y$15];2;0)">
            <text:p/>
          </table:table-cell>
          <table:table-cell table:style-name="ce444" table:formula="of:=VLOOKUP([.L40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EDI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ANDALGHORT / MOLU / OLIVAR / OLIVAR02 / PAGOSFAGA / PING / SEGGESWS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6</text:p>
          </table:table-cell>
          <table:table-cell table:style-name="ce442" table:content-validation-name="val23" office:value-type="string">
            <text:p>linux42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41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41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41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41];['file:///home/antonio/Escritorio/CAPDER%20-%20Inventario%20Activos%20SW%20Oracle_ASD.ods'#$datos.$W$2:.$Y$15];2;0)">
            <text:p/>
          </table:table-cell>
          <table:table-cell table:style-name="ce444" table:formula="of:=VLOOKUP([.L41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BAJ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7</text:p>
          </table:table-cell>
          <table:table-cell table:style-name="ce442" table:content-validation-name="val23" office:value-type="string">
            <text:p>linux43</text:p>
          </table:table-cell>
          <table:table-cell table:style-name="ce27" table:content-validation-name="val26" office:value-type="string">
            <text:p>Oracle Application Server 10.1.2.x</text:p>
          </table:table-cell>
          <table:table-cell table:style-name="ce444" table:formula="of:=VLOOKUP([.D42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42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42];['file:///home/antonio/Escritorio/CAPDER%20-%20Inventario%20Activos%20SW%20Oracle_ASD.ods'#$datos.$H$2:.$K$40];4;0)" office:value-type="string" office:string-value="2.x">
            <text:p>2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42];['file:///home/antonio/Escritorio/CAPDER%20-%20Inventario%20Activos%20SW%20Oracle_ASD.ods'#$datos.$W$2:.$Y$15];2;0)">
            <text:p/>
          </table:table-cell>
          <table:table-cell table:style-name="ce444" table:formula="of:=VLOOKUP([.L42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BAJ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8</text:p>
          </table:table-cell>
          <table:table-cell table:style-name="ce442" table:content-validation-name="val23" office:value-type="string">
            <text:p>vmseges</text:p>
          </table:table-cell>
          <table:table-cell table:style-name="ce27" table:content-validation-name="val26" office:value-type="string">
            <text:p>Oracle Application Server  10.1.3.x</text:p>
          </table:table-cell>
          <table:table-cell table:style-name="ce444" table:formula="of:=VLOOKUP([.D43];['file:///home/antonio/Escritorio/CAPDER%20-%20Inventario%20Activos%20SW%20Oracle_ASD.ods'#$datos.$H$2:.$K$40];2;0)" office:value-type="string" office:string-value="Oracle Application Server ">
            <text:p>Oracle Application Server </text:p>
          </table:table-cell>
          <table:table-cell table:style-name="ce444" table:formula="of:=VLOOKUP([.D43];['file:///home/antonio/Escritorio/CAPDER%20-%20Inventario%20Activos%20SW%20Oracle_ASD.ods'#$datos.$H$2:.$K$40];3;0)" office:value-type="string" office:string-value="10.1">
            <text:p>10.1</text:p>
          </table:table-cell>
          <table:table-cell table:style-name="ce444" table:formula="of:=VLOOKUP([.D43];['file:///home/antonio/Escritorio/CAPDER%20-%20Inventario%20Activos%20SW%20Oracle_ASD.ods'#$datos.$H$2:.$K$40];4;0)" office:value-type="string" office:string-value="3.x">
            <text:p>3.x</text:p>
          </table:table-cell>
          <table:table-cell table:style-name="ce35" table:content-validation-name="val27" office:value-type="string">
            <text:p>PRODUCCIÓN</text:p>
          </table:table-cell>
          <table:table-cell table:style-name="ce442" table:number-columns-repeated="2"/>
          <table:table-cell table:style-name="ce27" table:content-validation-name="val28" office:value-type="string">
            <text:p>Activo</text:p>
          </table:table-cell>
          <table:table-cell table:style-name="ce27" table:content-validation-name="val29" office:value-type="string">
            <text:p>NO INSTALADO</text:p>
          </table:table-cell>
          <table:table-cell table:style-name="ce444" table:formula="of:=VLOOKUP([.L43];['file:///home/antonio/Escritorio/CAPDER%20-%20Inventario%20Activos%20SW%20Oracle_ASD.ods'#$datos.$W$2:.$Y$15];2;0)">
            <text:p/>
          </table:table-cell>
          <table:table-cell table:style-name="ce444" table:formula="of:=VLOOKUP([.L43];['file:///home/antonio/Escritorio/CAPDER%20-%20Inventario%20Activos%20SW%20Oracle_ASD.ods'#$datos.$W$2:.$Y$15];3;0)">
            <text:p/>
          </table:table-cell>
          <table:table-cell table:style-name="ce451" table:content-validation-name="val30" office:value-type="string">
            <text:p>MEDIA</text:p>
          </table:table-cell>
          <table:table-cell table:style-name="ce451" table:content-validation-name="val31" office:value-type="string">
            <text:p>24x7</text:p>
          </table:table-cell>
          <table:table-cell table:style-name="ce451" office:value-type="string">
            <text:p>TODO EL AÑO</text:p>
          </table:table-cell>
          <table:table-cell table:style-name="ce452" office:value-type="string">
            <text:p>SEGGES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39</text:p>
          </table:table-cell>
          <table:table-cell table:style-name="ce442" table:content-validation-name="val24" office:value-type="string">
            <text:p>clivmwlsp01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44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4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4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PRODUCCIÓN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1R1 (11.1.1.7)</text:p>
          </table:table-cell>
          <table:table-cell table:style-name="ce444" table:formula="of:=VLOOKUP([.L44];[$datos.$W$2:.$Y$15];2;0)" office:value-type="string" office:string-value="11.1">
            <text:p>11.1</text:p>
          </table:table-cell>
          <table:table-cell table:style-name="ce444" table:formula="of:=VLOOKUP([.L44];[$datos.$W$2:.$Y$15];3;0)" office:value-type="string" office:string-value="1.7">
            <text:p>1.7</text:p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15" office:value-type="string">
            <text:p>24x7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GESL / SIRMA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0</text:p>
          </table:table-cell>
          <table:table-cell table:style-name="ce442" table:content-validation-name="val24" office:value-type="string">
            <text:p>clivmwlsc01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45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5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5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1R1 (11.1.1.7)</text:p>
          </table:table-cell>
          <table:table-cell table:style-name="ce444" table:formula="of:=VLOOKUP([.L45];[$datos.$W$2:.$Y$15];2;0)" office:value-type="string" office:string-value="11.1">
            <text:p>11.1</text:p>
          </table:table-cell>
          <table:table-cell table:style-name="ce444" table:formula="of:=VLOOKUP([.L45];[$datos.$W$2:.$Y$15];3;0)" office:value-type="string" office:string-value="1.7">
            <text:p>1.7</text:p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15" office:value-type="string">
            <text:p>12x5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1</text:p>
          </table:table-cell>
          <table:table-cell table:style-name="ce442" table:content-validation-name="val24" office:value-type="string">
            <text:p>clivmwlsi01</text:p>
          </table:table-cell>
          <table:table-cell table:style-name="ce27" table:content-validation-name="val25" office:value-type="string">
            <text:p>Oracle WebLogic Server 10.3.6</text:p>
          </table:table-cell>
          <table:table-cell table:style-name="ce444" table:formula="of:=VLOOKUP([.D46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6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6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DESARROLLO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1R1 (11.1.1.7)</text:p>
          </table:table-cell>
          <table:table-cell table:style-name="ce444" table:formula="of:=VLOOKUP([.L46];[$datos.$W$2:.$Y$15];2;0)" office:value-type="string" office:string-value="11.1">
            <text:p>11.1</text:p>
          </table:table-cell>
          <table:table-cell table:style-name="ce444" table:formula="of:=VLOOKUP([.L46];[$datos.$W$2:.$Y$15];3;0)" office:value-type="string" office:string-value="1.7">
            <text:p>1.7</text:p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15" office:value-type="string">
            <text:p>12x5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2</text:p>
          </table:table-cell>
          <table:table-cell table:style-name="ce442" table:content-validation-name="val24" office:value-type="string">
            <text:p>zoasg</text:p>
          </table:table-cell>
          <table:table-cell table:style-name="ce27" table:content-validation-name="val25" office:value-type="string">
            <text:p>Oracle Application Server 10.1.2.x</text:p>
          </table:table-cell>
          <table:table-cell table:style-name="ce444" table:formula="of:=VLOOKUP([.D47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7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7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PRODUCCIÓN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0.1.2</text:p>
          </table:table-cell>
          <table:table-cell table:style-name="ce444" table:formula="of:=VLOOKUP([.L47];[$datos.$W$2:.$Y$15];2;0)" office:value-type="string" office:string-value="10.1">
            <text:p>10.1</text:p>
          </table:table-cell>
          <table:table-cell table:style-name="ce444" table:formula="of:=VLOOKUP([.L47];[$datos.$W$2:.$Y$15];3;0)" office:value-type="string" office:string-value="2.x">
            <text:p>2.x</text:p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15" office:value-type="string">
            <text:p>24x7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SIGGAN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3</text:p>
          </table:table-cell>
          <table:table-cell table:style-name="ce442" table:content-validation-name="val24" office:value-type="string">
            <text:p>zoasp</text:p>
          </table:table-cell>
          <table:table-cell table:style-name="ce27" table:content-validation-name="val25" office:value-type="string">
            <text:p>Oracle Application Server 10.1.2.x</text:p>
          </table:table-cell>
          <table:table-cell table:style-name="ce444" table:formula="of:=VLOOKUP([.D48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8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8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PRODUCCIÓN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0.1.2</text:p>
          </table:table-cell>
          <table:table-cell table:style-name="ce444" table:formula="of:=VLOOKUP([.L48];[$datos.$W$2:.$Y$15];2;0)" office:value-type="string" office:string-value="10.1">
            <text:p>10.1</text:p>
          </table:table-cell>
          <table:table-cell table:style-name="ce444" table:formula="of:=VLOOKUP([.L48];[$datos.$W$2:.$Y$15];3;0)" office:value-type="string" office:string-value="2.x">
            <text:p>2.x</text:p>
          </table:table-cell>
          <table:table-cell table:style-name="ce451" table:content-validation-name="val22" office:value-type="string">
            <text:p>ALTA </text:p>
          </table:table-cell>
          <table:table-cell table:style-name="ce451" table:content-validation-name="val15" office:value-type="string">
            <text:p>24x7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MEXA / SUSEF / PATC / ALEGSIG / SLFP / GRIA / GICA / VITICOLA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4</text:p>
          </table:table-cell>
          <table:table-cell table:style-name="ce442" table:content-validation-name="val24" office:value-type="string">
            <text:p>zcertif</text:p>
          </table:table-cell>
          <table:table-cell table:style-name="ce27" table:content-validation-name="val25" office:value-type="string">
            <text:p>Oracle Application Server 10.1.2.x</text:p>
          </table:table-cell>
          <table:table-cell table:style-name="ce444" table:formula="of:=VLOOKUP([.D49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49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49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TESTING / PRUEBAS / INTEGRACIÓN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0.1.2</text:p>
          </table:table-cell>
          <table:table-cell table:style-name="ce444" table:formula="of:=VLOOKUP([.L49];[$datos.$W$2:.$Y$15];2;0)" office:value-type="string" office:string-value="10.1">
            <text:p>10.1</text:p>
          </table:table-cell>
          <table:table-cell table:style-name="ce444" table:formula="of:=VLOOKUP([.L49];[$datos.$W$2:.$Y$15];3;0)" office:value-type="string" office:string-value="2.x">
            <text:p>2.x</text:p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15" office:value-type="string">
            <text:p>12x5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5</text:p>
          </table:table-cell>
          <table:table-cell table:style-name="ce442" table:content-validation-name="val24" office:value-type="string">
            <text:p>zdesa</text:p>
          </table:table-cell>
          <table:table-cell table:style-name="ce27" table:content-validation-name="val25" office:value-type="string">
            <text:p>Oracle Application Server 10.1.2.x</text:p>
          </table:table-cell>
          <table:table-cell table:style-name="ce444" table:formula="of:=VLOOKUP([.D50];['file:///C:/Users/Manuel%20P%C3%A9rez%20Ron/AppData/Local/Temp/CAPDER%20-%20Inventario%20Activos%20SW%20Oracle_ASD-3.ods'#$datos.$H$2:.$K$40];2;0)" office:value-type="float" office:value="0">
            <text:p>#N/A</text:p>
          </table:table-cell>
          <table:table-cell table:style-name="ce444" table:formula="of:=VLOOKUP([.D50];['file:///C:/Users/Manuel%20P%C3%A9rez%20Ron/AppData/Local/Temp/CAPDER%20-%20Inventario%20Activos%20SW%20Oracle_ASD-3.ods'#$datos.$H$2:.$K$40];3;0)" office:value-type="float" office:value="0">
            <text:p>#N/A</text:p>
          </table:table-cell>
          <table:table-cell table:style-name="ce444" table:formula="of:=VLOOKUP([.D50];['file:///C:/Users/Manuel%20P%C3%A9rez%20Ron/AppData/Local/Temp/CAPDER%20-%20Inventario%20Activos%20SW%20Oracle_ASD-3.ods'#$datos.$H$2:.$K$40];4;0)" office:value-type="float" office:value="0">
            <text:p>#N/A</text:p>
          </table:table-cell>
          <table:table-cell table:style-name="ce35" table:content-validation-name="val3" office:value-type="string">
            <text:p>DESARROLLO</text:p>
          </table:table-cell>
          <table:table-cell table:style-name="ce442" table:number-columns-repeated="2"/>
          <table:table-cell table:style-name="ce27" table:content-validation-name="val18" office:value-type="string">
            <text:p>Activo</text:p>
          </table:table-cell>
          <table:table-cell table:style-name="ce27" table:content-validation-name="val29" office:value-type="string">
            <text:p>Oracle Forms and Reports 10.1.2</text:p>
          </table:table-cell>
          <table:table-cell table:style-name="ce444" table:formula="of:=VLOOKUP([.L50];[$datos.$W$2:.$Y$15];2;0)" office:value-type="string" office:string-value="10.1">
            <text:p>10.1</text:p>
          </table:table-cell>
          <table:table-cell table:style-name="ce444" table:formula="of:=VLOOKUP([.L50];[$datos.$W$2:.$Y$15];3;0)" office:value-type="string" office:string-value="2.x">
            <text:p>2.x</text:p>
          </table:table-cell>
          <table:table-cell table:style-name="ce451" table:content-validation-name="val22" office:value-type="string">
            <text:p>BAJA</text:p>
          </table:table-cell>
          <table:table-cell table:style-name="ce451" table:content-validation-name="val15" office:value-type="string">
            <text:p>12x5</text:p>
          </table:table-cell>
          <table:table-cell table:style-name="ce451" office:value-type="string">
            <text:p>SIN CAMPAÑA</text:p>
          </table:table-cell>
          <table:table-cell table:style-name="ce452" office:value-type="string">
            <text:p>-</text:p>
          </table:table-cell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1];[$datos.$H$2:.$K$40];2;0)" office:value-type="float" office:value="0">
            <text:p>#N/A</text:p>
          </table:table-cell>
          <table:table-cell table:style-name="ce444" table:formula="of:=VLOOKUP([.D51];[$datos.$H$2:.$K$40];3;0)" office:value-type="float" office:value="0">
            <text:p>#N/A</text:p>
          </table:table-cell>
          <table:table-cell table:style-name="ce444" table:formula="of:=VLOOKUP([.D5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1];[$datos.$W$2:.$Y$15];2;0)" office:value-type="float" office:value="0">
            <text:p>#N/A</text:p>
          </table:table-cell>
          <table:table-cell table:style-name="ce444" table:formula="of:=VLOOKUP([.L5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2];[$datos.$H$2:.$K$40];2;0)" office:value-type="float" office:value="0">
            <text:p>#N/A</text:p>
          </table:table-cell>
          <table:table-cell table:style-name="ce444" table:formula="of:=VLOOKUP([.D52];[$datos.$H$2:.$K$40];3;0)" office:value-type="float" office:value="0">
            <text:p>#N/A</text:p>
          </table:table-cell>
          <table:table-cell table:style-name="ce444" table:formula="of:=VLOOKUP([.D5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2];[$datos.$W$2:.$Y$15];2;0)" office:value-type="float" office:value="0">
            <text:p>#N/A</text:p>
          </table:table-cell>
          <table:table-cell table:style-name="ce444" table:formula="of:=VLOOKUP([.L5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3];[$datos.$H$2:.$K$40];2;0)" office:value-type="float" office:value="0">
            <text:p>#N/A</text:p>
          </table:table-cell>
          <table:table-cell table:style-name="ce444" table:formula="of:=VLOOKUP([.D53];[$datos.$H$2:.$K$40];3;0)" office:value-type="float" office:value="0">
            <text:p>#N/A</text:p>
          </table:table-cell>
          <table:table-cell table:style-name="ce444" table:formula="of:=VLOOKUP([.D5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3];[$datos.$W$2:.$Y$15];2;0)" office:value-type="float" office:value="0">
            <text:p>#N/A</text:p>
          </table:table-cell>
          <table:table-cell table:style-name="ce444" table:formula="of:=VLOOKUP([.L5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4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4];[$datos.$H$2:.$K$40];2;0)" office:value-type="float" office:value="0">
            <text:p>#N/A</text:p>
          </table:table-cell>
          <table:table-cell table:style-name="ce444" table:formula="of:=VLOOKUP([.D54];[$datos.$H$2:.$K$40];3;0)" office:value-type="float" office:value="0">
            <text:p>#N/A</text:p>
          </table:table-cell>
          <table:table-cell table:style-name="ce444" table:formula="of:=VLOOKUP([.D5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4];[$datos.$W$2:.$Y$15];2;0)" office:value-type="float" office:value="0">
            <text:p>#N/A</text:p>
          </table:table-cell>
          <table:table-cell table:style-name="ce444" table:formula="of:=VLOOKUP([.L5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5];[$datos.$H$2:.$K$40];2;0)" office:value-type="float" office:value="0">
            <text:p>#N/A</text:p>
          </table:table-cell>
          <table:table-cell table:style-name="ce444" table:formula="of:=VLOOKUP([.D55];[$datos.$H$2:.$K$40];3;0)" office:value-type="float" office:value="0">
            <text:p>#N/A</text:p>
          </table:table-cell>
          <table:table-cell table:style-name="ce444" table:formula="of:=VLOOKUP([.D5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5];[$datos.$W$2:.$Y$15];2;0)" office:value-type="float" office:value="0">
            <text:p>#N/A</text:p>
          </table:table-cell>
          <table:table-cell table:style-name="ce444" table:formula="of:=VLOOKUP([.L5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6];[$datos.$H$2:.$K$40];2;0)" office:value-type="float" office:value="0">
            <text:p>#N/A</text:p>
          </table:table-cell>
          <table:table-cell table:style-name="ce444" table:formula="of:=VLOOKUP([.D56];[$datos.$H$2:.$K$40];3;0)" office:value-type="float" office:value="0">
            <text:p>#N/A</text:p>
          </table:table-cell>
          <table:table-cell table:style-name="ce444" table:formula="of:=VLOOKUP([.D5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6];[$datos.$W$2:.$Y$15];2;0)" office:value-type="float" office:value="0">
            <text:p>#N/A</text:p>
          </table:table-cell>
          <table:table-cell table:style-name="ce444" table:formula="of:=VLOOKUP([.L5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7];[$datos.$H$2:.$K$40];2;0)" office:value-type="float" office:value="0">
            <text:p>#N/A</text:p>
          </table:table-cell>
          <table:table-cell table:style-name="ce444" table:formula="of:=VLOOKUP([.D57];[$datos.$H$2:.$K$40];3;0)" office:value-type="float" office:value="0">
            <text:p>#N/A</text:p>
          </table:table-cell>
          <table:table-cell table:style-name="ce444" table:formula="of:=VLOOKUP([.D5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7];[$datos.$W$2:.$Y$15];2;0)" office:value-type="float" office:value="0">
            <text:p>#N/A</text:p>
          </table:table-cell>
          <table:table-cell table:style-name="ce444" table:formula="of:=VLOOKUP([.L5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8];[$datos.$H$2:.$K$40];2;0)" office:value-type="float" office:value="0">
            <text:p>#N/A</text:p>
          </table:table-cell>
          <table:table-cell table:style-name="ce444" table:formula="of:=VLOOKUP([.D58];[$datos.$H$2:.$K$40];3;0)" office:value-type="float" office:value="0">
            <text:p>#N/A</text:p>
          </table:table-cell>
          <table:table-cell table:style-name="ce444" table:formula="of:=VLOOKUP([.D5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8];[$datos.$W$2:.$Y$15];2;0)" office:value-type="float" office:value="0">
            <text:p>#N/A</text:p>
          </table:table-cell>
          <table:table-cell table:style-name="ce444" table:formula="of:=VLOOKUP([.L5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59];[$datos.$H$2:.$K$40];2;0)" office:value-type="float" office:value="0">
            <text:p>#N/A</text:p>
          </table:table-cell>
          <table:table-cell table:style-name="ce444" table:formula="of:=VLOOKUP([.D59];[$datos.$H$2:.$K$40];3;0)" office:value-type="float" office:value="0">
            <text:p>#N/A</text:p>
          </table:table-cell>
          <table:table-cell table:style-name="ce444" table:formula="of:=VLOOKUP([.D5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59];[$datos.$W$2:.$Y$15];2;0)" office:value-type="float" office:value="0">
            <text:p>#N/A</text:p>
          </table:table-cell>
          <table:table-cell table:style-name="ce444" table:formula="of:=VLOOKUP([.L5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0];[$datos.$H$2:.$K$40];2;0)" office:value-type="float" office:value="0">
            <text:p>#N/A</text:p>
          </table:table-cell>
          <table:table-cell table:style-name="ce444" table:formula="of:=VLOOKUP([.D60];[$datos.$H$2:.$K$40];3;0)" office:value-type="float" office:value="0">
            <text:p>#N/A</text:p>
          </table:table-cell>
          <table:table-cell table:style-name="ce444" table:formula="of:=VLOOKUP([.D6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0];[$datos.$W$2:.$Y$15];2;0)" office:value-type="float" office:value="0">
            <text:p>#N/A</text:p>
          </table:table-cell>
          <table:table-cell table:style-name="ce444" table:formula="of:=VLOOKUP([.L6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1];[$datos.$H$2:.$K$40];2;0)" office:value-type="float" office:value="0">
            <text:p>#N/A</text:p>
          </table:table-cell>
          <table:table-cell table:style-name="ce444" table:formula="of:=VLOOKUP([.D61];[$datos.$H$2:.$K$40];3;0)" office:value-type="float" office:value="0">
            <text:p>#N/A</text:p>
          </table:table-cell>
          <table:table-cell table:style-name="ce444" table:formula="of:=VLOOKUP([.D6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1];[$datos.$W$2:.$Y$15];2;0)" office:value-type="float" office:value="0">
            <text:p>#N/A</text:p>
          </table:table-cell>
          <table:table-cell table:style-name="ce444" table:formula="of:=VLOOKUP([.L6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2];[$datos.$H$2:.$K$40];2;0)" office:value-type="float" office:value="0">
            <text:p>#N/A</text:p>
          </table:table-cell>
          <table:table-cell table:style-name="ce444" table:formula="of:=VLOOKUP([.D62];[$datos.$H$2:.$K$40];3;0)" office:value-type="float" office:value="0">
            <text:p>#N/A</text:p>
          </table:table-cell>
          <table:table-cell table:style-name="ce444" table:formula="of:=VLOOKUP([.D6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2];[$datos.$W$2:.$Y$15];2;0)" office:value-type="float" office:value="0">
            <text:p>#N/A</text:p>
          </table:table-cell>
          <table:table-cell table:style-name="ce444" table:formula="of:=VLOOKUP([.L6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3];[$datos.$H$2:.$K$40];2;0)" office:value-type="float" office:value="0">
            <text:p>#N/A</text:p>
          </table:table-cell>
          <table:table-cell table:style-name="ce444" table:formula="of:=VLOOKUP([.D63];[$datos.$H$2:.$K$40];3;0)" office:value-type="float" office:value="0">
            <text:p>#N/A</text:p>
          </table:table-cell>
          <table:table-cell table:style-name="ce444" table:formula="of:=VLOOKUP([.D6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3];[$datos.$W$2:.$Y$15];2;0)" office:value-type="float" office:value="0">
            <text:p>#N/A</text:p>
          </table:table-cell>
          <table:table-cell table:style-name="ce444" table:formula="of:=VLOOKUP([.L6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5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4];[$datos.$H$2:.$K$40];2;0)" office:value-type="float" office:value="0">
            <text:p>#N/A</text:p>
          </table:table-cell>
          <table:table-cell table:style-name="ce444" table:formula="of:=VLOOKUP([.D64];[$datos.$H$2:.$K$40];3;0)" office:value-type="float" office:value="0">
            <text:p>#N/A</text:p>
          </table:table-cell>
          <table:table-cell table:style-name="ce444" table:formula="of:=VLOOKUP([.D6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4];[$datos.$W$2:.$Y$15];2;0)" office:value-type="float" office:value="0">
            <text:p>#N/A</text:p>
          </table:table-cell>
          <table:table-cell table:style-name="ce444" table:formula="of:=VLOOKUP([.L6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5];[$datos.$H$2:.$K$40];2;0)" office:value-type="float" office:value="0">
            <text:p>#N/A</text:p>
          </table:table-cell>
          <table:table-cell table:style-name="ce444" table:formula="of:=VLOOKUP([.D65];[$datos.$H$2:.$K$40];3;0)" office:value-type="float" office:value="0">
            <text:p>#N/A</text:p>
          </table:table-cell>
          <table:table-cell table:style-name="ce444" table:formula="of:=VLOOKUP([.D6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5];[$datos.$W$2:.$Y$15];2;0)" office:value-type="float" office:value="0">
            <text:p>#N/A</text:p>
          </table:table-cell>
          <table:table-cell table:style-name="ce444" table:formula="of:=VLOOKUP([.L6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6];[$datos.$H$2:.$K$40];2;0)" office:value-type="float" office:value="0">
            <text:p>#N/A</text:p>
          </table:table-cell>
          <table:table-cell table:style-name="ce444" table:formula="of:=VLOOKUP([.D66];[$datos.$H$2:.$K$40];3;0)" office:value-type="float" office:value="0">
            <text:p>#N/A</text:p>
          </table:table-cell>
          <table:table-cell table:style-name="ce444" table:formula="of:=VLOOKUP([.D6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6];[$datos.$W$2:.$Y$15];2;0)" office:value-type="float" office:value="0">
            <text:p>#N/A</text:p>
          </table:table-cell>
          <table:table-cell table:style-name="ce444" table:formula="of:=VLOOKUP([.L6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7];[$datos.$H$2:.$K$40];2;0)" office:value-type="float" office:value="0">
            <text:p>#N/A</text:p>
          </table:table-cell>
          <table:table-cell table:style-name="ce444" table:formula="of:=VLOOKUP([.D67];[$datos.$H$2:.$K$40];3;0)" office:value-type="float" office:value="0">
            <text:p>#N/A</text:p>
          </table:table-cell>
          <table:table-cell table:style-name="ce444" table:formula="of:=VLOOKUP([.D6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7];[$datos.$W$2:.$Y$15];2;0)" office:value-type="float" office:value="0">
            <text:p>#N/A</text:p>
          </table:table-cell>
          <table:table-cell table:style-name="ce444" table:formula="of:=VLOOKUP([.L6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8];[$datos.$H$2:.$K$40];2;0)" office:value-type="float" office:value="0">
            <text:p>#N/A</text:p>
          </table:table-cell>
          <table:table-cell table:style-name="ce444" table:formula="of:=VLOOKUP([.D68];[$datos.$H$2:.$K$40];3;0)" office:value-type="float" office:value="0">
            <text:p>#N/A</text:p>
          </table:table-cell>
          <table:table-cell table:style-name="ce444" table:formula="of:=VLOOKUP([.D6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8];[$datos.$W$2:.$Y$15];2;0)" office:value-type="float" office:value="0">
            <text:p>#N/A</text:p>
          </table:table-cell>
          <table:table-cell table:style-name="ce444" table:formula="of:=VLOOKUP([.L6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69];[$datos.$H$2:.$K$40];2;0)" office:value-type="float" office:value="0">
            <text:p>#N/A</text:p>
          </table:table-cell>
          <table:table-cell table:style-name="ce444" table:formula="of:=VLOOKUP([.D69];[$datos.$H$2:.$K$40];3;0)" office:value-type="float" office:value="0">
            <text:p>#N/A</text:p>
          </table:table-cell>
          <table:table-cell table:style-name="ce444" table:formula="of:=VLOOKUP([.D6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69];[$datos.$W$2:.$Y$15];2;0)" office:value-type="float" office:value="0">
            <text:p>#N/A</text:p>
          </table:table-cell>
          <table:table-cell table:style-name="ce444" table:formula="of:=VLOOKUP([.L6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0];[$datos.$H$2:.$K$40];2;0)" office:value-type="float" office:value="0">
            <text:p>#N/A</text:p>
          </table:table-cell>
          <table:table-cell table:style-name="ce444" table:formula="of:=VLOOKUP([.D70];[$datos.$H$2:.$K$40];3;0)" office:value-type="float" office:value="0">
            <text:p>#N/A</text:p>
          </table:table-cell>
          <table:table-cell table:style-name="ce444" table:formula="of:=VLOOKUP([.D7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0];[$datos.$W$2:.$Y$15];2;0)" office:value-type="float" office:value="0">
            <text:p>#N/A</text:p>
          </table:table-cell>
          <table:table-cell table:style-name="ce444" table:formula="of:=VLOOKUP([.L7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1];[$datos.$H$2:.$K$40];2;0)" office:value-type="float" office:value="0">
            <text:p>#N/A</text:p>
          </table:table-cell>
          <table:table-cell table:style-name="ce444" table:formula="of:=VLOOKUP([.D71];[$datos.$H$2:.$K$40];3;0)" office:value-type="float" office:value="0">
            <text:p>#N/A</text:p>
          </table:table-cell>
          <table:table-cell table:style-name="ce444" table:formula="of:=VLOOKUP([.D7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1];[$datos.$W$2:.$Y$15];2;0)" office:value-type="float" office:value="0">
            <text:p>#N/A</text:p>
          </table:table-cell>
          <table:table-cell table:style-name="ce444" table:formula="of:=VLOOKUP([.L7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2];[$datos.$H$2:.$K$40];2;0)" office:value-type="float" office:value="0">
            <text:p>#N/A</text:p>
          </table:table-cell>
          <table:table-cell table:style-name="ce444" table:formula="of:=VLOOKUP([.D72];[$datos.$H$2:.$K$40];3;0)" office:value-type="float" office:value="0">
            <text:p>#N/A</text:p>
          </table:table-cell>
          <table:table-cell table:style-name="ce444" table:formula="of:=VLOOKUP([.D7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2];[$datos.$W$2:.$Y$15];2;0)" office:value-type="float" office:value="0">
            <text:p>#N/A</text:p>
          </table:table-cell>
          <table:table-cell table:style-name="ce444" table:formula="of:=VLOOKUP([.L7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3];[$datos.$H$2:.$K$40];2;0)" office:value-type="float" office:value="0">
            <text:p>#N/A</text:p>
          </table:table-cell>
          <table:table-cell table:style-name="ce444" table:formula="of:=VLOOKUP([.D73];[$datos.$H$2:.$K$40];3;0)" office:value-type="float" office:value="0">
            <text:p>#N/A</text:p>
          </table:table-cell>
          <table:table-cell table:style-name="ce444" table:formula="of:=VLOOKUP([.D7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3];[$datos.$W$2:.$Y$15];2;0)" office:value-type="float" office:value="0">
            <text:p>#N/A</text:p>
          </table:table-cell>
          <table:table-cell table:style-name="ce444" table:formula="of:=VLOOKUP([.L7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6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4];[$datos.$H$2:.$K$40];2;0)" office:value-type="float" office:value="0">
            <text:p>#N/A</text:p>
          </table:table-cell>
          <table:table-cell table:style-name="ce444" table:formula="of:=VLOOKUP([.D74];[$datos.$H$2:.$K$40];3;0)" office:value-type="float" office:value="0">
            <text:p>#N/A</text:p>
          </table:table-cell>
          <table:table-cell table:style-name="ce444" table:formula="of:=VLOOKUP([.D7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4];[$datos.$W$2:.$Y$15];2;0)" office:value-type="float" office:value="0">
            <text:p>#N/A</text:p>
          </table:table-cell>
          <table:table-cell table:style-name="ce444" table:formula="of:=VLOOKUP([.L7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5];[$datos.$H$2:.$K$40];2;0)" office:value-type="float" office:value="0">
            <text:p>#N/A</text:p>
          </table:table-cell>
          <table:table-cell table:style-name="ce444" table:formula="of:=VLOOKUP([.D75];[$datos.$H$2:.$K$40];3;0)" office:value-type="float" office:value="0">
            <text:p>#N/A</text:p>
          </table:table-cell>
          <table:table-cell table:style-name="ce444" table:formula="of:=VLOOKUP([.D7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5];[$datos.$W$2:.$Y$15];2;0)" office:value-type="float" office:value="0">
            <text:p>#N/A</text:p>
          </table:table-cell>
          <table:table-cell table:style-name="ce444" table:formula="of:=VLOOKUP([.L7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6];[$datos.$H$2:.$K$40];2;0)" office:value-type="float" office:value="0">
            <text:p>#N/A</text:p>
          </table:table-cell>
          <table:table-cell table:style-name="ce444" table:formula="of:=VLOOKUP([.D76];[$datos.$H$2:.$K$40];3;0)" office:value-type="float" office:value="0">
            <text:p>#N/A</text:p>
          </table:table-cell>
          <table:table-cell table:style-name="ce444" table:formula="of:=VLOOKUP([.D7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6];[$datos.$W$2:.$Y$15];2;0)" office:value-type="float" office:value="0">
            <text:p>#N/A</text:p>
          </table:table-cell>
          <table:table-cell table:style-name="ce444" table:formula="of:=VLOOKUP([.L7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7];[$datos.$H$2:.$K$40];2;0)" office:value-type="float" office:value="0">
            <text:p>#N/A</text:p>
          </table:table-cell>
          <table:table-cell table:style-name="ce444" table:formula="of:=VLOOKUP([.D77];[$datos.$H$2:.$K$40];3;0)" office:value-type="float" office:value="0">
            <text:p>#N/A</text:p>
          </table:table-cell>
          <table:table-cell table:style-name="ce444" table:formula="of:=VLOOKUP([.D7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7];[$datos.$W$2:.$Y$15];2;0)" office:value-type="float" office:value="0">
            <text:p>#N/A</text:p>
          </table:table-cell>
          <table:table-cell table:style-name="ce444" table:formula="of:=VLOOKUP([.L7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8];[$datos.$H$2:.$K$40];2;0)" office:value-type="float" office:value="0">
            <text:p>#N/A</text:p>
          </table:table-cell>
          <table:table-cell table:style-name="ce444" table:formula="of:=VLOOKUP([.D78];[$datos.$H$2:.$K$40];3;0)" office:value-type="float" office:value="0">
            <text:p>#N/A</text:p>
          </table:table-cell>
          <table:table-cell table:style-name="ce444" table:formula="of:=VLOOKUP([.D7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8];[$datos.$W$2:.$Y$15];2;0)" office:value-type="float" office:value="0">
            <text:p>#N/A</text:p>
          </table:table-cell>
          <table:table-cell table:style-name="ce444" table:formula="of:=VLOOKUP([.L7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79];[$datos.$H$2:.$K$40];2;0)" office:value-type="float" office:value="0">
            <text:p>#N/A</text:p>
          </table:table-cell>
          <table:table-cell table:style-name="ce444" table:formula="of:=VLOOKUP([.D79];[$datos.$H$2:.$K$40];3;0)" office:value-type="float" office:value="0">
            <text:p>#N/A</text:p>
          </table:table-cell>
          <table:table-cell table:style-name="ce444" table:formula="of:=VLOOKUP([.D7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79];[$datos.$W$2:.$Y$15];2;0)" office:value-type="float" office:value="0">
            <text:p>#N/A</text:p>
          </table:table-cell>
          <table:table-cell table:style-name="ce444" table:formula="of:=VLOOKUP([.L7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0];[$datos.$H$2:.$K$40];2;0)" office:value-type="float" office:value="0">
            <text:p>#N/A</text:p>
          </table:table-cell>
          <table:table-cell table:style-name="ce444" table:formula="of:=VLOOKUP([.D80];[$datos.$H$2:.$K$40];3;0)" office:value-type="float" office:value="0">
            <text:p>#N/A</text:p>
          </table:table-cell>
          <table:table-cell table:style-name="ce444" table:formula="of:=VLOOKUP([.D8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0];[$datos.$W$2:.$Y$15];2;0)" office:value-type="float" office:value="0">
            <text:p>#N/A</text:p>
          </table:table-cell>
          <table:table-cell table:style-name="ce444" table:formula="of:=VLOOKUP([.L8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1];[$datos.$H$2:.$K$40];2;0)" office:value-type="float" office:value="0">
            <text:p>#N/A</text:p>
          </table:table-cell>
          <table:table-cell table:style-name="ce444" table:formula="of:=VLOOKUP([.D81];[$datos.$H$2:.$K$40];3;0)" office:value-type="float" office:value="0">
            <text:p>#N/A</text:p>
          </table:table-cell>
          <table:table-cell table:style-name="ce444" table:formula="of:=VLOOKUP([.D8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1];[$datos.$W$2:.$Y$15];2;0)" office:value-type="float" office:value="0">
            <text:p>#N/A</text:p>
          </table:table-cell>
          <table:table-cell table:style-name="ce444" table:formula="of:=VLOOKUP([.L8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2];[$datos.$H$2:.$K$40];2;0)" office:value-type="float" office:value="0">
            <text:p>#N/A</text:p>
          </table:table-cell>
          <table:table-cell table:style-name="ce444" table:formula="of:=VLOOKUP([.D82];[$datos.$H$2:.$K$40];3;0)" office:value-type="float" office:value="0">
            <text:p>#N/A</text:p>
          </table:table-cell>
          <table:table-cell table:style-name="ce444" table:formula="of:=VLOOKUP([.D8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2];[$datos.$W$2:.$Y$15];2;0)" office:value-type="float" office:value="0">
            <text:p>#N/A</text:p>
          </table:table-cell>
          <table:table-cell table:style-name="ce444" table:formula="of:=VLOOKUP([.L8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3];[$datos.$H$2:.$K$40];2;0)" office:value-type="float" office:value="0">
            <text:p>#N/A</text:p>
          </table:table-cell>
          <table:table-cell table:style-name="ce444" table:formula="of:=VLOOKUP([.D83];[$datos.$H$2:.$K$40];3;0)" office:value-type="float" office:value="0">
            <text:p>#N/A</text:p>
          </table:table-cell>
          <table:table-cell table:style-name="ce444" table:formula="of:=VLOOKUP([.D8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3];[$datos.$W$2:.$Y$15];2;0)" office:value-type="float" office:value="0">
            <text:p>#N/A</text:p>
          </table:table-cell>
          <table:table-cell table:style-name="ce444" table:formula="of:=VLOOKUP([.L8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7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4];[$datos.$H$2:.$K$40];2;0)" office:value-type="float" office:value="0">
            <text:p>#N/A</text:p>
          </table:table-cell>
          <table:table-cell table:style-name="ce444" table:formula="of:=VLOOKUP([.D84];[$datos.$H$2:.$K$40];3;0)" office:value-type="float" office:value="0">
            <text:p>#N/A</text:p>
          </table:table-cell>
          <table:table-cell table:style-name="ce444" table:formula="of:=VLOOKUP([.D8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4];[$datos.$W$2:.$Y$15];2;0)" office:value-type="float" office:value="0">
            <text:p>#N/A</text:p>
          </table:table-cell>
          <table:table-cell table:style-name="ce444" table:formula="of:=VLOOKUP([.L8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5];[$datos.$H$2:.$K$40];2;0)" office:value-type="float" office:value="0">
            <text:p>#N/A</text:p>
          </table:table-cell>
          <table:table-cell table:style-name="ce444" table:formula="of:=VLOOKUP([.D85];[$datos.$H$2:.$K$40];3;0)" office:value-type="float" office:value="0">
            <text:p>#N/A</text:p>
          </table:table-cell>
          <table:table-cell table:style-name="ce444" table:formula="of:=VLOOKUP([.D8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5];[$datos.$W$2:.$Y$15];2;0)" office:value-type="float" office:value="0">
            <text:p>#N/A</text:p>
          </table:table-cell>
          <table:table-cell table:style-name="ce444" table:formula="of:=VLOOKUP([.L8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6];[$datos.$H$2:.$K$40];2;0)" office:value-type="float" office:value="0">
            <text:p>#N/A</text:p>
          </table:table-cell>
          <table:table-cell table:style-name="ce444" table:formula="of:=VLOOKUP([.D86];[$datos.$H$2:.$K$40];3;0)" office:value-type="float" office:value="0">
            <text:p>#N/A</text:p>
          </table:table-cell>
          <table:table-cell table:style-name="ce444" table:formula="of:=VLOOKUP([.D8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6];[$datos.$W$2:.$Y$15];2;0)" office:value-type="float" office:value="0">
            <text:p>#N/A</text:p>
          </table:table-cell>
          <table:table-cell table:style-name="ce444" table:formula="of:=VLOOKUP([.L8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7];[$datos.$H$2:.$K$40];2;0)" office:value-type="float" office:value="0">
            <text:p>#N/A</text:p>
          </table:table-cell>
          <table:table-cell table:style-name="ce444" table:formula="of:=VLOOKUP([.D87];[$datos.$H$2:.$K$40];3;0)" office:value-type="float" office:value="0">
            <text:p>#N/A</text:p>
          </table:table-cell>
          <table:table-cell table:style-name="ce444" table:formula="of:=VLOOKUP([.D8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7];[$datos.$W$2:.$Y$15];2;0)" office:value-type="float" office:value="0">
            <text:p>#N/A</text:p>
          </table:table-cell>
          <table:table-cell table:style-name="ce444" table:formula="of:=VLOOKUP([.L8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8];[$datos.$H$2:.$K$40];2;0)" office:value-type="float" office:value="0">
            <text:p>#N/A</text:p>
          </table:table-cell>
          <table:table-cell table:style-name="ce444" table:formula="of:=VLOOKUP([.D88];[$datos.$H$2:.$K$40];3;0)" office:value-type="float" office:value="0">
            <text:p>#N/A</text:p>
          </table:table-cell>
          <table:table-cell table:style-name="ce444" table:formula="of:=VLOOKUP([.D8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8];[$datos.$W$2:.$Y$15];2;0)" office:value-type="float" office:value="0">
            <text:p>#N/A</text:p>
          </table:table-cell>
          <table:table-cell table:style-name="ce444" table:formula="of:=VLOOKUP([.L8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89];[$datos.$H$2:.$K$40];2;0)" office:value-type="float" office:value="0">
            <text:p>#N/A</text:p>
          </table:table-cell>
          <table:table-cell table:style-name="ce444" table:formula="of:=VLOOKUP([.D89];[$datos.$H$2:.$K$40];3;0)" office:value-type="float" office:value="0">
            <text:p>#N/A</text:p>
          </table:table-cell>
          <table:table-cell table:style-name="ce444" table:formula="of:=VLOOKUP([.D8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89];[$datos.$W$2:.$Y$15];2;0)" office:value-type="float" office:value="0">
            <text:p>#N/A</text:p>
          </table:table-cell>
          <table:table-cell table:style-name="ce444" table:formula="of:=VLOOKUP([.L8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0];[$datos.$H$2:.$K$40];2;0)" office:value-type="float" office:value="0">
            <text:p>#N/A</text:p>
          </table:table-cell>
          <table:table-cell table:style-name="ce444" table:formula="of:=VLOOKUP([.D90];[$datos.$H$2:.$K$40];3;0)" office:value-type="float" office:value="0">
            <text:p>#N/A</text:p>
          </table:table-cell>
          <table:table-cell table:style-name="ce444" table:formula="of:=VLOOKUP([.D9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0];[$datos.$W$2:.$Y$15];2;0)" office:value-type="float" office:value="0">
            <text:p>#N/A</text:p>
          </table:table-cell>
          <table:table-cell table:style-name="ce444" table:formula="of:=VLOOKUP([.L9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1];[$datos.$H$2:.$K$40];2;0)" office:value-type="float" office:value="0">
            <text:p>#N/A</text:p>
          </table:table-cell>
          <table:table-cell table:style-name="ce444" table:formula="of:=VLOOKUP([.D91];[$datos.$H$2:.$K$40];3;0)" office:value-type="float" office:value="0">
            <text:p>#N/A</text:p>
          </table:table-cell>
          <table:table-cell table:style-name="ce444" table:formula="of:=VLOOKUP([.D9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1];[$datos.$W$2:.$Y$15];2;0)" office:value-type="float" office:value="0">
            <text:p>#N/A</text:p>
          </table:table-cell>
          <table:table-cell table:style-name="ce444" table:formula="of:=VLOOKUP([.L9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2];[$datos.$H$2:.$K$40];2;0)" office:value-type="float" office:value="0">
            <text:p>#N/A</text:p>
          </table:table-cell>
          <table:table-cell table:style-name="ce444" table:formula="of:=VLOOKUP([.D92];[$datos.$H$2:.$K$40];3;0)" office:value-type="float" office:value="0">
            <text:p>#N/A</text:p>
          </table:table-cell>
          <table:table-cell table:style-name="ce444" table:formula="of:=VLOOKUP([.D9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2];[$datos.$W$2:.$Y$15];2;0)" office:value-type="float" office:value="0">
            <text:p>#N/A</text:p>
          </table:table-cell>
          <table:table-cell table:style-name="ce444" table:formula="of:=VLOOKUP([.L9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3];[$datos.$H$2:.$K$40];2;0)" office:value-type="float" office:value="0">
            <text:p>#N/A</text:p>
          </table:table-cell>
          <table:table-cell table:style-name="ce444" table:formula="of:=VLOOKUP([.D93];[$datos.$H$2:.$K$40];3;0)" office:value-type="float" office:value="0">
            <text:p>#N/A</text:p>
          </table:table-cell>
          <table:table-cell table:style-name="ce444" table:formula="of:=VLOOKUP([.D9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3];[$datos.$W$2:.$Y$15];2;0)" office:value-type="float" office:value="0">
            <text:p>#N/A</text:p>
          </table:table-cell>
          <table:table-cell table:style-name="ce444" table:formula="of:=VLOOKUP([.L9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8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4];[$datos.$H$2:.$K$40];2;0)" office:value-type="float" office:value="0">
            <text:p>#N/A</text:p>
          </table:table-cell>
          <table:table-cell table:style-name="ce444" table:formula="of:=VLOOKUP([.D94];[$datos.$H$2:.$K$40];3;0)" office:value-type="float" office:value="0">
            <text:p>#N/A</text:p>
          </table:table-cell>
          <table:table-cell table:style-name="ce444" table:formula="of:=VLOOKUP([.D9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4];[$datos.$W$2:.$Y$15];2;0)" office:value-type="float" office:value="0">
            <text:p>#N/A</text:p>
          </table:table-cell>
          <table:table-cell table:style-name="ce444" table:formula="of:=VLOOKUP([.L9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5];[$datos.$H$2:.$K$40];2;0)" office:value-type="float" office:value="0">
            <text:p>#N/A</text:p>
          </table:table-cell>
          <table:table-cell table:style-name="ce444" table:formula="of:=VLOOKUP([.D95];[$datos.$H$2:.$K$40];3;0)" office:value-type="float" office:value="0">
            <text:p>#N/A</text:p>
          </table:table-cell>
          <table:table-cell table:style-name="ce444" table:formula="of:=VLOOKUP([.D9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5];[$datos.$W$2:.$Y$15];2;0)" office:value-type="float" office:value="0">
            <text:p>#N/A</text:p>
          </table:table-cell>
          <table:table-cell table:style-name="ce444" table:formula="of:=VLOOKUP([.L9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6];[$datos.$H$2:.$K$40];2;0)" office:value-type="float" office:value="0">
            <text:p>#N/A</text:p>
          </table:table-cell>
          <table:table-cell table:style-name="ce444" table:formula="of:=VLOOKUP([.D96];[$datos.$H$2:.$K$40];3;0)" office:value-type="float" office:value="0">
            <text:p>#N/A</text:p>
          </table:table-cell>
          <table:table-cell table:style-name="ce444" table:formula="of:=VLOOKUP([.D9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6];[$datos.$W$2:.$Y$15];2;0)" office:value-type="float" office:value="0">
            <text:p>#N/A</text:p>
          </table:table-cell>
          <table:table-cell table:style-name="ce444" table:formula="of:=VLOOKUP([.L9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7];[$datos.$H$2:.$K$40];2;0)" office:value-type="float" office:value="0">
            <text:p>#N/A</text:p>
          </table:table-cell>
          <table:table-cell table:style-name="ce444" table:formula="of:=VLOOKUP([.D97];[$datos.$H$2:.$K$40];3;0)" office:value-type="float" office:value="0">
            <text:p>#N/A</text:p>
          </table:table-cell>
          <table:table-cell table:style-name="ce444" table:formula="of:=VLOOKUP([.D9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7];[$datos.$W$2:.$Y$15];2;0)" office:value-type="float" office:value="0">
            <text:p>#N/A</text:p>
          </table:table-cell>
          <table:table-cell table:style-name="ce444" table:formula="of:=VLOOKUP([.L9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8];[$datos.$H$2:.$K$40];2;0)" office:value-type="float" office:value="0">
            <text:p>#N/A</text:p>
          </table:table-cell>
          <table:table-cell table:style-name="ce444" table:formula="of:=VLOOKUP([.D98];[$datos.$H$2:.$K$40];3;0)" office:value-type="float" office:value="0">
            <text:p>#N/A</text:p>
          </table:table-cell>
          <table:table-cell table:style-name="ce444" table:formula="of:=VLOOKUP([.D9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8];[$datos.$W$2:.$Y$15];2;0)" office:value-type="float" office:value="0">
            <text:p>#N/A</text:p>
          </table:table-cell>
          <table:table-cell table:style-name="ce444" table:formula="of:=VLOOKUP([.L9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99];[$datos.$H$2:.$K$40];2;0)" office:value-type="float" office:value="0">
            <text:p>#N/A</text:p>
          </table:table-cell>
          <table:table-cell table:style-name="ce444" table:formula="of:=VLOOKUP([.D99];[$datos.$H$2:.$K$40];3;0)" office:value-type="float" office:value="0">
            <text:p>#N/A</text:p>
          </table:table-cell>
          <table:table-cell table:style-name="ce444" table:formula="of:=VLOOKUP([.D9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99];[$datos.$W$2:.$Y$15];2;0)" office:value-type="float" office:value="0">
            <text:p>#N/A</text:p>
          </table:table-cell>
          <table:table-cell table:style-name="ce444" table:formula="of:=VLOOKUP([.L9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0];[$datos.$H$2:.$K$40];2;0)" office:value-type="float" office:value="0">
            <text:p>#N/A</text:p>
          </table:table-cell>
          <table:table-cell table:style-name="ce444" table:formula="of:=VLOOKUP([.D100];[$datos.$H$2:.$K$40];3;0)" office:value-type="float" office:value="0">
            <text:p>#N/A</text:p>
          </table:table-cell>
          <table:table-cell table:style-name="ce444" table:formula="of:=VLOOKUP([.D10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0];[$datos.$W$2:.$Y$15];2;0)" office:value-type="float" office:value="0">
            <text:p>#N/A</text:p>
          </table:table-cell>
          <table:table-cell table:style-name="ce444" table:formula="of:=VLOOKUP([.L10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1];[$datos.$H$2:.$K$40];2;0)" office:value-type="float" office:value="0">
            <text:p>#N/A</text:p>
          </table:table-cell>
          <table:table-cell table:style-name="ce444" table:formula="of:=VLOOKUP([.D101];[$datos.$H$2:.$K$40];3;0)" office:value-type="float" office:value="0">
            <text:p>#N/A</text:p>
          </table:table-cell>
          <table:table-cell table:style-name="ce444" table:formula="of:=VLOOKUP([.D10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1];[$datos.$W$2:.$Y$15];2;0)" office:value-type="float" office:value="0">
            <text:p>#N/A</text:p>
          </table:table-cell>
          <table:table-cell table:style-name="ce444" table:formula="of:=VLOOKUP([.L10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2];[$datos.$H$2:.$K$40];2;0)" office:value-type="float" office:value="0">
            <text:p>#N/A</text:p>
          </table:table-cell>
          <table:table-cell table:style-name="ce444" table:formula="of:=VLOOKUP([.D102];[$datos.$H$2:.$K$40];3;0)" office:value-type="float" office:value="0">
            <text:p>#N/A</text:p>
          </table:table-cell>
          <table:table-cell table:style-name="ce444" table:formula="of:=VLOOKUP([.D10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2];[$datos.$W$2:.$Y$15];2;0)" office:value-type="float" office:value="0">
            <text:p>#N/A</text:p>
          </table:table-cell>
          <table:table-cell table:style-name="ce444" table:formula="of:=VLOOKUP([.L10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3];[$datos.$H$2:.$K$40];2;0)" office:value-type="float" office:value="0">
            <text:p>#N/A</text:p>
          </table:table-cell>
          <table:table-cell table:style-name="ce444" table:formula="of:=VLOOKUP([.D103];[$datos.$H$2:.$K$40];3;0)" office:value-type="float" office:value="0">
            <text:p>#N/A</text:p>
          </table:table-cell>
          <table:table-cell table:style-name="ce444" table:formula="of:=VLOOKUP([.D10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3];[$datos.$W$2:.$Y$15];2;0)" office:value-type="float" office:value="0">
            <text:p>#N/A</text:p>
          </table:table-cell>
          <table:table-cell table:style-name="ce444" table:formula="of:=VLOOKUP([.L10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9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4];[$datos.$H$2:.$K$40];2;0)" office:value-type="float" office:value="0">
            <text:p>#N/A</text:p>
          </table:table-cell>
          <table:table-cell table:style-name="ce444" table:formula="of:=VLOOKUP([.D104];[$datos.$H$2:.$K$40];3;0)" office:value-type="float" office:value="0">
            <text:p>#N/A</text:p>
          </table:table-cell>
          <table:table-cell table:style-name="ce444" table:formula="of:=VLOOKUP([.D10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4];[$datos.$W$2:.$Y$15];2;0)" office:value-type="float" office:value="0">
            <text:p>#N/A</text:p>
          </table:table-cell>
          <table:table-cell table:style-name="ce444" table:formula="of:=VLOOKUP([.L10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5];[$datos.$H$2:.$K$40];2;0)" office:value-type="float" office:value="0">
            <text:p>#N/A</text:p>
          </table:table-cell>
          <table:table-cell table:style-name="ce444" table:formula="of:=VLOOKUP([.D105];[$datos.$H$2:.$K$40];3;0)" office:value-type="float" office:value="0">
            <text:p>#N/A</text:p>
          </table:table-cell>
          <table:table-cell table:style-name="ce444" table:formula="of:=VLOOKUP([.D10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5];[$datos.$W$2:.$Y$15];2;0)" office:value-type="float" office:value="0">
            <text:p>#N/A</text:p>
          </table:table-cell>
          <table:table-cell table:style-name="ce444" table:formula="of:=VLOOKUP([.L10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6];[$datos.$H$2:.$K$40];2;0)" office:value-type="float" office:value="0">
            <text:p>#N/A</text:p>
          </table:table-cell>
          <table:table-cell table:style-name="ce444" table:formula="of:=VLOOKUP([.D106];[$datos.$H$2:.$K$40];3;0)" office:value-type="float" office:value="0">
            <text:p>#N/A</text:p>
          </table:table-cell>
          <table:table-cell table:style-name="ce444" table:formula="of:=VLOOKUP([.D10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6];[$datos.$W$2:.$Y$15];2;0)" office:value-type="float" office:value="0">
            <text:p>#N/A</text:p>
          </table:table-cell>
          <table:table-cell table:style-name="ce444" table:formula="of:=VLOOKUP([.L10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7];[$datos.$H$2:.$K$40];2;0)" office:value-type="float" office:value="0">
            <text:p>#N/A</text:p>
          </table:table-cell>
          <table:table-cell table:style-name="ce444" table:formula="of:=VLOOKUP([.D107];[$datos.$H$2:.$K$40];3;0)" office:value-type="float" office:value="0">
            <text:p>#N/A</text:p>
          </table:table-cell>
          <table:table-cell table:style-name="ce444" table:formula="of:=VLOOKUP([.D10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7];[$datos.$W$2:.$Y$15];2;0)" office:value-type="float" office:value="0">
            <text:p>#N/A</text:p>
          </table:table-cell>
          <table:table-cell table:style-name="ce444" table:formula="of:=VLOOKUP([.L10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8];[$datos.$H$2:.$K$40];2;0)" office:value-type="float" office:value="0">
            <text:p>#N/A</text:p>
          </table:table-cell>
          <table:table-cell table:style-name="ce444" table:formula="of:=VLOOKUP([.D108];[$datos.$H$2:.$K$40];3;0)" office:value-type="float" office:value="0">
            <text:p>#N/A</text:p>
          </table:table-cell>
          <table:table-cell table:style-name="ce444" table:formula="of:=VLOOKUP([.D10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8];[$datos.$W$2:.$Y$15];2;0)" office:value-type="float" office:value="0">
            <text:p>#N/A</text:p>
          </table:table-cell>
          <table:table-cell table:style-name="ce444" table:formula="of:=VLOOKUP([.L10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09];[$datos.$H$2:.$K$40];2;0)" office:value-type="float" office:value="0">
            <text:p>#N/A</text:p>
          </table:table-cell>
          <table:table-cell table:style-name="ce444" table:formula="of:=VLOOKUP([.D109];[$datos.$H$2:.$K$40];3;0)" office:value-type="float" office:value="0">
            <text:p>#N/A</text:p>
          </table:table-cell>
          <table:table-cell table:style-name="ce444" table:formula="of:=VLOOKUP([.D10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09];[$datos.$W$2:.$Y$15];2;0)" office:value-type="float" office:value="0">
            <text:p>#N/A</text:p>
          </table:table-cell>
          <table:table-cell table:style-name="ce444" table:formula="of:=VLOOKUP([.L10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0];[$datos.$H$2:.$K$40];2;0)" office:value-type="float" office:value="0">
            <text:p>#N/A</text:p>
          </table:table-cell>
          <table:table-cell table:style-name="ce444" table:formula="of:=VLOOKUP([.D110];[$datos.$H$2:.$K$40];3;0)" office:value-type="float" office:value="0">
            <text:p>#N/A</text:p>
          </table:table-cell>
          <table:table-cell table:style-name="ce444" table:formula="of:=VLOOKUP([.D11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0];[$datos.$W$2:.$Y$15];2;0)" office:value-type="float" office:value="0">
            <text:p>#N/A</text:p>
          </table:table-cell>
          <table:table-cell table:style-name="ce444" table:formula="of:=VLOOKUP([.L11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1];[$datos.$H$2:.$K$40];2;0)" office:value-type="float" office:value="0">
            <text:p>#N/A</text:p>
          </table:table-cell>
          <table:table-cell table:style-name="ce444" table:formula="of:=VLOOKUP([.D111];[$datos.$H$2:.$K$40];3;0)" office:value-type="float" office:value="0">
            <text:p>#N/A</text:p>
          </table:table-cell>
          <table:table-cell table:style-name="ce444" table:formula="of:=VLOOKUP([.D11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1];[$datos.$W$2:.$Y$15];2;0)" office:value-type="float" office:value="0">
            <text:p>#N/A</text:p>
          </table:table-cell>
          <table:table-cell table:style-name="ce444" table:formula="of:=VLOOKUP([.L11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2];[$datos.$H$2:.$K$40];2;0)" office:value-type="float" office:value="0">
            <text:p>#N/A</text:p>
          </table:table-cell>
          <table:table-cell table:style-name="ce444" table:formula="of:=VLOOKUP([.D112];[$datos.$H$2:.$K$40];3;0)" office:value-type="float" office:value="0">
            <text:p>#N/A</text:p>
          </table:table-cell>
          <table:table-cell table:style-name="ce444" table:formula="of:=VLOOKUP([.D11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2];[$datos.$W$2:.$Y$15];2;0)" office:value-type="float" office:value="0">
            <text:p>#N/A</text:p>
          </table:table-cell>
          <table:table-cell table:style-name="ce444" table:formula="of:=VLOOKUP([.L11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3];[$datos.$H$2:.$K$40];2;0)" office:value-type="float" office:value="0">
            <text:p>#N/A</text:p>
          </table:table-cell>
          <table:table-cell table:style-name="ce444" table:formula="of:=VLOOKUP([.D113];[$datos.$H$2:.$K$40];3;0)" office:value-type="float" office:value="0">
            <text:p>#N/A</text:p>
          </table:table-cell>
          <table:table-cell table:style-name="ce444" table:formula="of:=VLOOKUP([.D11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3];[$datos.$W$2:.$Y$15];2;0)" office:value-type="float" office:value="0">
            <text:p>#N/A</text:p>
          </table:table-cell>
          <table:table-cell table:style-name="ce444" table:formula="of:=VLOOKUP([.L11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0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4];[$datos.$H$2:.$K$40];2;0)" office:value-type="float" office:value="0">
            <text:p>#N/A</text:p>
          </table:table-cell>
          <table:table-cell table:style-name="ce444" table:formula="of:=VLOOKUP([.D114];[$datos.$H$2:.$K$40];3;0)" office:value-type="float" office:value="0">
            <text:p>#N/A</text:p>
          </table:table-cell>
          <table:table-cell table:style-name="ce444" table:formula="of:=VLOOKUP([.D11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4];[$datos.$W$2:.$Y$15];2;0)" office:value-type="float" office:value="0">
            <text:p>#N/A</text:p>
          </table:table-cell>
          <table:table-cell table:style-name="ce444" table:formula="of:=VLOOKUP([.L11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5];[$datos.$H$2:.$K$40];2;0)" office:value-type="float" office:value="0">
            <text:p>#N/A</text:p>
          </table:table-cell>
          <table:table-cell table:style-name="ce444" table:formula="of:=VLOOKUP([.D115];[$datos.$H$2:.$K$40];3;0)" office:value-type="float" office:value="0">
            <text:p>#N/A</text:p>
          </table:table-cell>
          <table:table-cell table:style-name="ce444" table:formula="of:=VLOOKUP([.D11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5];[$datos.$W$2:.$Y$15];2;0)" office:value-type="float" office:value="0">
            <text:p>#N/A</text:p>
          </table:table-cell>
          <table:table-cell table:style-name="ce444" table:formula="of:=VLOOKUP([.L11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6];[$datos.$H$2:.$K$40];2;0)" office:value-type="float" office:value="0">
            <text:p>#N/A</text:p>
          </table:table-cell>
          <table:table-cell table:style-name="ce444" table:formula="of:=VLOOKUP([.D116];[$datos.$H$2:.$K$40];3;0)" office:value-type="float" office:value="0">
            <text:p>#N/A</text:p>
          </table:table-cell>
          <table:table-cell table:style-name="ce444" table:formula="of:=VLOOKUP([.D11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6];[$datos.$W$2:.$Y$15];2;0)" office:value-type="float" office:value="0">
            <text:p>#N/A</text:p>
          </table:table-cell>
          <table:table-cell table:style-name="ce444" table:formula="of:=VLOOKUP([.L11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7];[$datos.$H$2:.$K$40];2;0)" office:value-type="float" office:value="0">
            <text:p>#N/A</text:p>
          </table:table-cell>
          <table:table-cell table:style-name="ce444" table:formula="of:=VLOOKUP([.D117];[$datos.$H$2:.$K$40];3;0)" office:value-type="float" office:value="0">
            <text:p>#N/A</text:p>
          </table:table-cell>
          <table:table-cell table:style-name="ce444" table:formula="of:=VLOOKUP([.D11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7];[$datos.$W$2:.$Y$15];2;0)" office:value-type="float" office:value="0">
            <text:p>#N/A</text:p>
          </table:table-cell>
          <table:table-cell table:style-name="ce444" table:formula="of:=VLOOKUP([.L11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8];[$datos.$H$2:.$K$40];2;0)" office:value-type="float" office:value="0">
            <text:p>#N/A</text:p>
          </table:table-cell>
          <table:table-cell table:style-name="ce444" table:formula="of:=VLOOKUP([.D118];[$datos.$H$2:.$K$40];3;0)" office:value-type="float" office:value="0">
            <text:p>#N/A</text:p>
          </table:table-cell>
          <table:table-cell table:style-name="ce444" table:formula="of:=VLOOKUP([.D11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8];[$datos.$W$2:.$Y$15];2;0)" office:value-type="float" office:value="0">
            <text:p>#N/A</text:p>
          </table:table-cell>
          <table:table-cell table:style-name="ce444" table:formula="of:=VLOOKUP([.L11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19];[$datos.$H$2:.$K$40];2;0)" office:value-type="float" office:value="0">
            <text:p>#N/A</text:p>
          </table:table-cell>
          <table:table-cell table:style-name="ce444" table:formula="of:=VLOOKUP([.D119];[$datos.$H$2:.$K$40];3;0)" office:value-type="float" office:value="0">
            <text:p>#N/A</text:p>
          </table:table-cell>
          <table:table-cell table:style-name="ce444" table:formula="of:=VLOOKUP([.D11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19];[$datos.$W$2:.$Y$15];2;0)" office:value-type="float" office:value="0">
            <text:p>#N/A</text:p>
          </table:table-cell>
          <table:table-cell table:style-name="ce444" table:formula="of:=VLOOKUP([.L11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0];[$datos.$H$2:.$K$40];2;0)" office:value-type="float" office:value="0">
            <text:p>#N/A</text:p>
          </table:table-cell>
          <table:table-cell table:style-name="ce444" table:formula="of:=VLOOKUP([.D120];[$datos.$H$2:.$K$40];3;0)" office:value-type="float" office:value="0">
            <text:p>#N/A</text:p>
          </table:table-cell>
          <table:table-cell table:style-name="ce444" table:formula="of:=VLOOKUP([.D12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0];[$datos.$W$2:.$Y$15];2;0)" office:value-type="float" office:value="0">
            <text:p>#N/A</text:p>
          </table:table-cell>
          <table:table-cell table:style-name="ce444" table:formula="of:=VLOOKUP([.L12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1];[$datos.$H$2:.$K$40];2;0)" office:value-type="float" office:value="0">
            <text:p>#N/A</text:p>
          </table:table-cell>
          <table:table-cell table:style-name="ce444" table:formula="of:=VLOOKUP([.D121];[$datos.$H$2:.$K$40];3;0)" office:value-type="float" office:value="0">
            <text:p>#N/A</text:p>
          </table:table-cell>
          <table:table-cell table:style-name="ce444" table:formula="of:=VLOOKUP([.D12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1];[$datos.$W$2:.$Y$15];2;0)" office:value-type="float" office:value="0">
            <text:p>#N/A</text:p>
          </table:table-cell>
          <table:table-cell table:style-name="ce444" table:formula="of:=VLOOKUP([.L12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2];[$datos.$H$2:.$K$40];2;0)" office:value-type="float" office:value="0">
            <text:p>#N/A</text:p>
          </table:table-cell>
          <table:table-cell table:style-name="ce444" table:formula="of:=VLOOKUP([.D122];[$datos.$H$2:.$K$40];3;0)" office:value-type="float" office:value="0">
            <text:p>#N/A</text:p>
          </table:table-cell>
          <table:table-cell table:style-name="ce444" table:formula="of:=VLOOKUP([.D12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2];[$datos.$W$2:.$Y$15];2;0)" office:value-type="float" office:value="0">
            <text:p>#N/A</text:p>
          </table:table-cell>
          <table:table-cell table:style-name="ce444" table:formula="of:=VLOOKUP([.L12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3];[$datos.$H$2:.$K$40];2;0)" office:value-type="float" office:value="0">
            <text:p>#N/A</text:p>
          </table:table-cell>
          <table:table-cell table:style-name="ce444" table:formula="of:=VLOOKUP([.D123];[$datos.$H$2:.$K$40];3;0)" office:value-type="float" office:value="0">
            <text:p>#N/A</text:p>
          </table:table-cell>
          <table:table-cell table:style-name="ce444" table:formula="of:=VLOOKUP([.D12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3];[$datos.$W$2:.$Y$15];2;0)" office:value-type="float" office:value="0">
            <text:p>#N/A</text:p>
          </table:table-cell>
          <table:table-cell table:style-name="ce444" table:formula="of:=VLOOKUP([.L12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1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4];[$datos.$H$2:.$K$40];2;0)" office:value-type="float" office:value="0">
            <text:p>#N/A</text:p>
          </table:table-cell>
          <table:table-cell table:style-name="ce444" table:formula="of:=VLOOKUP([.D124];[$datos.$H$2:.$K$40];3;0)" office:value-type="float" office:value="0">
            <text:p>#N/A</text:p>
          </table:table-cell>
          <table:table-cell table:style-name="ce444" table:formula="of:=VLOOKUP([.D12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4];[$datos.$W$2:.$Y$15];2;0)" office:value-type="float" office:value="0">
            <text:p>#N/A</text:p>
          </table:table-cell>
          <table:table-cell table:style-name="ce444" table:formula="of:=VLOOKUP([.L12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5];[$datos.$H$2:.$K$40];2;0)" office:value-type="float" office:value="0">
            <text:p>#N/A</text:p>
          </table:table-cell>
          <table:table-cell table:style-name="ce444" table:formula="of:=VLOOKUP([.D125];[$datos.$H$2:.$K$40];3;0)" office:value-type="float" office:value="0">
            <text:p>#N/A</text:p>
          </table:table-cell>
          <table:table-cell table:style-name="ce444" table:formula="of:=VLOOKUP([.D12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5];[$datos.$W$2:.$Y$15];2;0)" office:value-type="float" office:value="0">
            <text:p>#N/A</text:p>
          </table:table-cell>
          <table:table-cell table:style-name="ce444" table:formula="of:=VLOOKUP([.L12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6];[$datos.$H$2:.$K$40];2;0)" office:value-type="float" office:value="0">
            <text:p>#N/A</text:p>
          </table:table-cell>
          <table:table-cell table:style-name="ce444" table:formula="of:=VLOOKUP([.D126];[$datos.$H$2:.$K$40];3;0)" office:value-type="float" office:value="0">
            <text:p>#N/A</text:p>
          </table:table-cell>
          <table:table-cell table:style-name="ce444" table:formula="of:=VLOOKUP([.D12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6];[$datos.$W$2:.$Y$15];2;0)" office:value-type="float" office:value="0">
            <text:p>#N/A</text:p>
          </table:table-cell>
          <table:table-cell table:style-name="ce444" table:formula="of:=VLOOKUP([.L12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7];[$datos.$H$2:.$K$40];2;0)" office:value-type="float" office:value="0">
            <text:p>#N/A</text:p>
          </table:table-cell>
          <table:table-cell table:style-name="ce444" table:formula="of:=VLOOKUP([.D127];[$datos.$H$2:.$K$40];3;0)" office:value-type="float" office:value="0">
            <text:p>#N/A</text:p>
          </table:table-cell>
          <table:table-cell table:style-name="ce444" table:formula="of:=VLOOKUP([.D12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7];[$datos.$W$2:.$Y$15];2;0)" office:value-type="float" office:value="0">
            <text:p>#N/A</text:p>
          </table:table-cell>
          <table:table-cell table:style-name="ce444" table:formula="of:=VLOOKUP([.L12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8];[$datos.$H$2:.$K$40];2;0)" office:value-type="float" office:value="0">
            <text:p>#N/A</text:p>
          </table:table-cell>
          <table:table-cell table:style-name="ce444" table:formula="of:=VLOOKUP([.D128];[$datos.$H$2:.$K$40];3;0)" office:value-type="float" office:value="0">
            <text:p>#N/A</text:p>
          </table:table-cell>
          <table:table-cell table:style-name="ce444" table:formula="of:=VLOOKUP([.D12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8];[$datos.$W$2:.$Y$15];2;0)" office:value-type="float" office:value="0">
            <text:p>#N/A</text:p>
          </table:table-cell>
          <table:table-cell table:style-name="ce444" table:formula="of:=VLOOKUP([.L12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29];[$datos.$H$2:.$K$40];2;0)" office:value-type="float" office:value="0">
            <text:p>#N/A</text:p>
          </table:table-cell>
          <table:table-cell table:style-name="ce444" table:formula="of:=VLOOKUP([.D129];[$datos.$H$2:.$K$40];3;0)" office:value-type="float" office:value="0">
            <text:p>#N/A</text:p>
          </table:table-cell>
          <table:table-cell table:style-name="ce444" table:formula="of:=VLOOKUP([.D12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29];[$datos.$W$2:.$Y$15];2;0)" office:value-type="float" office:value="0">
            <text:p>#N/A</text:p>
          </table:table-cell>
          <table:table-cell table:style-name="ce444" table:formula="of:=VLOOKUP([.L12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0];[$datos.$H$2:.$K$40];2;0)" office:value-type="float" office:value="0">
            <text:p>#N/A</text:p>
          </table:table-cell>
          <table:table-cell table:style-name="ce444" table:formula="of:=VLOOKUP([.D130];[$datos.$H$2:.$K$40];3;0)" office:value-type="float" office:value="0">
            <text:p>#N/A</text:p>
          </table:table-cell>
          <table:table-cell table:style-name="ce444" table:formula="of:=VLOOKUP([.D13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0];[$datos.$W$2:.$Y$15];2;0)" office:value-type="float" office:value="0">
            <text:p>#N/A</text:p>
          </table:table-cell>
          <table:table-cell table:style-name="ce444" table:formula="of:=VLOOKUP([.L13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1];[$datos.$H$2:.$K$40];2;0)" office:value-type="float" office:value="0">
            <text:p>#N/A</text:p>
          </table:table-cell>
          <table:table-cell table:style-name="ce444" table:formula="of:=VLOOKUP([.D131];[$datos.$H$2:.$K$40];3;0)" office:value-type="float" office:value="0">
            <text:p>#N/A</text:p>
          </table:table-cell>
          <table:table-cell table:style-name="ce444" table:formula="of:=VLOOKUP([.D13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1];[$datos.$W$2:.$Y$15];2;0)" office:value-type="float" office:value="0">
            <text:p>#N/A</text:p>
          </table:table-cell>
          <table:table-cell table:style-name="ce444" table:formula="of:=VLOOKUP([.L13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2];[$datos.$H$2:.$K$40];2;0)" office:value-type="float" office:value="0">
            <text:p>#N/A</text:p>
          </table:table-cell>
          <table:table-cell table:style-name="ce444" table:formula="of:=VLOOKUP([.D132];[$datos.$H$2:.$K$40];3;0)" office:value-type="float" office:value="0">
            <text:p>#N/A</text:p>
          </table:table-cell>
          <table:table-cell table:style-name="ce444" table:formula="of:=VLOOKUP([.D13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2];[$datos.$W$2:.$Y$15];2;0)" office:value-type="float" office:value="0">
            <text:p>#N/A</text:p>
          </table:table-cell>
          <table:table-cell table:style-name="ce444" table:formula="of:=VLOOKUP([.L13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3];[$datos.$H$2:.$K$40];2;0)" office:value-type="float" office:value="0">
            <text:p>#N/A</text:p>
          </table:table-cell>
          <table:table-cell table:style-name="ce444" table:formula="of:=VLOOKUP([.D133];[$datos.$H$2:.$K$40];3;0)" office:value-type="float" office:value="0">
            <text:p>#N/A</text:p>
          </table:table-cell>
          <table:table-cell table:style-name="ce444" table:formula="of:=VLOOKUP([.D13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3];[$datos.$W$2:.$Y$15];2;0)" office:value-type="float" office:value="0">
            <text:p>#N/A</text:p>
          </table:table-cell>
          <table:table-cell table:style-name="ce444" table:formula="of:=VLOOKUP([.L13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2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4];[$datos.$H$2:.$K$40];2;0)" office:value-type="float" office:value="0">
            <text:p>#N/A</text:p>
          </table:table-cell>
          <table:table-cell table:style-name="ce444" table:formula="of:=VLOOKUP([.D134];[$datos.$H$2:.$K$40];3;0)" office:value-type="float" office:value="0">
            <text:p>#N/A</text:p>
          </table:table-cell>
          <table:table-cell table:style-name="ce444" table:formula="of:=VLOOKUP([.D13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4];[$datos.$W$2:.$Y$15];2;0)" office:value-type="float" office:value="0">
            <text:p>#N/A</text:p>
          </table:table-cell>
          <table:table-cell table:style-name="ce444" table:formula="of:=VLOOKUP([.L13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5];[$datos.$H$2:.$K$40];2;0)" office:value-type="float" office:value="0">
            <text:p>#N/A</text:p>
          </table:table-cell>
          <table:table-cell table:style-name="ce444" table:formula="of:=VLOOKUP([.D135];[$datos.$H$2:.$K$40];3;0)" office:value-type="float" office:value="0">
            <text:p>#N/A</text:p>
          </table:table-cell>
          <table:table-cell table:style-name="ce444" table:formula="of:=VLOOKUP([.D13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5];[$datos.$W$2:.$Y$15];2;0)" office:value-type="float" office:value="0">
            <text:p>#N/A</text:p>
          </table:table-cell>
          <table:table-cell table:style-name="ce444" table:formula="of:=VLOOKUP([.L13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6];[$datos.$H$2:.$K$40];2;0)" office:value-type="float" office:value="0">
            <text:p>#N/A</text:p>
          </table:table-cell>
          <table:table-cell table:style-name="ce444" table:formula="of:=VLOOKUP([.D136];[$datos.$H$2:.$K$40];3;0)" office:value-type="float" office:value="0">
            <text:p>#N/A</text:p>
          </table:table-cell>
          <table:table-cell table:style-name="ce444" table:formula="of:=VLOOKUP([.D13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6];[$datos.$W$2:.$Y$15];2;0)" office:value-type="float" office:value="0">
            <text:p>#N/A</text:p>
          </table:table-cell>
          <table:table-cell table:style-name="ce444" table:formula="of:=VLOOKUP([.L13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7];[$datos.$H$2:.$K$40];2;0)" office:value-type="float" office:value="0">
            <text:p>#N/A</text:p>
          </table:table-cell>
          <table:table-cell table:style-name="ce444" table:formula="of:=VLOOKUP([.D137];[$datos.$H$2:.$K$40];3;0)" office:value-type="float" office:value="0">
            <text:p>#N/A</text:p>
          </table:table-cell>
          <table:table-cell table:style-name="ce444" table:formula="of:=VLOOKUP([.D13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7];[$datos.$W$2:.$Y$15];2;0)" office:value-type="float" office:value="0">
            <text:p>#N/A</text:p>
          </table:table-cell>
          <table:table-cell table:style-name="ce444" table:formula="of:=VLOOKUP([.L13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8];[$datos.$H$2:.$K$40];2;0)" office:value-type="float" office:value="0">
            <text:p>#N/A</text:p>
          </table:table-cell>
          <table:table-cell table:style-name="ce444" table:formula="of:=VLOOKUP([.D138];[$datos.$H$2:.$K$40];3;0)" office:value-type="float" office:value="0">
            <text:p>#N/A</text:p>
          </table:table-cell>
          <table:table-cell table:style-name="ce444" table:formula="of:=VLOOKUP([.D13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8];[$datos.$W$2:.$Y$15];2;0)" office:value-type="float" office:value="0">
            <text:p>#N/A</text:p>
          </table:table-cell>
          <table:table-cell table:style-name="ce444" table:formula="of:=VLOOKUP([.L13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39];[$datos.$H$2:.$K$40];2;0)" office:value-type="float" office:value="0">
            <text:p>#N/A</text:p>
          </table:table-cell>
          <table:table-cell table:style-name="ce444" table:formula="of:=VLOOKUP([.D139];[$datos.$H$2:.$K$40];3;0)" office:value-type="float" office:value="0">
            <text:p>#N/A</text:p>
          </table:table-cell>
          <table:table-cell table:style-name="ce444" table:formula="of:=VLOOKUP([.D13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39];[$datos.$W$2:.$Y$15];2;0)" office:value-type="float" office:value="0">
            <text:p>#N/A</text:p>
          </table:table-cell>
          <table:table-cell table:style-name="ce444" table:formula="of:=VLOOKUP([.L13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0];[$datos.$H$2:.$K$40];2;0)" office:value-type="float" office:value="0">
            <text:p>#N/A</text:p>
          </table:table-cell>
          <table:table-cell table:style-name="ce444" table:formula="of:=VLOOKUP([.D140];[$datos.$H$2:.$K$40];3;0)" office:value-type="float" office:value="0">
            <text:p>#N/A</text:p>
          </table:table-cell>
          <table:table-cell table:style-name="ce444" table:formula="of:=VLOOKUP([.D14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0];[$datos.$W$2:.$Y$15];2;0)" office:value-type="float" office:value="0">
            <text:p>#N/A</text:p>
          </table:table-cell>
          <table:table-cell table:style-name="ce444" table:formula="of:=VLOOKUP([.L14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1];[$datos.$H$2:.$K$40];2;0)" office:value-type="float" office:value="0">
            <text:p>#N/A</text:p>
          </table:table-cell>
          <table:table-cell table:style-name="ce444" table:formula="of:=VLOOKUP([.D141];[$datos.$H$2:.$K$40];3;0)" office:value-type="float" office:value="0">
            <text:p>#N/A</text:p>
          </table:table-cell>
          <table:table-cell table:style-name="ce444" table:formula="of:=VLOOKUP([.D14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1];[$datos.$W$2:.$Y$15];2;0)" office:value-type="float" office:value="0">
            <text:p>#N/A</text:p>
          </table:table-cell>
          <table:table-cell table:style-name="ce444" table:formula="of:=VLOOKUP([.L14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2];[$datos.$H$2:.$K$40];2;0)" office:value-type="float" office:value="0">
            <text:p>#N/A</text:p>
          </table:table-cell>
          <table:table-cell table:style-name="ce444" table:formula="of:=VLOOKUP([.D142];[$datos.$H$2:.$K$40];3;0)" office:value-type="float" office:value="0">
            <text:p>#N/A</text:p>
          </table:table-cell>
          <table:table-cell table:style-name="ce444" table:formula="of:=VLOOKUP([.D14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2];[$datos.$W$2:.$Y$15];2;0)" office:value-type="float" office:value="0">
            <text:p>#N/A</text:p>
          </table:table-cell>
          <table:table-cell table:style-name="ce444" table:formula="of:=VLOOKUP([.L14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3];[$datos.$H$2:.$K$40];2;0)" office:value-type="float" office:value="0">
            <text:p>#N/A</text:p>
          </table:table-cell>
          <table:table-cell table:style-name="ce444" table:formula="of:=VLOOKUP([.D143];[$datos.$H$2:.$K$40];3;0)" office:value-type="float" office:value="0">
            <text:p>#N/A</text:p>
          </table:table-cell>
          <table:table-cell table:style-name="ce444" table:formula="of:=VLOOKUP([.D14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3];[$datos.$W$2:.$Y$15];2;0)" office:value-type="float" office:value="0">
            <text:p>#N/A</text:p>
          </table:table-cell>
          <table:table-cell table:style-name="ce444" table:formula="of:=VLOOKUP([.L14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3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4];[$datos.$H$2:.$K$40];2;0)" office:value-type="float" office:value="0">
            <text:p>#N/A</text:p>
          </table:table-cell>
          <table:table-cell table:style-name="ce444" table:formula="of:=VLOOKUP([.D144];[$datos.$H$2:.$K$40];3;0)" office:value-type="float" office:value="0">
            <text:p>#N/A</text:p>
          </table:table-cell>
          <table:table-cell table:style-name="ce444" table:formula="of:=VLOOKUP([.D14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4];[$datos.$W$2:.$Y$15];2;0)" office:value-type="float" office:value="0">
            <text:p>#N/A</text:p>
          </table:table-cell>
          <table:table-cell table:style-name="ce444" table:formula="of:=VLOOKUP([.L14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5];[$datos.$H$2:.$K$40];2;0)" office:value-type="float" office:value="0">
            <text:p>#N/A</text:p>
          </table:table-cell>
          <table:table-cell table:style-name="ce444" table:formula="of:=VLOOKUP([.D145];[$datos.$H$2:.$K$40];3;0)" office:value-type="float" office:value="0">
            <text:p>#N/A</text:p>
          </table:table-cell>
          <table:table-cell table:style-name="ce444" table:formula="of:=VLOOKUP([.D14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5];[$datos.$W$2:.$Y$15];2;0)" office:value-type="float" office:value="0">
            <text:p>#N/A</text:p>
          </table:table-cell>
          <table:table-cell table:style-name="ce444" table:formula="of:=VLOOKUP([.L14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6];[$datos.$H$2:.$K$40];2;0)" office:value-type="float" office:value="0">
            <text:p>#N/A</text:p>
          </table:table-cell>
          <table:table-cell table:style-name="ce444" table:formula="of:=VLOOKUP([.D146];[$datos.$H$2:.$K$40];3;0)" office:value-type="float" office:value="0">
            <text:p>#N/A</text:p>
          </table:table-cell>
          <table:table-cell table:style-name="ce444" table:formula="of:=VLOOKUP([.D14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6];[$datos.$W$2:.$Y$15];2;0)" office:value-type="float" office:value="0">
            <text:p>#N/A</text:p>
          </table:table-cell>
          <table:table-cell table:style-name="ce444" table:formula="of:=VLOOKUP([.L14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7];[$datos.$H$2:.$K$40];2;0)" office:value-type="float" office:value="0">
            <text:p>#N/A</text:p>
          </table:table-cell>
          <table:table-cell table:style-name="ce444" table:formula="of:=VLOOKUP([.D147];[$datos.$H$2:.$K$40];3;0)" office:value-type="float" office:value="0">
            <text:p>#N/A</text:p>
          </table:table-cell>
          <table:table-cell table:style-name="ce444" table:formula="of:=VLOOKUP([.D14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7];[$datos.$W$2:.$Y$15];2;0)" office:value-type="float" office:value="0">
            <text:p>#N/A</text:p>
          </table:table-cell>
          <table:table-cell table:style-name="ce444" table:formula="of:=VLOOKUP([.L14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8];[$datos.$H$2:.$K$40];2;0)" office:value-type="float" office:value="0">
            <text:p>#N/A</text:p>
          </table:table-cell>
          <table:table-cell table:style-name="ce444" table:formula="of:=VLOOKUP([.D148];[$datos.$H$2:.$K$40];3;0)" office:value-type="float" office:value="0">
            <text:p>#N/A</text:p>
          </table:table-cell>
          <table:table-cell table:style-name="ce444" table:formula="of:=VLOOKUP([.D14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8];[$datos.$W$2:.$Y$15];2;0)" office:value-type="float" office:value="0">
            <text:p>#N/A</text:p>
          </table:table-cell>
          <table:table-cell table:style-name="ce444" table:formula="of:=VLOOKUP([.L14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49];[$datos.$H$2:.$K$40];2;0)" office:value-type="float" office:value="0">
            <text:p>#N/A</text:p>
          </table:table-cell>
          <table:table-cell table:style-name="ce444" table:formula="of:=VLOOKUP([.D149];[$datos.$H$2:.$K$40];3;0)" office:value-type="float" office:value="0">
            <text:p>#N/A</text:p>
          </table:table-cell>
          <table:table-cell table:style-name="ce444" table:formula="of:=VLOOKUP([.D14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49];[$datos.$W$2:.$Y$15];2;0)" office:value-type="float" office:value="0">
            <text:p>#N/A</text:p>
          </table:table-cell>
          <table:table-cell table:style-name="ce444" table:formula="of:=VLOOKUP([.L14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0];[$datos.$H$2:.$K$40];2;0)" office:value-type="float" office:value="0">
            <text:p>#N/A</text:p>
          </table:table-cell>
          <table:table-cell table:style-name="ce444" table:formula="of:=VLOOKUP([.D150];[$datos.$H$2:.$K$40];3;0)" office:value-type="float" office:value="0">
            <text:p>#N/A</text:p>
          </table:table-cell>
          <table:table-cell table:style-name="ce444" table:formula="of:=VLOOKUP([.D15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0];[$datos.$W$2:.$Y$15];2;0)" office:value-type="float" office:value="0">
            <text:p>#N/A</text:p>
          </table:table-cell>
          <table:table-cell table:style-name="ce444" table:formula="of:=VLOOKUP([.L15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1];[$datos.$H$2:.$K$40];2;0)" office:value-type="float" office:value="0">
            <text:p>#N/A</text:p>
          </table:table-cell>
          <table:table-cell table:style-name="ce444" table:formula="of:=VLOOKUP([.D151];[$datos.$H$2:.$K$40];3;0)" office:value-type="float" office:value="0">
            <text:p>#N/A</text:p>
          </table:table-cell>
          <table:table-cell table:style-name="ce444" table:formula="of:=VLOOKUP([.D15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1];[$datos.$W$2:.$Y$15];2;0)" office:value-type="float" office:value="0">
            <text:p>#N/A</text:p>
          </table:table-cell>
          <table:table-cell table:style-name="ce444" table:formula="of:=VLOOKUP([.L15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2];[$datos.$H$2:.$K$40];2;0)" office:value-type="float" office:value="0">
            <text:p>#N/A</text:p>
          </table:table-cell>
          <table:table-cell table:style-name="ce444" table:formula="of:=VLOOKUP([.D152];[$datos.$H$2:.$K$40];3;0)" office:value-type="float" office:value="0">
            <text:p>#N/A</text:p>
          </table:table-cell>
          <table:table-cell table:style-name="ce444" table:formula="of:=VLOOKUP([.D15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2];[$datos.$W$2:.$Y$15];2;0)" office:value-type="float" office:value="0">
            <text:p>#N/A</text:p>
          </table:table-cell>
          <table:table-cell table:style-name="ce444" table:formula="of:=VLOOKUP([.L15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3];[$datos.$H$2:.$K$40];2;0)" office:value-type="float" office:value="0">
            <text:p>#N/A</text:p>
          </table:table-cell>
          <table:table-cell table:style-name="ce444" table:formula="of:=VLOOKUP([.D153];[$datos.$H$2:.$K$40];3;0)" office:value-type="float" office:value="0">
            <text:p>#N/A</text:p>
          </table:table-cell>
          <table:table-cell table:style-name="ce444" table:formula="of:=VLOOKUP([.D15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3];[$datos.$W$2:.$Y$15];2;0)" office:value-type="float" office:value="0">
            <text:p>#N/A</text:p>
          </table:table-cell>
          <table:table-cell table:style-name="ce444" table:formula="of:=VLOOKUP([.L15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4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4];[$datos.$H$2:.$K$40];2;0)" office:value-type="float" office:value="0">
            <text:p>#N/A</text:p>
          </table:table-cell>
          <table:table-cell table:style-name="ce444" table:formula="of:=VLOOKUP([.D154];[$datos.$H$2:.$K$40];3;0)" office:value-type="float" office:value="0">
            <text:p>#N/A</text:p>
          </table:table-cell>
          <table:table-cell table:style-name="ce444" table:formula="of:=VLOOKUP([.D15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4];[$datos.$W$2:.$Y$15];2;0)" office:value-type="float" office:value="0">
            <text:p>#N/A</text:p>
          </table:table-cell>
          <table:table-cell table:style-name="ce444" table:formula="of:=VLOOKUP([.L15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5];[$datos.$H$2:.$K$40];2;0)" office:value-type="float" office:value="0">
            <text:p>#N/A</text:p>
          </table:table-cell>
          <table:table-cell table:style-name="ce444" table:formula="of:=VLOOKUP([.D155];[$datos.$H$2:.$K$40];3;0)" office:value-type="float" office:value="0">
            <text:p>#N/A</text:p>
          </table:table-cell>
          <table:table-cell table:style-name="ce444" table:formula="of:=VLOOKUP([.D15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5];[$datos.$W$2:.$Y$15];2;0)" office:value-type="float" office:value="0">
            <text:p>#N/A</text:p>
          </table:table-cell>
          <table:table-cell table:style-name="ce444" table:formula="of:=VLOOKUP([.L15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6];[$datos.$H$2:.$K$40];2;0)" office:value-type="float" office:value="0">
            <text:p>#N/A</text:p>
          </table:table-cell>
          <table:table-cell table:style-name="ce444" table:formula="of:=VLOOKUP([.D156];[$datos.$H$2:.$K$40];3;0)" office:value-type="float" office:value="0">
            <text:p>#N/A</text:p>
          </table:table-cell>
          <table:table-cell table:style-name="ce444" table:formula="of:=VLOOKUP([.D15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6];[$datos.$W$2:.$Y$15];2;0)" office:value-type="float" office:value="0">
            <text:p>#N/A</text:p>
          </table:table-cell>
          <table:table-cell table:style-name="ce444" table:formula="of:=VLOOKUP([.L15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7];[$datos.$H$2:.$K$40];2;0)" office:value-type="float" office:value="0">
            <text:p>#N/A</text:p>
          </table:table-cell>
          <table:table-cell table:style-name="ce444" table:formula="of:=VLOOKUP([.D157];[$datos.$H$2:.$K$40];3;0)" office:value-type="float" office:value="0">
            <text:p>#N/A</text:p>
          </table:table-cell>
          <table:table-cell table:style-name="ce444" table:formula="of:=VLOOKUP([.D15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7];[$datos.$W$2:.$Y$15];2;0)" office:value-type="float" office:value="0">
            <text:p>#N/A</text:p>
          </table:table-cell>
          <table:table-cell table:style-name="ce444" table:formula="of:=VLOOKUP([.L15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8];[$datos.$H$2:.$K$40];2;0)" office:value-type="float" office:value="0">
            <text:p>#N/A</text:p>
          </table:table-cell>
          <table:table-cell table:style-name="ce444" table:formula="of:=VLOOKUP([.D158];[$datos.$H$2:.$K$40];3;0)" office:value-type="float" office:value="0">
            <text:p>#N/A</text:p>
          </table:table-cell>
          <table:table-cell table:style-name="ce444" table:formula="of:=VLOOKUP([.D15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8];[$datos.$W$2:.$Y$15];2;0)" office:value-type="float" office:value="0">
            <text:p>#N/A</text:p>
          </table:table-cell>
          <table:table-cell table:style-name="ce444" table:formula="of:=VLOOKUP([.L15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59];[$datos.$H$2:.$K$40];2;0)" office:value-type="float" office:value="0">
            <text:p>#N/A</text:p>
          </table:table-cell>
          <table:table-cell table:style-name="ce444" table:formula="of:=VLOOKUP([.D159];[$datos.$H$2:.$K$40];3;0)" office:value-type="float" office:value="0">
            <text:p>#N/A</text:p>
          </table:table-cell>
          <table:table-cell table:style-name="ce444" table:formula="of:=VLOOKUP([.D15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59];[$datos.$W$2:.$Y$15];2;0)" office:value-type="float" office:value="0">
            <text:p>#N/A</text:p>
          </table:table-cell>
          <table:table-cell table:style-name="ce444" table:formula="of:=VLOOKUP([.L15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0];[$datos.$H$2:.$K$40];2;0)" office:value-type="float" office:value="0">
            <text:p>#N/A</text:p>
          </table:table-cell>
          <table:table-cell table:style-name="ce444" table:formula="of:=VLOOKUP([.D160];[$datos.$H$2:.$K$40];3;0)" office:value-type="float" office:value="0">
            <text:p>#N/A</text:p>
          </table:table-cell>
          <table:table-cell table:style-name="ce444" table:formula="of:=VLOOKUP([.D16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0];[$datos.$W$2:.$Y$15];2;0)" office:value-type="float" office:value="0">
            <text:p>#N/A</text:p>
          </table:table-cell>
          <table:table-cell table:style-name="ce444" table:formula="of:=VLOOKUP([.L16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1];[$datos.$H$2:.$K$40];2;0)" office:value-type="float" office:value="0">
            <text:p>#N/A</text:p>
          </table:table-cell>
          <table:table-cell table:style-name="ce444" table:formula="of:=VLOOKUP([.D161];[$datos.$H$2:.$K$40];3;0)" office:value-type="float" office:value="0">
            <text:p>#N/A</text:p>
          </table:table-cell>
          <table:table-cell table:style-name="ce444" table:formula="of:=VLOOKUP([.D16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1];[$datos.$W$2:.$Y$15];2;0)" office:value-type="float" office:value="0">
            <text:p>#N/A</text:p>
          </table:table-cell>
          <table:table-cell table:style-name="ce444" table:formula="of:=VLOOKUP([.L16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2];[$datos.$H$2:.$K$40];2;0)" office:value-type="float" office:value="0">
            <text:p>#N/A</text:p>
          </table:table-cell>
          <table:table-cell table:style-name="ce444" table:formula="of:=VLOOKUP([.D162];[$datos.$H$2:.$K$40];3;0)" office:value-type="float" office:value="0">
            <text:p>#N/A</text:p>
          </table:table-cell>
          <table:table-cell table:style-name="ce444" table:formula="of:=VLOOKUP([.D16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2];[$datos.$W$2:.$Y$15];2;0)" office:value-type="float" office:value="0">
            <text:p>#N/A</text:p>
          </table:table-cell>
          <table:table-cell table:style-name="ce444" table:formula="of:=VLOOKUP([.L16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3];[$datos.$H$2:.$K$40];2;0)" office:value-type="float" office:value="0">
            <text:p>#N/A</text:p>
          </table:table-cell>
          <table:table-cell table:style-name="ce444" table:formula="of:=VLOOKUP([.D163];[$datos.$H$2:.$K$40];3;0)" office:value-type="float" office:value="0">
            <text:p>#N/A</text:p>
          </table:table-cell>
          <table:table-cell table:style-name="ce444" table:formula="of:=VLOOKUP([.D16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3];[$datos.$W$2:.$Y$15];2;0)" office:value-type="float" office:value="0">
            <text:p>#N/A</text:p>
          </table:table-cell>
          <table:table-cell table:style-name="ce444" table:formula="of:=VLOOKUP([.L16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5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4];[$datos.$H$2:.$K$40];2;0)" office:value-type="float" office:value="0">
            <text:p>#N/A</text:p>
          </table:table-cell>
          <table:table-cell table:style-name="ce444" table:formula="of:=VLOOKUP([.D164];[$datos.$H$2:.$K$40];3;0)" office:value-type="float" office:value="0">
            <text:p>#N/A</text:p>
          </table:table-cell>
          <table:table-cell table:style-name="ce444" table:formula="of:=VLOOKUP([.D16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4];[$datos.$W$2:.$Y$15];2;0)" office:value-type="float" office:value="0">
            <text:p>#N/A</text:p>
          </table:table-cell>
          <table:table-cell table:style-name="ce444" table:formula="of:=VLOOKUP([.L16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5];[$datos.$H$2:.$K$40];2;0)" office:value-type="float" office:value="0">
            <text:p>#N/A</text:p>
          </table:table-cell>
          <table:table-cell table:style-name="ce444" table:formula="of:=VLOOKUP([.D165];[$datos.$H$2:.$K$40];3;0)" office:value-type="float" office:value="0">
            <text:p>#N/A</text:p>
          </table:table-cell>
          <table:table-cell table:style-name="ce444" table:formula="of:=VLOOKUP([.D16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5];[$datos.$W$2:.$Y$15];2;0)" office:value-type="float" office:value="0">
            <text:p>#N/A</text:p>
          </table:table-cell>
          <table:table-cell table:style-name="ce444" table:formula="of:=VLOOKUP([.L16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6];[$datos.$H$2:.$K$40];2;0)" office:value-type="float" office:value="0">
            <text:p>#N/A</text:p>
          </table:table-cell>
          <table:table-cell table:style-name="ce444" table:formula="of:=VLOOKUP([.D166];[$datos.$H$2:.$K$40];3;0)" office:value-type="float" office:value="0">
            <text:p>#N/A</text:p>
          </table:table-cell>
          <table:table-cell table:style-name="ce444" table:formula="of:=VLOOKUP([.D16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6];[$datos.$W$2:.$Y$15];2;0)" office:value-type="float" office:value="0">
            <text:p>#N/A</text:p>
          </table:table-cell>
          <table:table-cell table:style-name="ce444" table:formula="of:=VLOOKUP([.L16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7];[$datos.$H$2:.$K$40];2;0)" office:value-type="float" office:value="0">
            <text:p>#N/A</text:p>
          </table:table-cell>
          <table:table-cell table:style-name="ce444" table:formula="of:=VLOOKUP([.D167];[$datos.$H$2:.$K$40];3;0)" office:value-type="float" office:value="0">
            <text:p>#N/A</text:p>
          </table:table-cell>
          <table:table-cell table:style-name="ce444" table:formula="of:=VLOOKUP([.D16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7];[$datos.$W$2:.$Y$15];2;0)" office:value-type="float" office:value="0">
            <text:p>#N/A</text:p>
          </table:table-cell>
          <table:table-cell table:style-name="ce444" table:formula="of:=VLOOKUP([.L16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8];[$datos.$H$2:.$K$40];2;0)" office:value-type="float" office:value="0">
            <text:p>#N/A</text:p>
          </table:table-cell>
          <table:table-cell table:style-name="ce444" table:formula="of:=VLOOKUP([.D168];[$datos.$H$2:.$K$40];3;0)" office:value-type="float" office:value="0">
            <text:p>#N/A</text:p>
          </table:table-cell>
          <table:table-cell table:style-name="ce444" table:formula="of:=VLOOKUP([.D16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8];[$datos.$W$2:.$Y$15];2;0)" office:value-type="float" office:value="0">
            <text:p>#N/A</text:p>
          </table:table-cell>
          <table:table-cell table:style-name="ce444" table:formula="of:=VLOOKUP([.L16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69];[$datos.$H$2:.$K$40];2;0)" office:value-type="float" office:value="0">
            <text:p>#N/A</text:p>
          </table:table-cell>
          <table:table-cell table:style-name="ce444" table:formula="of:=VLOOKUP([.D169];[$datos.$H$2:.$K$40];3;0)" office:value-type="float" office:value="0">
            <text:p>#N/A</text:p>
          </table:table-cell>
          <table:table-cell table:style-name="ce444" table:formula="of:=VLOOKUP([.D16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69];[$datos.$W$2:.$Y$15];2;0)" office:value-type="float" office:value="0">
            <text:p>#N/A</text:p>
          </table:table-cell>
          <table:table-cell table:style-name="ce444" table:formula="of:=VLOOKUP([.L16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0];[$datos.$H$2:.$K$40];2;0)" office:value-type="float" office:value="0">
            <text:p>#N/A</text:p>
          </table:table-cell>
          <table:table-cell table:style-name="ce444" table:formula="of:=VLOOKUP([.D170];[$datos.$H$2:.$K$40];3;0)" office:value-type="float" office:value="0">
            <text:p>#N/A</text:p>
          </table:table-cell>
          <table:table-cell table:style-name="ce444" table:formula="of:=VLOOKUP([.D17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0];[$datos.$W$2:.$Y$15];2;0)" office:value-type="float" office:value="0">
            <text:p>#N/A</text:p>
          </table:table-cell>
          <table:table-cell table:style-name="ce444" table:formula="of:=VLOOKUP([.L17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1];[$datos.$H$2:.$K$40];2;0)" office:value-type="float" office:value="0">
            <text:p>#N/A</text:p>
          </table:table-cell>
          <table:table-cell table:style-name="ce444" table:formula="of:=VLOOKUP([.D171];[$datos.$H$2:.$K$40];3;0)" office:value-type="float" office:value="0">
            <text:p>#N/A</text:p>
          </table:table-cell>
          <table:table-cell table:style-name="ce444" table:formula="of:=VLOOKUP([.D17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1];[$datos.$W$2:.$Y$15];2;0)" office:value-type="float" office:value="0">
            <text:p>#N/A</text:p>
          </table:table-cell>
          <table:table-cell table:style-name="ce444" table:formula="of:=VLOOKUP([.L17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2];[$datos.$H$2:.$K$40];2;0)" office:value-type="float" office:value="0">
            <text:p>#N/A</text:p>
          </table:table-cell>
          <table:table-cell table:style-name="ce444" table:formula="of:=VLOOKUP([.D172];[$datos.$H$2:.$K$40];3;0)" office:value-type="float" office:value="0">
            <text:p>#N/A</text:p>
          </table:table-cell>
          <table:table-cell table:style-name="ce444" table:formula="of:=VLOOKUP([.D17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2];[$datos.$W$2:.$Y$15];2;0)" office:value-type="float" office:value="0">
            <text:p>#N/A</text:p>
          </table:table-cell>
          <table:table-cell table:style-name="ce444" table:formula="of:=VLOOKUP([.L17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3];[$datos.$H$2:.$K$40];2;0)" office:value-type="float" office:value="0">
            <text:p>#N/A</text:p>
          </table:table-cell>
          <table:table-cell table:style-name="ce444" table:formula="of:=VLOOKUP([.D173];[$datos.$H$2:.$K$40];3;0)" office:value-type="float" office:value="0">
            <text:p>#N/A</text:p>
          </table:table-cell>
          <table:table-cell table:style-name="ce444" table:formula="of:=VLOOKUP([.D17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3];[$datos.$W$2:.$Y$15];2;0)" office:value-type="float" office:value="0">
            <text:p>#N/A</text:p>
          </table:table-cell>
          <table:table-cell table:style-name="ce444" table:formula="of:=VLOOKUP([.L17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6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4];[$datos.$H$2:.$K$40];2;0)" office:value-type="float" office:value="0">
            <text:p>#N/A</text:p>
          </table:table-cell>
          <table:table-cell table:style-name="ce444" table:formula="of:=VLOOKUP([.D174];[$datos.$H$2:.$K$40];3;0)" office:value-type="float" office:value="0">
            <text:p>#N/A</text:p>
          </table:table-cell>
          <table:table-cell table:style-name="ce444" table:formula="of:=VLOOKUP([.D17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4];[$datos.$W$2:.$Y$15];2;0)" office:value-type="float" office:value="0">
            <text:p>#N/A</text:p>
          </table:table-cell>
          <table:table-cell table:style-name="ce444" table:formula="of:=VLOOKUP([.L17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5];[$datos.$H$2:.$K$40];2;0)" office:value-type="float" office:value="0">
            <text:p>#N/A</text:p>
          </table:table-cell>
          <table:table-cell table:style-name="ce444" table:formula="of:=VLOOKUP([.D175];[$datos.$H$2:.$K$40];3;0)" office:value-type="float" office:value="0">
            <text:p>#N/A</text:p>
          </table:table-cell>
          <table:table-cell table:style-name="ce444" table:formula="of:=VLOOKUP([.D17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5];[$datos.$W$2:.$Y$15];2;0)" office:value-type="float" office:value="0">
            <text:p>#N/A</text:p>
          </table:table-cell>
          <table:table-cell table:style-name="ce444" table:formula="of:=VLOOKUP([.L17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6];[$datos.$H$2:.$K$40];2;0)" office:value-type="float" office:value="0">
            <text:p>#N/A</text:p>
          </table:table-cell>
          <table:table-cell table:style-name="ce444" table:formula="of:=VLOOKUP([.D176];[$datos.$H$2:.$K$40];3;0)" office:value-type="float" office:value="0">
            <text:p>#N/A</text:p>
          </table:table-cell>
          <table:table-cell table:style-name="ce444" table:formula="of:=VLOOKUP([.D17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6];[$datos.$W$2:.$Y$15];2;0)" office:value-type="float" office:value="0">
            <text:p>#N/A</text:p>
          </table:table-cell>
          <table:table-cell table:style-name="ce444" table:formula="of:=VLOOKUP([.L17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7];[$datos.$H$2:.$K$40];2;0)" office:value-type="float" office:value="0">
            <text:p>#N/A</text:p>
          </table:table-cell>
          <table:table-cell table:style-name="ce444" table:formula="of:=VLOOKUP([.D177];[$datos.$H$2:.$K$40];3;0)" office:value-type="float" office:value="0">
            <text:p>#N/A</text:p>
          </table:table-cell>
          <table:table-cell table:style-name="ce444" table:formula="of:=VLOOKUP([.D17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7];[$datos.$W$2:.$Y$15];2;0)" office:value-type="float" office:value="0">
            <text:p>#N/A</text:p>
          </table:table-cell>
          <table:table-cell table:style-name="ce444" table:formula="of:=VLOOKUP([.L17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8];[$datos.$H$2:.$K$40];2;0)" office:value-type="float" office:value="0">
            <text:p>#N/A</text:p>
          </table:table-cell>
          <table:table-cell table:style-name="ce444" table:formula="of:=VLOOKUP([.D178];[$datos.$H$2:.$K$40];3;0)" office:value-type="float" office:value="0">
            <text:p>#N/A</text:p>
          </table:table-cell>
          <table:table-cell table:style-name="ce444" table:formula="of:=VLOOKUP([.D17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8];[$datos.$W$2:.$Y$15];2;0)" office:value-type="float" office:value="0">
            <text:p>#N/A</text:p>
          </table:table-cell>
          <table:table-cell table:style-name="ce444" table:formula="of:=VLOOKUP([.L17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79];[$datos.$H$2:.$K$40];2;0)" office:value-type="float" office:value="0">
            <text:p>#N/A</text:p>
          </table:table-cell>
          <table:table-cell table:style-name="ce444" table:formula="of:=VLOOKUP([.D179];[$datos.$H$2:.$K$40];3;0)" office:value-type="float" office:value="0">
            <text:p>#N/A</text:p>
          </table:table-cell>
          <table:table-cell table:style-name="ce444" table:formula="of:=VLOOKUP([.D17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79];[$datos.$W$2:.$Y$15];2;0)" office:value-type="float" office:value="0">
            <text:p>#N/A</text:p>
          </table:table-cell>
          <table:table-cell table:style-name="ce444" table:formula="of:=VLOOKUP([.L17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0];[$datos.$H$2:.$K$40];2;0)" office:value-type="float" office:value="0">
            <text:p>#N/A</text:p>
          </table:table-cell>
          <table:table-cell table:style-name="ce444" table:formula="of:=VLOOKUP([.D180];[$datos.$H$2:.$K$40];3;0)" office:value-type="float" office:value="0">
            <text:p>#N/A</text:p>
          </table:table-cell>
          <table:table-cell table:style-name="ce444" table:formula="of:=VLOOKUP([.D18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0];[$datos.$W$2:.$Y$15];2;0)" office:value-type="float" office:value="0">
            <text:p>#N/A</text:p>
          </table:table-cell>
          <table:table-cell table:style-name="ce444" table:formula="of:=VLOOKUP([.L18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1];[$datos.$H$2:.$K$40];2;0)" office:value-type="float" office:value="0">
            <text:p>#N/A</text:p>
          </table:table-cell>
          <table:table-cell table:style-name="ce444" table:formula="of:=VLOOKUP([.D181];[$datos.$H$2:.$K$40];3;0)" office:value-type="float" office:value="0">
            <text:p>#N/A</text:p>
          </table:table-cell>
          <table:table-cell table:style-name="ce444" table:formula="of:=VLOOKUP([.D18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1];[$datos.$W$2:.$Y$15];2;0)" office:value-type="float" office:value="0">
            <text:p>#N/A</text:p>
          </table:table-cell>
          <table:table-cell table:style-name="ce444" table:formula="of:=VLOOKUP([.L18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2];[$datos.$H$2:.$K$40];2;0)" office:value-type="float" office:value="0">
            <text:p>#N/A</text:p>
          </table:table-cell>
          <table:table-cell table:style-name="ce444" table:formula="of:=VLOOKUP([.D182];[$datos.$H$2:.$K$40];3;0)" office:value-type="float" office:value="0">
            <text:p>#N/A</text:p>
          </table:table-cell>
          <table:table-cell table:style-name="ce444" table:formula="of:=VLOOKUP([.D18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2];[$datos.$W$2:.$Y$15];2;0)" office:value-type="float" office:value="0">
            <text:p>#N/A</text:p>
          </table:table-cell>
          <table:table-cell table:style-name="ce444" table:formula="of:=VLOOKUP([.L18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3];[$datos.$H$2:.$K$40];2;0)" office:value-type="float" office:value="0">
            <text:p>#N/A</text:p>
          </table:table-cell>
          <table:table-cell table:style-name="ce444" table:formula="of:=VLOOKUP([.D183];[$datos.$H$2:.$K$40];3;0)" office:value-type="float" office:value="0">
            <text:p>#N/A</text:p>
          </table:table-cell>
          <table:table-cell table:style-name="ce444" table:formula="of:=VLOOKUP([.D18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3];[$datos.$W$2:.$Y$15];2;0)" office:value-type="float" office:value="0">
            <text:p>#N/A</text:p>
          </table:table-cell>
          <table:table-cell table:style-name="ce444" table:formula="of:=VLOOKUP([.L18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7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4];[$datos.$H$2:.$K$40];2;0)" office:value-type="float" office:value="0">
            <text:p>#N/A</text:p>
          </table:table-cell>
          <table:table-cell table:style-name="ce444" table:formula="of:=VLOOKUP([.D184];[$datos.$H$2:.$K$40];3;0)" office:value-type="float" office:value="0">
            <text:p>#N/A</text:p>
          </table:table-cell>
          <table:table-cell table:style-name="ce444" table:formula="of:=VLOOKUP([.D18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4];[$datos.$W$2:.$Y$15];2;0)" office:value-type="float" office:value="0">
            <text:p>#N/A</text:p>
          </table:table-cell>
          <table:table-cell table:style-name="ce444" table:formula="of:=VLOOKUP([.L18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5];[$datos.$H$2:.$K$40];2;0)" office:value-type="float" office:value="0">
            <text:p>#N/A</text:p>
          </table:table-cell>
          <table:table-cell table:style-name="ce444" table:formula="of:=VLOOKUP([.D185];[$datos.$H$2:.$K$40];3;0)" office:value-type="float" office:value="0">
            <text:p>#N/A</text:p>
          </table:table-cell>
          <table:table-cell table:style-name="ce444" table:formula="of:=VLOOKUP([.D18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5];[$datos.$W$2:.$Y$15];2;0)" office:value-type="float" office:value="0">
            <text:p>#N/A</text:p>
          </table:table-cell>
          <table:table-cell table:style-name="ce444" table:formula="of:=VLOOKUP([.L18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6];[$datos.$H$2:.$K$40];2;0)" office:value-type="float" office:value="0">
            <text:p>#N/A</text:p>
          </table:table-cell>
          <table:table-cell table:style-name="ce444" table:formula="of:=VLOOKUP([.D186];[$datos.$H$2:.$K$40];3;0)" office:value-type="float" office:value="0">
            <text:p>#N/A</text:p>
          </table:table-cell>
          <table:table-cell table:style-name="ce444" table:formula="of:=VLOOKUP([.D18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6];[$datos.$W$2:.$Y$15];2;0)" office:value-type="float" office:value="0">
            <text:p>#N/A</text:p>
          </table:table-cell>
          <table:table-cell table:style-name="ce444" table:formula="of:=VLOOKUP([.L18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7];[$datos.$H$2:.$K$40];2;0)" office:value-type="float" office:value="0">
            <text:p>#N/A</text:p>
          </table:table-cell>
          <table:table-cell table:style-name="ce444" table:formula="of:=VLOOKUP([.D187];[$datos.$H$2:.$K$40];3;0)" office:value-type="float" office:value="0">
            <text:p>#N/A</text:p>
          </table:table-cell>
          <table:table-cell table:style-name="ce444" table:formula="of:=VLOOKUP([.D18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7];[$datos.$W$2:.$Y$15];2;0)" office:value-type="float" office:value="0">
            <text:p>#N/A</text:p>
          </table:table-cell>
          <table:table-cell table:style-name="ce444" table:formula="of:=VLOOKUP([.L18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8];[$datos.$H$2:.$K$40];2;0)" office:value-type="float" office:value="0">
            <text:p>#N/A</text:p>
          </table:table-cell>
          <table:table-cell table:style-name="ce444" table:formula="of:=VLOOKUP([.D188];[$datos.$H$2:.$K$40];3;0)" office:value-type="float" office:value="0">
            <text:p>#N/A</text:p>
          </table:table-cell>
          <table:table-cell table:style-name="ce444" table:formula="of:=VLOOKUP([.D18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8];[$datos.$W$2:.$Y$15];2;0)" office:value-type="float" office:value="0">
            <text:p>#N/A</text:p>
          </table:table-cell>
          <table:table-cell table:style-name="ce444" table:formula="of:=VLOOKUP([.L18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89];[$datos.$H$2:.$K$40];2;0)" office:value-type="float" office:value="0">
            <text:p>#N/A</text:p>
          </table:table-cell>
          <table:table-cell table:style-name="ce444" table:formula="of:=VLOOKUP([.D189];[$datos.$H$2:.$K$40];3;0)" office:value-type="float" office:value="0">
            <text:p>#N/A</text:p>
          </table:table-cell>
          <table:table-cell table:style-name="ce444" table:formula="of:=VLOOKUP([.D18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89];[$datos.$W$2:.$Y$15];2;0)" office:value-type="float" office:value="0">
            <text:p>#N/A</text:p>
          </table:table-cell>
          <table:table-cell table:style-name="ce444" table:formula="of:=VLOOKUP([.L18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0];[$datos.$H$2:.$K$40];2;0)" office:value-type="float" office:value="0">
            <text:p>#N/A</text:p>
          </table:table-cell>
          <table:table-cell table:style-name="ce444" table:formula="of:=VLOOKUP([.D190];[$datos.$H$2:.$K$40];3;0)" office:value-type="float" office:value="0">
            <text:p>#N/A</text:p>
          </table:table-cell>
          <table:table-cell table:style-name="ce444" table:formula="of:=VLOOKUP([.D19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0];[$datos.$W$2:.$Y$15];2;0)" office:value-type="float" office:value="0">
            <text:p>#N/A</text:p>
          </table:table-cell>
          <table:table-cell table:style-name="ce444" table:formula="of:=VLOOKUP([.L19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1];[$datos.$H$2:.$K$40];2;0)" office:value-type="float" office:value="0">
            <text:p>#N/A</text:p>
          </table:table-cell>
          <table:table-cell table:style-name="ce444" table:formula="of:=VLOOKUP([.D191];[$datos.$H$2:.$K$40];3;0)" office:value-type="float" office:value="0">
            <text:p>#N/A</text:p>
          </table:table-cell>
          <table:table-cell table:style-name="ce444" table:formula="of:=VLOOKUP([.D19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1];[$datos.$W$2:.$Y$15];2;0)" office:value-type="float" office:value="0">
            <text:p>#N/A</text:p>
          </table:table-cell>
          <table:table-cell table:style-name="ce444" table:formula="of:=VLOOKUP([.L19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2];[$datos.$H$2:.$K$40];2;0)" office:value-type="float" office:value="0">
            <text:p>#N/A</text:p>
          </table:table-cell>
          <table:table-cell table:style-name="ce444" table:formula="of:=VLOOKUP([.D192];[$datos.$H$2:.$K$40];3;0)" office:value-type="float" office:value="0">
            <text:p>#N/A</text:p>
          </table:table-cell>
          <table:table-cell table:style-name="ce444" table:formula="of:=VLOOKUP([.D19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2];[$datos.$W$2:.$Y$15];2;0)" office:value-type="float" office:value="0">
            <text:p>#N/A</text:p>
          </table:table-cell>
          <table:table-cell table:style-name="ce444" table:formula="of:=VLOOKUP([.L19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3];[$datos.$H$2:.$K$40];2;0)" office:value-type="float" office:value="0">
            <text:p>#N/A</text:p>
          </table:table-cell>
          <table:table-cell table:style-name="ce444" table:formula="of:=VLOOKUP([.D193];[$datos.$H$2:.$K$40];3;0)" office:value-type="float" office:value="0">
            <text:p>#N/A</text:p>
          </table:table-cell>
          <table:table-cell table:style-name="ce444" table:formula="of:=VLOOKUP([.D19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3];[$datos.$W$2:.$Y$15];2;0)" office:value-type="float" office:value="0">
            <text:p>#N/A</text:p>
          </table:table-cell>
          <table:table-cell table:style-name="ce444" table:formula="of:=VLOOKUP([.L19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8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4];[$datos.$H$2:.$K$40];2;0)" office:value-type="float" office:value="0">
            <text:p>#N/A</text:p>
          </table:table-cell>
          <table:table-cell table:style-name="ce444" table:formula="of:=VLOOKUP([.D194];[$datos.$H$2:.$K$40];3;0)" office:value-type="float" office:value="0">
            <text:p>#N/A</text:p>
          </table:table-cell>
          <table:table-cell table:style-name="ce444" table:formula="of:=VLOOKUP([.D19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4];[$datos.$W$2:.$Y$15];2;0)" office:value-type="float" office:value="0">
            <text:p>#N/A</text:p>
          </table:table-cell>
          <table:table-cell table:style-name="ce444" table:formula="of:=VLOOKUP([.L19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5];[$datos.$H$2:.$K$40];2;0)" office:value-type="float" office:value="0">
            <text:p>#N/A</text:p>
          </table:table-cell>
          <table:table-cell table:style-name="ce444" table:formula="of:=VLOOKUP([.D195];[$datos.$H$2:.$K$40];3;0)" office:value-type="float" office:value="0">
            <text:p>#N/A</text:p>
          </table:table-cell>
          <table:table-cell table:style-name="ce444" table:formula="of:=VLOOKUP([.D19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5];[$datos.$W$2:.$Y$15];2;0)" office:value-type="float" office:value="0">
            <text:p>#N/A</text:p>
          </table:table-cell>
          <table:table-cell table:style-name="ce444" table:formula="of:=VLOOKUP([.L19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6];[$datos.$H$2:.$K$40];2;0)" office:value-type="float" office:value="0">
            <text:p>#N/A</text:p>
          </table:table-cell>
          <table:table-cell table:style-name="ce444" table:formula="of:=VLOOKUP([.D196];[$datos.$H$2:.$K$40];3;0)" office:value-type="float" office:value="0">
            <text:p>#N/A</text:p>
          </table:table-cell>
          <table:table-cell table:style-name="ce444" table:formula="of:=VLOOKUP([.D19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6];[$datos.$W$2:.$Y$15];2;0)" office:value-type="float" office:value="0">
            <text:p>#N/A</text:p>
          </table:table-cell>
          <table:table-cell table:style-name="ce444" table:formula="of:=VLOOKUP([.L19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7];[$datos.$H$2:.$K$40];2;0)" office:value-type="float" office:value="0">
            <text:p>#N/A</text:p>
          </table:table-cell>
          <table:table-cell table:style-name="ce444" table:formula="of:=VLOOKUP([.D197];[$datos.$H$2:.$K$40];3;0)" office:value-type="float" office:value="0">
            <text:p>#N/A</text:p>
          </table:table-cell>
          <table:table-cell table:style-name="ce444" table:formula="of:=VLOOKUP([.D19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7];[$datos.$W$2:.$Y$15];2;0)" office:value-type="float" office:value="0">
            <text:p>#N/A</text:p>
          </table:table-cell>
          <table:table-cell table:style-name="ce444" table:formula="of:=VLOOKUP([.L19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8];[$datos.$H$2:.$K$40];2;0)" office:value-type="float" office:value="0">
            <text:p>#N/A</text:p>
          </table:table-cell>
          <table:table-cell table:style-name="ce444" table:formula="of:=VLOOKUP([.D198];[$datos.$H$2:.$K$40];3;0)" office:value-type="float" office:value="0">
            <text:p>#N/A</text:p>
          </table:table-cell>
          <table:table-cell table:style-name="ce444" table:formula="of:=VLOOKUP([.D19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8];[$datos.$W$2:.$Y$15];2;0)" office:value-type="float" office:value="0">
            <text:p>#N/A</text:p>
          </table:table-cell>
          <table:table-cell table:style-name="ce444" table:formula="of:=VLOOKUP([.L19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199];[$datos.$H$2:.$K$40];2;0)" office:value-type="float" office:value="0">
            <text:p>#N/A</text:p>
          </table:table-cell>
          <table:table-cell table:style-name="ce444" table:formula="of:=VLOOKUP([.D199];[$datos.$H$2:.$K$40];3;0)" office:value-type="float" office:value="0">
            <text:p>#N/A</text:p>
          </table:table-cell>
          <table:table-cell table:style-name="ce444" table:formula="of:=VLOOKUP([.D19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199];[$datos.$W$2:.$Y$15];2;0)" office:value-type="float" office:value="0">
            <text:p>#N/A</text:p>
          </table:table-cell>
          <table:table-cell table:style-name="ce444" table:formula="of:=VLOOKUP([.L19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0];[$datos.$H$2:.$K$40];2;0)" office:value-type="float" office:value="0">
            <text:p>#N/A</text:p>
          </table:table-cell>
          <table:table-cell table:style-name="ce444" table:formula="of:=VLOOKUP([.D200];[$datos.$H$2:.$K$40];3;0)" office:value-type="float" office:value="0">
            <text:p>#N/A</text:p>
          </table:table-cell>
          <table:table-cell table:style-name="ce444" table:formula="of:=VLOOKUP([.D20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0];[$datos.$W$2:.$Y$15];2;0)" office:value-type="float" office:value="0">
            <text:p>#N/A</text:p>
          </table:table-cell>
          <table:table-cell table:style-name="ce444" table:formula="of:=VLOOKUP([.L20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1];[$datos.$H$2:.$K$40];2;0)" office:value-type="float" office:value="0">
            <text:p>#N/A</text:p>
          </table:table-cell>
          <table:table-cell table:style-name="ce444" table:formula="of:=VLOOKUP([.D201];[$datos.$H$2:.$K$40];3;0)" office:value-type="float" office:value="0">
            <text:p>#N/A</text:p>
          </table:table-cell>
          <table:table-cell table:style-name="ce444" table:formula="of:=VLOOKUP([.D20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1];[$datos.$W$2:.$Y$15];2;0)" office:value-type="float" office:value="0">
            <text:p>#N/A</text:p>
          </table:table-cell>
          <table:table-cell table:style-name="ce444" table:formula="of:=VLOOKUP([.L20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2];[$datos.$H$2:.$K$40];2;0)" office:value-type="float" office:value="0">
            <text:p>#N/A</text:p>
          </table:table-cell>
          <table:table-cell table:style-name="ce444" table:formula="of:=VLOOKUP([.D202];[$datos.$H$2:.$K$40];3;0)" office:value-type="float" office:value="0">
            <text:p>#N/A</text:p>
          </table:table-cell>
          <table:table-cell table:style-name="ce444" table:formula="of:=VLOOKUP([.D20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2];[$datos.$W$2:.$Y$15];2;0)" office:value-type="float" office:value="0">
            <text:p>#N/A</text:p>
          </table:table-cell>
          <table:table-cell table:style-name="ce444" table:formula="of:=VLOOKUP([.L20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3];[$datos.$H$2:.$K$40];2;0)" office:value-type="float" office:value="0">
            <text:p>#N/A</text:p>
          </table:table-cell>
          <table:table-cell table:style-name="ce444" table:formula="of:=VLOOKUP([.D203];[$datos.$H$2:.$K$40];3;0)" office:value-type="float" office:value="0">
            <text:p>#N/A</text:p>
          </table:table-cell>
          <table:table-cell table:style-name="ce444" table:formula="of:=VLOOKUP([.D20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3];[$datos.$W$2:.$Y$15];2;0)" office:value-type="float" office:value="0">
            <text:p>#N/A</text:p>
          </table:table-cell>
          <table:table-cell table:style-name="ce444" table:formula="of:=VLOOKUP([.L20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19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4];[$datos.$H$2:.$K$40];2;0)" office:value-type="float" office:value="0">
            <text:p>#N/A</text:p>
          </table:table-cell>
          <table:table-cell table:style-name="ce444" table:formula="of:=VLOOKUP([.D204];[$datos.$H$2:.$K$40];3;0)" office:value-type="float" office:value="0">
            <text:p>#N/A</text:p>
          </table:table-cell>
          <table:table-cell table:style-name="ce444" table:formula="of:=VLOOKUP([.D20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4];[$datos.$W$2:.$Y$15];2;0)" office:value-type="float" office:value="0">
            <text:p>#N/A</text:p>
          </table:table-cell>
          <table:table-cell table:style-name="ce444" table:formula="of:=VLOOKUP([.L20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5];[$datos.$H$2:.$K$40];2;0)" office:value-type="float" office:value="0">
            <text:p>#N/A</text:p>
          </table:table-cell>
          <table:table-cell table:style-name="ce444" table:formula="of:=VLOOKUP([.D205];[$datos.$H$2:.$K$40];3;0)" office:value-type="float" office:value="0">
            <text:p>#N/A</text:p>
          </table:table-cell>
          <table:table-cell table:style-name="ce444" table:formula="of:=VLOOKUP([.D20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5];[$datos.$W$2:.$Y$15];2;0)" office:value-type="float" office:value="0">
            <text:p>#N/A</text:p>
          </table:table-cell>
          <table:table-cell table:style-name="ce444" table:formula="of:=VLOOKUP([.L20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6];[$datos.$H$2:.$K$40];2;0)" office:value-type="float" office:value="0">
            <text:p>#N/A</text:p>
          </table:table-cell>
          <table:table-cell table:style-name="ce444" table:formula="of:=VLOOKUP([.D206];[$datos.$H$2:.$K$40];3;0)" office:value-type="float" office:value="0">
            <text:p>#N/A</text:p>
          </table:table-cell>
          <table:table-cell table:style-name="ce444" table:formula="of:=VLOOKUP([.D20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6];[$datos.$W$2:.$Y$15];2;0)" office:value-type="float" office:value="0">
            <text:p>#N/A</text:p>
          </table:table-cell>
          <table:table-cell table:style-name="ce444" table:formula="of:=VLOOKUP([.L20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7];[$datos.$H$2:.$K$40];2;0)" office:value-type="float" office:value="0">
            <text:p>#N/A</text:p>
          </table:table-cell>
          <table:table-cell table:style-name="ce444" table:formula="of:=VLOOKUP([.D207];[$datos.$H$2:.$K$40];3;0)" office:value-type="float" office:value="0">
            <text:p>#N/A</text:p>
          </table:table-cell>
          <table:table-cell table:style-name="ce444" table:formula="of:=VLOOKUP([.D20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7];[$datos.$W$2:.$Y$15];2;0)" office:value-type="float" office:value="0">
            <text:p>#N/A</text:p>
          </table:table-cell>
          <table:table-cell table:style-name="ce444" table:formula="of:=VLOOKUP([.L20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8];[$datos.$H$2:.$K$40];2;0)" office:value-type="float" office:value="0">
            <text:p>#N/A</text:p>
          </table:table-cell>
          <table:table-cell table:style-name="ce444" table:formula="of:=VLOOKUP([.D208];[$datos.$H$2:.$K$40];3;0)" office:value-type="float" office:value="0">
            <text:p>#N/A</text:p>
          </table:table-cell>
          <table:table-cell table:style-name="ce444" table:formula="of:=VLOOKUP([.D20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8];[$datos.$W$2:.$Y$15];2;0)" office:value-type="float" office:value="0">
            <text:p>#N/A</text:p>
          </table:table-cell>
          <table:table-cell table:style-name="ce444" table:formula="of:=VLOOKUP([.L20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09];[$datos.$H$2:.$K$40];2;0)" office:value-type="float" office:value="0">
            <text:p>#N/A</text:p>
          </table:table-cell>
          <table:table-cell table:style-name="ce444" table:formula="of:=VLOOKUP([.D209];[$datos.$H$2:.$K$40];3;0)" office:value-type="float" office:value="0">
            <text:p>#N/A</text:p>
          </table:table-cell>
          <table:table-cell table:style-name="ce444" table:formula="of:=VLOOKUP([.D20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09];[$datos.$W$2:.$Y$15];2;0)" office:value-type="float" office:value="0">
            <text:p>#N/A</text:p>
          </table:table-cell>
          <table:table-cell table:style-name="ce444" table:formula="of:=VLOOKUP([.L20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0];[$datos.$H$2:.$K$40];2;0)" office:value-type="float" office:value="0">
            <text:p>#N/A</text:p>
          </table:table-cell>
          <table:table-cell table:style-name="ce444" table:formula="of:=VLOOKUP([.D210];[$datos.$H$2:.$K$40];3;0)" office:value-type="float" office:value="0">
            <text:p>#N/A</text:p>
          </table:table-cell>
          <table:table-cell table:style-name="ce444" table:formula="of:=VLOOKUP([.D21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0];[$datos.$W$2:.$Y$15];2;0)" office:value-type="float" office:value="0">
            <text:p>#N/A</text:p>
          </table:table-cell>
          <table:table-cell table:style-name="ce444" table:formula="of:=VLOOKUP([.L21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1];[$datos.$H$2:.$K$40];2;0)" office:value-type="float" office:value="0">
            <text:p>#N/A</text:p>
          </table:table-cell>
          <table:table-cell table:style-name="ce444" table:formula="of:=VLOOKUP([.D211];[$datos.$H$2:.$K$40];3;0)" office:value-type="float" office:value="0">
            <text:p>#N/A</text:p>
          </table:table-cell>
          <table:table-cell table:style-name="ce444" table:formula="of:=VLOOKUP([.D21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1];[$datos.$W$2:.$Y$15];2;0)" office:value-type="float" office:value="0">
            <text:p>#N/A</text:p>
          </table:table-cell>
          <table:table-cell table:style-name="ce444" table:formula="of:=VLOOKUP([.L21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2];[$datos.$H$2:.$K$40];2;0)" office:value-type="float" office:value="0">
            <text:p>#N/A</text:p>
          </table:table-cell>
          <table:table-cell table:style-name="ce444" table:formula="of:=VLOOKUP([.D212];[$datos.$H$2:.$K$40];3;0)" office:value-type="float" office:value="0">
            <text:p>#N/A</text:p>
          </table:table-cell>
          <table:table-cell table:style-name="ce444" table:formula="of:=VLOOKUP([.D21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2];[$datos.$W$2:.$Y$15];2;0)" office:value-type="float" office:value="0">
            <text:p>#N/A</text:p>
          </table:table-cell>
          <table:table-cell table:style-name="ce444" table:formula="of:=VLOOKUP([.L21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3];[$datos.$H$2:.$K$40];2;0)" office:value-type="float" office:value="0">
            <text:p>#N/A</text:p>
          </table:table-cell>
          <table:table-cell table:style-name="ce444" table:formula="of:=VLOOKUP([.D213];[$datos.$H$2:.$K$40];3;0)" office:value-type="float" office:value="0">
            <text:p>#N/A</text:p>
          </table:table-cell>
          <table:table-cell table:style-name="ce444" table:formula="of:=VLOOKUP([.D21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3];[$datos.$W$2:.$Y$15];2;0)" office:value-type="float" office:value="0">
            <text:p>#N/A</text:p>
          </table:table-cell>
          <table:table-cell table:style-name="ce444" table:formula="of:=VLOOKUP([.L21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0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4];[$datos.$H$2:.$K$40];2;0)" office:value-type="float" office:value="0">
            <text:p>#N/A</text:p>
          </table:table-cell>
          <table:table-cell table:style-name="ce444" table:formula="of:=VLOOKUP([.D214];[$datos.$H$2:.$K$40];3;0)" office:value-type="float" office:value="0">
            <text:p>#N/A</text:p>
          </table:table-cell>
          <table:table-cell table:style-name="ce444" table:formula="of:=VLOOKUP([.D21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4];[$datos.$W$2:.$Y$15];2;0)" office:value-type="float" office:value="0">
            <text:p>#N/A</text:p>
          </table:table-cell>
          <table:table-cell table:style-name="ce444" table:formula="of:=VLOOKUP([.L21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5];[$datos.$H$2:.$K$40];2;0)" office:value-type="float" office:value="0">
            <text:p>#N/A</text:p>
          </table:table-cell>
          <table:table-cell table:style-name="ce444" table:formula="of:=VLOOKUP([.D215];[$datos.$H$2:.$K$40];3;0)" office:value-type="float" office:value="0">
            <text:p>#N/A</text:p>
          </table:table-cell>
          <table:table-cell table:style-name="ce444" table:formula="of:=VLOOKUP([.D21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5];[$datos.$W$2:.$Y$15];2;0)" office:value-type="float" office:value="0">
            <text:p>#N/A</text:p>
          </table:table-cell>
          <table:table-cell table:style-name="ce444" table:formula="of:=VLOOKUP([.L21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6];[$datos.$H$2:.$K$40];2;0)" office:value-type="float" office:value="0">
            <text:p>#N/A</text:p>
          </table:table-cell>
          <table:table-cell table:style-name="ce444" table:formula="of:=VLOOKUP([.D216];[$datos.$H$2:.$K$40];3;0)" office:value-type="float" office:value="0">
            <text:p>#N/A</text:p>
          </table:table-cell>
          <table:table-cell table:style-name="ce444" table:formula="of:=VLOOKUP([.D21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6];[$datos.$W$2:.$Y$15];2;0)" office:value-type="float" office:value="0">
            <text:p>#N/A</text:p>
          </table:table-cell>
          <table:table-cell table:style-name="ce444" table:formula="of:=VLOOKUP([.L21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7];[$datos.$H$2:.$K$40];2;0)" office:value-type="float" office:value="0">
            <text:p>#N/A</text:p>
          </table:table-cell>
          <table:table-cell table:style-name="ce444" table:formula="of:=VLOOKUP([.D217];[$datos.$H$2:.$K$40];3;0)" office:value-type="float" office:value="0">
            <text:p>#N/A</text:p>
          </table:table-cell>
          <table:table-cell table:style-name="ce444" table:formula="of:=VLOOKUP([.D21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7];[$datos.$W$2:.$Y$15];2;0)" office:value-type="float" office:value="0">
            <text:p>#N/A</text:p>
          </table:table-cell>
          <table:table-cell table:style-name="ce444" table:formula="of:=VLOOKUP([.L21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8];[$datos.$H$2:.$K$40];2;0)" office:value-type="float" office:value="0">
            <text:p>#N/A</text:p>
          </table:table-cell>
          <table:table-cell table:style-name="ce444" table:formula="of:=VLOOKUP([.D218];[$datos.$H$2:.$K$40];3;0)" office:value-type="float" office:value="0">
            <text:p>#N/A</text:p>
          </table:table-cell>
          <table:table-cell table:style-name="ce444" table:formula="of:=VLOOKUP([.D21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8];[$datos.$W$2:.$Y$15];2;0)" office:value-type="float" office:value="0">
            <text:p>#N/A</text:p>
          </table:table-cell>
          <table:table-cell table:style-name="ce444" table:formula="of:=VLOOKUP([.L21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19];[$datos.$H$2:.$K$40];2;0)" office:value-type="float" office:value="0">
            <text:p>#N/A</text:p>
          </table:table-cell>
          <table:table-cell table:style-name="ce444" table:formula="of:=VLOOKUP([.D219];[$datos.$H$2:.$K$40];3;0)" office:value-type="float" office:value="0">
            <text:p>#N/A</text:p>
          </table:table-cell>
          <table:table-cell table:style-name="ce444" table:formula="of:=VLOOKUP([.D21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19];[$datos.$W$2:.$Y$15];2;0)" office:value-type="float" office:value="0">
            <text:p>#N/A</text:p>
          </table:table-cell>
          <table:table-cell table:style-name="ce444" table:formula="of:=VLOOKUP([.L21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0];[$datos.$H$2:.$K$40];2;0)" office:value-type="float" office:value="0">
            <text:p>#N/A</text:p>
          </table:table-cell>
          <table:table-cell table:style-name="ce444" table:formula="of:=VLOOKUP([.D220];[$datos.$H$2:.$K$40];3;0)" office:value-type="float" office:value="0">
            <text:p>#N/A</text:p>
          </table:table-cell>
          <table:table-cell table:style-name="ce444" table:formula="of:=VLOOKUP([.D22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0];[$datos.$W$2:.$Y$15];2;0)" office:value-type="float" office:value="0">
            <text:p>#N/A</text:p>
          </table:table-cell>
          <table:table-cell table:style-name="ce444" table:formula="of:=VLOOKUP([.L22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1];[$datos.$H$2:.$K$40];2;0)" office:value-type="float" office:value="0">
            <text:p>#N/A</text:p>
          </table:table-cell>
          <table:table-cell table:style-name="ce444" table:formula="of:=VLOOKUP([.D221];[$datos.$H$2:.$K$40];3;0)" office:value-type="float" office:value="0">
            <text:p>#N/A</text:p>
          </table:table-cell>
          <table:table-cell table:style-name="ce444" table:formula="of:=VLOOKUP([.D22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1];[$datos.$W$2:.$Y$15];2;0)" office:value-type="float" office:value="0">
            <text:p>#N/A</text:p>
          </table:table-cell>
          <table:table-cell table:style-name="ce444" table:formula="of:=VLOOKUP([.L22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2];[$datos.$H$2:.$K$40];2;0)" office:value-type="float" office:value="0">
            <text:p>#N/A</text:p>
          </table:table-cell>
          <table:table-cell table:style-name="ce444" table:formula="of:=VLOOKUP([.D222];[$datos.$H$2:.$K$40];3;0)" office:value-type="float" office:value="0">
            <text:p>#N/A</text:p>
          </table:table-cell>
          <table:table-cell table:style-name="ce444" table:formula="of:=VLOOKUP([.D22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2];[$datos.$W$2:.$Y$15];2;0)" office:value-type="float" office:value="0">
            <text:p>#N/A</text:p>
          </table:table-cell>
          <table:table-cell table:style-name="ce444" table:formula="of:=VLOOKUP([.L22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3];[$datos.$H$2:.$K$40];2;0)" office:value-type="float" office:value="0">
            <text:p>#N/A</text:p>
          </table:table-cell>
          <table:table-cell table:style-name="ce444" table:formula="of:=VLOOKUP([.D223];[$datos.$H$2:.$K$40];3;0)" office:value-type="float" office:value="0">
            <text:p>#N/A</text:p>
          </table:table-cell>
          <table:table-cell table:style-name="ce444" table:formula="of:=VLOOKUP([.D22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3];[$datos.$W$2:.$Y$15];2;0)" office:value-type="float" office:value="0">
            <text:p>#N/A</text:p>
          </table:table-cell>
          <table:table-cell table:style-name="ce444" table:formula="of:=VLOOKUP([.L22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1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4];[$datos.$H$2:.$K$40];2;0)" office:value-type="float" office:value="0">
            <text:p>#N/A</text:p>
          </table:table-cell>
          <table:table-cell table:style-name="ce444" table:formula="of:=VLOOKUP([.D224];[$datos.$H$2:.$K$40];3;0)" office:value-type="float" office:value="0">
            <text:p>#N/A</text:p>
          </table:table-cell>
          <table:table-cell table:style-name="ce444" table:formula="of:=VLOOKUP([.D22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4];[$datos.$W$2:.$Y$15];2;0)" office:value-type="float" office:value="0">
            <text:p>#N/A</text:p>
          </table:table-cell>
          <table:table-cell table:style-name="ce444" table:formula="of:=VLOOKUP([.L22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5];[$datos.$H$2:.$K$40];2;0)" office:value-type="float" office:value="0">
            <text:p>#N/A</text:p>
          </table:table-cell>
          <table:table-cell table:style-name="ce444" table:formula="of:=VLOOKUP([.D225];[$datos.$H$2:.$K$40];3;0)" office:value-type="float" office:value="0">
            <text:p>#N/A</text:p>
          </table:table-cell>
          <table:table-cell table:style-name="ce444" table:formula="of:=VLOOKUP([.D22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5];[$datos.$W$2:.$Y$15];2;0)" office:value-type="float" office:value="0">
            <text:p>#N/A</text:p>
          </table:table-cell>
          <table:table-cell table:style-name="ce444" table:formula="of:=VLOOKUP([.L22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6];[$datos.$H$2:.$K$40];2;0)" office:value-type="float" office:value="0">
            <text:p>#N/A</text:p>
          </table:table-cell>
          <table:table-cell table:style-name="ce444" table:formula="of:=VLOOKUP([.D226];[$datos.$H$2:.$K$40];3;0)" office:value-type="float" office:value="0">
            <text:p>#N/A</text:p>
          </table:table-cell>
          <table:table-cell table:style-name="ce444" table:formula="of:=VLOOKUP([.D22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6];[$datos.$W$2:.$Y$15];2;0)" office:value-type="float" office:value="0">
            <text:p>#N/A</text:p>
          </table:table-cell>
          <table:table-cell table:style-name="ce444" table:formula="of:=VLOOKUP([.L22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7];[$datos.$H$2:.$K$40];2;0)" office:value-type="float" office:value="0">
            <text:p>#N/A</text:p>
          </table:table-cell>
          <table:table-cell table:style-name="ce444" table:formula="of:=VLOOKUP([.D227];[$datos.$H$2:.$K$40];3;0)" office:value-type="float" office:value="0">
            <text:p>#N/A</text:p>
          </table:table-cell>
          <table:table-cell table:style-name="ce444" table:formula="of:=VLOOKUP([.D22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7];[$datos.$W$2:.$Y$15];2;0)" office:value-type="float" office:value="0">
            <text:p>#N/A</text:p>
          </table:table-cell>
          <table:table-cell table:style-name="ce444" table:formula="of:=VLOOKUP([.L22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8];[$datos.$H$2:.$K$40];2;0)" office:value-type="float" office:value="0">
            <text:p>#N/A</text:p>
          </table:table-cell>
          <table:table-cell table:style-name="ce444" table:formula="of:=VLOOKUP([.D228];[$datos.$H$2:.$K$40];3;0)" office:value-type="float" office:value="0">
            <text:p>#N/A</text:p>
          </table:table-cell>
          <table:table-cell table:style-name="ce444" table:formula="of:=VLOOKUP([.D22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8];[$datos.$W$2:.$Y$15];2;0)" office:value-type="float" office:value="0">
            <text:p>#N/A</text:p>
          </table:table-cell>
          <table:table-cell table:style-name="ce444" table:formula="of:=VLOOKUP([.L22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29];[$datos.$H$2:.$K$40];2;0)" office:value-type="float" office:value="0">
            <text:p>#N/A</text:p>
          </table:table-cell>
          <table:table-cell table:style-name="ce444" table:formula="of:=VLOOKUP([.D229];[$datos.$H$2:.$K$40];3;0)" office:value-type="float" office:value="0">
            <text:p>#N/A</text:p>
          </table:table-cell>
          <table:table-cell table:style-name="ce444" table:formula="of:=VLOOKUP([.D22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29];[$datos.$W$2:.$Y$15];2;0)" office:value-type="float" office:value="0">
            <text:p>#N/A</text:p>
          </table:table-cell>
          <table:table-cell table:style-name="ce444" table:formula="of:=VLOOKUP([.L22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style-name="ce30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0];[$datos.$H$2:.$K$40];2;0)" office:value-type="float" office:value="0">
            <text:p>#N/A</text:p>
          </table:table-cell>
          <table:table-cell table:style-name="ce444" table:formula="of:=VLOOKUP([.D230];[$datos.$H$2:.$K$40];3;0)" office:value-type="float" office:value="0">
            <text:p>#N/A</text:p>
          </table:table-cell>
          <table:table-cell table:style-name="ce444" table:formula="of:=VLOOKUP([.D23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0];[$datos.$W$2:.$Y$15];2;0)" office:value-type="float" office:value="0">
            <text:p>#N/A</text:p>
          </table:table-cell>
          <table:table-cell table:style-name="ce444" table:formula="of:=VLOOKUP([.L23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1];[$datos.$H$2:.$K$40];2;0)" office:value-type="float" office:value="0">
            <text:p>#N/A</text:p>
          </table:table-cell>
          <table:table-cell table:style-name="ce444" table:formula="of:=VLOOKUP([.D231];[$datos.$H$2:.$K$40];3;0)" office:value-type="float" office:value="0">
            <text:p>#N/A</text:p>
          </table:table-cell>
          <table:table-cell table:style-name="ce444" table:formula="of:=VLOOKUP([.D23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1];[$datos.$W$2:.$Y$15];2;0)" office:value-type="float" office:value="0">
            <text:p>#N/A</text:p>
          </table:table-cell>
          <table:table-cell table:style-name="ce444" table:formula="of:=VLOOKUP([.L23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2];[$datos.$H$2:.$K$40];2;0)" office:value-type="float" office:value="0">
            <text:p>#N/A</text:p>
          </table:table-cell>
          <table:table-cell table:style-name="ce444" table:formula="of:=VLOOKUP([.D232];[$datos.$H$2:.$K$40];3;0)" office:value-type="float" office:value="0">
            <text:p>#N/A</text:p>
          </table:table-cell>
          <table:table-cell table:style-name="ce444" table:formula="of:=VLOOKUP([.D23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2];[$datos.$W$2:.$Y$15];2;0)" office:value-type="float" office:value="0">
            <text:p>#N/A</text:p>
          </table:table-cell>
          <table:table-cell table:style-name="ce444" table:formula="of:=VLOOKUP([.L23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3];[$datos.$H$2:.$K$40];2;0)" office:value-type="float" office:value="0">
            <text:p>#N/A</text:p>
          </table:table-cell>
          <table:table-cell table:style-name="ce444" table:formula="of:=VLOOKUP([.D233];[$datos.$H$2:.$K$40];3;0)" office:value-type="float" office:value="0">
            <text:p>#N/A</text:p>
          </table:table-cell>
          <table:table-cell table:style-name="ce444" table:formula="of:=VLOOKUP([.D23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3];[$datos.$W$2:.$Y$15];2;0)" office:value-type="float" office:value="0">
            <text:p>#N/A</text:p>
          </table:table-cell>
          <table:table-cell table:style-name="ce444" table:formula="of:=VLOOKUP([.L23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2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4];[$datos.$H$2:.$K$40];2;0)" office:value-type="float" office:value="0">
            <text:p>#N/A</text:p>
          </table:table-cell>
          <table:table-cell table:style-name="ce444" table:formula="of:=VLOOKUP([.D234];[$datos.$H$2:.$K$40];3;0)" office:value-type="float" office:value="0">
            <text:p>#N/A</text:p>
          </table:table-cell>
          <table:table-cell table:style-name="ce444" table:formula="of:=VLOOKUP([.D23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4];[$datos.$W$2:.$Y$15];2;0)" office:value-type="float" office:value="0">
            <text:p>#N/A</text:p>
          </table:table-cell>
          <table:table-cell table:style-name="ce444" table:formula="of:=VLOOKUP([.L23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5];[$datos.$H$2:.$K$40];2;0)" office:value-type="float" office:value="0">
            <text:p>#N/A</text:p>
          </table:table-cell>
          <table:table-cell table:style-name="ce444" table:formula="of:=VLOOKUP([.D235];[$datos.$H$2:.$K$40];3;0)" office:value-type="float" office:value="0">
            <text:p>#N/A</text:p>
          </table:table-cell>
          <table:table-cell table:style-name="ce444" table:formula="of:=VLOOKUP([.D23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5];[$datos.$W$2:.$Y$15];2;0)" office:value-type="float" office:value="0">
            <text:p>#N/A</text:p>
          </table:table-cell>
          <table:table-cell table:style-name="ce444" table:formula="of:=VLOOKUP([.L23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6];[$datos.$H$2:.$K$40];2;0)" office:value-type="float" office:value="0">
            <text:p>#N/A</text:p>
          </table:table-cell>
          <table:table-cell table:style-name="ce444" table:formula="of:=VLOOKUP([.D236];[$datos.$H$2:.$K$40];3;0)" office:value-type="float" office:value="0">
            <text:p>#N/A</text:p>
          </table:table-cell>
          <table:table-cell table:style-name="ce444" table:formula="of:=VLOOKUP([.D23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6];[$datos.$W$2:.$Y$15];2;0)" office:value-type="float" office:value="0">
            <text:p>#N/A</text:p>
          </table:table-cell>
          <table:table-cell table:style-name="ce444" table:formula="of:=VLOOKUP([.L23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7];[$datos.$H$2:.$K$40];2;0)" office:value-type="float" office:value="0">
            <text:p>#N/A</text:p>
          </table:table-cell>
          <table:table-cell table:style-name="ce444" table:formula="of:=VLOOKUP([.D237];[$datos.$H$2:.$K$40];3;0)" office:value-type="float" office:value="0">
            <text:p>#N/A</text:p>
          </table:table-cell>
          <table:table-cell table:style-name="ce444" table:formula="of:=VLOOKUP([.D23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7];[$datos.$W$2:.$Y$15];2;0)" office:value-type="float" office:value="0">
            <text:p>#N/A</text:p>
          </table:table-cell>
          <table:table-cell table:style-name="ce444" table:formula="of:=VLOOKUP([.L23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8];[$datos.$H$2:.$K$40];2;0)" office:value-type="float" office:value="0">
            <text:p>#N/A</text:p>
          </table:table-cell>
          <table:table-cell table:style-name="ce444" table:formula="of:=VLOOKUP([.D238];[$datos.$H$2:.$K$40];3;0)" office:value-type="float" office:value="0">
            <text:p>#N/A</text:p>
          </table:table-cell>
          <table:table-cell table:style-name="ce444" table:formula="of:=VLOOKUP([.D23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8];[$datos.$W$2:.$Y$15];2;0)" office:value-type="float" office:value="0">
            <text:p>#N/A</text:p>
          </table:table-cell>
          <table:table-cell table:style-name="ce444" table:formula="of:=VLOOKUP([.L23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39];[$datos.$H$2:.$K$40];2;0)" office:value-type="float" office:value="0">
            <text:p>#N/A</text:p>
          </table:table-cell>
          <table:table-cell table:style-name="ce444" table:formula="of:=VLOOKUP([.D239];[$datos.$H$2:.$K$40];3;0)" office:value-type="float" office:value="0">
            <text:p>#N/A</text:p>
          </table:table-cell>
          <table:table-cell table:style-name="ce444" table:formula="of:=VLOOKUP([.D23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39];[$datos.$W$2:.$Y$15];2;0)" office:value-type="float" office:value="0">
            <text:p>#N/A</text:p>
          </table:table-cell>
          <table:table-cell table:style-name="ce444" table:formula="of:=VLOOKUP([.L23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0];[$datos.$H$2:.$K$40];2;0)" office:value-type="float" office:value="0">
            <text:p>#N/A</text:p>
          </table:table-cell>
          <table:table-cell table:style-name="ce444" table:formula="of:=VLOOKUP([.D240];[$datos.$H$2:.$K$40];3;0)" office:value-type="float" office:value="0">
            <text:p>#N/A</text:p>
          </table:table-cell>
          <table:table-cell table:style-name="ce444" table:formula="of:=VLOOKUP([.D24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0];[$datos.$W$2:.$Y$15];2;0)" office:value-type="float" office:value="0">
            <text:p>#N/A</text:p>
          </table:table-cell>
          <table:table-cell table:style-name="ce444" table:formula="of:=VLOOKUP([.L24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1];[$datos.$H$2:.$K$40];2;0)" office:value-type="float" office:value="0">
            <text:p>#N/A</text:p>
          </table:table-cell>
          <table:table-cell table:style-name="ce444" table:formula="of:=VLOOKUP([.D241];[$datos.$H$2:.$K$40];3;0)" office:value-type="float" office:value="0">
            <text:p>#N/A</text:p>
          </table:table-cell>
          <table:table-cell table:style-name="ce444" table:formula="of:=VLOOKUP([.D24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1];[$datos.$W$2:.$Y$15];2;0)" office:value-type="float" office:value="0">
            <text:p>#N/A</text:p>
          </table:table-cell>
          <table:table-cell table:style-name="ce444" table:formula="of:=VLOOKUP([.L24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2];[$datos.$H$2:.$K$40];2;0)" office:value-type="float" office:value="0">
            <text:p>#N/A</text:p>
          </table:table-cell>
          <table:table-cell table:style-name="ce444" table:formula="of:=VLOOKUP([.D242];[$datos.$H$2:.$K$40];3;0)" office:value-type="float" office:value="0">
            <text:p>#N/A</text:p>
          </table:table-cell>
          <table:table-cell table:style-name="ce444" table:formula="of:=VLOOKUP([.D24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2];[$datos.$W$2:.$Y$15];2;0)" office:value-type="float" office:value="0">
            <text:p>#N/A</text:p>
          </table:table-cell>
          <table:table-cell table:style-name="ce444" table:formula="of:=VLOOKUP([.L24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3];[$datos.$H$2:.$K$40];2;0)" office:value-type="float" office:value="0">
            <text:p>#N/A</text:p>
          </table:table-cell>
          <table:table-cell table:style-name="ce444" table:formula="of:=VLOOKUP([.D243];[$datos.$H$2:.$K$40];3;0)" office:value-type="float" office:value="0">
            <text:p>#N/A</text:p>
          </table:table-cell>
          <table:table-cell table:style-name="ce444" table:formula="of:=VLOOKUP([.D24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3];[$datos.$W$2:.$Y$15];2;0)" office:value-type="float" office:value="0">
            <text:p>#N/A</text:p>
          </table:table-cell>
          <table:table-cell table:style-name="ce444" table:formula="of:=VLOOKUP([.L24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3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4];[$datos.$H$2:.$K$40];2;0)" office:value-type="float" office:value="0">
            <text:p>#N/A</text:p>
          </table:table-cell>
          <table:table-cell table:style-name="ce444" table:formula="of:=VLOOKUP([.D244];[$datos.$H$2:.$K$40];3;0)" office:value-type="float" office:value="0">
            <text:p>#N/A</text:p>
          </table:table-cell>
          <table:table-cell table:style-name="ce444" table:formula="of:=VLOOKUP([.D24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4];[$datos.$W$2:.$Y$15];2;0)" office:value-type="float" office:value="0">
            <text:p>#N/A</text:p>
          </table:table-cell>
          <table:table-cell table:style-name="ce444" table:formula="of:=VLOOKUP([.L24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5];[$datos.$H$2:.$K$40];2;0)" office:value-type="float" office:value="0">
            <text:p>#N/A</text:p>
          </table:table-cell>
          <table:table-cell table:style-name="ce444" table:formula="of:=VLOOKUP([.D245];[$datos.$H$2:.$K$40];3;0)" office:value-type="float" office:value="0">
            <text:p>#N/A</text:p>
          </table:table-cell>
          <table:table-cell table:style-name="ce444" table:formula="of:=VLOOKUP([.D24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5];[$datos.$W$2:.$Y$15];2;0)" office:value-type="float" office:value="0">
            <text:p>#N/A</text:p>
          </table:table-cell>
          <table:table-cell table:style-name="ce444" table:formula="of:=VLOOKUP([.L24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6];[$datos.$H$2:.$K$40];2;0)" office:value-type="float" office:value="0">
            <text:p>#N/A</text:p>
          </table:table-cell>
          <table:table-cell table:style-name="ce444" table:formula="of:=VLOOKUP([.D246];[$datos.$H$2:.$K$40];3;0)" office:value-type="float" office:value="0">
            <text:p>#N/A</text:p>
          </table:table-cell>
          <table:table-cell table:style-name="ce444" table:formula="of:=VLOOKUP([.D24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6];[$datos.$W$2:.$Y$15];2;0)" office:value-type="float" office:value="0">
            <text:p>#N/A</text:p>
          </table:table-cell>
          <table:table-cell table:style-name="ce444" table:formula="of:=VLOOKUP([.L24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7];[$datos.$H$2:.$K$40];2;0)" office:value-type="float" office:value="0">
            <text:p>#N/A</text:p>
          </table:table-cell>
          <table:table-cell table:style-name="ce444" table:formula="of:=VLOOKUP([.D247];[$datos.$H$2:.$K$40];3;0)" office:value-type="float" office:value="0">
            <text:p>#N/A</text:p>
          </table:table-cell>
          <table:table-cell table:style-name="ce444" table:formula="of:=VLOOKUP([.D24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7];[$datos.$W$2:.$Y$15];2;0)" office:value-type="float" office:value="0">
            <text:p>#N/A</text:p>
          </table:table-cell>
          <table:table-cell table:style-name="ce444" table:formula="of:=VLOOKUP([.L24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8];[$datos.$H$2:.$K$40];2;0)" office:value-type="float" office:value="0">
            <text:p>#N/A</text:p>
          </table:table-cell>
          <table:table-cell table:style-name="ce444" table:formula="of:=VLOOKUP([.D248];[$datos.$H$2:.$K$40];3;0)" office:value-type="float" office:value="0">
            <text:p>#N/A</text:p>
          </table:table-cell>
          <table:table-cell table:style-name="ce444" table:formula="of:=VLOOKUP([.D24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8];[$datos.$W$2:.$Y$15];2;0)" office:value-type="float" office:value="0">
            <text:p>#N/A</text:p>
          </table:table-cell>
          <table:table-cell table:style-name="ce444" table:formula="of:=VLOOKUP([.L24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49];[$datos.$H$2:.$K$40];2;0)" office:value-type="float" office:value="0">
            <text:p>#N/A</text:p>
          </table:table-cell>
          <table:table-cell table:style-name="ce444" table:formula="of:=VLOOKUP([.D249];[$datos.$H$2:.$K$40];3;0)" office:value-type="float" office:value="0">
            <text:p>#N/A</text:p>
          </table:table-cell>
          <table:table-cell table:style-name="ce444" table:formula="of:=VLOOKUP([.D24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49];[$datos.$W$2:.$Y$15];2;0)" office:value-type="float" office:value="0">
            <text:p>#N/A</text:p>
          </table:table-cell>
          <table:table-cell table:style-name="ce444" table:formula="of:=VLOOKUP([.L24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0];[$datos.$H$2:.$K$40];2;0)" office:value-type="float" office:value="0">
            <text:p>#N/A</text:p>
          </table:table-cell>
          <table:table-cell table:style-name="ce444" table:formula="of:=VLOOKUP([.D250];[$datos.$H$2:.$K$40];3;0)" office:value-type="float" office:value="0">
            <text:p>#N/A</text:p>
          </table:table-cell>
          <table:table-cell table:style-name="ce444" table:formula="of:=VLOOKUP([.D25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0];[$datos.$W$2:.$Y$15];2;0)" office:value-type="float" office:value="0">
            <text:p>#N/A</text:p>
          </table:table-cell>
          <table:table-cell table:style-name="ce444" table:formula="of:=VLOOKUP([.L25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1];[$datos.$H$2:.$K$40];2;0)" office:value-type="float" office:value="0">
            <text:p>#N/A</text:p>
          </table:table-cell>
          <table:table-cell table:style-name="ce444" table:formula="of:=VLOOKUP([.D251];[$datos.$H$2:.$K$40];3;0)" office:value-type="float" office:value="0">
            <text:p>#N/A</text:p>
          </table:table-cell>
          <table:table-cell table:style-name="ce444" table:formula="of:=VLOOKUP([.D25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1];[$datos.$W$2:.$Y$15];2;0)" office:value-type="float" office:value="0">
            <text:p>#N/A</text:p>
          </table:table-cell>
          <table:table-cell table:style-name="ce444" table:formula="of:=VLOOKUP([.L25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2];[$datos.$H$2:.$K$40];2;0)" office:value-type="float" office:value="0">
            <text:p>#N/A</text:p>
          </table:table-cell>
          <table:table-cell table:style-name="ce444" table:formula="of:=VLOOKUP([.D252];[$datos.$H$2:.$K$40];3;0)" office:value-type="float" office:value="0">
            <text:p>#N/A</text:p>
          </table:table-cell>
          <table:table-cell table:style-name="ce444" table:formula="of:=VLOOKUP([.D25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2];[$datos.$W$2:.$Y$15];2;0)" office:value-type="float" office:value="0">
            <text:p>#N/A</text:p>
          </table:table-cell>
          <table:table-cell table:style-name="ce444" table:formula="of:=VLOOKUP([.L25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3];[$datos.$H$2:.$K$40];2;0)" office:value-type="float" office:value="0">
            <text:p>#N/A</text:p>
          </table:table-cell>
          <table:table-cell table:style-name="ce444" table:formula="of:=VLOOKUP([.D253];[$datos.$H$2:.$K$40];3;0)" office:value-type="float" office:value="0">
            <text:p>#N/A</text:p>
          </table:table-cell>
          <table:table-cell table:style-name="ce444" table:formula="of:=VLOOKUP([.D25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3];[$datos.$W$2:.$Y$15];2;0)" office:value-type="float" office:value="0">
            <text:p>#N/A</text:p>
          </table:table-cell>
          <table:table-cell table:style-name="ce444" table:formula="of:=VLOOKUP([.L25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4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4];[$datos.$H$2:.$K$40];2;0)" office:value-type="float" office:value="0">
            <text:p>#N/A</text:p>
          </table:table-cell>
          <table:table-cell table:style-name="ce444" table:formula="of:=VLOOKUP([.D254];[$datos.$H$2:.$K$40];3;0)" office:value-type="float" office:value="0">
            <text:p>#N/A</text:p>
          </table:table-cell>
          <table:table-cell table:style-name="ce444" table:formula="of:=VLOOKUP([.D25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4];[$datos.$W$2:.$Y$15];2;0)" office:value-type="float" office:value="0">
            <text:p>#N/A</text:p>
          </table:table-cell>
          <table:table-cell table:style-name="ce444" table:formula="of:=VLOOKUP([.L25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5];[$datos.$H$2:.$K$40];2;0)" office:value-type="float" office:value="0">
            <text:p>#N/A</text:p>
          </table:table-cell>
          <table:table-cell table:style-name="ce444" table:formula="of:=VLOOKUP([.D255];[$datos.$H$2:.$K$40];3;0)" office:value-type="float" office:value="0">
            <text:p>#N/A</text:p>
          </table:table-cell>
          <table:table-cell table:style-name="ce444" table:formula="of:=VLOOKUP([.D25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5];[$datos.$W$2:.$Y$15];2;0)" office:value-type="float" office:value="0">
            <text:p>#N/A</text:p>
          </table:table-cell>
          <table:table-cell table:style-name="ce444" table:formula="of:=VLOOKUP([.L25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6];[$datos.$H$2:.$K$40];2;0)" office:value-type="float" office:value="0">
            <text:p>#N/A</text:p>
          </table:table-cell>
          <table:table-cell table:style-name="ce444" table:formula="of:=VLOOKUP([.D256];[$datos.$H$2:.$K$40];3;0)" office:value-type="float" office:value="0">
            <text:p>#N/A</text:p>
          </table:table-cell>
          <table:table-cell table:style-name="ce444" table:formula="of:=VLOOKUP([.D25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6];[$datos.$W$2:.$Y$15];2;0)" office:value-type="float" office:value="0">
            <text:p>#N/A</text:p>
          </table:table-cell>
          <table:table-cell table:style-name="ce444" table:formula="of:=VLOOKUP([.L25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7];[$datos.$H$2:.$K$40];2;0)" office:value-type="float" office:value="0">
            <text:p>#N/A</text:p>
          </table:table-cell>
          <table:table-cell table:style-name="ce444" table:formula="of:=VLOOKUP([.D257];[$datos.$H$2:.$K$40];3;0)" office:value-type="float" office:value="0">
            <text:p>#N/A</text:p>
          </table:table-cell>
          <table:table-cell table:style-name="ce444" table:formula="of:=VLOOKUP([.D25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7];[$datos.$W$2:.$Y$15];2;0)" office:value-type="float" office:value="0">
            <text:p>#N/A</text:p>
          </table:table-cell>
          <table:table-cell table:style-name="ce444" table:formula="of:=VLOOKUP([.L25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8];[$datos.$H$2:.$K$40];2;0)" office:value-type="float" office:value="0">
            <text:p>#N/A</text:p>
          </table:table-cell>
          <table:table-cell table:style-name="ce444" table:formula="of:=VLOOKUP([.D258];[$datos.$H$2:.$K$40];3;0)" office:value-type="float" office:value="0">
            <text:p>#N/A</text:p>
          </table:table-cell>
          <table:table-cell table:style-name="ce444" table:formula="of:=VLOOKUP([.D25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8];[$datos.$W$2:.$Y$15];2;0)" office:value-type="float" office:value="0">
            <text:p>#N/A</text:p>
          </table:table-cell>
          <table:table-cell table:style-name="ce444" table:formula="of:=VLOOKUP([.L25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59];[$datos.$H$2:.$K$40];2;0)" office:value-type="float" office:value="0">
            <text:p>#N/A</text:p>
          </table:table-cell>
          <table:table-cell table:style-name="ce444" table:formula="of:=VLOOKUP([.D259];[$datos.$H$2:.$K$40];3;0)" office:value-type="float" office:value="0">
            <text:p>#N/A</text:p>
          </table:table-cell>
          <table:table-cell table:style-name="ce444" table:formula="of:=VLOOKUP([.D25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59];[$datos.$W$2:.$Y$15];2;0)" office:value-type="float" office:value="0">
            <text:p>#N/A</text:p>
          </table:table-cell>
          <table:table-cell table:style-name="ce444" table:formula="of:=VLOOKUP([.L25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0];[$datos.$H$2:.$K$40];2;0)" office:value-type="float" office:value="0">
            <text:p>#N/A</text:p>
          </table:table-cell>
          <table:table-cell table:style-name="ce444" table:formula="of:=VLOOKUP([.D260];[$datos.$H$2:.$K$40];3;0)" office:value-type="float" office:value="0">
            <text:p>#N/A</text:p>
          </table:table-cell>
          <table:table-cell table:style-name="ce444" table:formula="of:=VLOOKUP([.D26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0];[$datos.$W$2:.$Y$15];2;0)" office:value-type="float" office:value="0">
            <text:p>#N/A</text:p>
          </table:table-cell>
          <table:table-cell table:style-name="ce444" table:formula="of:=VLOOKUP([.L26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1];[$datos.$H$2:.$K$40];2;0)" office:value-type="float" office:value="0">
            <text:p>#N/A</text:p>
          </table:table-cell>
          <table:table-cell table:style-name="ce444" table:formula="of:=VLOOKUP([.D261];[$datos.$H$2:.$K$40];3;0)" office:value-type="float" office:value="0">
            <text:p>#N/A</text:p>
          </table:table-cell>
          <table:table-cell table:style-name="ce444" table:formula="of:=VLOOKUP([.D26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1];[$datos.$W$2:.$Y$15];2;0)" office:value-type="float" office:value="0">
            <text:p>#N/A</text:p>
          </table:table-cell>
          <table:table-cell table:style-name="ce444" table:formula="of:=VLOOKUP([.L26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2];[$datos.$H$2:.$K$40];2;0)" office:value-type="float" office:value="0">
            <text:p>#N/A</text:p>
          </table:table-cell>
          <table:table-cell table:style-name="ce444" table:formula="of:=VLOOKUP([.D262];[$datos.$H$2:.$K$40];3;0)" office:value-type="float" office:value="0">
            <text:p>#N/A</text:p>
          </table:table-cell>
          <table:table-cell table:style-name="ce444" table:formula="of:=VLOOKUP([.D26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2];[$datos.$W$2:.$Y$15];2;0)" office:value-type="float" office:value="0">
            <text:p>#N/A</text:p>
          </table:table-cell>
          <table:table-cell table:style-name="ce444" table:formula="of:=VLOOKUP([.L26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3];[$datos.$H$2:.$K$40];2;0)" office:value-type="float" office:value="0">
            <text:p>#N/A</text:p>
          </table:table-cell>
          <table:table-cell table:style-name="ce444" table:formula="of:=VLOOKUP([.D263];[$datos.$H$2:.$K$40];3;0)" office:value-type="float" office:value="0">
            <text:p>#N/A</text:p>
          </table:table-cell>
          <table:table-cell table:style-name="ce444" table:formula="of:=VLOOKUP([.D26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3];[$datos.$W$2:.$Y$15];2;0)" office:value-type="float" office:value="0">
            <text:p>#N/A</text:p>
          </table:table-cell>
          <table:table-cell table:style-name="ce444" table:formula="of:=VLOOKUP([.L26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5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4];[$datos.$H$2:.$K$40];2;0)" office:value-type="float" office:value="0">
            <text:p>#N/A</text:p>
          </table:table-cell>
          <table:table-cell table:style-name="ce444" table:formula="of:=VLOOKUP([.D264];[$datos.$H$2:.$K$40];3;0)" office:value-type="float" office:value="0">
            <text:p>#N/A</text:p>
          </table:table-cell>
          <table:table-cell table:style-name="ce444" table:formula="of:=VLOOKUP([.D26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4];[$datos.$W$2:.$Y$15];2;0)" office:value-type="float" office:value="0">
            <text:p>#N/A</text:p>
          </table:table-cell>
          <table:table-cell table:style-name="ce444" table:formula="of:=VLOOKUP([.L26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6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5];[$datos.$H$2:.$K$40];2;0)" office:value-type="float" office:value="0">
            <text:p>#N/A</text:p>
          </table:table-cell>
          <table:table-cell table:style-name="ce444" table:formula="of:=VLOOKUP([.D265];[$datos.$H$2:.$K$40];3;0)" office:value-type="float" office:value="0">
            <text:p>#N/A</text:p>
          </table:table-cell>
          <table:table-cell table:style-name="ce444" table:formula="of:=VLOOKUP([.D26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5];[$datos.$W$2:.$Y$15];2;0)" office:value-type="float" office:value="0">
            <text:p>#N/A</text:p>
          </table:table-cell>
          <table:table-cell table:style-name="ce444" table:formula="of:=VLOOKUP([.L26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content-validation-name="val4"/>
          <table:table-cell table:number-columns-repeated="1003"/>
        </table:table-row>
        <table:table-row table:style-name="ro21">
          <table:table-cell/>
          <table:table-cell table:style-name="ce7" office:value-type="string">
            <text:p>WL_26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6];[$datos.$H$2:.$K$40];2;0)" office:value-type="float" office:value="0">
            <text:p>#N/A</text:p>
          </table:table-cell>
          <table:table-cell table:style-name="ce444" table:formula="of:=VLOOKUP([.D266];[$datos.$H$2:.$K$40];3;0)" office:value-type="float" office:value="0">
            <text:p>#N/A</text:p>
          </table:table-cell>
          <table:table-cell table:style-name="ce444" table:formula="of:=VLOOKUP([.D26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6];[$datos.$W$2:.$Y$15];2;0)" office:value-type="float" office:value="0">
            <text:p>#N/A</text:p>
          </table:table-cell>
          <table:table-cell table:style-name="ce444" table:formula="of:=VLOOKUP([.L26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7];[$datos.$H$2:.$K$40];2;0)" office:value-type="float" office:value="0">
            <text:p>#N/A</text:p>
          </table:table-cell>
          <table:table-cell table:style-name="ce444" table:formula="of:=VLOOKUP([.D267];[$datos.$H$2:.$K$40];3;0)" office:value-type="float" office:value="0">
            <text:p>#N/A</text:p>
          </table:table-cell>
          <table:table-cell table:style-name="ce444" table:formula="of:=VLOOKUP([.D26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7];[$datos.$W$2:.$Y$15];2;0)" office:value-type="float" office:value="0">
            <text:p>#N/A</text:p>
          </table:table-cell>
          <table:table-cell table:style-name="ce444" table:formula="of:=VLOOKUP([.L26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8];[$datos.$H$2:.$K$40];2;0)" office:value-type="float" office:value="0">
            <text:p>#N/A</text:p>
          </table:table-cell>
          <table:table-cell table:style-name="ce444" table:formula="of:=VLOOKUP([.D268];[$datos.$H$2:.$K$40];3;0)" office:value-type="float" office:value="0">
            <text:p>#N/A</text:p>
          </table:table-cell>
          <table:table-cell table:style-name="ce444" table:formula="of:=VLOOKUP([.D26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8];[$datos.$W$2:.$Y$15];2;0)" office:value-type="float" office:value="0">
            <text:p>#N/A</text:p>
          </table:table-cell>
          <table:table-cell table:style-name="ce444" table:formula="of:=VLOOKUP([.L26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69];[$datos.$H$2:.$K$40];2;0)" office:value-type="float" office:value="0">
            <text:p>#N/A</text:p>
          </table:table-cell>
          <table:table-cell table:style-name="ce444" table:formula="of:=VLOOKUP([.D269];[$datos.$H$2:.$K$40];3;0)" office:value-type="float" office:value="0">
            <text:p>#N/A</text:p>
          </table:table-cell>
          <table:table-cell table:style-name="ce444" table:formula="of:=VLOOKUP([.D26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69];[$datos.$W$2:.$Y$15];2;0)" office:value-type="float" office:value="0">
            <text:p>#N/A</text:p>
          </table:table-cell>
          <table:table-cell table:style-name="ce444" table:formula="of:=VLOOKUP([.L26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0];[$datos.$H$2:.$K$40];2;0)" office:value-type="float" office:value="0">
            <text:p>#N/A</text:p>
          </table:table-cell>
          <table:table-cell table:style-name="ce444" table:formula="of:=VLOOKUP([.D270];[$datos.$H$2:.$K$40];3;0)" office:value-type="float" office:value="0">
            <text:p>#N/A</text:p>
          </table:table-cell>
          <table:table-cell table:style-name="ce444" table:formula="of:=VLOOKUP([.D27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0];[$datos.$W$2:.$Y$15];2;0)" office:value-type="float" office:value="0">
            <text:p>#N/A</text:p>
          </table:table-cell>
          <table:table-cell table:style-name="ce444" table:formula="of:=VLOOKUP([.L27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1];[$datos.$H$2:.$K$40];2;0)" office:value-type="float" office:value="0">
            <text:p>#N/A</text:p>
          </table:table-cell>
          <table:table-cell table:style-name="ce444" table:formula="of:=VLOOKUP([.D271];[$datos.$H$2:.$K$40];3;0)" office:value-type="float" office:value="0">
            <text:p>#N/A</text:p>
          </table:table-cell>
          <table:table-cell table:style-name="ce444" table:formula="of:=VLOOKUP([.D27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1];[$datos.$W$2:.$Y$15];2;0)" office:value-type="float" office:value="0">
            <text:p>#N/A</text:p>
          </table:table-cell>
          <table:table-cell table:style-name="ce444" table:formula="of:=VLOOKUP([.L27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2];[$datos.$H$2:.$K$40];2;0)" office:value-type="float" office:value="0">
            <text:p>#N/A</text:p>
          </table:table-cell>
          <table:table-cell table:style-name="ce444" table:formula="of:=VLOOKUP([.D272];[$datos.$H$2:.$K$40];3;0)" office:value-type="float" office:value="0">
            <text:p>#N/A</text:p>
          </table:table-cell>
          <table:table-cell table:style-name="ce444" table:formula="of:=VLOOKUP([.D27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2];[$datos.$W$2:.$Y$15];2;0)" office:value-type="float" office:value="0">
            <text:p>#N/A</text:p>
          </table:table-cell>
          <table:table-cell table:style-name="ce444" table:formula="of:=VLOOKUP([.L27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3];[$datos.$H$2:.$K$40];2;0)" office:value-type="float" office:value="0">
            <text:p>#N/A</text:p>
          </table:table-cell>
          <table:table-cell table:style-name="ce444" table:formula="of:=VLOOKUP([.D273];[$datos.$H$2:.$K$40];3;0)" office:value-type="float" office:value="0">
            <text:p>#N/A</text:p>
          </table:table-cell>
          <table:table-cell table:style-name="ce444" table:formula="of:=VLOOKUP([.D27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3];[$datos.$W$2:.$Y$15];2;0)" office:value-type="float" office:value="0">
            <text:p>#N/A</text:p>
          </table:table-cell>
          <table:table-cell table:style-name="ce444" table:formula="of:=VLOOKUP([.L27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6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4];[$datos.$H$2:.$K$40];2;0)" office:value-type="float" office:value="0">
            <text:p>#N/A</text:p>
          </table:table-cell>
          <table:table-cell table:style-name="ce444" table:formula="of:=VLOOKUP([.D274];[$datos.$H$2:.$K$40];3;0)" office:value-type="float" office:value="0">
            <text:p>#N/A</text:p>
          </table:table-cell>
          <table:table-cell table:style-name="ce444" table:formula="of:=VLOOKUP([.D27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4];[$datos.$W$2:.$Y$15];2;0)" office:value-type="float" office:value="0">
            <text:p>#N/A</text:p>
          </table:table-cell>
          <table:table-cell table:style-name="ce444" table:formula="of:=VLOOKUP([.L27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5];[$datos.$H$2:.$K$40];2;0)" office:value-type="float" office:value="0">
            <text:p>#N/A</text:p>
          </table:table-cell>
          <table:table-cell table:style-name="ce444" table:formula="of:=VLOOKUP([.D275];[$datos.$H$2:.$K$40];3;0)" office:value-type="float" office:value="0">
            <text:p>#N/A</text:p>
          </table:table-cell>
          <table:table-cell table:style-name="ce444" table:formula="of:=VLOOKUP([.D27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5];[$datos.$W$2:.$Y$15];2;0)" office:value-type="float" office:value="0">
            <text:p>#N/A</text:p>
          </table:table-cell>
          <table:table-cell table:style-name="ce444" table:formula="of:=VLOOKUP([.L27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6];[$datos.$H$2:.$K$40];2;0)" office:value-type="float" office:value="0">
            <text:p>#N/A</text:p>
          </table:table-cell>
          <table:table-cell table:style-name="ce444" table:formula="of:=VLOOKUP([.D276];[$datos.$H$2:.$K$40];3;0)" office:value-type="float" office:value="0">
            <text:p>#N/A</text:p>
          </table:table-cell>
          <table:table-cell table:style-name="ce444" table:formula="of:=VLOOKUP([.D27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6];[$datos.$W$2:.$Y$15];2;0)" office:value-type="float" office:value="0">
            <text:p>#N/A</text:p>
          </table:table-cell>
          <table:table-cell table:style-name="ce444" table:formula="of:=VLOOKUP([.L27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7];[$datos.$H$2:.$K$40];2;0)" office:value-type="float" office:value="0">
            <text:p>#N/A</text:p>
          </table:table-cell>
          <table:table-cell table:style-name="ce444" table:formula="of:=VLOOKUP([.D277];[$datos.$H$2:.$K$40];3;0)" office:value-type="float" office:value="0">
            <text:p>#N/A</text:p>
          </table:table-cell>
          <table:table-cell table:style-name="ce444" table:formula="of:=VLOOKUP([.D27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7];[$datos.$W$2:.$Y$15];2;0)" office:value-type="float" office:value="0">
            <text:p>#N/A</text:p>
          </table:table-cell>
          <table:table-cell table:style-name="ce444" table:formula="of:=VLOOKUP([.L27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8];[$datos.$H$2:.$K$40];2;0)" office:value-type="float" office:value="0">
            <text:p>#N/A</text:p>
          </table:table-cell>
          <table:table-cell table:style-name="ce444" table:formula="of:=VLOOKUP([.D278];[$datos.$H$2:.$K$40];3;0)" office:value-type="float" office:value="0">
            <text:p>#N/A</text:p>
          </table:table-cell>
          <table:table-cell table:style-name="ce444" table:formula="of:=VLOOKUP([.D27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8];[$datos.$W$2:.$Y$15];2;0)" office:value-type="float" office:value="0">
            <text:p>#N/A</text:p>
          </table:table-cell>
          <table:table-cell table:style-name="ce444" table:formula="of:=VLOOKUP([.L27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79];[$datos.$H$2:.$K$40];2;0)" office:value-type="float" office:value="0">
            <text:p>#N/A</text:p>
          </table:table-cell>
          <table:table-cell table:style-name="ce444" table:formula="of:=VLOOKUP([.D279];[$datos.$H$2:.$K$40];3;0)" office:value-type="float" office:value="0">
            <text:p>#N/A</text:p>
          </table:table-cell>
          <table:table-cell table:style-name="ce444" table:formula="of:=VLOOKUP([.D27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79];[$datos.$W$2:.$Y$15];2;0)" office:value-type="float" office:value="0">
            <text:p>#N/A</text:p>
          </table:table-cell>
          <table:table-cell table:style-name="ce444" table:formula="of:=VLOOKUP([.L27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0];[$datos.$H$2:.$K$40];2;0)" office:value-type="float" office:value="0">
            <text:p>#N/A</text:p>
          </table:table-cell>
          <table:table-cell table:style-name="ce444" table:formula="of:=VLOOKUP([.D280];[$datos.$H$2:.$K$40];3;0)" office:value-type="float" office:value="0">
            <text:p>#N/A</text:p>
          </table:table-cell>
          <table:table-cell table:style-name="ce444" table:formula="of:=VLOOKUP([.D28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0];[$datos.$W$2:.$Y$15];2;0)" office:value-type="float" office:value="0">
            <text:p>#N/A</text:p>
          </table:table-cell>
          <table:table-cell table:style-name="ce444" table:formula="of:=VLOOKUP([.L28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1];[$datos.$H$2:.$K$40];2;0)" office:value-type="float" office:value="0">
            <text:p>#N/A</text:p>
          </table:table-cell>
          <table:table-cell table:style-name="ce444" table:formula="of:=VLOOKUP([.D281];[$datos.$H$2:.$K$40];3;0)" office:value-type="float" office:value="0">
            <text:p>#N/A</text:p>
          </table:table-cell>
          <table:table-cell table:style-name="ce444" table:formula="of:=VLOOKUP([.D28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1];[$datos.$W$2:.$Y$15];2;0)" office:value-type="float" office:value="0">
            <text:p>#N/A</text:p>
          </table:table-cell>
          <table:table-cell table:style-name="ce444" table:formula="of:=VLOOKUP([.L28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2];[$datos.$H$2:.$K$40];2;0)" office:value-type="float" office:value="0">
            <text:p>#N/A</text:p>
          </table:table-cell>
          <table:table-cell table:style-name="ce444" table:formula="of:=VLOOKUP([.D282];[$datos.$H$2:.$K$40];3;0)" office:value-type="float" office:value="0">
            <text:p>#N/A</text:p>
          </table:table-cell>
          <table:table-cell table:style-name="ce444" table:formula="of:=VLOOKUP([.D28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2];[$datos.$W$2:.$Y$15];2;0)" office:value-type="float" office:value="0">
            <text:p>#N/A</text:p>
          </table:table-cell>
          <table:table-cell table:style-name="ce444" table:formula="of:=VLOOKUP([.L28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3];[$datos.$H$2:.$K$40];2;0)" office:value-type="float" office:value="0">
            <text:p>#N/A</text:p>
          </table:table-cell>
          <table:table-cell table:style-name="ce444" table:formula="of:=VLOOKUP([.D283];[$datos.$H$2:.$K$40];3;0)" office:value-type="float" office:value="0">
            <text:p>#N/A</text:p>
          </table:table-cell>
          <table:table-cell table:style-name="ce444" table:formula="of:=VLOOKUP([.D28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3];[$datos.$W$2:.$Y$15];2;0)" office:value-type="float" office:value="0">
            <text:p>#N/A</text:p>
          </table:table-cell>
          <table:table-cell table:style-name="ce444" table:formula="of:=VLOOKUP([.L28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7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4];[$datos.$H$2:.$K$40];2;0)" office:value-type="float" office:value="0">
            <text:p>#N/A</text:p>
          </table:table-cell>
          <table:table-cell table:style-name="ce444" table:formula="of:=VLOOKUP([.D284];[$datos.$H$2:.$K$40];3;0)" office:value-type="float" office:value="0">
            <text:p>#N/A</text:p>
          </table:table-cell>
          <table:table-cell table:style-name="ce444" table:formula="of:=VLOOKUP([.D28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4];[$datos.$W$2:.$Y$15];2;0)" office:value-type="float" office:value="0">
            <text:p>#N/A</text:p>
          </table:table-cell>
          <table:table-cell table:style-name="ce444" table:formula="of:=VLOOKUP([.L28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5];[$datos.$H$2:.$K$40];2;0)" office:value-type="float" office:value="0">
            <text:p>#N/A</text:p>
          </table:table-cell>
          <table:table-cell table:style-name="ce444" table:formula="of:=VLOOKUP([.D285];[$datos.$H$2:.$K$40];3;0)" office:value-type="float" office:value="0">
            <text:p>#N/A</text:p>
          </table:table-cell>
          <table:table-cell table:style-name="ce444" table:formula="of:=VLOOKUP([.D28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5];[$datos.$W$2:.$Y$15];2;0)" office:value-type="float" office:value="0">
            <text:p>#N/A</text:p>
          </table:table-cell>
          <table:table-cell table:style-name="ce444" table:formula="of:=VLOOKUP([.L28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6];[$datos.$H$2:.$K$40];2;0)" office:value-type="float" office:value="0">
            <text:p>#N/A</text:p>
          </table:table-cell>
          <table:table-cell table:style-name="ce444" table:formula="of:=VLOOKUP([.D286];[$datos.$H$2:.$K$40];3;0)" office:value-type="float" office:value="0">
            <text:p>#N/A</text:p>
          </table:table-cell>
          <table:table-cell table:style-name="ce444" table:formula="of:=VLOOKUP([.D28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6];[$datos.$W$2:.$Y$15];2;0)" office:value-type="float" office:value="0">
            <text:p>#N/A</text:p>
          </table:table-cell>
          <table:table-cell table:style-name="ce444" table:formula="of:=VLOOKUP([.L28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7];[$datos.$H$2:.$K$40];2;0)" office:value-type="float" office:value="0">
            <text:p>#N/A</text:p>
          </table:table-cell>
          <table:table-cell table:style-name="ce444" table:formula="of:=VLOOKUP([.D287];[$datos.$H$2:.$K$40];3;0)" office:value-type="float" office:value="0">
            <text:p>#N/A</text:p>
          </table:table-cell>
          <table:table-cell table:style-name="ce444" table:formula="of:=VLOOKUP([.D28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7];[$datos.$W$2:.$Y$15];2;0)" office:value-type="float" office:value="0">
            <text:p>#N/A</text:p>
          </table:table-cell>
          <table:table-cell table:style-name="ce444" table:formula="of:=VLOOKUP([.L28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8];[$datos.$H$2:.$K$40];2;0)" office:value-type="float" office:value="0">
            <text:p>#N/A</text:p>
          </table:table-cell>
          <table:table-cell table:style-name="ce444" table:formula="of:=VLOOKUP([.D288];[$datos.$H$2:.$K$40];3;0)" office:value-type="float" office:value="0">
            <text:p>#N/A</text:p>
          </table:table-cell>
          <table:table-cell table:style-name="ce444" table:formula="of:=VLOOKUP([.D28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8];[$datos.$W$2:.$Y$15];2;0)" office:value-type="float" office:value="0">
            <text:p>#N/A</text:p>
          </table:table-cell>
          <table:table-cell table:style-name="ce444" table:formula="of:=VLOOKUP([.L28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89];[$datos.$H$2:.$K$40];2;0)" office:value-type="float" office:value="0">
            <text:p>#N/A</text:p>
          </table:table-cell>
          <table:table-cell table:style-name="ce444" table:formula="of:=VLOOKUP([.D289];[$datos.$H$2:.$K$40];3;0)" office:value-type="float" office:value="0">
            <text:p>#N/A</text:p>
          </table:table-cell>
          <table:table-cell table:style-name="ce444" table:formula="of:=VLOOKUP([.D28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89];[$datos.$W$2:.$Y$15];2;0)" office:value-type="float" office:value="0">
            <text:p>#N/A</text:p>
          </table:table-cell>
          <table:table-cell table:style-name="ce444" table:formula="of:=VLOOKUP([.L28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0];[$datos.$H$2:.$K$40];2;0)" office:value-type="float" office:value="0">
            <text:p>#N/A</text:p>
          </table:table-cell>
          <table:table-cell table:style-name="ce444" table:formula="of:=VLOOKUP([.D290];[$datos.$H$2:.$K$40];3;0)" office:value-type="float" office:value="0">
            <text:p>#N/A</text:p>
          </table:table-cell>
          <table:table-cell table:style-name="ce444" table:formula="of:=VLOOKUP([.D29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0];[$datos.$W$2:.$Y$15];2;0)" office:value-type="float" office:value="0">
            <text:p>#N/A</text:p>
          </table:table-cell>
          <table:table-cell table:style-name="ce444" table:formula="of:=VLOOKUP([.L29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1];[$datos.$H$2:.$K$40];2;0)" office:value-type="float" office:value="0">
            <text:p>#N/A</text:p>
          </table:table-cell>
          <table:table-cell table:style-name="ce444" table:formula="of:=VLOOKUP([.D291];[$datos.$H$2:.$K$40];3;0)" office:value-type="float" office:value="0">
            <text:p>#N/A</text:p>
          </table:table-cell>
          <table:table-cell table:style-name="ce444" table:formula="of:=VLOOKUP([.D29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1];[$datos.$W$2:.$Y$15];2;0)" office:value-type="float" office:value="0">
            <text:p>#N/A</text:p>
          </table:table-cell>
          <table:table-cell table:style-name="ce444" table:formula="of:=VLOOKUP([.L29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2];[$datos.$H$2:.$K$40];2;0)" office:value-type="float" office:value="0">
            <text:p>#N/A</text:p>
          </table:table-cell>
          <table:table-cell table:style-name="ce444" table:formula="of:=VLOOKUP([.D292];[$datos.$H$2:.$K$40];3;0)" office:value-type="float" office:value="0">
            <text:p>#N/A</text:p>
          </table:table-cell>
          <table:table-cell table:style-name="ce444" table:formula="of:=VLOOKUP([.D29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2];[$datos.$W$2:.$Y$15];2;0)" office:value-type="float" office:value="0">
            <text:p>#N/A</text:p>
          </table:table-cell>
          <table:table-cell table:style-name="ce444" table:formula="of:=VLOOKUP([.L29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3];[$datos.$H$2:.$K$40];2;0)" office:value-type="float" office:value="0">
            <text:p>#N/A</text:p>
          </table:table-cell>
          <table:table-cell table:style-name="ce444" table:formula="of:=VLOOKUP([.D293];[$datos.$H$2:.$K$40];3;0)" office:value-type="float" office:value="0">
            <text:p>#N/A</text:p>
          </table:table-cell>
          <table:table-cell table:style-name="ce444" table:formula="of:=VLOOKUP([.D29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3];[$datos.$W$2:.$Y$15];2;0)" office:value-type="float" office:value="0">
            <text:p>#N/A</text:p>
          </table:table-cell>
          <table:table-cell table:style-name="ce444" table:formula="of:=VLOOKUP([.L29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8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4];[$datos.$H$2:.$K$40];2;0)" office:value-type="float" office:value="0">
            <text:p>#N/A</text:p>
          </table:table-cell>
          <table:table-cell table:style-name="ce444" table:formula="of:=VLOOKUP([.D294];[$datos.$H$2:.$K$40];3;0)" office:value-type="float" office:value="0">
            <text:p>#N/A</text:p>
          </table:table-cell>
          <table:table-cell table:style-name="ce444" table:formula="of:=VLOOKUP([.D29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4];[$datos.$W$2:.$Y$15];2;0)" office:value-type="float" office:value="0">
            <text:p>#N/A</text:p>
          </table:table-cell>
          <table:table-cell table:style-name="ce444" table:formula="of:=VLOOKUP([.L29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5];[$datos.$H$2:.$K$40];2;0)" office:value-type="float" office:value="0">
            <text:p>#N/A</text:p>
          </table:table-cell>
          <table:table-cell table:style-name="ce444" table:formula="of:=VLOOKUP([.D295];[$datos.$H$2:.$K$40];3;0)" office:value-type="float" office:value="0">
            <text:p>#N/A</text:p>
          </table:table-cell>
          <table:table-cell table:style-name="ce444" table:formula="of:=VLOOKUP([.D29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5];[$datos.$W$2:.$Y$15];2;0)" office:value-type="float" office:value="0">
            <text:p>#N/A</text:p>
          </table:table-cell>
          <table:table-cell table:style-name="ce444" table:formula="of:=VLOOKUP([.L29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6];[$datos.$H$2:.$K$40];2;0)" office:value-type="float" office:value="0">
            <text:p>#N/A</text:p>
          </table:table-cell>
          <table:table-cell table:style-name="ce444" table:formula="of:=VLOOKUP([.D296];[$datos.$H$2:.$K$40];3;0)" office:value-type="float" office:value="0">
            <text:p>#N/A</text:p>
          </table:table-cell>
          <table:table-cell table:style-name="ce444" table:formula="of:=VLOOKUP([.D29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6];[$datos.$W$2:.$Y$15];2;0)" office:value-type="float" office:value="0">
            <text:p>#N/A</text:p>
          </table:table-cell>
          <table:table-cell table:style-name="ce444" table:formula="of:=VLOOKUP([.L29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7];[$datos.$H$2:.$K$40];2;0)" office:value-type="float" office:value="0">
            <text:p>#N/A</text:p>
          </table:table-cell>
          <table:table-cell table:style-name="ce444" table:formula="of:=VLOOKUP([.D297];[$datos.$H$2:.$K$40];3;0)" office:value-type="float" office:value="0">
            <text:p>#N/A</text:p>
          </table:table-cell>
          <table:table-cell table:style-name="ce444" table:formula="of:=VLOOKUP([.D29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7];[$datos.$W$2:.$Y$15];2;0)" office:value-type="float" office:value="0">
            <text:p>#N/A</text:p>
          </table:table-cell>
          <table:table-cell table:style-name="ce444" table:formula="of:=VLOOKUP([.L29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8];[$datos.$H$2:.$K$40];2;0)" office:value-type="float" office:value="0">
            <text:p>#N/A</text:p>
          </table:table-cell>
          <table:table-cell table:style-name="ce444" table:formula="of:=VLOOKUP([.D298];[$datos.$H$2:.$K$40];3;0)" office:value-type="float" office:value="0">
            <text:p>#N/A</text:p>
          </table:table-cell>
          <table:table-cell table:style-name="ce444" table:formula="of:=VLOOKUP([.D29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8];[$datos.$W$2:.$Y$15];2;0)" office:value-type="float" office:value="0">
            <text:p>#N/A</text:p>
          </table:table-cell>
          <table:table-cell table:style-name="ce444" table:formula="of:=VLOOKUP([.L29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299];[$datos.$H$2:.$K$40];2;0)" office:value-type="float" office:value="0">
            <text:p>#N/A</text:p>
          </table:table-cell>
          <table:table-cell table:style-name="ce444" table:formula="of:=VLOOKUP([.D299];[$datos.$H$2:.$K$40];3;0)" office:value-type="float" office:value="0">
            <text:p>#N/A</text:p>
          </table:table-cell>
          <table:table-cell table:style-name="ce444" table:formula="of:=VLOOKUP([.D29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299];[$datos.$W$2:.$Y$15];2;0)" office:value-type="float" office:value="0">
            <text:p>#N/A</text:p>
          </table:table-cell>
          <table:table-cell table:style-name="ce444" table:formula="of:=VLOOKUP([.L29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0];[$datos.$H$2:.$K$40];2;0)" office:value-type="float" office:value="0">
            <text:p>#N/A</text:p>
          </table:table-cell>
          <table:table-cell table:style-name="ce444" table:formula="of:=VLOOKUP([.D300];[$datos.$H$2:.$K$40];3;0)" office:value-type="float" office:value="0">
            <text:p>#N/A</text:p>
          </table:table-cell>
          <table:table-cell table:style-name="ce444" table:formula="of:=VLOOKUP([.D30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0];[$datos.$W$2:.$Y$15];2;0)" office:value-type="float" office:value="0">
            <text:p>#N/A</text:p>
          </table:table-cell>
          <table:table-cell table:style-name="ce444" table:formula="of:=VLOOKUP([.L30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1];[$datos.$H$2:.$K$40];2;0)" office:value-type="float" office:value="0">
            <text:p>#N/A</text:p>
          </table:table-cell>
          <table:table-cell table:style-name="ce444" table:formula="of:=VLOOKUP([.D301];[$datos.$H$2:.$K$40];3;0)" office:value-type="float" office:value="0">
            <text:p>#N/A</text:p>
          </table:table-cell>
          <table:table-cell table:style-name="ce444" table:formula="of:=VLOOKUP([.D30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1];[$datos.$W$2:.$Y$15];2;0)" office:value-type="float" office:value="0">
            <text:p>#N/A</text:p>
          </table:table-cell>
          <table:table-cell table:style-name="ce444" table:formula="of:=VLOOKUP([.L30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2];[$datos.$H$2:.$K$40];2;0)" office:value-type="float" office:value="0">
            <text:p>#N/A</text:p>
          </table:table-cell>
          <table:table-cell table:style-name="ce444" table:formula="of:=VLOOKUP([.D302];[$datos.$H$2:.$K$40];3;0)" office:value-type="float" office:value="0">
            <text:p>#N/A</text:p>
          </table:table-cell>
          <table:table-cell table:style-name="ce444" table:formula="of:=VLOOKUP([.D30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2];[$datos.$W$2:.$Y$15];2;0)" office:value-type="float" office:value="0">
            <text:p>#N/A</text:p>
          </table:table-cell>
          <table:table-cell table:style-name="ce444" table:formula="of:=VLOOKUP([.L30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3];[$datos.$H$2:.$K$40];2;0)" office:value-type="float" office:value="0">
            <text:p>#N/A</text:p>
          </table:table-cell>
          <table:table-cell table:style-name="ce444" table:formula="of:=VLOOKUP([.D303];[$datos.$H$2:.$K$40];3;0)" office:value-type="float" office:value="0">
            <text:p>#N/A</text:p>
          </table:table-cell>
          <table:table-cell table:style-name="ce444" table:formula="of:=VLOOKUP([.D30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3];[$datos.$W$2:.$Y$15];2;0)" office:value-type="float" office:value="0">
            <text:p>#N/A</text:p>
          </table:table-cell>
          <table:table-cell table:style-name="ce444" table:formula="of:=VLOOKUP([.L30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29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4];[$datos.$H$2:.$K$40];2;0)" office:value-type="float" office:value="0">
            <text:p>#N/A</text:p>
          </table:table-cell>
          <table:table-cell table:style-name="ce444" table:formula="of:=VLOOKUP([.D304];[$datos.$H$2:.$K$40];3;0)" office:value-type="float" office:value="0">
            <text:p>#N/A</text:p>
          </table:table-cell>
          <table:table-cell table:style-name="ce444" table:formula="of:=VLOOKUP([.D30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4];[$datos.$W$2:.$Y$15];2;0)" office:value-type="float" office:value="0">
            <text:p>#N/A</text:p>
          </table:table-cell>
          <table:table-cell table:style-name="ce444" table:formula="of:=VLOOKUP([.L30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5];[$datos.$H$2:.$K$40];2;0)" office:value-type="float" office:value="0">
            <text:p>#N/A</text:p>
          </table:table-cell>
          <table:table-cell table:style-name="ce444" table:formula="of:=VLOOKUP([.D305];[$datos.$H$2:.$K$40];3;0)" office:value-type="float" office:value="0">
            <text:p>#N/A</text:p>
          </table:table-cell>
          <table:table-cell table:style-name="ce444" table:formula="of:=VLOOKUP([.D30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5];[$datos.$W$2:.$Y$15];2;0)" office:value-type="float" office:value="0">
            <text:p>#N/A</text:p>
          </table:table-cell>
          <table:table-cell table:style-name="ce444" table:formula="of:=VLOOKUP([.L30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6];[$datos.$H$2:.$K$40];2;0)" office:value-type="float" office:value="0">
            <text:p>#N/A</text:p>
          </table:table-cell>
          <table:table-cell table:style-name="ce444" table:formula="of:=VLOOKUP([.D306];[$datos.$H$2:.$K$40];3;0)" office:value-type="float" office:value="0">
            <text:p>#N/A</text:p>
          </table:table-cell>
          <table:table-cell table:style-name="ce444" table:formula="of:=VLOOKUP([.D30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6];[$datos.$W$2:.$Y$15];2;0)" office:value-type="float" office:value="0">
            <text:p>#N/A</text:p>
          </table:table-cell>
          <table:table-cell table:style-name="ce444" table:formula="of:=VLOOKUP([.L30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7];[$datos.$H$2:.$K$40];2;0)" office:value-type="float" office:value="0">
            <text:p>#N/A</text:p>
          </table:table-cell>
          <table:table-cell table:style-name="ce444" table:formula="of:=VLOOKUP([.D307];[$datos.$H$2:.$K$40];3;0)" office:value-type="float" office:value="0">
            <text:p>#N/A</text:p>
          </table:table-cell>
          <table:table-cell table:style-name="ce444" table:formula="of:=VLOOKUP([.D30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7];[$datos.$W$2:.$Y$15];2;0)" office:value-type="float" office:value="0">
            <text:p>#N/A</text:p>
          </table:table-cell>
          <table:table-cell table:style-name="ce444" table:formula="of:=VLOOKUP([.L30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8];[$datos.$H$2:.$K$40];2;0)" office:value-type="float" office:value="0">
            <text:p>#N/A</text:p>
          </table:table-cell>
          <table:table-cell table:style-name="ce444" table:formula="of:=VLOOKUP([.D308];[$datos.$H$2:.$K$40];3;0)" office:value-type="float" office:value="0">
            <text:p>#N/A</text:p>
          </table:table-cell>
          <table:table-cell table:style-name="ce444" table:formula="of:=VLOOKUP([.D30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8];[$datos.$W$2:.$Y$15];2;0)" office:value-type="float" office:value="0">
            <text:p>#N/A</text:p>
          </table:table-cell>
          <table:table-cell table:style-name="ce444" table:formula="of:=VLOOKUP([.L30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09];[$datos.$H$2:.$K$40];2;0)" office:value-type="float" office:value="0">
            <text:p>#N/A</text:p>
          </table:table-cell>
          <table:table-cell table:style-name="ce444" table:formula="of:=VLOOKUP([.D309];[$datos.$H$2:.$K$40];3;0)" office:value-type="float" office:value="0">
            <text:p>#N/A</text:p>
          </table:table-cell>
          <table:table-cell table:style-name="ce444" table:formula="of:=VLOOKUP([.D30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09];[$datos.$W$2:.$Y$15];2;0)" office:value-type="float" office:value="0">
            <text:p>#N/A</text:p>
          </table:table-cell>
          <table:table-cell table:style-name="ce444" table:formula="of:=VLOOKUP([.L30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0];[$datos.$H$2:.$K$40];2;0)" office:value-type="float" office:value="0">
            <text:p>#N/A</text:p>
          </table:table-cell>
          <table:table-cell table:style-name="ce444" table:formula="of:=VLOOKUP([.D310];[$datos.$H$2:.$K$40];3;0)" office:value-type="float" office:value="0">
            <text:p>#N/A</text:p>
          </table:table-cell>
          <table:table-cell table:style-name="ce444" table:formula="of:=VLOOKUP([.D31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0];[$datos.$W$2:.$Y$15];2;0)" office:value-type="float" office:value="0">
            <text:p>#N/A</text:p>
          </table:table-cell>
          <table:table-cell table:style-name="ce444" table:formula="of:=VLOOKUP([.L31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1];[$datos.$H$2:.$K$40];2;0)" office:value-type="float" office:value="0">
            <text:p>#N/A</text:p>
          </table:table-cell>
          <table:table-cell table:style-name="ce444" table:formula="of:=VLOOKUP([.D311];[$datos.$H$2:.$K$40];3;0)" office:value-type="float" office:value="0">
            <text:p>#N/A</text:p>
          </table:table-cell>
          <table:table-cell table:style-name="ce444" table:formula="of:=VLOOKUP([.D31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1];[$datos.$W$2:.$Y$15];2;0)" office:value-type="float" office:value="0">
            <text:p>#N/A</text:p>
          </table:table-cell>
          <table:table-cell table:style-name="ce444" table:formula="of:=VLOOKUP([.L31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2];[$datos.$H$2:.$K$40];2;0)" office:value-type="float" office:value="0">
            <text:p>#N/A</text:p>
          </table:table-cell>
          <table:table-cell table:style-name="ce444" table:formula="of:=VLOOKUP([.D312];[$datos.$H$2:.$K$40];3;0)" office:value-type="float" office:value="0">
            <text:p>#N/A</text:p>
          </table:table-cell>
          <table:table-cell table:style-name="ce444" table:formula="of:=VLOOKUP([.D31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2];[$datos.$W$2:.$Y$15];2;0)" office:value-type="float" office:value="0">
            <text:p>#N/A</text:p>
          </table:table-cell>
          <table:table-cell table:style-name="ce444" table:formula="of:=VLOOKUP([.L31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3];[$datos.$H$2:.$K$40];2;0)" office:value-type="float" office:value="0">
            <text:p>#N/A</text:p>
          </table:table-cell>
          <table:table-cell table:style-name="ce444" table:formula="of:=VLOOKUP([.D313];[$datos.$H$2:.$K$40];3;0)" office:value-type="float" office:value="0">
            <text:p>#N/A</text:p>
          </table:table-cell>
          <table:table-cell table:style-name="ce444" table:formula="of:=VLOOKUP([.D31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3];[$datos.$W$2:.$Y$15];2;0)" office:value-type="float" office:value="0">
            <text:p>#N/A</text:p>
          </table:table-cell>
          <table:table-cell table:style-name="ce444" table:formula="of:=VLOOKUP([.L31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0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4];[$datos.$H$2:.$K$40];2;0)" office:value-type="float" office:value="0">
            <text:p>#N/A</text:p>
          </table:table-cell>
          <table:table-cell table:style-name="ce444" table:formula="of:=VLOOKUP([.D314];[$datos.$H$2:.$K$40];3;0)" office:value-type="float" office:value="0">
            <text:p>#N/A</text:p>
          </table:table-cell>
          <table:table-cell table:style-name="ce444" table:formula="of:=VLOOKUP([.D31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4];[$datos.$W$2:.$Y$15];2;0)" office:value-type="float" office:value="0">
            <text:p>#N/A</text:p>
          </table:table-cell>
          <table:table-cell table:style-name="ce444" table:formula="of:=VLOOKUP([.L31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5];[$datos.$H$2:.$K$40];2;0)" office:value-type="float" office:value="0">
            <text:p>#N/A</text:p>
          </table:table-cell>
          <table:table-cell table:style-name="ce444" table:formula="of:=VLOOKUP([.D315];[$datos.$H$2:.$K$40];3;0)" office:value-type="float" office:value="0">
            <text:p>#N/A</text:p>
          </table:table-cell>
          <table:table-cell table:style-name="ce444" table:formula="of:=VLOOKUP([.D31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5];[$datos.$W$2:.$Y$15];2;0)" office:value-type="float" office:value="0">
            <text:p>#N/A</text:p>
          </table:table-cell>
          <table:table-cell table:style-name="ce444" table:formula="of:=VLOOKUP([.L31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6];[$datos.$H$2:.$K$40];2;0)" office:value-type="float" office:value="0">
            <text:p>#N/A</text:p>
          </table:table-cell>
          <table:table-cell table:style-name="ce444" table:formula="of:=VLOOKUP([.D316];[$datos.$H$2:.$K$40];3;0)" office:value-type="float" office:value="0">
            <text:p>#N/A</text:p>
          </table:table-cell>
          <table:table-cell table:style-name="ce444" table:formula="of:=VLOOKUP([.D31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6];[$datos.$W$2:.$Y$15];2;0)" office:value-type="float" office:value="0">
            <text:p>#N/A</text:p>
          </table:table-cell>
          <table:table-cell table:style-name="ce444" table:formula="of:=VLOOKUP([.L31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7];[$datos.$H$2:.$K$40];2;0)" office:value-type="float" office:value="0">
            <text:p>#N/A</text:p>
          </table:table-cell>
          <table:table-cell table:style-name="ce444" table:formula="of:=VLOOKUP([.D317];[$datos.$H$2:.$K$40];3;0)" office:value-type="float" office:value="0">
            <text:p>#N/A</text:p>
          </table:table-cell>
          <table:table-cell table:style-name="ce444" table:formula="of:=VLOOKUP([.D31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7];[$datos.$W$2:.$Y$15];2;0)" office:value-type="float" office:value="0">
            <text:p>#N/A</text:p>
          </table:table-cell>
          <table:table-cell table:style-name="ce444" table:formula="of:=VLOOKUP([.L31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8];[$datos.$H$2:.$K$40];2;0)" office:value-type="float" office:value="0">
            <text:p>#N/A</text:p>
          </table:table-cell>
          <table:table-cell table:style-name="ce444" table:formula="of:=VLOOKUP([.D318];[$datos.$H$2:.$K$40];3;0)" office:value-type="float" office:value="0">
            <text:p>#N/A</text:p>
          </table:table-cell>
          <table:table-cell table:style-name="ce444" table:formula="of:=VLOOKUP([.D31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8];[$datos.$W$2:.$Y$15];2;0)" office:value-type="float" office:value="0">
            <text:p>#N/A</text:p>
          </table:table-cell>
          <table:table-cell table:style-name="ce444" table:formula="of:=VLOOKUP([.L31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19];[$datos.$H$2:.$K$40];2;0)" office:value-type="float" office:value="0">
            <text:p>#N/A</text:p>
          </table:table-cell>
          <table:table-cell table:style-name="ce444" table:formula="of:=VLOOKUP([.D319];[$datos.$H$2:.$K$40];3;0)" office:value-type="float" office:value="0">
            <text:p>#N/A</text:p>
          </table:table-cell>
          <table:table-cell table:style-name="ce444" table:formula="of:=VLOOKUP([.D31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19];[$datos.$W$2:.$Y$15];2;0)" office:value-type="float" office:value="0">
            <text:p>#N/A</text:p>
          </table:table-cell>
          <table:table-cell table:style-name="ce444" table:formula="of:=VLOOKUP([.L31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0];[$datos.$H$2:.$K$40];2;0)" office:value-type="float" office:value="0">
            <text:p>#N/A</text:p>
          </table:table-cell>
          <table:table-cell table:style-name="ce444" table:formula="of:=VLOOKUP([.D320];[$datos.$H$2:.$K$40];3;0)" office:value-type="float" office:value="0">
            <text:p>#N/A</text:p>
          </table:table-cell>
          <table:table-cell table:style-name="ce444" table:formula="of:=VLOOKUP([.D32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0];[$datos.$W$2:.$Y$15];2;0)" office:value-type="float" office:value="0">
            <text:p>#N/A</text:p>
          </table:table-cell>
          <table:table-cell table:style-name="ce444" table:formula="of:=VLOOKUP([.L32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1];[$datos.$H$2:.$K$40];2;0)" office:value-type="float" office:value="0">
            <text:p>#N/A</text:p>
          </table:table-cell>
          <table:table-cell table:style-name="ce444" table:formula="of:=VLOOKUP([.D321];[$datos.$H$2:.$K$40];3;0)" office:value-type="float" office:value="0">
            <text:p>#N/A</text:p>
          </table:table-cell>
          <table:table-cell table:style-name="ce444" table:formula="of:=VLOOKUP([.D32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1];[$datos.$W$2:.$Y$15];2;0)" office:value-type="float" office:value="0">
            <text:p>#N/A</text:p>
          </table:table-cell>
          <table:table-cell table:style-name="ce444" table:formula="of:=VLOOKUP([.L32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2];[$datos.$H$2:.$K$40];2;0)" office:value-type="float" office:value="0">
            <text:p>#N/A</text:p>
          </table:table-cell>
          <table:table-cell table:style-name="ce444" table:formula="of:=VLOOKUP([.D322];[$datos.$H$2:.$K$40];3;0)" office:value-type="float" office:value="0">
            <text:p>#N/A</text:p>
          </table:table-cell>
          <table:table-cell table:style-name="ce444" table:formula="of:=VLOOKUP([.D32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2];[$datos.$W$2:.$Y$15];2;0)" office:value-type="float" office:value="0">
            <text:p>#N/A</text:p>
          </table:table-cell>
          <table:table-cell table:style-name="ce444" table:formula="of:=VLOOKUP([.L32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3];[$datos.$H$2:.$K$40];2;0)" office:value-type="float" office:value="0">
            <text:p>#N/A</text:p>
          </table:table-cell>
          <table:table-cell table:style-name="ce444" table:formula="of:=VLOOKUP([.D323];[$datos.$H$2:.$K$40];3;0)" office:value-type="float" office:value="0">
            <text:p>#N/A</text:p>
          </table:table-cell>
          <table:table-cell table:style-name="ce444" table:formula="of:=VLOOKUP([.D32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3];[$datos.$W$2:.$Y$15];2;0)" office:value-type="float" office:value="0">
            <text:p>#N/A</text:p>
          </table:table-cell>
          <table:table-cell table:style-name="ce444" table:formula="of:=VLOOKUP([.L32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1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4];[$datos.$H$2:.$K$40];2;0)" office:value-type="float" office:value="0">
            <text:p>#N/A</text:p>
          </table:table-cell>
          <table:table-cell table:style-name="ce444" table:formula="of:=VLOOKUP([.D324];[$datos.$H$2:.$K$40];3;0)" office:value-type="float" office:value="0">
            <text:p>#N/A</text:p>
          </table:table-cell>
          <table:table-cell table:style-name="ce444" table:formula="of:=VLOOKUP([.D32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4];[$datos.$W$2:.$Y$15];2;0)" office:value-type="float" office:value="0">
            <text:p>#N/A</text:p>
          </table:table-cell>
          <table:table-cell table:style-name="ce444" table:formula="of:=VLOOKUP([.L32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5];[$datos.$H$2:.$K$40];2;0)" office:value-type="float" office:value="0">
            <text:p>#N/A</text:p>
          </table:table-cell>
          <table:table-cell table:style-name="ce444" table:formula="of:=VLOOKUP([.D325];[$datos.$H$2:.$K$40];3;0)" office:value-type="float" office:value="0">
            <text:p>#N/A</text:p>
          </table:table-cell>
          <table:table-cell table:style-name="ce444" table:formula="of:=VLOOKUP([.D32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5];[$datos.$W$2:.$Y$15];2;0)" office:value-type="float" office:value="0">
            <text:p>#N/A</text:p>
          </table:table-cell>
          <table:table-cell table:style-name="ce444" table:formula="of:=VLOOKUP([.L32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6];[$datos.$H$2:.$K$40];2;0)" office:value-type="float" office:value="0">
            <text:p>#N/A</text:p>
          </table:table-cell>
          <table:table-cell table:style-name="ce444" table:formula="of:=VLOOKUP([.D326];[$datos.$H$2:.$K$40];3;0)" office:value-type="float" office:value="0">
            <text:p>#N/A</text:p>
          </table:table-cell>
          <table:table-cell table:style-name="ce444" table:formula="of:=VLOOKUP([.D32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6];[$datos.$W$2:.$Y$15];2;0)" office:value-type="float" office:value="0">
            <text:p>#N/A</text:p>
          </table:table-cell>
          <table:table-cell table:style-name="ce444" table:formula="of:=VLOOKUP([.L32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7];[$datos.$H$2:.$K$40];2;0)" office:value-type="float" office:value="0">
            <text:p>#N/A</text:p>
          </table:table-cell>
          <table:table-cell table:style-name="ce444" table:formula="of:=VLOOKUP([.D327];[$datos.$H$2:.$K$40];3;0)" office:value-type="float" office:value="0">
            <text:p>#N/A</text:p>
          </table:table-cell>
          <table:table-cell table:style-name="ce444" table:formula="of:=VLOOKUP([.D32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7];[$datos.$W$2:.$Y$15];2;0)" office:value-type="float" office:value="0">
            <text:p>#N/A</text:p>
          </table:table-cell>
          <table:table-cell table:style-name="ce444" table:formula="of:=VLOOKUP([.L32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8];[$datos.$H$2:.$K$40];2;0)" office:value-type="float" office:value="0">
            <text:p>#N/A</text:p>
          </table:table-cell>
          <table:table-cell table:style-name="ce444" table:formula="of:=VLOOKUP([.D328];[$datos.$H$2:.$K$40];3;0)" office:value-type="float" office:value="0">
            <text:p>#N/A</text:p>
          </table:table-cell>
          <table:table-cell table:style-name="ce444" table:formula="of:=VLOOKUP([.D32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8];[$datos.$W$2:.$Y$15];2;0)" office:value-type="float" office:value="0">
            <text:p>#N/A</text:p>
          </table:table-cell>
          <table:table-cell table:style-name="ce444" table:formula="of:=VLOOKUP([.L32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29];[$datos.$H$2:.$K$40];2;0)" office:value-type="float" office:value="0">
            <text:p>#N/A</text:p>
          </table:table-cell>
          <table:table-cell table:style-name="ce444" table:formula="of:=VLOOKUP([.D329];[$datos.$H$2:.$K$40];3;0)" office:value-type="float" office:value="0">
            <text:p>#N/A</text:p>
          </table:table-cell>
          <table:table-cell table:style-name="ce444" table:formula="of:=VLOOKUP([.D32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29];[$datos.$W$2:.$Y$15];2;0)" office:value-type="float" office:value="0">
            <text:p>#N/A</text:p>
          </table:table-cell>
          <table:table-cell table:style-name="ce444" table:formula="of:=VLOOKUP([.L32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0];[$datos.$H$2:.$K$40];2;0)" office:value-type="float" office:value="0">
            <text:p>#N/A</text:p>
          </table:table-cell>
          <table:table-cell table:style-name="ce444" table:formula="of:=VLOOKUP([.D330];[$datos.$H$2:.$K$40];3;0)" office:value-type="float" office:value="0">
            <text:p>#N/A</text:p>
          </table:table-cell>
          <table:table-cell table:style-name="ce444" table:formula="of:=VLOOKUP([.D33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0];[$datos.$W$2:.$Y$15];2;0)" office:value-type="float" office:value="0">
            <text:p>#N/A</text:p>
          </table:table-cell>
          <table:table-cell table:style-name="ce444" table:formula="of:=VLOOKUP([.L33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1];[$datos.$H$2:.$K$40];2;0)" office:value-type="float" office:value="0">
            <text:p>#N/A</text:p>
          </table:table-cell>
          <table:table-cell table:style-name="ce444" table:formula="of:=VLOOKUP([.D331];[$datos.$H$2:.$K$40];3;0)" office:value-type="float" office:value="0">
            <text:p>#N/A</text:p>
          </table:table-cell>
          <table:table-cell table:style-name="ce444" table:formula="of:=VLOOKUP([.D33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1];[$datos.$W$2:.$Y$15];2;0)" office:value-type="float" office:value="0">
            <text:p>#N/A</text:p>
          </table:table-cell>
          <table:table-cell table:style-name="ce444" table:formula="of:=VLOOKUP([.L33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2];[$datos.$H$2:.$K$40];2;0)" office:value-type="float" office:value="0">
            <text:p>#N/A</text:p>
          </table:table-cell>
          <table:table-cell table:style-name="ce444" table:formula="of:=VLOOKUP([.D332];[$datos.$H$2:.$K$40];3;0)" office:value-type="float" office:value="0">
            <text:p>#N/A</text:p>
          </table:table-cell>
          <table:table-cell table:style-name="ce444" table:formula="of:=VLOOKUP([.D33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2];[$datos.$W$2:.$Y$15];2;0)" office:value-type="float" office:value="0">
            <text:p>#N/A</text:p>
          </table:table-cell>
          <table:table-cell table:style-name="ce444" table:formula="of:=VLOOKUP([.L33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3];[$datos.$H$2:.$K$40];2;0)" office:value-type="float" office:value="0">
            <text:p>#N/A</text:p>
          </table:table-cell>
          <table:table-cell table:style-name="ce444" table:formula="of:=VLOOKUP([.D333];[$datos.$H$2:.$K$40];3;0)" office:value-type="float" office:value="0">
            <text:p>#N/A</text:p>
          </table:table-cell>
          <table:table-cell table:style-name="ce444" table:formula="of:=VLOOKUP([.D33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3];[$datos.$W$2:.$Y$15];2;0)" office:value-type="float" office:value="0">
            <text:p>#N/A</text:p>
          </table:table-cell>
          <table:table-cell table:style-name="ce444" table:formula="of:=VLOOKUP([.L33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2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4];[$datos.$H$2:.$K$40];2;0)" office:value-type="float" office:value="0">
            <text:p>#N/A</text:p>
          </table:table-cell>
          <table:table-cell table:style-name="ce444" table:formula="of:=VLOOKUP([.D334];[$datos.$H$2:.$K$40];3;0)" office:value-type="float" office:value="0">
            <text:p>#N/A</text:p>
          </table:table-cell>
          <table:table-cell table:style-name="ce444" table:formula="of:=VLOOKUP([.D33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4];[$datos.$W$2:.$Y$15];2;0)" office:value-type="float" office:value="0">
            <text:p>#N/A</text:p>
          </table:table-cell>
          <table:table-cell table:style-name="ce444" table:formula="of:=VLOOKUP([.L33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5];[$datos.$H$2:.$K$40];2;0)" office:value-type="float" office:value="0">
            <text:p>#N/A</text:p>
          </table:table-cell>
          <table:table-cell table:style-name="ce444" table:formula="of:=VLOOKUP([.D335];[$datos.$H$2:.$K$40];3;0)" office:value-type="float" office:value="0">
            <text:p>#N/A</text:p>
          </table:table-cell>
          <table:table-cell table:style-name="ce444" table:formula="of:=VLOOKUP([.D33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5];[$datos.$W$2:.$Y$15];2;0)" office:value-type="float" office:value="0">
            <text:p>#N/A</text:p>
          </table:table-cell>
          <table:table-cell table:style-name="ce444" table:formula="of:=VLOOKUP([.L33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6];[$datos.$H$2:.$K$40];2;0)" office:value-type="float" office:value="0">
            <text:p>#N/A</text:p>
          </table:table-cell>
          <table:table-cell table:style-name="ce444" table:formula="of:=VLOOKUP([.D336];[$datos.$H$2:.$K$40];3;0)" office:value-type="float" office:value="0">
            <text:p>#N/A</text:p>
          </table:table-cell>
          <table:table-cell table:style-name="ce444" table:formula="of:=VLOOKUP([.D33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6];[$datos.$W$2:.$Y$15];2;0)" office:value-type="float" office:value="0">
            <text:p>#N/A</text:p>
          </table:table-cell>
          <table:table-cell table:style-name="ce444" table:formula="of:=VLOOKUP([.L33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7];[$datos.$H$2:.$K$40];2;0)" office:value-type="float" office:value="0">
            <text:p>#N/A</text:p>
          </table:table-cell>
          <table:table-cell table:style-name="ce444" table:formula="of:=VLOOKUP([.D337];[$datos.$H$2:.$K$40];3;0)" office:value-type="float" office:value="0">
            <text:p>#N/A</text:p>
          </table:table-cell>
          <table:table-cell table:style-name="ce444" table:formula="of:=VLOOKUP([.D33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7];[$datos.$W$2:.$Y$15];2;0)" office:value-type="float" office:value="0">
            <text:p>#N/A</text:p>
          </table:table-cell>
          <table:table-cell table:style-name="ce444" table:formula="of:=VLOOKUP([.L33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8];[$datos.$H$2:.$K$40];2;0)" office:value-type="float" office:value="0">
            <text:p>#N/A</text:p>
          </table:table-cell>
          <table:table-cell table:style-name="ce444" table:formula="of:=VLOOKUP([.D338];[$datos.$H$2:.$K$40];3;0)" office:value-type="float" office:value="0">
            <text:p>#N/A</text:p>
          </table:table-cell>
          <table:table-cell table:style-name="ce444" table:formula="of:=VLOOKUP([.D33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8];[$datos.$W$2:.$Y$15];2;0)" office:value-type="float" office:value="0">
            <text:p>#N/A</text:p>
          </table:table-cell>
          <table:table-cell table:style-name="ce444" table:formula="of:=VLOOKUP([.L33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39];[$datos.$H$2:.$K$40];2;0)" office:value-type="float" office:value="0">
            <text:p>#N/A</text:p>
          </table:table-cell>
          <table:table-cell table:style-name="ce444" table:formula="of:=VLOOKUP([.D339];[$datos.$H$2:.$K$40];3;0)" office:value-type="float" office:value="0">
            <text:p>#N/A</text:p>
          </table:table-cell>
          <table:table-cell table:style-name="ce444" table:formula="of:=VLOOKUP([.D33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39];[$datos.$W$2:.$Y$15];2;0)" office:value-type="float" office:value="0">
            <text:p>#N/A</text:p>
          </table:table-cell>
          <table:table-cell table:style-name="ce444" table:formula="of:=VLOOKUP([.L33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0];[$datos.$H$2:.$K$40];2;0)" office:value-type="float" office:value="0">
            <text:p>#N/A</text:p>
          </table:table-cell>
          <table:table-cell table:style-name="ce444" table:formula="of:=VLOOKUP([.D340];[$datos.$H$2:.$K$40];3;0)" office:value-type="float" office:value="0">
            <text:p>#N/A</text:p>
          </table:table-cell>
          <table:table-cell table:style-name="ce444" table:formula="of:=VLOOKUP([.D34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0];[$datos.$W$2:.$Y$15];2;0)" office:value-type="float" office:value="0">
            <text:p>#N/A</text:p>
          </table:table-cell>
          <table:table-cell table:style-name="ce444" table:formula="of:=VLOOKUP([.L34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1];[$datos.$H$2:.$K$40];2;0)" office:value-type="float" office:value="0">
            <text:p>#N/A</text:p>
          </table:table-cell>
          <table:table-cell table:style-name="ce444" table:formula="of:=VLOOKUP([.D341];[$datos.$H$2:.$K$40];3;0)" office:value-type="float" office:value="0">
            <text:p>#N/A</text:p>
          </table:table-cell>
          <table:table-cell table:style-name="ce444" table:formula="of:=VLOOKUP([.D34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1];[$datos.$W$2:.$Y$15];2;0)" office:value-type="float" office:value="0">
            <text:p>#N/A</text:p>
          </table:table-cell>
          <table:table-cell table:style-name="ce444" table:formula="of:=VLOOKUP([.L34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2];[$datos.$H$2:.$K$40];2;0)" office:value-type="float" office:value="0">
            <text:p>#N/A</text:p>
          </table:table-cell>
          <table:table-cell table:style-name="ce444" table:formula="of:=VLOOKUP([.D342];[$datos.$H$2:.$K$40];3;0)" office:value-type="float" office:value="0">
            <text:p>#N/A</text:p>
          </table:table-cell>
          <table:table-cell table:style-name="ce444" table:formula="of:=VLOOKUP([.D34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2];[$datos.$W$2:.$Y$15];2;0)" office:value-type="float" office:value="0">
            <text:p>#N/A</text:p>
          </table:table-cell>
          <table:table-cell table:style-name="ce444" table:formula="of:=VLOOKUP([.L34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3];[$datos.$H$2:.$K$40];2;0)" office:value-type="float" office:value="0">
            <text:p>#N/A</text:p>
          </table:table-cell>
          <table:table-cell table:style-name="ce444" table:formula="of:=VLOOKUP([.D343];[$datos.$H$2:.$K$40];3;0)" office:value-type="float" office:value="0">
            <text:p>#N/A</text:p>
          </table:table-cell>
          <table:table-cell table:style-name="ce444" table:formula="of:=VLOOKUP([.D34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3];[$datos.$W$2:.$Y$15];2;0)" office:value-type="float" office:value="0">
            <text:p>#N/A</text:p>
          </table:table-cell>
          <table:table-cell table:style-name="ce444" table:formula="of:=VLOOKUP([.L34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3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4];[$datos.$H$2:.$K$40];2;0)" office:value-type="float" office:value="0">
            <text:p>#N/A</text:p>
          </table:table-cell>
          <table:table-cell table:style-name="ce444" table:formula="of:=VLOOKUP([.D344];[$datos.$H$2:.$K$40];3;0)" office:value-type="float" office:value="0">
            <text:p>#N/A</text:p>
          </table:table-cell>
          <table:table-cell table:style-name="ce444" table:formula="of:=VLOOKUP([.D34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4];[$datos.$W$2:.$Y$15];2;0)" office:value-type="float" office:value="0">
            <text:p>#N/A</text:p>
          </table:table-cell>
          <table:table-cell table:style-name="ce444" table:formula="of:=VLOOKUP([.L34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5];[$datos.$H$2:.$K$40];2;0)" office:value-type="float" office:value="0">
            <text:p>#N/A</text:p>
          </table:table-cell>
          <table:table-cell table:style-name="ce444" table:formula="of:=VLOOKUP([.D345];[$datos.$H$2:.$K$40];3;0)" office:value-type="float" office:value="0">
            <text:p>#N/A</text:p>
          </table:table-cell>
          <table:table-cell table:style-name="ce444" table:formula="of:=VLOOKUP([.D34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5];[$datos.$W$2:.$Y$15];2;0)" office:value-type="float" office:value="0">
            <text:p>#N/A</text:p>
          </table:table-cell>
          <table:table-cell table:style-name="ce444" table:formula="of:=VLOOKUP([.L34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6];[$datos.$H$2:.$K$40];2;0)" office:value-type="float" office:value="0">
            <text:p>#N/A</text:p>
          </table:table-cell>
          <table:table-cell table:style-name="ce444" table:formula="of:=VLOOKUP([.D346];[$datos.$H$2:.$K$40];3;0)" office:value-type="float" office:value="0">
            <text:p>#N/A</text:p>
          </table:table-cell>
          <table:table-cell table:style-name="ce444" table:formula="of:=VLOOKUP([.D34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6];[$datos.$W$2:.$Y$15];2;0)" office:value-type="float" office:value="0">
            <text:p>#N/A</text:p>
          </table:table-cell>
          <table:table-cell table:style-name="ce444" table:formula="of:=VLOOKUP([.L34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7];[$datos.$H$2:.$K$40];2;0)" office:value-type="float" office:value="0">
            <text:p>#N/A</text:p>
          </table:table-cell>
          <table:table-cell table:style-name="ce444" table:formula="of:=VLOOKUP([.D347];[$datos.$H$2:.$K$40];3;0)" office:value-type="float" office:value="0">
            <text:p>#N/A</text:p>
          </table:table-cell>
          <table:table-cell table:style-name="ce444" table:formula="of:=VLOOKUP([.D34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7];[$datos.$W$2:.$Y$15];2;0)" office:value-type="float" office:value="0">
            <text:p>#N/A</text:p>
          </table:table-cell>
          <table:table-cell table:style-name="ce444" table:formula="of:=VLOOKUP([.L34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8];[$datos.$H$2:.$K$40];2;0)" office:value-type="float" office:value="0">
            <text:p>#N/A</text:p>
          </table:table-cell>
          <table:table-cell table:style-name="ce444" table:formula="of:=VLOOKUP([.D348];[$datos.$H$2:.$K$40];3;0)" office:value-type="float" office:value="0">
            <text:p>#N/A</text:p>
          </table:table-cell>
          <table:table-cell table:style-name="ce444" table:formula="of:=VLOOKUP([.D34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8];[$datos.$W$2:.$Y$15];2;0)" office:value-type="float" office:value="0">
            <text:p>#N/A</text:p>
          </table:table-cell>
          <table:table-cell table:style-name="ce444" table:formula="of:=VLOOKUP([.L34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49];[$datos.$H$2:.$K$40];2;0)" office:value-type="float" office:value="0">
            <text:p>#N/A</text:p>
          </table:table-cell>
          <table:table-cell table:style-name="ce444" table:formula="of:=VLOOKUP([.D349];[$datos.$H$2:.$K$40];3;0)" office:value-type="float" office:value="0">
            <text:p>#N/A</text:p>
          </table:table-cell>
          <table:table-cell table:style-name="ce444" table:formula="of:=VLOOKUP([.D34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49];[$datos.$W$2:.$Y$15];2;0)" office:value-type="float" office:value="0">
            <text:p>#N/A</text:p>
          </table:table-cell>
          <table:table-cell table:style-name="ce444" table:formula="of:=VLOOKUP([.L34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0];[$datos.$H$2:.$K$40];2;0)" office:value-type="float" office:value="0">
            <text:p>#N/A</text:p>
          </table:table-cell>
          <table:table-cell table:style-name="ce444" table:formula="of:=VLOOKUP([.D350];[$datos.$H$2:.$K$40];3;0)" office:value-type="float" office:value="0">
            <text:p>#N/A</text:p>
          </table:table-cell>
          <table:table-cell table:style-name="ce444" table:formula="of:=VLOOKUP([.D35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0];[$datos.$W$2:.$Y$15];2;0)" office:value-type="float" office:value="0">
            <text:p>#N/A</text:p>
          </table:table-cell>
          <table:table-cell table:style-name="ce444" table:formula="of:=VLOOKUP([.L35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1];[$datos.$H$2:.$K$40];2;0)" office:value-type="float" office:value="0">
            <text:p>#N/A</text:p>
          </table:table-cell>
          <table:table-cell table:style-name="ce444" table:formula="of:=VLOOKUP([.D351];[$datos.$H$2:.$K$40];3;0)" office:value-type="float" office:value="0">
            <text:p>#N/A</text:p>
          </table:table-cell>
          <table:table-cell table:style-name="ce444" table:formula="of:=VLOOKUP([.D35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1];[$datos.$W$2:.$Y$15];2;0)" office:value-type="float" office:value="0">
            <text:p>#N/A</text:p>
          </table:table-cell>
          <table:table-cell table:style-name="ce444" table:formula="of:=VLOOKUP([.L35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2];[$datos.$H$2:.$K$40];2;0)" office:value-type="float" office:value="0">
            <text:p>#N/A</text:p>
          </table:table-cell>
          <table:table-cell table:style-name="ce444" table:formula="of:=VLOOKUP([.D352];[$datos.$H$2:.$K$40];3;0)" office:value-type="float" office:value="0">
            <text:p>#N/A</text:p>
          </table:table-cell>
          <table:table-cell table:style-name="ce444" table:formula="of:=VLOOKUP([.D35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2];[$datos.$W$2:.$Y$15];2;0)" office:value-type="float" office:value="0">
            <text:p>#N/A</text:p>
          </table:table-cell>
          <table:table-cell table:style-name="ce444" table:formula="of:=VLOOKUP([.L35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3];[$datos.$H$2:.$K$40];2;0)" office:value-type="float" office:value="0">
            <text:p>#N/A</text:p>
          </table:table-cell>
          <table:table-cell table:style-name="ce444" table:formula="of:=VLOOKUP([.D353];[$datos.$H$2:.$K$40];3;0)" office:value-type="float" office:value="0">
            <text:p>#N/A</text:p>
          </table:table-cell>
          <table:table-cell table:style-name="ce444" table:formula="of:=VLOOKUP([.D35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3];[$datos.$W$2:.$Y$15];2;0)" office:value-type="float" office:value="0">
            <text:p>#N/A</text:p>
          </table:table-cell>
          <table:table-cell table:style-name="ce444" table:formula="of:=VLOOKUP([.L35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4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4];[$datos.$H$2:.$K$40];2;0)" office:value-type="float" office:value="0">
            <text:p>#N/A</text:p>
          </table:table-cell>
          <table:table-cell table:style-name="ce444" table:formula="of:=VLOOKUP([.D354];[$datos.$H$2:.$K$40];3;0)" office:value-type="float" office:value="0">
            <text:p>#N/A</text:p>
          </table:table-cell>
          <table:table-cell table:style-name="ce444" table:formula="of:=VLOOKUP([.D35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4];[$datos.$W$2:.$Y$15];2;0)" office:value-type="float" office:value="0">
            <text:p>#N/A</text:p>
          </table:table-cell>
          <table:table-cell table:style-name="ce444" table:formula="of:=VLOOKUP([.L35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5];[$datos.$H$2:.$K$40];2;0)" office:value-type="float" office:value="0">
            <text:p>#N/A</text:p>
          </table:table-cell>
          <table:table-cell table:style-name="ce444" table:formula="of:=VLOOKUP([.D355];[$datos.$H$2:.$K$40];3;0)" office:value-type="float" office:value="0">
            <text:p>#N/A</text:p>
          </table:table-cell>
          <table:table-cell table:style-name="ce444" table:formula="of:=VLOOKUP([.D35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5];[$datos.$W$2:.$Y$15];2;0)" office:value-type="float" office:value="0">
            <text:p>#N/A</text:p>
          </table:table-cell>
          <table:table-cell table:style-name="ce444" table:formula="of:=VLOOKUP([.L35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6];[$datos.$H$2:.$K$40];2;0)" office:value-type="float" office:value="0">
            <text:p>#N/A</text:p>
          </table:table-cell>
          <table:table-cell table:style-name="ce444" table:formula="of:=VLOOKUP([.D356];[$datos.$H$2:.$K$40];3;0)" office:value-type="float" office:value="0">
            <text:p>#N/A</text:p>
          </table:table-cell>
          <table:table-cell table:style-name="ce444" table:formula="of:=VLOOKUP([.D35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6];[$datos.$W$2:.$Y$15];2;0)" office:value-type="float" office:value="0">
            <text:p>#N/A</text:p>
          </table:table-cell>
          <table:table-cell table:style-name="ce444" table:formula="of:=VLOOKUP([.L35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7];[$datos.$H$2:.$K$40];2;0)" office:value-type="float" office:value="0">
            <text:p>#N/A</text:p>
          </table:table-cell>
          <table:table-cell table:style-name="ce444" table:formula="of:=VLOOKUP([.D357];[$datos.$H$2:.$K$40];3;0)" office:value-type="float" office:value="0">
            <text:p>#N/A</text:p>
          </table:table-cell>
          <table:table-cell table:style-name="ce444" table:formula="of:=VLOOKUP([.D35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7];[$datos.$W$2:.$Y$15];2;0)" office:value-type="float" office:value="0">
            <text:p>#N/A</text:p>
          </table:table-cell>
          <table:table-cell table:style-name="ce444" table:formula="of:=VLOOKUP([.L35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8];[$datos.$H$2:.$K$40];2;0)" office:value-type="float" office:value="0">
            <text:p>#N/A</text:p>
          </table:table-cell>
          <table:table-cell table:style-name="ce444" table:formula="of:=VLOOKUP([.D358];[$datos.$H$2:.$K$40];3;0)" office:value-type="float" office:value="0">
            <text:p>#N/A</text:p>
          </table:table-cell>
          <table:table-cell table:style-name="ce444" table:formula="of:=VLOOKUP([.D35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8];[$datos.$W$2:.$Y$15];2;0)" office:value-type="float" office:value="0">
            <text:p>#N/A</text:p>
          </table:table-cell>
          <table:table-cell table:style-name="ce444" table:formula="of:=VLOOKUP([.L35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59];[$datos.$H$2:.$K$40];2;0)" office:value-type="float" office:value="0">
            <text:p>#N/A</text:p>
          </table:table-cell>
          <table:table-cell table:style-name="ce444" table:formula="of:=VLOOKUP([.D359];[$datos.$H$2:.$K$40];3;0)" office:value-type="float" office:value="0">
            <text:p>#N/A</text:p>
          </table:table-cell>
          <table:table-cell table:style-name="ce444" table:formula="of:=VLOOKUP([.D35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59];[$datos.$W$2:.$Y$15];2;0)" office:value-type="float" office:value="0">
            <text:p>#N/A</text:p>
          </table:table-cell>
          <table:table-cell table:style-name="ce444" table:formula="of:=VLOOKUP([.L35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0];[$datos.$H$2:.$K$40];2;0)" office:value-type="float" office:value="0">
            <text:p>#N/A</text:p>
          </table:table-cell>
          <table:table-cell table:style-name="ce444" table:formula="of:=VLOOKUP([.D360];[$datos.$H$2:.$K$40];3;0)" office:value-type="float" office:value="0">
            <text:p>#N/A</text:p>
          </table:table-cell>
          <table:table-cell table:style-name="ce444" table:formula="of:=VLOOKUP([.D36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0];[$datos.$W$2:.$Y$15];2;0)" office:value-type="float" office:value="0">
            <text:p>#N/A</text:p>
          </table:table-cell>
          <table:table-cell table:style-name="ce444" table:formula="of:=VLOOKUP([.L36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1];[$datos.$H$2:.$K$40];2;0)" office:value-type="float" office:value="0">
            <text:p>#N/A</text:p>
          </table:table-cell>
          <table:table-cell table:style-name="ce444" table:formula="of:=VLOOKUP([.D361];[$datos.$H$2:.$K$40];3;0)" office:value-type="float" office:value="0">
            <text:p>#N/A</text:p>
          </table:table-cell>
          <table:table-cell table:style-name="ce444" table:formula="of:=VLOOKUP([.D36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1];[$datos.$W$2:.$Y$15];2;0)" office:value-type="float" office:value="0">
            <text:p>#N/A</text:p>
          </table:table-cell>
          <table:table-cell table:style-name="ce444" table:formula="of:=VLOOKUP([.L36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2];[$datos.$H$2:.$K$40];2;0)" office:value-type="float" office:value="0">
            <text:p>#N/A</text:p>
          </table:table-cell>
          <table:table-cell table:style-name="ce444" table:formula="of:=VLOOKUP([.D362];[$datos.$H$2:.$K$40];3;0)" office:value-type="float" office:value="0">
            <text:p>#N/A</text:p>
          </table:table-cell>
          <table:table-cell table:style-name="ce444" table:formula="of:=VLOOKUP([.D36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2];[$datos.$W$2:.$Y$15];2;0)" office:value-type="float" office:value="0">
            <text:p>#N/A</text:p>
          </table:table-cell>
          <table:table-cell table:style-name="ce444" table:formula="of:=VLOOKUP([.L36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3];[$datos.$H$2:.$K$40];2;0)" office:value-type="float" office:value="0">
            <text:p>#N/A</text:p>
          </table:table-cell>
          <table:table-cell table:style-name="ce444" table:formula="of:=VLOOKUP([.D363];[$datos.$H$2:.$K$40];3;0)" office:value-type="float" office:value="0">
            <text:p>#N/A</text:p>
          </table:table-cell>
          <table:table-cell table:style-name="ce444" table:formula="of:=VLOOKUP([.D36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3];[$datos.$W$2:.$Y$15];2;0)" office:value-type="float" office:value="0">
            <text:p>#N/A</text:p>
          </table:table-cell>
          <table:table-cell table:style-name="ce444" table:formula="of:=VLOOKUP([.L36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5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4];[$datos.$H$2:.$K$40];2;0)" office:value-type="float" office:value="0">
            <text:p>#N/A</text:p>
          </table:table-cell>
          <table:table-cell table:style-name="ce444" table:formula="of:=VLOOKUP([.D364];[$datos.$H$2:.$K$40];3;0)" office:value-type="float" office:value="0">
            <text:p>#N/A</text:p>
          </table:table-cell>
          <table:table-cell table:style-name="ce444" table:formula="of:=VLOOKUP([.D36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4];[$datos.$W$2:.$Y$15];2;0)" office:value-type="float" office:value="0">
            <text:p>#N/A</text:p>
          </table:table-cell>
          <table:table-cell table:style-name="ce444" table:formula="of:=VLOOKUP([.L36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5];[$datos.$H$2:.$K$40];2;0)" office:value-type="float" office:value="0">
            <text:p>#N/A</text:p>
          </table:table-cell>
          <table:table-cell table:style-name="ce444" table:formula="of:=VLOOKUP([.D365];[$datos.$H$2:.$K$40];3;0)" office:value-type="float" office:value="0">
            <text:p>#N/A</text:p>
          </table:table-cell>
          <table:table-cell table:style-name="ce444" table:formula="of:=VLOOKUP([.D36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5];[$datos.$W$2:.$Y$15];2;0)" office:value-type="float" office:value="0">
            <text:p>#N/A</text:p>
          </table:table-cell>
          <table:table-cell table:style-name="ce444" table:formula="of:=VLOOKUP([.L36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6];[$datos.$H$2:.$K$40];2;0)" office:value-type="float" office:value="0">
            <text:p>#N/A</text:p>
          </table:table-cell>
          <table:table-cell table:style-name="ce444" table:formula="of:=VLOOKUP([.D366];[$datos.$H$2:.$K$40];3;0)" office:value-type="float" office:value="0">
            <text:p>#N/A</text:p>
          </table:table-cell>
          <table:table-cell table:style-name="ce444" table:formula="of:=VLOOKUP([.D36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6];[$datos.$W$2:.$Y$15];2;0)" office:value-type="float" office:value="0">
            <text:p>#N/A</text:p>
          </table:table-cell>
          <table:table-cell table:style-name="ce444" table:formula="of:=VLOOKUP([.L36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7];[$datos.$H$2:.$K$40];2;0)" office:value-type="float" office:value="0">
            <text:p>#N/A</text:p>
          </table:table-cell>
          <table:table-cell table:style-name="ce444" table:formula="of:=VLOOKUP([.D367];[$datos.$H$2:.$K$40];3;0)" office:value-type="float" office:value="0">
            <text:p>#N/A</text:p>
          </table:table-cell>
          <table:table-cell table:style-name="ce444" table:formula="of:=VLOOKUP([.D36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7];[$datos.$W$2:.$Y$15];2;0)" office:value-type="float" office:value="0">
            <text:p>#N/A</text:p>
          </table:table-cell>
          <table:table-cell table:style-name="ce444" table:formula="of:=VLOOKUP([.L36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8];[$datos.$H$2:.$K$40];2;0)" office:value-type="float" office:value="0">
            <text:p>#N/A</text:p>
          </table:table-cell>
          <table:table-cell table:style-name="ce444" table:formula="of:=VLOOKUP([.D368];[$datos.$H$2:.$K$40];3;0)" office:value-type="float" office:value="0">
            <text:p>#N/A</text:p>
          </table:table-cell>
          <table:table-cell table:style-name="ce444" table:formula="of:=VLOOKUP([.D36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8];[$datos.$W$2:.$Y$15];2;0)" office:value-type="float" office:value="0">
            <text:p>#N/A</text:p>
          </table:table-cell>
          <table:table-cell table:style-name="ce444" table:formula="of:=VLOOKUP([.L36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69];[$datos.$H$2:.$K$40];2;0)" office:value-type="float" office:value="0">
            <text:p>#N/A</text:p>
          </table:table-cell>
          <table:table-cell table:style-name="ce444" table:formula="of:=VLOOKUP([.D369];[$datos.$H$2:.$K$40];3;0)" office:value-type="float" office:value="0">
            <text:p>#N/A</text:p>
          </table:table-cell>
          <table:table-cell table:style-name="ce444" table:formula="of:=VLOOKUP([.D36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69];[$datos.$W$2:.$Y$15];2;0)" office:value-type="float" office:value="0">
            <text:p>#N/A</text:p>
          </table:table-cell>
          <table:table-cell table:style-name="ce444" table:formula="of:=VLOOKUP([.L36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0];[$datos.$H$2:.$K$40];2;0)" office:value-type="float" office:value="0">
            <text:p>#N/A</text:p>
          </table:table-cell>
          <table:table-cell table:style-name="ce444" table:formula="of:=VLOOKUP([.D370];[$datos.$H$2:.$K$40];3;0)" office:value-type="float" office:value="0">
            <text:p>#N/A</text:p>
          </table:table-cell>
          <table:table-cell table:style-name="ce444" table:formula="of:=VLOOKUP([.D37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0];[$datos.$W$2:.$Y$15];2;0)" office:value-type="float" office:value="0">
            <text:p>#N/A</text:p>
          </table:table-cell>
          <table:table-cell table:style-name="ce444" table:formula="of:=VLOOKUP([.L37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1];[$datos.$H$2:.$K$40];2;0)" office:value-type="float" office:value="0">
            <text:p>#N/A</text:p>
          </table:table-cell>
          <table:table-cell table:style-name="ce444" table:formula="of:=VLOOKUP([.D371];[$datos.$H$2:.$K$40];3;0)" office:value-type="float" office:value="0">
            <text:p>#N/A</text:p>
          </table:table-cell>
          <table:table-cell table:style-name="ce444" table:formula="of:=VLOOKUP([.D37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1];[$datos.$W$2:.$Y$15];2;0)" office:value-type="float" office:value="0">
            <text:p>#N/A</text:p>
          </table:table-cell>
          <table:table-cell table:style-name="ce444" table:formula="of:=VLOOKUP([.L37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2];[$datos.$H$2:.$K$40];2;0)" office:value-type="float" office:value="0">
            <text:p>#N/A</text:p>
          </table:table-cell>
          <table:table-cell table:style-name="ce444" table:formula="of:=VLOOKUP([.D372];[$datos.$H$2:.$K$40];3;0)" office:value-type="float" office:value="0">
            <text:p>#N/A</text:p>
          </table:table-cell>
          <table:table-cell table:style-name="ce444" table:formula="of:=VLOOKUP([.D37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2];[$datos.$W$2:.$Y$15];2;0)" office:value-type="float" office:value="0">
            <text:p>#N/A</text:p>
          </table:table-cell>
          <table:table-cell table:style-name="ce444" table:formula="of:=VLOOKUP([.L37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3];[$datos.$H$2:.$K$40];2;0)" office:value-type="float" office:value="0">
            <text:p>#N/A</text:p>
          </table:table-cell>
          <table:table-cell table:style-name="ce444" table:formula="of:=VLOOKUP([.D373];[$datos.$H$2:.$K$40];3;0)" office:value-type="float" office:value="0">
            <text:p>#N/A</text:p>
          </table:table-cell>
          <table:table-cell table:style-name="ce444" table:formula="of:=VLOOKUP([.D37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3];[$datos.$W$2:.$Y$15];2;0)" office:value-type="float" office:value="0">
            <text:p>#N/A</text:p>
          </table:table-cell>
          <table:table-cell table:style-name="ce444" table:formula="of:=VLOOKUP([.L37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6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4];[$datos.$H$2:.$K$40];2;0)" office:value-type="float" office:value="0">
            <text:p>#N/A</text:p>
          </table:table-cell>
          <table:table-cell table:style-name="ce444" table:formula="of:=VLOOKUP([.D374];[$datos.$H$2:.$K$40];3;0)" office:value-type="float" office:value="0">
            <text:p>#N/A</text:p>
          </table:table-cell>
          <table:table-cell table:style-name="ce444" table:formula="of:=VLOOKUP([.D37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4];[$datos.$W$2:.$Y$15];2;0)" office:value-type="float" office:value="0">
            <text:p>#N/A</text:p>
          </table:table-cell>
          <table:table-cell table:style-name="ce444" table:formula="of:=VLOOKUP([.L37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5];[$datos.$H$2:.$K$40];2;0)" office:value-type="float" office:value="0">
            <text:p>#N/A</text:p>
          </table:table-cell>
          <table:table-cell table:style-name="ce444" table:formula="of:=VLOOKUP([.D375];[$datos.$H$2:.$K$40];3;0)" office:value-type="float" office:value="0">
            <text:p>#N/A</text:p>
          </table:table-cell>
          <table:table-cell table:style-name="ce444" table:formula="of:=VLOOKUP([.D37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5];[$datos.$W$2:.$Y$15];2;0)" office:value-type="float" office:value="0">
            <text:p>#N/A</text:p>
          </table:table-cell>
          <table:table-cell table:style-name="ce444" table:formula="of:=VLOOKUP([.L37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6];[$datos.$H$2:.$K$40];2;0)" office:value-type="float" office:value="0">
            <text:p>#N/A</text:p>
          </table:table-cell>
          <table:table-cell table:style-name="ce444" table:formula="of:=VLOOKUP([.D376];[$datos.$H$2:.$K$40];3;0)" office:value-type="float" office:value="0">
            <text:p>#N/A</text:p>
          </table:table-cell>
          <table:table-cell table:style-name="ce444" table:formula="of:=VLOOKUP([.D37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6];[$datos.$W$2:.$Y$15];2;0)" office:value-type="float" office:value="0">
            <text:p>#N/A</text:p>
          </table:table-cell>
          <table:table-cell table:style-name="ce444" table:formula="of:=VLOOKUP([.L37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7];[$datos.$H$2:.$K$40];2;0)" office:value-type="float" office:value="0">
            <text:p>#N/A</text:p>
          </table:table-cell>
          <table:table-cell table:style-name="ce444" table:formula="of:=VLOOKUP([.D377];[$datos.$H$2:.$K$40];3;0)" office:value-type="float" office:value="0">
            <text:p>#N/A</text:p>
          </table:table-cell>
          <table:table-cell table:style-name="ce444" table:formula="of:=VLOOKUP([.D37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7];[$datos.$W$2:.$Y$15];2;0)" office:value-type="float" office:value="0">
            <text:p>#N/A</text:p>
          </table:table-cell>
          <table:table-cell table:style-name="ce444" table:formula="of:=VLOOKUP([.L37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8];[$datos.$H$2:.$K$40];2;0)" office:value-type="float" office:value="0">
            <text:p>#N/A</text:p>
          </table:table-cell>
          <table:table-cell table:style-name="ce444" table:formula="of:=VLOOKUP([.D378];[$datos.$H$2:.$K$40];3;0)" office:value-type="float" office:value="0">
            <text:p>#N/A</text:p>
          </table:table-cell>
          <table:table-cell table:style-name="ce444" table:formula="of:=VLOOKUP([.D37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8];[$datos.$W$2:.$Y$15];2;0)" office:value-type="float" office:value="0">
            <text:p>#N/A</text:p>
          </table:table-cell>
          <table:table-cell table:style-name="ce444" table:formula="of:=VLOOKUP([.L37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79];[$datos.$H$2:.$K$40];2;0)" office:value-type="float" office:value="0">
            <text:p>#N/A</text:p>
          </table:table-cell>
          <table:table-cell table:style-name="ce444" table:formula="of:=VLOOKUP([.D379];[$datos.$H$2:.$K$40];3;0)" office:value-type="float" office:value="0">
            <text:p>#N/A</text:p>
          </table:table-cell>
          <table:table-cell table:style-name="ce444" table:formula="of:=VLOOKUP([.D37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79];[$datos.$W$2:.$Y$15];2;0)" office:value-type="float" office:value="0">
            <text:p>#N/A</text:p>
          </table:table-cell>
          <table:table-cell table:style-name="ce444" table:formula="of:=VLOOKUP([.L37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0];[$datos.$H$2:.$K$40];2;0)" office:value-type="float" office:value="0">
            <text:p>#N/A</text:p>
          </table:table-cell>
          <table:table-cell table:style-name="ce444" table:formula="of:=VLOOKUP([.D380];[$datos.$H$2:.$K$40];3;0)" office:value-type="float" office:value="0">
            <text:p>#N/A</text:p>
          </table:table-cell>
          <table:table-cell table:style-name="ce444" table:formula="of:=VLOOKUP([.D38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0];[$datos.$W$2:.$Y$15];2;0)" office:value-type="float" office:value="0">
            <text:p>#N/A</text:p>
          </table:table-cell>
          <table:table-cell table:style-name="ce444" table:formula="of:=VLOOKUP([.L38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1];[$datos.$H$2:.$K$40];2;0)" office:value-type="float" office:value="0">
            <text:p>#N/A</text:p>
          </table:table-cell>
          <table:table-cell table:style-name="ce444" table:formula="of:=VLOOKUP([.D381];[$datos.$H$2:.$K$40];3;0)" office:value-type="float" office:value="0">
            <text:p>#N/A</text:p>
          </table:table-cell>
          <table:table-cell table:style-name="ce444" table:formula="of:=VLOOKUP([.D38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1];[$datos.$W$2:.$Y$15];2;0)" office:value-type="float" office:value="0">
            <text:p>#N/A</text:p>
          </table:table-cell>
          <table:table-cell table:style-name="ce444" table:formula="of:=VLOOKUP([.L38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2];[$datos.$H$2:.$K$40];2;0)" office:value-type="float" office:value="0">
            <text:p>#N/A</text:p>
          </table:table-cell>
          <table:table-cell table:style-name="ce444" table:formula="of:=VLOOKUP([.D382];[$datos.$H$2:.$K$40];3;0)" office:value-type="float" office:value="0">
            <text:p>#N/A</text:p>
          </table:table-cell>
          <table:table-cell table:style-name="ce444" table:formula="of:=VLOOKUP([.D38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2];[$datos.$W$2:.$Y$15];2;0)" office:value-type="float" office:value="0">
            <text:p>#N/A</text:p>
          </table:table-cell>
          <table:table-cell table:style-name="ce444" table:formula="of:=VLOOKUP([.L38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3];[$datos.$H$2:.$K$40];2;0)" office:value-type="float" office:value="0">
            <text:p>#N/A</text:p>
          </table:table-cell>
          <table:table-cell table:style-name="ce444" table:formula="of:=VLOOKUP([.D383];[$datos.$H$2:.$K$40];3;0)" office:value-type="float" office:value="0">
            <text:p>#N/A</text:p>
          </table:table-cell>
          <table:table-cell table:style-name="ce444" table:formula="of:=VLOOKUP([.D38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3];[$datos.$W$2:.$Y$15];2;0)" office:value-type="float" office:value="0">
            <text:p>#N/A</text:p>
          </table:table-cell>
          <table:table-cell table:style-name="ce444" table:formula="of:=VLOOKUP([.L38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7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4];[$datos.$H$2:.$K$40];2;0)" office:value-type="float" office:value="0">
            <text:p>#N/A</text:p>
          </table:table-cell>
          <table:table-cell table:style-name="ce444" table:formula="of:=VLOOKUP([.D384];[$datos.$H$2:.$K$40];3;0)" office:value-type="float" office:value="0">
            <text:p>#N/A</text:p>
          </table:table-cell>
          <table:table-cell table:style-name="ce444" table:formula="of:=VLOOKUP([.D38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4];[$datos.$W$2:.$Y$15];2;0)" office:value-type="float" office:value="0">
            <text:p>#N/A</text:p>
          </table:table-cell>
          <table:table-cell table:style-name="ce444" table:formula="of:=VLOOKUP([.L38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5];[$datos.$H$2:.$K$40];2;0)" office:value-type="float" office:value="0">
            <text:p>#N/A</text:p>
          </table:table-cell>
          <table:table-cell table:style-name="ce444" table:formula="of:=VLOOKUP([.D385];[$datos.$H$2:.$K$40];3;0)" office:value-type="float" office:value="0">
            <text:p>#N/A</text:p>
          </table:table-cell>
          <table:table-cell table:style-name="ce444" table:formula="of:=VLOOKUP([.D38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5];[$datos.$W$2:.$Y$15];2;0)" office:value-type="float" office:value="0">
            <text:p>#N/A</text:p>
          </table:table-cell>
          <table:table-cell table:style-name="ce444" table:formula="of:=VLOOKUP([.L38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6];[$datos.$H$2:.$K$40];2;0)" office:value-type="float" office:value="0">
            <text:p>#N/A</text:p>
          </table:table-cell>
          <table:table-cell table:style-name="ce444" table:formula="of:=VLOOKUP([.D386];[$datos.$H$2:.$K$40];3;0)" office:value-type="float" office:value="0">
            <text:p>#N/A</text:p>
          </table:table-cell>
          <table:table-cell table:style-name="ce444" table:formula="of:=VLOOKUP([.D38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6];[$datos.$W$2:.$Y$15];2;0)" office:value-type="float" office:value="0">
            <text:p>#N/A</text:p>
          </table:table-cell>
          <table:table-cell table:style-name="ce444" table:formula="of:=VLOOKUP([.L38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7];[$datos.$H$2:.$K$40];2;0)" office:value-type="float" office:value="0">
            <text:p>#N/A</text:p>
          </table:table-cell>
          <table:table-cell table:style-name="ce444" table:formula="of:=VLOOKUP([.D387];[$datos.$H$2:.$K$40];3;0)" office:value-type="float" office:value="0">
            <text:p>#N/A</text:p>
          </table:table-cell>
          <table:table-cell table:style-name="ce444" table:formula="of:=VLOOKUP([.D38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7];[$datos.$W$2:.$Y$15];2;0)" office:value-type="float" office:value="0">
            <text:p>#N/A</text:p>
          </table:table-cell>
          <table:table-cell table:style-name="ce444" table:formula="of:=VLOOKUP([.L38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8];[$datos.$H$2:.$K$40];2;0)" office:value-type="float" office:value="0">
            <text:p>#N/A</text:p>
          </table:table-cell>
          <table:table-cell table:style-name="ce444" table:formula="of:=VLOOKUP([.D388];[$datos.$H$2:.$K$40];3;0)" office:value-type="float" office:value="0">
            <text:p>#N/A</text:p>
          </table:table-cell>
          <table:table-cell table:style-name="ce444" table:formula="of:=VLOOKUP([.D38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8];[$datos.$W$2:.$Y$15];2;0)" office:value-type="float" office:value="0">
            <text:p>#N/A</text:p>
          </table:table-cell>
          <table:table-cell table:style-name="ce444" table:formula="of:=VLOOKUP([.L38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89];[$datos.$H$2:.$K$40];2;0)" office:value-type="float" office:value="0">
            <text:p>#N/A</text:p>
          </table:table-cell>
          <table:table-cell table:style-name="ce444" table:formula="of:=VLOOKUP([.D389];[$datos.$H$2:.$K$40];3;0)" office:value-type="float" office:value="0">
            <text:p>#N/A</text:p>
          </table:table-cell>
          <table:table-cell table:style-name="ce444" table:formula="of:=VLOOKUP([.D38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89];[$datos.$W$2:.$Y$15];2;0)" office:value-type="float" office:value="0">
            <text:p>#N/A</text:p>
          </table:table-cell>
          <table:table-cell table:style-name="ce444" table:formula="of:=VLOOKUP([.L38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0];[$datos.$H$2:.$K$40];2;0)" office:value-type="float" office:value="0">
            <text:p>#N/A</text:p>
          </table:table-cell>
          <table:table-cell table:style-name="ce444" table:formula="of:=VLOOKUP([.D390];[$datos.$H$2:.$K$40];3;0)" office:value-type="float" office:value="0">
            <text:p>#N/A</text:p>
          </table:table-cell>
          <table:table-cell table:style-name="ce444" table:formula="of:=VLOOKUP([.D39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0];[$datos.$W$2:.$Y$15];2;0)" office:value-type="float" office:value="0">
            <text:p>#N/A</text:p>
          </table:table-cell>
          <table:table-cell table:style-name="ce444" table:formula="of:=VLOOKUP([.L39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1];[$datos.$H$2:.$K$40];2;0)" office:value-type="float" office:value="0">
            <text:p>#N/A</text:p>
          </table:table-cell>
          <table:table-cell table:style-name="ce444" table:formula="of:=VLOOKUP([.D391];[$datos.$H$2:.$K$40];3;0)" office:value-type="float" office:value="0">
            <text:p>#N/A</text:p>
          </table:table-cell>
          <table:table-cell table:style-name="ce444" table:formula="of:=VLOOKUP([.D39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1];[$datos.$W$2:.$Y$15];2;0)" office:value-type="float" office:value="0">
            <text:p>#N/A</text:p>
          </table:table-cell>
          <table:table-cell table:style-name="ce444" table:formula="of:=VLOOKUP([.L39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7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2];[$datos.$H$2:.$K$40];2;0)" office:value-type="float" office:value="0">
            <text:p>#N/A</text:p>
          </table:table-cell>
          <table:table-cell table:style-name="ce444" table:formula="of:=VLOOKUP([.D392];[$datos.$H$2:.$K$40];3;0)" office:value-type="float" office:value="0">
            <text:p>#N/A</text:p>
          </table:table-cell>
          <table:table-cell table:style-name="ce444" table:formula="of:=VLOOKUP([.D392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2];[$datos.$W$2:.$Y$15];2;0)" office:value-type="float" office:value="0">
            <text:p>#N/A</text:p>
          </table:table-cell>
          <table:table-cell table:style-name="ce444" table:formula="of:=VLOOKUP([.L392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8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3];[$datos.$H$2:.$K$40];2;0)" office:value-type="float" office:value="0">
            <text:p>#N/A</text:p>
          </table:table-cell>
          <table:table-cell table:style-name="ce444" table:formula="of:=VLOOKUP([.D393];[$datos.$H$2:.$K$40];3;0)" office:value-type="float" office:value="0">
            <text:p>#N/A</text:p>
          </table:table-cell>
          <table:table-cell table:style-name="ce444" table:formula="of:=VLOOKUP([.D393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3];[$datos.$W$2:.$Y$15];2;0)" office:value-type="float" office:value="0">
            <text:p>#N/A</text:p>
          </table:table-cell>
          <table:table-cell table:style-name="ce444" table:formula="of:=VLOOKUP([.L393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89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4];[$datos.$H$2:.$K$40];2;0)" office:value-type="float" office:value="0">
            <text:p>#N/A</text:p>
          </table:table-cell>
          <table:table-cell table:style-name="ce444" table:formula="of:=VLOOKUP([.D394];[$datos.$H$2:.$K$40];3;0)" office:value-type="float" office:value="0">
            <text:p>#N/A</text:p>
          </table:table-cell>
          <table:table-cell table:style-name="ce444" table:formula="of:=VLOOKUP([.D394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4];[$datos.$W$2:.$Y$15];2;0)" office:value-type="float" office:value="0">
            <text:p>#N/A</text:p>
          </table:table-cell>
          <table:table-cell table:style-name="ce444" table:formula="of:=VLOOKUP([.L394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0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5];[$datos.$H$2:.$K$40];2;0)" office:value-type="float" office:value="0">
            <text:p>#N/A</text:p>
          </table:table-cell>
          <table:table-cell table:style-name="ce444" table:formula="of:=VLOOKUP([.D395];[$datos.$H$2:.$K$40];3;0)" office:value-type="float" office:value="0">
            <text:p>#N/A</text:p>
          </table:table-cell>
          <table:table-cell table:style-name="ce444" table:formula="of:=VLOOKUP([.D395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5];[$datos.$W$2:.$Y$15];2;0)" office:value-type="float" office:value="0">
            <text:p>#N/A</text:p>
          </table:table-cell>
          <table:table-cell table:style-name="ce444" table:formula="of:=VLOOKUP([.L395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1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6];[$datos.$H$2:.$K$40];2;0)" office:value-type="float" office:value="0">
            <text:p>#N/A</text:p>
          </table:table-cell>
          <table:table-cell table:style-name="ce444" table:formula="of:=VLOOKUP([.D396];[$datos.$H$2:.$K$40];3;0)" office:value-type="float" office:value="0">
            <text:p>#N/A</text:p>
          </table:table-cell>
          <table:table-cell table:style-name="ce444" table:formula="of:=VLOOKUP([.D396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6];[$datos.$W$2:.$Y$15];2;0)" office:value-type="float" office:value="0">
            <text:p>#N/A</text:p>
          </table:table-cell>
          <table:table-cell table:style-name="ce444" table:formula="of:=VLOOKUP([.L396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2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7];[$datos.$H$2:.$K$40];2;0)" office:value-type="float" office:value="0">
            <text:p>#N/A</text:p>
          </table:table-cell>
          <table:table-cell table:style-name="ce444" table:formula="of:=VLOOKUP([.D397];[$datos.$H$2:.$K$40];3;0)" office:value-type="float" office:value="0">
            <text:p>#N/A</text:p>
          </table:table-cell>
          <table:table-cell table:style-name="ce444" table:formula="of:=VLOOKUP([.D397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7];[$datos.$W$2:.$Y$15];2;0)" office:value-type="float" office:value="0">
            <text:p>#N/A</text:p>
          </table:table-cell>
          <table:table-cell table:style-name="ce444" table:formula="of:=VLOOKUP([.L397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3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8];[$datos.$H$2:.$K$40];2;0)" office:value-type="float" office:value="0">
            <text:p>#N/A</text:p>
          </table:table-cell>
          <table:table-cell table:style-name="ce444" table:formula="of:=VLOOKUP([.D398];[$datos.$H$2:.$K$40];3;0)" office:value-type="float" office:value="0">
            <text:p>#N/A</text:p>
          </table:table-cell>
          <table:table-cell table:style-name="ce444" table:formula="of:=VLOOKUP([.D398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8];[$datos.$W$2:.$Y$15];2;0)" office:value-type="float" office:value="0">
            <text:p>#N/A</text:p>
          </table:table-cell>
          <table:table-cell table:style-name="ce444" table:formula="of:=VLOOKUP([.L398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4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399];[$datos.$H$2:.$K$40];2;0)" office:value-type="float" office:value="0">
            <text:p>#N/A</text:p>
          </table:table-cell>
          <table:table-cell table:style-name="ce444" table:formula="of:=VLOOKUP([.D399];[$datos.$H$2:.$K$40];3;0)" office:value-type="float" office:value="0">
            <text:p>#N/A</text:p>
          </table:table-cell>
          <table:table-cell table:style-name="ce444" table:formula="of:=VLOOKUP([.D399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399];[$datos.$W$2:.$Y$15];2;0)" office:value-type="float" office:value="0">
            <text:p>#N/A</text:p>
          </table:table-cell>
          <table:table-cell table:style-name="ce444" table:formula="of:=VLOOKUP([.L399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5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400];[$datos.$H$2:.$K$40];2;0)" office:value-type="float" office:value="0">
            <text:p>#N/A</text:p>
          </table:table-cell>
          <table:table-cell table:style-name="ce444" table:formula="of:=VLOOKUP([.D400];[$datos.$H$2:.$K$40];3;0)" office:value-type="float" office:value="0">
            <text:p>#N/A</text:p>
          </table:table-cell>
          <table:table-cell table:style-name="ce444" table:formula="of:=VLOOKUP([.D400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400];[$datos.$W$2:.$Y$15];2;0)" office:value-type="float" office:value="0">
            <text:p>#N/A</text:p>
          </table:table-cell>
          <table:table-cell table:style-name="ce444" table:formula="of:=VLOOKUP([.L400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1">
          <table:table-cell/>
          <table:table-cell table:style-name="ce7" office:value-type="string">
            <text:p>WL_396</text:p>
          </table:table-cell>
          <table:table-cell table:style-name="ce442" table:content-validation-name="val24"/>
          <table:table-cell table:style-name="ce27" table:content-validation-name="val25"/>
          <table:table-cell table:style-name="ce444" table:formula="of:=VLOOKUP([.D401];[$datos.$H$2:.$K$40];2;0)" office:value-type="float" office:value="0">
            <text:p>#N/A</text:p>
          </table:table-cell>
          <table:table-cell table:style-name="ce444" table:formula="of:=VLOOKUP([.D401];[$datos.$H$2:.$K$40];3;0)" office:value-type="float" office:value="0">
            <text:p>#N/A</text:p>
          </table:table-cell>
          <table:table-cell table:style-name="ce444" table:formula="of:=VLOOKUP([.D401];[$datos.$H$2:.$K$40];4;0)" office:value-type="float" office:value="0">
            <text:p>#N/A</text:p>
          </table:table-cell>
          <table:table-cell table:style-name="ce35" table:content-validation-name="val3"/>
          <table:table-cell table:style-name="ce442" table:number-columns-repeated="2"/>
          <table:table-cell table:style-name="ce27" table:content-validation-name="val18"/>
          <table:table-cell table:style-name="ce27" table:content-validation-name="val29"/>
          <table:table-cell table:style-name="ce444" table:formula="of:=VLOOKUP([.L401];[$datos.$W$2:.$Y$15];2;0)" office:value-type="float" office:value="0">
            <text:p>#N/A</text:p>
          </table:table-cell>
          <table:table-cell table:style-name="ce444" table:formula="of:=VLOOKUP([.L401];[$datos.$W$2:.$Y$15];3;0)" office:value-type="float" office:value="0">
            <text:p>#N/A</text:p>
          </table:table-cell>
          <table:table-cell table:style-name="ce451" table:content-validation-name="val22"/>
          <table:table-cell table:style-name="ce451" table:content-validation-name="val15"/>
          <table:table-cell table:style-name="ce451"/>
          <table:table-cell table:style-name="ce452"/>
          <table:table-cell table:style-name="ce442" table:number-columns-repeated="2"/>
          <table:table-cell table:number-columns-repeated="1004"/>
        </table:table-row>
        <table:table-row table:style-name="ro22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8"/>
          <table:table-cell table:number-columns-repeated="1013"/>
        </table:table-row>
        <table:table-row table:style-name="ro22" table:number-rows-repeated="104777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2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</table:table>
      <table:table table:name="datos" table:style-name="ta3" table:print="false">
        <table:table-column table:style-name="co66" table:default-cell-style-name="ce463"/>
        <table:table-column table:style-name="co67" table:default-cell-style-name="ce463"/>
        <table:table-column table:style-name="co68" table:default-cell-style-name="ce463"/>
        <table:table-column table:style-name="co69" table:default-cell-style-name="ce463"/>
        <table:table-column table:style-name="co70" table:default-cell-style-name="ce463"/>
        <table:table-column table:style-name="co71" table:default-cell-style-name="ce483"/>
        <table:table-column table:style-name="co72" table:default-cell-style-name="ce483"/>
        <table:table-column table:style-name="co73" table:default-cell-style-name="ce463"/>
        <table:table-column table:style-name="co74" table:default-cell-style-name="ce463"/>
        <table:table-column table:style-name="co75" table:number-columns-repeated="2" table:default-cell-style-name="ce463"/>
        <table:table-column table:style-name="co76" table:default-cell-style-name="ce463"/>
        <table:table-column table:style-name="co77" table:default-cell-style-name="ce463"/>
        <table:table-column table:style-name="co78" table:default-cell-style-name="ce463"/>
        <table:table-column table:style-name="co79" table:default-cell-style-name="ce463"/>
        <table:table-column table:style-name="co80" table:default-cell-style-name="ce463"/>
        <table:table-column table:style-name="co81" table:default-cell-style-name="ce463"/>
        <table:table-column table:style-name="co82" table:default-cell-style-name="ce463"/>
        <table:table-column table:style-name="co23" table:default-cell-style-name="ce463"/>
        <table:table-column table:style-name="co83" table:default-cell-style-name="ce463"/>
        <table:table-column table:style-name="co84" table:default-cell-style-name="ce463"/>
        <table:table-column table:style-name="co85" table:default-cell-style-name="ce463"/>
        <table:table-column table:style-name="co86" table:default-cell-style-name="ce463"/>
        <table:table-column table:style-name="co87" table:default-cell-style-name="ce483"/>
        <table:table-column table:style-name="co88" table:default-cell-style-name="ce483"/>
        <table:table-column table:style-name="co89" table:default-cell-style-name="ce463"/>
        <table:table-column table:style-name="co90" table:default-cell-style-name="ce463"/>
        <table:table-column table:style-name="co23" table:default-cell-style-name="ce463"/>
        <table:table-column table:style-name="co23" table:number-columns-repeated="996" table:default-cell-style-name="ce511"/>
        <table:table-row table:style-name="ro20">
          <table:table-cell table:style-name="ce457" office:value-type="string">
            <text:p>Organismos</text:p>
          </table:table-cell>
          <table:table-cell table:style-name="ce464" office:value-type="string">
            <text:p>Criticidad</text:p>
          </table:table-cell>
          <table:table-cell table:style-name="ce464" office:value-type="string">
            <text:p>Disponibilidad</text:p>
          </table:table-cell>
          <table:table-cell table:style-name="ce464" office:value-type="string">
            <text:p>Tipo de entorno</text:p>
          </table:table-cell>
          <table:table-cell table:style-name="ce471" office:value-type="string">
            <text:p>BBDD versiones</text:p>
          </table:table-cell>
          <table:table-cell table:style-name="ce477" office:value-type="string">
            <text:p>Mayor</text:p>
          </table:table-cell>
          <table:table-cell table:style-name="ce484" office:value-type="string">
            <text:p>Minor</text:p>
          </table:table-cell>
          <table:table-cell table:style-name="ce471" office:value-type="string">
            <text:p>Servidores Versiones</text:p>
          </table:table-cell>
          <table:table-cell table:style-name="ce490" office:value-type="string">
            <text:p>Producto</text:p>
          </table:table-cell>
          <table:table-cell table:style-name="ce490" office:value-type="string">
            <text:p>Mayor</text:p>
          </table:table-cell>
          <table:table-cell table:style-name="ce490" office:value-type="string">
            <text:p>Minor</text:p>
          </table:table-cell>
          <table:table-cell table:style-name="ce471" office:value-type="string">
            <text:p>Sistemas Operativo</text:p>
          </table:table-cell>
          <table:table-cell table:style-name="ce471" office:value-type="string">
            <text:p>Método de respaldo</text:p>
          </table:table-cell>
          <table:table-cell table:style-name="ce471" office:value-type="string">
            <text:p>Plan Backup</text:p>
          </table:table-cell>
          <table:table-cell table:style-name="ce471" office:value-type="string">
            <text:p>SI/NO</text:p>
          </table:table-cell>
          <table:table-cell table:style-name="ce471" office:value-type="string">
            <text:p>Infraestructura</text:p>
          </table:table-cell>
          <table:table-cell table:style-name="ce471" office:value-type="string">
            <text:p>Virtualizado</text:p>
          </table:table-cell>
          <table:table-cell table:style-name="ce471" office:value-type="string">
            <text:p>Tecnologia</text:p>
          </table:table-cell>
          <table:table-cell table:style-name="ce490" office:value-type="string">
            <text:p>Factor Conversion</text:p>
          </table:table-cell>
          <table:table-cell table:style-name="ce471" office:value-type="string">
            <text:p>Activo/Pasivo</text:p>
          </table:table-cell>
          <table:table-cell table:style-name="ce471" office:value-type="string">
            <text:p>Tipo de nodo</text:p>
          </table:table-cell>
          <table:table-cell table:style-name="ce471" office:value-type="string">
            <text:p>Arquitectura servidores</text:p>
          </table:table-cell>
          <table:table-cell table:style-name="ce471" office:value-type="string">
            <text:p>Version_Forms_Reports</text:p>
          </table:table-cell>
          <table:table-cell table:style-name="ce477" office:value-type="string">
            <text:p>Mayor</text:p>
          </table:table-cell>
          <table:table-cell table:style-name="ce484" office:value-type="string">
            <text:p>Minor</text:p>
          </table:table-cell>
          <table:table-cell table:style-name="ce471" office:value-type="string">
            <text:p>Version_EM</text:p>
          </table:table-cell>
          <table:table-cell table:style-name="ce471" office:value-type="string">
            <text:p>Servidores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PRE</text:p>
          </table:table-cell>
          <table:table-cell table:style-name="ce465" office:value-type="string">
            <text:p>MUY ALTA</text:p>
          </table:table-cell>
          <table:table-cell table:style-name="ce465" office:value-type="string">
            <text:p>24x7</text:p>
          </table:table-cell>
          <table:table-cell table:style-name="ce465" office:value-type="string">
            <text:p>PRODUCCIÓN</text:p>
          </table:table-cell>
          <table:table-cell table:style-name="ce472" office:value-type="string">
            <text:p>Oracle Database Enterprise Edition 12.1.0.1</text:p>
          </table:table-cell>
          <table:table-cell table:style-name="ce478" office:value-type="string">
            <text:p>12.1</text:p>
          </table:table-cell>
          <table:table-cell table:style-name="ce485" office:value-type="string">
            <text:p>0.1</text:p>
          </table:table-cell>
          <table:table-cell table:style-name="ce472" office:value-type="string">
            <text:p>Oracle WebLogic Server 12.1.3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2.1</text:p>
          </table:table-cell>
          <table:table-cell table:style-name="ce469" office:value-type="string">
            <text:p>3.x</text:p>
          </table:table-cell>
          <table:table-cell table:style-name="ce493" office:value-type="string">
            <text:p>CentOS <text:s/>5.5</text:p>
          </table:table-cell>
          <table:table-cell table:style-name="ce493" office:value-type="string">
            <text:p>Sin Respaldo</text:p>
          </table:table-cell>
          <table:table-cell table:style-name="ce501" office:value-type="string">
            <text:p>NO TIENE</text:p>
          </table:table-cell>
          <table:table-cell table:style-name="ce465" office:value-type="string">
            <text:p>SI</text:p>
          </table:table-cell>
          <table:table-cell table:style-name="ce465" office:value-type="string">
            <text:p>Single Instance</text:p>
          </table:table-cell>
          <table:table-cell table:style-name="ce465" office:value-type="string">
            <text:p>No virtualizado</text:p>
          </table:table-cell>
          <table:table-cell table:style-name="ce465" office:value-type="string">
            <text:p>Sun and Fujitsu UltraSPARC T1 processor (1.0 or 1.2 GHz)</text:p>
          </table:table-cell>
          <table:table-cell table:style-name="ce462" office:value-type="float" office:value="0.25">
            <text:p>0,25</text:p>
          </table:table-cell>
          <table:table-cell table:style-name="ce465" office:value-type="string">
            <text:p>Activo</text:p>
          </table:table-cell>
          <table:table-cell table:style-name="ce465" office:value-type="string">
            <text:p>Standalone</text:p>
          </table:table-cell>
          <table:table-cell table:style-name="ce465" office:value-type="string">
            <text:p>Standalone</text:p>
          </table:table-cell>
          <table:table-cell table:style-name="ce473" office:value-type="string">
            <text:p>NO INSTALADO</text:p>
          </table:table-cell>
          <table:table-cell table:style-name="ce479"/>
          <table:table-cell table:style-name="ce486"/>
          <table:table-cell table:style-name="ce473" office:value-type="string">
            <text:p>NO INSTALADO</text:p>
          </table:table-cell>
          <table:table-cell table:style-name="ce509" table:formula="of:=IF(ISBLANK([Servidores.K6]);IF(ISBLANK([Servidores.C6]);&quot;&quot;;[Servidores.C6]);[Servidores.K6])" office:value-type="string" office:string-value="vmhttpic01">
            <text:p>vmhttpic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AC</text:p>
          </table:table-cell>
          <table:table-cell table:style-name="ce465" office:value-type="string">
            <text:p>ALTA </text:p>
          </table:table-cell>
          <table:table-cell table:style-name="ce465" office:value-type="string">
            <text:p>12x5</text:p>
          </table:table-cell>
          <table:table-cell table:style-name="ce465" office:value-type="string">
            <text:p>PREPRODUCCIÓN</text:p>
          </table:table-cell>
          <table:table-cell table:style-name="ce472" office:value-type="string">
            <text:p>Oracle Database Enterprise Edition 11.2.0.4</text:p>
          </table:table-cell>
          <table:table-cell table:style-name="ce478" office:value-type="string">
            <text:p>11.2</text:p>
          </table:table-cell>
          <table:table-cell table:style-name="ce485" office:value-type="string">
            <text:p>0.4</text:p>
          </table:table-cell>
          <table:table-cell table:style-name="ce472" office:value-type="string">
            <text:p>Oracle WebLogic Server 12.1.2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2.1</text:p>
          </table:table-cell>
          <table:table-cell table:style-name="ce469" office:value-type="string">
            <text:p>2.x</text:p>
          </table:table-cell>
          <table:table-cell table:style-name="ce494" office:value-type="string">
            <text:p>CentOS <text:s/>5.9</text:p>
          </table:table-cell>
          <table:table-cell table:style-name="ce494" office:value-type="string">
            <text:p>Réplica EMC SRDF</text:p>
          </table:table-cell>
          <table:table-cell table:style-name="ce472" office:value-type="string">
            <text:p>DESCONOCIDO</text:p>
          </table:table-cell>
          <table:table-cell table:style-name="ce466" office:value-type="string">
            <text:p>NO</text:p>
          </table:table-cell>
          <table:table-cell table:style-name="ce465" office:value-type="string">
            <text:p>RAC (Activo-Activo)</text:p>
          </table:table-cell>
          <table:table-cell table:style-name="ce465" office:value-type="string">
            <text:p>Virtualización lógica</text:p>
          </table:table-cell>
          <table:table-cell table:style-name="ce465" office:value-type="string">
            <text:p>Sun Fire T1000 Server, SPARC Enterprise T1000 Server*, with 6 or 8-core 1.0 GHz UltraSPARC T1 processor</text:p>
          </table:table-cell>
          <table:table-cell table:style-name="ce462" office:value-type="float" office:value="0.25">
            <text:p>0,25</text:p>
          </table:table-cell>
          <table:table-cell table:style-name="ce466" office:value-type="string">
            <text:p>Pasivo</text:p>
          </table:table-cell>
          <table:table-cell table:style-name="ce465" office:value-type="string">
            <text:p>Primario</text:p>
          </table:table-cell>
          <table:table-cell table:style-name="ce466" office:value-type="string">
            <text:p>Cluster</text:p>
          </table:table-cell>
          <table:table-cell table:style-name="ce465" office:value-type="string">
            <text:p>Oracle Forms and Reports 11gR2 (11.1.2.2.0)</text:p>
          </table:table-cell>
          <table:table-cell table:style-name="ce505" office:value-type="string">
            <text:p>11.1</text:p>
          </table:table-cell>
          <table:table-cell table:style-name="ce507" office:value-type="string">
            <text:p>2.2.0</text:p>
          </table:table-cell>
          <table:table-cell table:style-name="ce465" office:value-type="string">
            <text:p>Cloud Control 12c Release 4 (12.1.0.4)</text:p>
          </table:table-cell>
          <table:table-cell table:style-name="ce509" table:formula="of:=IF(ISBLANK([Servidores.K7]);IF(ISBLANK([Servidores.C7]);&quot;&quot;;[Servidores.C7]);[Servidores.K7])" office:value-type="string" office:string-value="vmhttpic02">
            <text:p>vmhttpic02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60" office:value-type="string">
            <text:p>AACID</text:p>
          </table:table-cell>
          <table:table-cell table:style-name="ce465" office:value-type="string">
            <text:p>MEDIA</text:p>
          </table:table-cell>
          <table:table-cell table:style-name="ce465" office:value-type="string">
            <text:p>8x5</text:p>
          </table:table-cell>
          <table:table-cell table:style-name="ce465" office:value-type="string">
            <text:p>FORMACIÓN</text:p>
          </table:table-cell>
          <table:table-cell table:style-name="ce472" office:value-type="string">
            <text:p>Oracle Database Enterprise Edition 11.2.0.3</text:p>
          </table:table-cell>
          <table:table-cell table:style-name="ce478" office:value-type="string">
            <text:p>11.2</text:p>
          </table:table-cell>
          <table:table-cell table:style-name="ce485" office:value-type="string">
            <text:p>0.3</text:p>
          </table:table-cell>
          <table:table-cell table:style-name="ce472" office:value-type="string">
            <text:p>Oracle WebLogic Server 12.1.1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2.1</text:p>
          </table:table-cell>
          <table:table-cell table:style-name="ce469" office:value-type="string">
            <text:p>1.x</text:p>
          </table:table-cell>
          <table:table-cell table:style-name="ce472" office:value-type="string">
            <text:p>HP-UX Itanium(11.23)</text:p>
          </table:table-cell>
          <table:table-cell table:style-name="ce472" office:value-type="string">
            <text:p>Réplica EMC Recover Point</text:p>
          </table:table-cell>
          <table:table-cell table:style-name="ce472" office:value-type="string">
            <text:p>DG</text:p>
          </table:table-cell>
          <table:table-cell table:style-name="ce462"/>
          <table:table-cell table:style-name="ce465" office:value-type="string">
            <text:p>RAC One Node</text:p>
          </table:table-cell>
          <table:table-cell table:style-name="ce466" office:value-type="string">
            <text:p>Virtualización física</text:p>
          </table:table-cell>
          <table:table-cell table:style-name="ce465" office:value-type="string">
            <text:p>Sun Fire T2000 Server, SPARC Enterprise T2000 Server*, with 4, 6, or 8-core 1.0 GHz, or 8 core 1.2 GHz UltraSPARC T1 processor</text:p>
          </table:table-cell>
          <table:table-cell table:style-name="ce462" office:value-type="float" office:value="0.25">
            <text:p>0,25</text:p>
          </table:table-cell>
          <table:table-cell table:style-name="ce462"/>
          <table:table-cell table:style-name="ce466" office:value-type="string">
            <text:p>Secundario</text:p>
          </table:table-cell>
          <table:table-cell table:style-name="ce462"/>
          <table:table-cell table:style-name="ce465" office:value-type="string">
            <text:p>Oracle Forms and Reports 11R1 (11.1.1.7)</text:p>
          </table:table-cell>
          <table:table-cell table:style-name="ce505" office:value-type="string">
            <text:p>11.1</text:p>
          </table:table-cell>
          <table:table-cell table:style-name="ce507" office:value-type="string">
            <text:p>1.7</text:p>
          </table:table-cell>
          <table:table-cell table:style-name="ce465" office:value-type="string">
            <text:p>Cloud Control 12c Release 3 (12.1.0.3)</text:p>
          </table:table-cell>
          <table:table-cell table:style-name="ce509" table:formula="of:=IF(ISBLANK([Servidores.K8]);IF(ISBLANK([Servidores.C8]);&quot;&quot;;[Servidores.C8]);[Servidores.K8])" office:value-type="string" office:string-value="vmhttpic03">
            <text:p>vmhttpic03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>
            <text:p>AAE</text:p>
          </table:table-cell>
          <table:table-cell table:style-name="ce466" office:value-type="string">
            <text:p>BAJA</text:p>
          </table:table-cell>
          <table:table-cell table:style-name="ce467" office:value-type="string">
            <text:p>N/A</text:p>
          </table:table-cell>
          <table:table-cell table:style-name="ce465" office:value-type="string">
            <text:p>TESTING / PRUEBAS / INTEGRACIÓN</text:p>
          </table:table-cell>
          <table:table-cell table:style-name="ce472" office:value-type="string">
            <text:p>Oracle Database Enterprise Edition 11.2.0.2</text:p>
          </table:table-cell>
          <table:table-cell table:style-name="ce478" office:value-type="string">
            <text:p>11.2</text:p>
          </table:table-cell>
          <table:table-cell table:style-name="ce485" office:value-type="string">
            <text:p>0.2</text:p>
          </table:table-cell>
          <table:table-cell table:style-name="ce472" office:value-type="string">
            <text:p>Oracle WebLogic Server 10.3.6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6.x</text:p>
          </table:table-cell>
          <table:table-cell table:style-name="ce472" office:value-type="string">
            <text:p>HP-UX Itanium(11.31)</text:p>
          </table:table-cell>
          <table:table-cell table:style-name="ce472" office:value-type="string">
            <text:p>Réplica Veritas Volume Replicator (VVR)</text:p>
          </table:table-cell>
          <table:table-cell table:style-name="ce472" office:value-type="string">
            <text:p>SNAPSHOT</text:p>
          </table:table-cell>
          <table:table-cell table:style-name="ce462"/>
          <table:table-cell table:style-name="ce465" office:value-type="string">
            <text:p>Activo-Pasivo (Clusterware oracle)</text:p>
          </table:table-cell>
          <table:table-cell table:style-name="ce462"/>
          <table:table-cell table:style-name="ce465" office:value-type="string">
            <text:p>Sun Netra T2000, 1.0 or 1.2 GHz UltraSPARC T1 processor</text:p>
          </table:table-cell>
          <table:table-cell table:style-name="ce462" office:value-type="float" office:value="0.25">
            <text:p>0,25</text:p>
          </table:table-cell>
          <table:table-cell table:style-name="ce462" table:number-columns-repeated="3"/>
          <table:table-cell table:style-name="ce465" office:value-type="string">
            <text:p>Oracle Forms and Reports 10.1.3</text:p>
          </table:table-cell>
          <table:table-cell table:style-name="ce505" office:value-type="string">
            <text:p>10.1</text:p>
          </table:table-cell>
          <table:table-cell table:style-name="ce507" office:value-type="string">
            <text:p>3.x</text:p>
          </table:table-cell>
          <table:table-cell table:style-name="ce465" office:value-type="string">
            <text:p>Cloud Control 12c Release 2 (12.1.0.2)</text:p>
          </table:table-cell>
          <table:table-cell table:style-name="ce509" table:formula="of:=IF(ISBLANK([Servidores.K9]);IF(ISBLANK([Servidores.C9]);&quot;&quot;;[Servidores.C9]);[Servidores.K9])" office:value-type="string" office:string-value="vmhttpic04">
            <text:p>vmhttpic04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AIICC</text:p>
          </table:table-cell>
          <table:table-cell table:style-name="ce462" table:number-columns-repeated="2"/>
          <table:table-cell table:style-name="ce465" office:value-type="string">
            <text:p>DESARROLLO</text:p>
          </table:table-cell>
          <table:table-cell table:style-name="ce472" office:value-type="string">
            <text:p>Oracle Database Enterprise Edition 11.2.0.1</text:p>
          </table:table-cell>
          <table:table-cell table:style-name="ce478" office:value-type="string">
            <text:p>11.2</text:p>
          </table:table-cell>
          <table:table-cell table:style-name="ce485" office:value-type="string">
            <text:p>0.1</text:p>
          </table:table-cell>
          <table:table-cell table:style-name="ce472" office:value-type="string">
            <text:p>Oracle WebLogic Server 10.3.5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5.x</text:p>
          </table:table-cell>
          <table:table-cell table:style-name="ce472" office:value-type="string">
            <text:p>IBM AIX on POWER Systems (64-bit)(5.3)</text:p>
          </table:table-cell>
          <table:table-cell table:style-name="ce472" office:value-type="string">
            <text:p>Réplica otras</text:p>
          </table:table-cell>
          <table:table-cell table:style-name="ce472" office:value-type="string">
            <text:p>EXPORTS</text:p>
          </table:table-cell>
          <table:table-cell table:style-name="ce462"/>
          <table:table-cell table:style-name="ce465" office:value-type="string">
            <text:p>Activo-Pasivo (Cluster terceros)</text:p>
          </table:table-cell>
          <table:table-cell table:style-name="ce462"/>
          <table:table-cell table:style-name="ce465" office:value-type="string">
            <text:p>SPARC T3 processor</text:p>
          </table:table-cell>
          <table:table-cell table:style-name="ce462" office:value-type="float" office:value="0.25">
            <text:p>0,25</text:p>
          </table:table-cell>
          <table:table-cell table:style-name="ce462" table:number-columns-repeated="3"/>
          <table:table-cell table:style-name="ce465" office:value-type="string">
            <text:p>Oracle Forms and Reports 10.1.2</text:p>
          </table:table-cell>
          <table:table-cell table:style-name="ce505" office:value-type="string">
            <text:p>10.1</text:p>
          </table:table-cell>
          <table:table-cell table:style-name="ce507" office:value-type="string">
            <text:p>2.x</text:p>
          </table:table-cell>
          <table:table-cell table:style-name="ce465" office:value-type="string">
            <text:p>Cloud Control 12c Release 1 (12.1.0.1)</text:p>
          </table:table-cell>
          <table:table-cell table:style-name="ce509" table:formula="of:=IF(ISBLANK([Servidores.K10]);IF(ISBLANK([Servidores.C10]);&quot;&quot;;[Servidores.C10]);[Servidores.K10])" office:value-type="string" office:string-value="vmhttpp01">
            <text:p>vmhttpp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DCA</text:p>
          </table:table-cell>
          <table:table-cell table:style-name="ce462" table:number-columns-repeated="2"/>
          <table:table-cell table:style-name="ce466" office:value-type="string">
            <text:p>ESTADÍSTICAS </text:p>
          </table:table-cell>
          <table:table-cell table:style-name="ce472" office:value-type="string">
            <text:p>Oracle Database Enterprise Edition 11.1.0.7</text:p>
          </table:table-cell>
          <table:table-cell table:style-name="ce478" office:value-type="string">
            <text:p>11.1</text:p>
          </table:table-cell>
          <table:table-cell table:style-name="ce485" office:value-type="string">
            <text:p>0.7</text:p>
          </table:table-cell>
          <table:table-cell table:style-name="ce472" office:value-type="string">
            <text:p>Oracle WebLogic Server 10.3.4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4.x</text:p>
          </table:table-cell>
          <table:table-cell table:style-name="ce472" office:value-type="string">
            <text:p>IBM AIX on POWER Systems (64-bit)(6.1)</text:p>
          </table:table-cell>
          <table:table-cell table:style-name="ce472" office:value-type="string">
            <text:p>Dataguard</text:p>
          </table:table-cell>
          <table:table-cell table:style-name="ce472" office:value-type="string">
            <text:p>COLD BACKUP</text:p>
          </table:table-cell>
          <table:table-cell table:style-name="ce462"/>
          <table:table-cell table:style-name="ce473" office:value-type="string">
            <text:p>-- NO ENCUENTRO MI OPCIÓN --</text:p>
          </table:table-cell>
          <table:table-cell table:style-name="ce462"/>
          <table:table-cell table:style-name="ce465" office:value-type="string">
            <text:p>Sun and Fujitsu UltraSPARC T1 processor (1.0 or 1.2 GHz)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 office:value-type="string">
            <text:p>Oracle Forms and Reports 9i</text:p>
          </table:table-cell>
          <table:table-cell table:style-name="ce505" office:value-type="float" office:value="9">
            <text:p>9</text:p>
          </table:table-cell>
          <table:table-cell table:style-name="ce507" office:value-type="string">
            <text:p>x.x</text:p>
          </table:table-cell>
          <table:table-cell table:style-name="ce465" office:value-type="string">
            <text:p>Enterprise Manager 11g Grid Control Release 1 (11.1.0.1.0)</text:p>
          </table:table-cell>
          <table:table-cell table:style-name="ce509" table:formula="of:=IF(ISBLANK([Servidores.K11]);IF(ISBLANK([Servidores.C11]);&quot;&quot;;[Servidores.C11]);[Servidores.K11])" office:value-type="string" office:string-value="vmhttpp02">
            <text:p>vmhttpp02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AEFPA</text:p>
          </table:table-cell>
          <table:table-cell table:style-name="ce462" table:number-columns-repeated="2"/>
          <table:table-cell table:style-name="ce468"/>
          <table:table-cell table:style-name="ce472" office:value-type="string">
            <text:p>Oracle Database Enterprise Edition 11.1.0.6</text:p>
          </table:table-cell>
          <table:table-cell table:style-name="ce478" office:value-type="string">
            <text:p>11.1</text:p>
          </table:table-cell>
          <table:table-cell table:style-name="ce485" office:value-type="string">
            <text:p>0.6</text:p>
          </table:table-cell>
          <table:table-cell table:style-name="ce472" office:value-type="string">
            <text:p>Oracle WebLogic Server 10.3.3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3.x</text:p>
          </table:table-cell>
          <table:table-cell table:style-name="ce472" office:value-type="string">
            <text:p>IBM AIX on POWER Systems (64-bit)(7.1)</text:p>
          </table:table-cell>
          <table:table-cell table:style-name="ce472" office:value-type="string">
            <text:p>Active Dataguard</text:p>
          </table:table-cell>
          <table:table-cell table:style-name="ce472" office:value-type="string">
            <text:p>EXPORTS + COLD BACKUP</text:p>
          </table:table-cell>
          <table:table-cell table:style-name="ce462"/>
          <table:table-cell table:style-name="ce475"/>
          <table:table-cell table:style-name="ce462"/>
          <table:table-cell table:style-name="ce465" office:value-type="string">
            <text:p>Sun and Fujitsu UltraSPARC T1 1.4 GHz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 office:value-type="string">
            <text:p>Oracle Forms and Reports 6i</text:p>
          </table:table-cell>
          <table:table-cell table:style-name="ce505" office:value-type="float" office:value="6">
            <text:p>6</text:p>
          </table:table-cell>
          <table:table-cell table:style-name="ce507" office:value-type="string">
            <text:p>x.x</text:p>
          </table:table-cell>
          <table:table-cell table:style-name="ce465" office:value-type="string">
            <text:p>Enterprise Manager 10g Grid Control Release 2 (10.2.0.x.0)</text:p>
          </table:table-cell>
          <table:table-cell table:style-name="ce509" table:formula="of:=IF(ISBLANK([Servidores.K12]);IF(ISBLANK([Servidores.C12]);&quot;&quot;;[Servidores.C12]);[Servidores.K12])" office:value-type="string" office:string-value="vmhttpp03">
            <text:p>vmhttpp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GAPA</text:p>
          </table:table-cell>
          <table:table-cell table:style-name="ce462" table:number-columns-repeated="3"/>
          <table:table-cell table:style-name="ce472" office:value-type="string">
            <text:p>Oracle Database Enterprise Edition 10.2.0.5</text:p>
          </table:table-cell>
          <table:table-cell table:style-name="ce478" office:value-type="string">
            <text:p>10.2</text:p>
          </table:table-cell>
          <table:table-cell table:style-name="ce485" office:value-type="string">
            <text:p>0.5</text:p>
          </table:table-cell>
          <table:table-cell table:style-name="ce472" office:value-type="string">
            <text:p>Oracle WebLogic Server 10.3.2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2.x</text:p>
          </table:table-cell>
          <table:table-cell table:style-name="ce472" office:value-type="string">
            <text:p>Linux Itanium(Red Hat Enterprise 4)</text:p>
          </table:table-cell>
          <table:table-cell table:style-name="ce473" office:value-type="string">
            <text:p>-- NO ENCUENTRO MI OPCIÓN --</text:p>
          </table:table-cell>
          <table:table-cell table:style-name="ce472" office:value-type="string">
            <text:p>RMAN</text:p>
          </table:table-cell>
          <table:table-cell table:style-name="ce462"/>
          <table:table-cell table:style-name="ce465"/>
          <table:table-cell table:style-name="ce462"/>
          <table:table-cell table:style-name="ce465" office:value-type="string">
            <text:p>Sun Fire T2000 Server and SPARC Enterprise T2000 Server*, with 8-core, 1.4 GHz UltraSPARC T1 processor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73" office:value-type="string">
            <text:p>-- NO ENCUENTRO MI OPCIÓN --</text:p>
          </table:table-cell>
          <table:table-cell table:style-name="ce506"/>
          <table:table-cell table:style-name="ce508"/>
          <table:table-cell table:style-name="ce465" office:value-type="string">
            <text:p>Enterprise Manager 10g Grid Control Release 1 (10.1.0.x.0)</text:p>
          </table:table-cell>
          <table:table-cell table:style-name="ce509" table:formula="of:=IF(ISBLANK([Servidores.K13]);IF(ISBLANK([Servidores.C13]);&quot;&quot;;[Servidores.C13]);[Servidores.K13])" office:value-type="string" office:string-value="vmhttpp04">
            <text:p>vmhttpp04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AGESA</text:p>
          </table:table-cell>
          <table:table-cell table:style-name="ce462" table:number-columns-repeated="3"/>
          <table:table-cell table:style-name="ce472" office:value-type="string">
            <text:p>Oracle Database Enterprise Edition 10.2.0.4</text:p>
          </table:table-cell>
          <table:table-cell table:style-name="ce478" office:value-type="string">
            <text:p>10.2</text:p>
          </table:table-cell>
          <table:table-cell table:style-name="ce485" office:value-type="string">
            <text:p>0.4</text:p>
          </table:table-cell>
          <table:table-cell table:style-name="ce472" office:value-type="string">
            <text:p>Oracle WebLogic Server 10.3.1</text:p>
          </table:table-cell>
          <table:table-cell table:style-name="ce469" office:value-type="string">
            <text:p>Oracle WebLogic Server</text:p>
          </table:table-cell>
          <table:table-cell table:style-name="ce469" office:value-type="string">
            <text:p>10.3</text:p>
          </table:table-cell>
          <table:table-cell table:style-name="ce469" office:value-type="string">
            <text:p>1.x</text:p>
          </table:table-cell>
          <table:table-cell table:style-name="ce472" office:value-type="string">
            <text:p>Linux x86(Oracle Linux 4)</text:p>
          </table:table-cell>
          <table:table-cell table:style-name="ce475"/>
          <table:table-cell table:style-name="ce472" office:value-type="string">
            <text:p>RMAN LEGATO</text:p>
          </table:table-cell>
          <table:table-cell table:style-name="ce462"/>
          <table:table-cell table:style-name="ce465"/>
          <table:table-cell table:style-name="ce462"/>
          <table:table-cell table:style-name="ce465" office:value-type="string">
            <text:p>Sun T6300, 1.4 GHz UltraSPARC T1 processor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75"/>
          <table:table-cell table:style-name="ce481"/>
          <table:table-cell table:style-name="ce488"/>
          <table:table-cell table:style-name="ce473" office:value-type="string">
            <text:p>-- NO ENCUENTRO MI OPCIÓN --</text:p>
          </table:table-cell>
          <table:table-cell table:style-name="ce509" table:formula="of:=IF(ISBLANK([Servidores.K14]);IF(ISBLANK([Servidores.C14]);&quot;&quot;;[Servidores.C14]);[Servidores.K14])" office:value-type="string" office:string-value="vmwlsadm">
            <text:p>vmwlsadm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IDEA</text:p>
          </table:table-cell>
          <table:table-cell table:style-name="ce462" table:number-columns-repeated="3"/>
          <table:table-cell table:style-name="ce472" office:value-type="string">
            <text:p>Oracle Database Enterprise Edition 10.2.0.3</text:p>
          </table:table-cell>
          <table:table-cell table:style-name="ce478" office:value-type="string">
            <text:p>10.2</text:p>
          </table:table-cell>
          <table:table-cell table:style-name="ce485" office:value-type="string">
            <text:p>0.3</text:p>
          </table:table-cell>
          <table:table-cell table:style-name="ce472" office:value-type="string">
            <text:p>Oracle Application Server  10.1.3.x</text:p>
          </table:table-cell>
          <table:table-cell table:style-name="ce469" office:value-type="string">
            <text:p>Oracle Application Server </text:p>
          </table:table-cell>
          <table:table-cell table:style-name="ce469" office:value-type="string">
            <text:p>10.1</text:p>
          </table:table-cell>
          <table:table-cell table:style-name="ce469" office:value-type="string">
            <text:p>3.x</text:p>
          </table:table-cell>
          <table:table-cell table:style-name="ce472" office:value-type="string">
            <text:p>Linux x86(Oracle Linux 5)</text:p>
          </table:table-cell>
          <table:table-cell table:style-name="ce472"/>
          <table:table-cell table:style-name="ce472" office:value-type="string">
            <text:p>RMAN DATAPROTECTOR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>
            <text:p>AMD Opteron Models 13XX, 23XX, 24XX, 32XX, 41XX, 42XX, 61XX, 62XX, 83XX, 84XX or earlier Multicore chips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5]);IF(ISBLANK([Servidores.C15]);&quot;&quot;;[Servidores.C15]);[Servidores.K15])" office:value-type="string" office:string-value="vmwlsadmin">
            <text:p>vmwlsadmin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9" office:value-type="string">
            <text:p>AMAYA</text:p>
          </table:table-cell>
          <table:table-cell table:style-name="ce462" table:number-columns-repeated="3"/>
          <table:table-cell table:style-name="ce472" office:value-type="string">
            <text:p>Oracle Database Enterprise Edition 10.2.0.2</text:p>
          </table:table-cell>
          <table:table-cell table:style-name="ce478" office:value-type="string">
            <text:p>10.2</text:p>
          </table:table-cell>
          <table:table-cell table:style-name="ce485" office:value-type="string">
            <text:p>0.2</text:p>
          </table:table-cell>
          <table:table-cell table:style-name="ce472" office:value-type="string">
            <text:p>Oracle Application Server 10.1.2.x</text:p>
          </table:table-cell>
          <table:table-cell table:style-name="ce469" office:value-type="string">
            <text:p>Oracle Application Server </text:p>
          </table:table-cell>
          <table:table-cell table:style-name="ce492" office:value-type="string">
            <text:p>10.1</text:p>
          </table:table-cell>
          <table:table-cell table:style-name="ce469" office:value-type="string">
            <text:p>2.x</text:p>
          </table:table-cell>
          <table:table-cell table:style-name="ce472" office:value-type="string">
            <text:p>Linux x86(Oracle Linux 6)</text:p>
          </table:table-cell>
          <table:table-cell table:style-name="ce472"/>
          <table:table-cell table:style-name="ce472" office:value-type="string">
            <text:p>RMAN NETBACKUP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>
            <text:p>Intel Xeon Series 56XX, Series 65XX, Series 75XX, Series E7-28XX, Series E7-48XX, Series E7-88XX or earlier Multicore chips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6]);IF(ISBLANK([Servidores.C16]);&quot;&quot;;[Servidores.C16]);[Servidores.K16])" office:value-type="string" office:string-value="vmwlsc01">
            <text:p>vmwlsc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OPJA</text:p>
          </table:table-cell>
          <table:table-cell table:style-name="ce462" table:number-columns-repeated="3"/>
          <table:table-cell table:style-name="ce472" office:value-type="string">
            <text:p>Oracle Database Enterprise Edition 10.2.0.1</text:p>
          </table:table-cell>
          <table:table-cell table:style-name="ce478" office:value-type="string">
            <text:p>10.2</text:p>
          </table:table-cell>
          <table:table-cell table:style-name="ce485" office:value-type="string">
            <text:p>0.1</text:p>
          </table:table-cell>
          <table:table-cell table:style-name="ce473" office:value-type="string">
            <text:p>-- NO ENCUENTRO MI OPCIÓN --</text:p>
          </table:table-cell>
          <table:table-cell table:style-name="ce491" table:number-columns-repeated="3"/>
          <table:table-cell table:style-name="ce472" office:value-type="string">
            <text:p>Linux x86(Oracle Linux 7)</text:p>
          </table:table-cell>
          <table:table-cell table:style-name="ce472"/>
          <table:table-cell table:style-name="ce472" office:value-type="string">
            <text:p>RMAN + EXPORTS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>
            <text:p>Intel Itanium Series 93XX or earlier Multicore chips (For servers purchased prior to Dec 1st, 2010)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7]);IF(ISBLANK([Servidores.C17]);&quot;&quot;;[Servidores.C17]);[Servidores.K17])" office:value-type="string" office:string-value="vmwlsc02">
            <text:p>vmwlsc02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APPA</text:p>
          </table:table-cell>
          <table:table-cell table:style-name="ce462" table:number-columns-repeated="3"/>
          <table:table-cell table:style-name="ce472" office:value-type="string">
            <text:p>Oracle Database Enterprise Edition 9.2.0.8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8</text:p>
          </table:table-cell>
          <table:table-cell table:style-name="ce475"/>
          <table:table-cell table:style-name="Default" table:number-columns-repeated="3"/>
          <table:table-cell table:style-name="ce472" office:value-type="string">
            <text:p>Linux x86(Red Hat Enterprise 3)</text:p>
          </table:table-cell>
          <table:table-cell table:style-name="ce472"/>
          <table:table-cell table:style-name="ce472" office:value-type="string">
            <text:p>RMAN LEGATO + EXPORTS</text:p>
          </table:table-cell>
          <table:table-cell table:style-name="ce462"/>
          <table:table-cell table:style-name="ce502"/>
          <table:table-cell table:style-name="ce462"/>
          <table:table-cell table:style-name="ce465" office:value-type="string">
            <text:p>Intel or AMD Desktop, Laptop/Notebook, or Netbook Multicore chips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5"/>
          <table:table-cell table:style-name="ce481"/>
          <table:table-cell table:style-name="ce488"/>
          <table:table-cell table:style-name="ce465"/>
          <table:table-cell table:style-name="ce509" table:formula="of:=IF(ISBLANK([Servidores.K18]);IF(ISBLANK([Servidores.C18]);&quot;&quot;;[Servidores.C18]);[Servidores.K18])" office:value-type="string" office:string-value="vmwlsc03">
            <text:p>vmwlsc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SAG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2.0.7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7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(Red Hat Enterprise 4)</text:p>
          </table:table-cell>
          <table:table-cell table:style-name="ce476"/>
          <table:table-cell table:style-name="ce472" office:value-type="string">
            <text:p>RMAN DATAPROTECTOR + EXPORTS</text:p>
          </table:table-cell>
          <table:table-cell table:style-name="ce462"/>
          <table:table-cell table:style-name="ce503"/>
          <table:table-cell table:style-name="ce462"/>
          <table:table-cell table:style-name="ce465" office:value-type="string">
            <text:p>Sun UltraSPARC T2+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3"/>
          <table:table-cell table:style-name="ce466"/>
          <table:table-cell table:style-name="ce482"/>
          <table:table-cell table:style-name="ce489"/>
          <table:table-cell table:style-name="ce465"/>
          <table:table-cell table:style-name="ce509" table:formula="of:=IF(ISBLANK([Servidores.K19]);IF(ISBLANK([Servidores.C19]);&quot;&quot;;[Servidores.C19]);[Servidores.K19])" office:value-type="string" office:string-value="vmwlsc04">
            <text:p>vmwlsc04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SBG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2.0.6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6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(Red Hat Enterprise 5)</text:p>
          </table:table-cell>
          <table:table-cell table:style-name="ce469"/>
          <table:table-cell table:style-name="ce472" office:value-type="string">
            <text:p>RMAN NETBACKUP + EXPORTS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>
            <text:p>SPARC64 VII+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0]);IF(ISBLANK([Servidores.C20]);&quot;&quot;;[Servidores.C20]);[Servidores.K20])" office:value-type="string" office:string-value="vmwlsc64b02">
            <text:p>vmwlsc64b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SSDA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9.2.0.5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5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(Red Hat Enterprise 6)</text:p>
          </table:table-cell>
          <table:table-cell table:style-name="ce469"/>
          <table:table-cell table:style-name="ce472" office:value-type="string">
            <text:p>RMAN + COLD BACKUP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>
            <text:p>SPARC T4 processor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1]);IF(ISBLANK([Servidores.C21]);&quot;&quot;;[Servidores.C21]);[Servidores.K21])" office:value-type="string" office:string-value="vmwlsc64b03">
            <text:p>vmwlsc64b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AVRA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2.0.4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4</text:p>
          </table:table-cell>
          <table:table-cell table:style-name="ce474"/>
          <table:table-cell table:style-name="ce470" table:number-columns-repeated="3"/>
          <table:table-cell table:style-name="ce493" office:value-type="string">
            <text:p>Linux x86(SLES-10)</text:p>
          </table:table-cell>
          <table:table-cell table:style-name="ce497"/>
          <table:table-cell table:style-name="ce472" office:value-type="string">
            <text:p>RMAN + EXPORTS + COLD BACKUP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>
            <text:p>SPARC T5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2]);IF(ISBLANK([Servidores.C22]);&quot;&quot;;[Servidores.C22]);[Servidores.K22])" office:value-type="string" office:string-value="vmwlsi01">
            <text:p>vmwlsi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CAA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2.0.3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3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-64(Oracle Linux 4)</text:p>
          </table:table-cell>
          <table:table-cell table:style-name="ce469"/>
          <table:table-cell table:style-name="ce473" office:value-type="string">
            <text:p>-- NO ENCUENTRO MI OPCIÓN --</text:p>
          </table:table-cell>
          <table:table-cell table:style-name="ce462"/>
          <table:table-cell table:style-name="ce504"/>
          <table:table-cell table:style-name="ce462"/>
          <table:table-cell table:style-name="ce465" office:value-type="string">
            <text:p>SPARC M5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5"/>
          <table:table-cell table:style-name="ce509" table:formula="of:=IF(ISBLANK([Servidores.K23]);IF(ISBLANK([Servidores.C23]);&quot;&quot;;[Servidores.C23]);[Servidores.K23])" office:value-type="string" office:string-value="vmwlsi02">
            <text:p>vmwlsi02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CAAC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2.0.2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2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-64(Oracle Linux 5)</text:p>
          </table:table-cell>
          <table:table-cell table:style-name="ce469"/>
          <table:table-cell table:style-name="ce475"/>
          <table:table-cell table:style-name="ce462"/>
          <table:table-cell table:style-name="ce504"/>
          <table:table-cell table:style-name="ce462"/>
          <table:table-cell table:style-name="ce465" office:value-type="string">
            <text:p>SPARC M6</text:p>
          </table:table-cell>
          <table:table-cell table:style-name="ce462" office:value-type="float" office:value="0.5">
            <text:p>0,5</text:p>
          </table:table-cell>
          <table:table-cell table:style-name="ce462" table:number-columns-repeated="4"/>
          <table:table-cell table:style-name="ce469" table:number-columns-repeated="2"/>
          <table:table-cell table:style-name="ce466"/>
          <table:table-cell table:style-name="ce509" table:formula="of:=IF(ISBLANK([Servidores.K24]);IF(ISBLANK([Servidores.C24]);&quot;&quot;;[Servidores.C24]);[Servidores.K24])" office:value-type="string" office:string-value="vmwlsi03">
            <text:p>vmwlsi03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8" office:value-type="string">
            <text:p>CALRI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9.2.0.1</text:p>
          </table:table-cell>
          <table:table-cell table:style-name="ce478" office:value-type="string">
            <text:p>9.2</text:p>
          </table:table-cell>
          <table:table-cell table:style-name="ce485" office:value-type="string">
            <text:p>0.1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-64(Oracle Linux 6)</text:p>
          </table:table-cell>
          <table:table-cell table:style-name="ce469"/>
          <table:table-cell table:style-name="ce475"/>
          <table:table-cell table:style-name="ce462"/>
          <table:table-cell table:style-name="ce504"/>
          <table:table-cell table:style-name="ce462"/>
          <table:table-cell table:style-name="ce465" office:value-type="string">
            <text:p>Sun and Fujitsu SPARC64 VI, VII</text:p>
          </table:table-cell>
          <table:table-cell table:style-name="ce462" office:value-type="float" office:value="0.75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5]);IF(ISBLANK([Servidores.C25]);&quot;&quot;;[Servidores.C25]);[Servidores.K25])" office:value-type="string" office:string-value="vmwlsi04">
            <text:p>vmwlsi04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APDER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0.1.5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5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-64(Oracle Linux 7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>
            <text:p>Sun UltraSPARC IV, IV+, or earlier Multicore chips</text:p>
          </table:table-cell>
          <table:table-cell table:style-name="ce462" office:value-type="float" office:value="0.75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6]);IF(ISBLANK([Servidores.C26]);&quot;&quot;;[Servidores.C26]);[Servidores.K26])" office:value-type="string" office:string-value="vmwlsp01">
            <text:p>vmwlsp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CCA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0.1.4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4</text:p>
          </table:table-cell>
          <table:table-cell table:style-name="ce474"/>
          <table:table-cell table:style-name="ce470" table:number-columns-repeated="3"/>
          <table:table-cell table:style-name="ce472" office:value-type="string">
            <text:p>Linux x86-64(Red Hat Enterprise 3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>
            <text:p>Sun UltraSPARC T2</text:p>
          </table:table-cell>
          <table:table-cell table:style-name="ce462" office:value-type="float" office:value="0.75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7]);IF(ISBLANK([Servidores.C27]);&quot;&quot;;[Servidores.C27]);[Servidores.K27])" office:value-type="string" office:string-value="vmwlsp02">
            <text:p>vmwlsp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ECD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0.1.3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3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Linux x86-64(Red Hat Enterprise 4)</text:p>
          </table:table-cell>
          <table:table-cell table:style-name="ce469"/>
          <table:table-cell table:style-name="ce474"/>
          <table:table-cell table:style-name="ce462"/>
          <table:table-cell table:style-name="ce504"/>
          <table:table-cell table:style-name="ce462"/>
          <table:table-cell table:style-name="ce465" office:value-type="string">
            <text:p>HP PA-RISC</text:p>
          </table:table-cell>
          <table:table-cell table:style-name="ce462" office:value-type="float" office:value="0.75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8]);IF(ISBLANK([Servidores.C28]);&quot;&quot;;[Servidores.C28]);[Servidores.K28])" office:value-type="string" office:string-value="vmwlsp03">
            <text:p>vmwlsp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EICE</text:p>
          </table:table-cell>
          <table:table-cell table:style-name="ce462" table:number-columns-repeated="2"/>
          <table:table-cell table:style-name="ce469"/>
          <table:table-cell table:style-name="ce472" office:value-type="string">
            <text:p>Oracle Database Enterprise Edition 9.0.1.2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2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Linux x86-64(Red Hat Enterprise 5)</text:p>
          </table:table-cell>
          <table:table-cell table:style-name="ce469"/>
          <table:table-cell table:style-name="ce474"/>
          <table:table-cell table:style-name="ce462" table:number-columns-repeated="3"/>
          <table:table-cell table:style-name="ce465" office:value-type="string">
            <text:p>IBM POWER5+ or earlier Multicore chips</text:p>
          </table:table-cell>
          <table:table-cell table:style-name="ce462" office:value-type="float" office:value="0.75">
            <text:p>0,75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29]);IF(ISBLANK([Servidores.C29]);&quot;&quot;;[Servidores.C29]);[Servidores.K29])" office:value-type="string" office:string-value="vmwlsp04">
            <text:p>vmwlsp04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FV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9.0.1.1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1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Linux x86-64(Red Hat Enterprise 6)</text:p>
          </table:table-cell>
          <table:table-cell table:style-name="ce469"/>
          <table:table-cell table:style-name="ce474"/>
          <table:table-cell table:style-name="ce462" table:number-columns-repeated="3"/>
          <table:table-cell table:style-name="ce465" office:value-type="string">
            <text:p>All Single Core Chips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0]);IF(ISBLANK([Servidores.C30]);&quot;&quot;;[Servidores.C30]);[Servidores.K30])" office:value-type="string" office:string-value="vmwlsp05">
            <text:p>vmwlsp05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HAP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9.0.1.0</text:p>
          </table:table-cell>
          <table:table-cell table:style-name="ce478" office:value-type="string">
            <text:p>9.0</text:p>
          </table:table-cell>
          <table:table-cell table:style-name="ce485" office:value-type="string">
            <text:p>1.0</text:p>
          </table:table-cell>
          <table:table-cell table:style-name="ce472"/>
          <table:table-cell table:style-name="ce469" table:number-columns-repeated="3"/>
          <table:table-cell table:style-name="ce495" office:value-type="string">
            <text:p>Microsoft Windows x86 (32-bit)(Server 2003)</text:p>
          </table:table-cell>
          <table:table-cell table:style-name="ce469"/>
          <table:table-cell table:style-name="ce472"/>
          <table:table-cell table:style-name="ce462" table:number-columns-repeated="3"/>
          <table:table-cell table:style-name="ce465" office:value-type="string">
            <text:p>Intel Itanium Series 93XX (For servers purchased on or after Dec 1st, 2010)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1]);IF(ISBLANK([Servidores.C31]);&quot;&quot;;[Servidores.C31]);[Servidores.K31])" office:value-type="string" office:string-value="vmwlsp06">
            <text:p>vmwlsp06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CICA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8.1.7.4</text:p>
          </table:table-cell>
          <table:table-cell table:style-name="ce478" office:value-type="string">
            <text:p>8.1</text:p>
          </table:table-cell>
          <table:table-cell table:style-name="ce485" office:value-type="string">
            <text:p>7.4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Microsoft Windows x64 (64-bit)(2000)</text:p>
          </table:table-cell>
          <table:table-cell table:style-name="ce469"/>
          <table:table-cell table:style-name="ce472"/>
          <table:table-cell table:style-name="ce462" table:number-columns-repeated="3"/>
          <table:table-cell table:style-name="ce465" office:value-type="string">
            <text:p>Intel itanium Series 95XX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2]);IF(ISBLANK([Servidores.C32]);&quot;&quot;;[Servidores.C32]);[Servidores.K32])" office:value-type="string" office:string-value="vmwlsp07">
            <text:p>vmwlsp07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ISPS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8.1.7.3</text:p>
          </table:table-cell>
          <table:table-cell table:style-name="ce478" office:value-type="string">
            <text:p>8.1</text:p>
          </table:table-cell>
          <table:table-cell table:style-name="ce485" office:value-type="string">
            <text:p>7.3</text:p>
          </table:table-cell>
          <table:table-cell table:style-name="ce472"/>
          <table:table-cell table:style-name="ce469" table:number-columns-repeated="3"/>
          <table:table-cell table:style-name="ce496" office:value-type="string">
            <text:p>Microsoft Windows x64 (64-bit)(Server 2003)</text:p>
          </table:table-cell>
          <table:table-cell table:style-name="ce498"/>
          <table:table-cell table:style-name="ce472"/>
          <table:table-cell table:style-name="ce462" table:number-columns-repeated="3"/>
          <table:table-cell table:style-name="ce465" office:value-type="string">
            <text:p>IBM POWER6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3]);IF(ISBLANK([Servidores.C33]);&quot;&quot;;[Servidores.C33]);[Servidores.K33])" office:value-type="string" office:string-value="vmwlsp08">
            <text:p>vmwlsp08</text:p>
          </table:table-cell>
          <table:table-cell table:style-name="ce462"/>
          <table:table-cell table:number-columns-repeated="996"/>
        </table:table-row>
        <table:table-row table:style-name="ro25">
          <table:table-cell table:style-name="ce458" office:value-type="string">
            <text:p>CJI-SGJ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8.1.7.2</text:p>
          </table:table-cell>
          <table:table-cell table:style-name="ce478" office:value-type="string">
            <text:p>8.1</text:p>
          </table:table-cell>
          <table:table-cell table:style-name="ce485" office:value-type="string">
            <text:p>7.2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Microsoft Windows x64 (64-bit)(Server 2003 R2)</text:p>
          </table:table-cell>
          <table:table-cell table:style-name="ce469"/>
          <table:table-cell table:style-name="ce476"/>
          <table:table-cell table:style-name="ce462" table:number-columns-repeated="3"/>
          <table:table-cell table:style-name="ce465" office:value-type="string">
            <text:p>IBM POWER7, IBM POWER7+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4]);IF(ISBLANK([Servidores.C34]);&quot;&quot;;[Servidores.C34]);[Servidores.K34])" office:value-type="string" office:string-value="cl10vp01">
            <text:p>cl10vp01</text:p>
          </table:table-cell>
          <table:table-cell table:style-name="ce462"/>
          <table:table-cell table:number-columns-repeated="996"/>
        </table:table-row>
        <table:table-row table:style-name="ro24">
          <table:table-cell table:style-name="ce458" office:value-type="string">
            <text:p>CJI-SGT</text:p>
          </table:table-cell>
          <table:table-cell table:style-name="ce462" table:number-columns-repeated="2"/>
          <table:table-cell table:style-name="ce470"/>
          <table:table-cell table:style-name="ce472" office:value-type="string">
            <text:p>Oracle Database Enterprise Edition 8.1.7.1</text:p>
          </table:table-cell>
          <table:table-cell table:style-name="ce478" office:value-type="string">
            <text:p>8.1</text:p>
          </table:table-cell>
          <table:table-cell table:style-name="ce485" office:value-type="string">
            <text:p>7.1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Microsoft Windows x64 (64-bit)(Server 2008 R2)</text:p>
          </table:table-cell>
          <table:table-cell table:style-name="ce497"/>
          <table:table-cell table:style-name="ce469"/>
          <table:table-cell table:style-name="ce462" table:number-columns-repeated="3"/>
          <table:table-cell table:style-name="ce465" office:value-type="string">
            <text:p>IBM POWER8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5]);IF(ISBLANK([Servidores.C35]);&quot;&quot;;[Servidores.C35]);[Servidores.K35])" office:value-type="string" office:string-value="cl10vp02">
            <text:p>cl10vp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MAOT</text:p>
          </table:table-cell>
          <table:table-cell table:style-name="ce462" table:number-columns-repeated="3"/>
          <table:table-cell table:style-name="ce472" office:value-type="string">
            <text:p>Oracle Database Enterprise Edition 8.1.7.0</text:p>
          </table:table-cell>
          <table:table-cell table:style-name="ce478" office:value-type="string">
            <text:p>8.1</text:p>
          </table:table-cell>
          <table:table-cell table:style-name="ce485" office:value-type="string">
            <text:p>7.0</text:p>
          </table:table-cell>
          <table:table-cell table:style-name="ce472"/>
          <table:table-cell table:style-name="ce469" table:number-columns-repeated="3"/>
          <table:table-cell table:style-name="ce493" office:value-type="string">
            <text:p>Microsoft Windows x64 (64-bit)(XP)</text:p>
          </table:table-cell>
          <table:table-cell table:style-name="ce499"/>
          <table:table-cell table:style-name="ce469"/>
          <table:table-cell table:style-name="ce462" table:number-columns-repeated="3"/>
          <table:table-cell table:style-name="ce474" office:value-type="string">
            <text:p>IBM System z (z10 and earlier)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6]);IF(ISBLANK([Servidores.C36]);&quot;&quot;;[Servidores.C36]);[Servidores.K36])" office:value-type="string" office:string-value="cl10vp03">
            <text:p>cl10vp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8" office:value-type="string">
            <text:p>CTC</text:p>
          </table:table-cell>
          <table:table-cell table:style-name="ce462" table:number-columns-repeated="3"/>
          <table:table-cell table:style-name="ce472" office:value-type="string">
            <text:p>Oracle Database Enterprise Edition 8.0.6.3</text:p>
          </table:table-cell>
          <table:table-cell table:style-name="ce478" office:value-type="string">
            <text:p>8.0</text:p>
          </table:table-cell>
          <table:table-cell table:style-name="ce485" office:value-type="string">
            <text:p>6.3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Oracle Solaris on x86 (32-bit)(10)</text:p>
          </table:table-cell>
          <table:table-cell table:style-name="ce469" table:number-columns-repeated="2"/>
          <table:table-cell table:style-name="ce462" table:number-columns-repeated="3"/>
          <table:table-cell table:style-name="ce465" office:value-type="string">
            <text:p>All Other Multicore chips</text:p>
          </table:table-cell>
          <table:table-cell table:style-name="ce462" office:value-type="float" office:value="1">
            <text:p>1</text:p>
          </table:table-cell>
          <table:table-cell table:style-name="ce462" table:number-columns-repeated="4"/>
          <table:table-cell table:style-name="ce469" table:number-columns-repeated="2"/>
          <table:table-cell table:style-name="ce462"/>
          <table:table-cell table:style-name="ce509" table:formula="of:=IF(ISBLANK([Servidores.K37]);IF(ISBLANK([Servidores.C37]);&quot;&quot;;[Servidores.C37]);[Servidores.K37])" office:value-type="string" office:string-value="cl11vp01">
            <text:p>cl11vp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EPES</text:p>
          </table:table-cell>
          <table:table-cell table:style-name="ce462" table:number-columns-repeated="3"/>
          <table:table-cell table:style-name="ce472" office:value-type="string">
            <text:p>Oracle Database Enterprise Edition 8.0.6.2</text:p>
          </table:table-cell>
          <table:table-cell table:style-name="ce478" office:value-type="string">
            <text:p>8.0</text:p>
          </table:table-cell>
          <table:table-cell table:style-name="ce485" office:value-type="string">
            <text:p>6.2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Oracle Solaris on SPARC (64-bit)(9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38]);IF(ISBLANK([Servidores.C38]);&quot;&quot;;[Servidores.C38]);[Servidores.K38])" office:value-type="string" office:string-value="cl11vp02">
            <text:p>cl11vp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EPHPO</text:p>
          </table:table-cell>
          <table:table-cell table:style-name="ce462" table:number-columns-repeated="3"/>
          <table:table-cell table:style-name="ce472" office:value-type="string">
            <text:p>Oracle Database Enterprise Edition 8.0.6.1</text:p>
          </table:table-cell>
          <table:table-cell table:style-name="ce478" office:value-type="string">
            <text:p>8.0</text:p>
          </table:table-cell>
          <table:table-cell table:style-name="ce485" office:value-type="string">
            <text:p>6.1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Oracle Solaris on SPARC (64-bit)(10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39]);IF(ISBLANK([Servidores.C39]);&quot;&quot;;[Servidores.C39]);[Servidores.K39])" office:value-type="string" office:string-value="cl11vp03">
            <text:p>cl11vp0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EPTDA</text:p>
          </table:table-cell>
          <table:table-cell table:style-name="ce462" table:number-columns-repeated="3"/>
          <table:table-cell table:style-name="ce472" office:value-type="string">
            <text:p>Oracle Database Enterprise Edition 8.0.6.0</text:p>
          </table:table-cell>
          <table:table-cell table:style-name="ce478" office:value-type="string">
            <text:p>8.0</text:p>
          </table:table-cell>
          <table:table-cell table:style-name="ce485" office:value-type="string">
            <text:p>6.0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Oracle Solaris on SPARC (64-bit)(11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0]);IF(ISBLANK([Servidores.C40]);&quot;&quot;;[Servidores.C40]);[Servidores.K40])" office:value-type="string" office:string-value="clivmwlsp01">
            <text:p>clivmwlsp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EXTENDA</text:p>
          </table:table-cell>
          <table:table-cell table:style-name="ce462" table:number-columns-repeated="3"/>
          <table:table-cell table:style-name="ce472" office:value-type="string">
            <text:p>Oracle Database Enterprise Edition 7.3.4</text:p>
          </table:table-cell>
          <table:table-cell table:style-name="ce478" office:value-type="string">
            <text:p>7.3</text:p>
          </table:table-cell>
          <table:table-cell table:style-name="ce485" office:value-type="string">
            <text:p>4.x</text:p>
          </table:table-cell>
          <table:table-cell table:style-name="ce472"/>
          <table:table-cell table:style-name="ce469" table:number-columns-repeated="3"/>
          <table:table-cell table:style-name="ce472" office:value-type="string">
            <text:p>SunOS 5.9 Generic (64-bit)</text:p>
          </table:table-cell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1]);IF(ISBLANK([Servidores.C41]);&quot;&quot;;[Servidores.C41]);[Servidores.K41])" office:value-type="string" office:string-value="clivmwlsc01">
            <text:p>clivmwlsc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FPS</text:p>
          </table:table-cell>
          <table:table-cell table:style-name="ce462" table:number-columns-repeated="3"/>
          <table:table-cell table:style-name="ce473" office:value-type="string">
            <text:p>-- NO ENCUENTRO MI OPCIÓN --</text:p>
          </table:table-cell>
          <table:table-cell table:style-name="ce479"/>
          <table:table-cell table:style-name="ce486"/>
          <table:table-cell table:style-name="ce472"/>
          <table:table-cell table:style-name="ce469" table:number-columns-repeated="3"/>
          <table:table-cell table:style-name="ce473" office:value-type="string">
            <text:p>-- NO ENCUENTRO MI OPCIÓN --</text:p>
          </table:table-cell>
          <table:table-cell table:style-name="ce500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2]);IF(ISBLANK([Servidores.C42]);&quot;&quot;;[Servidores.C42]);[Servidores.K42])" office:value-type="string" office:string-value="clivmwlsi01">
            <text:p>clivmwlsi01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IAAP</text:p>
          </table:table-cell>
          <table:table-cell table:style-name="ce462" table:number-columns-repeated="3"/>
          <table:table-cell table:style-name="ce474"/>
          <table:table-cell table:style-name="ce480"/>
          <table:table-cell table:style-name="ce487"/>
          <table:table-cell table:style-name="ce472"/>
          <table:table-cell table:style-name="ce469" table:number-columns-repeated="3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3]);IF(ISBLANK([Servidores.C43]);&quot;&quot;;[Servidores.C43]);[Servidores.K43])" office:value-type="string" office:string-value="clivmlab">
            <text:p>clivmlab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IAJ</text:p>
          </table:table-cell>
          <table:table-cell table:style-name="ce462" table:number-columns-repeated="3"/>
          <table:table-cell table:style-name="ce475"/>
          <table:table-cell table:style-name="ce480"/>
          <table:table-cell table:style-name="ce487"/>
          <table:table-cell table:style-name="ce476"/>
          <table:table-cell table:style-name="ce469" table:number-columns-repeated="3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4]);IF(ISBLANK([Servidores.C44]);&quot;&quot;;[Servidores.C44]);[Servidores.K44])" office:value-type="string" office:string-value="clivmlab2">
            <text:p>clivmlab2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ce459" office:value-type="string">
            <text:p>IAM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5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5]);IF(ISBLANK([Servidores.C45]);&quot;&quot;;[Servidores.C45]);[Servidores.K45])" office:value-type="string" office:string-value="sf25k1c">
            <text:p>sf25k1c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IAPH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6]);IF(ISBLANK([Servidores.C46]);&quot;&quot;;[Servidores.C46]);[Servidores.K46])" office:value-type="string" office:string-value="gen.bd">
            <text:p>gen.bd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IEC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7]);IF(ISBLANK([Servidores.C47]);&quot;&quot;;[Servidores.C47]);[Servidores.K47])" office:value-type="string" office:string-value="vmceroas01">
            <text:p>vmceroas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IFAP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48]);IF(ISBLANK([Servidores.C48]);&quot;&quot;;[Servidores.C48]);[Servidores.K48])" office:value-type="string" office:string-value="vmceroas02">
            <text:p>vmceroas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PAG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5]);IF(ISBLANK([Servidores.C49]);&quot;&quot;;[Servidores.C49]);[Servidores.K55])" office:value-type="string" office:string-value="zoasg">
            <text:p>zoasg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RTV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0]);IF(ISBLANK([Servidores.C50]);&quot;&quot;;[Servidores.C50]);[Servidores.K50])" office:value-type="string" office:string-value="vmintoas01">
            <text:p>vmintoas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SAE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1]);IF(ISBLANK([Servidores.C51]);&quot;&quot;;[Servidores.C51]);[Servidores.K51])" office:value-type="string" office:string-value="vmoas01">
            <text:p>vmoas0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SANDETEL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93"/>
          <table:table-cell table:style-name="ce497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2]);IF(ISBLANK([Servidores.C52]);&quot;&quot;;[Servidores.C52]);[Servidores.K52])" office:value-type="string" office:string-value="vmoas02">
            <text:p>vmoas0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59" office:value-type="string">
            <text:p>SAS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93"/>
          <table:table-cell table:style-name="ce497"/>
          <table:table-cell table:style-name="ce462" table:number-columns-repeated="4"/>
          <table:table-cell table:style-name="ce465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3]);IF(ISBLANK([Servidores.C53]);&quot;&quot;;[Servidores.C53]);[Servidores.K53])" office:value-type="string" office:string-value="vmseges">
            <text:p>vmseges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1" office:value-type="string">
            <text:p>VEIASA</text:p>
          </table:table-cell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4"/>
          <table:table-cell table:style-name="ce466"/>
          <table:table-cell table:style-name="ce462" table:number-columns-repeated="5"/>
          <table:table-cell table:style-name="ce469" table:number-columns-repeated="2"/>
          <table:table-cell table:style-name="ce462"/>
          <table:table-cell table:style-name="ce509" table:formula="of:=IF(ISBLANK([Servidores.K54]);IF(ISBLANK([Servidores.C54]);&quot;&quot;;[Servidores.C54]);[Servidores.K54])" office:value-type="string" office:string-value="zoasp">
            <text:p>zoasp</text:p>
          </table:table-cell>
          <table:table-cell table:style-name="ce462"/>
          <table:table-cell table:number-columns-repeated="996"/>
        </table:table-row>
        <table:table-row table:style-name="ro22">
          <table:table-cell table:style-name="Default"/>
          <table:table-cell table:style-name="ce462" table:number-columns-repeated="3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2"/>
          <table:table-cell table:style-name="ce469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5]);IF(ISBLANK([Servidores.C55]);&quot;&quot;;[Servidores.C55]);[Servidores.K55])" office:value-type="string" office:string-value="zoasg">
            <text:p>zoasg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6"/>
          <table:table-cell table:style-name="ce469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6]);IF(ISBLANK([Servidores.C56]);&quot;&quot;;[Servidores.C56]);[Servidores.K56])" office:value-type="string" office:string-value="zcertif">
            <text:p>zcertif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7]);IF(ISBLANK([Servidores.C57]);&quot;&quot;;[Servidores.C57]);[Servidores.K57])" office:value-type="string" office:string-value="zdesa">
            <text:p>zdesa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8]);IF(ISBLANK([Servidores.C58]);&quot;&quot;;[Servidores.C58]);[Servidores.K58])" office:value-type="string" office:string-value="vmcloud">
            <text:p>vmcloud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59]);IF(ISBLANK([Servidores.C59]);&quot;&quot;;[Servidores.C59]);[Servidores.K59])" office:value-type="string" office:string-value="clivmstexplopac">
            <text:p>clivmstexplopac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60]);IF(ISBLANK([Servidores.C60]);&quot;&quot;;[Servidores.C60]);[Servidores.K60])" office:value-type="string" office:string-value="linux31">
            <text:p>linux31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61]);IF(ISBLANK([Servidores.C61]);&quot;&quot;;[Servidores.C61]);[Servidores.K61])" office:value-type="string" office:string-value="linux32">
            <text:p>linux3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62]);IF(ISBLANK([Servidores.C62]);&quot;&quot;;[Servidores.C62]);[Servidores.K62])" office:value-type="string" office:string-value="linux42">
            <text:p>linux42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3]);IF(ISBLANK([Servidores.C63]);&quot;&quot;;[Servidores.C63]);[Servidores.K63])" office:value-type="string" office:string-value="linux43">
            <text:p>linux43</text:p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4]);IF(ISBLANK([Servidores.C64]);&quot;&quot;;[Servidores.C64]);[Servidores.K64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5]);IF(ISBLANK([Servidores.C65]);&quot;&quot;;[Servidores.C65]);[Servidores.K65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4"/>
          <table:table-cell table:style-name="ce478"/>
          <table:table-cell table:style-name="ce485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6]);IF(ISBLANK([Servidores.C66]);&quot;&quot;;[Servidores.C66]);[Servidores.K66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7]);IF(ISBLANK([Servidores.C67]);&quot;&quot;;[Servidores.C67]);[Servidores.K67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8]);IF(ISBLANK([Servidores.C68]);&quot;&quot;;[Servidores.C68]);[Servidores.K68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69]);IF(ISBLANK([Servidores.C69]);&quot;&quot;;[Servidores.C69]);[Servidores.K69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0]);IF(ISBLANK([Servidores.C70]);&quot;&quot;;[Servidores.C70]);[Servidores.K70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1]);IF(ISBLANK([Servidores.C71]);&quot;&quot;;[Servidores.C71]);[Servidores.K71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2]);IF(ISBLANK([Servidores.C72]);&quot;&quot;;[Servidores.C72]);[Servidores.K72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3]);IF(ISBLANK([Servidores.C73]);&quot;&quot;;[Servidores.C73]);[Servidores.K73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4]);IF(ISBLANK([Servidores.C74]);&quot;&quot;;[Servidores.C74]);[Servidores.K74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5]);IF(ISBLANK([Servidores.C75]);&quot;&quot;;[Servidores.C75]);[Servidores.K75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6]);IF(ISBLANK([Servidores.C76]);&quot;&quot;;[Servidores.C76]);[Servidores.K76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office:value-type="string">
            <text:p><text:s/></text:p>
          </table:table-cell>
          <table:table-cell table:style-name="ce462" office:value-type="string">
            <text:p><text:s/></text:p>
          </table:table-cell>
          <table:table-cell table:style-name="ce462" table:number-columns-repeated="8"/>
          <table:table-cell table:style-name="ce469" table:number-columns-repeated="2"/>
          <table:table-cell table:style-name="ce462"/>
          <table:table-cell table:style-name="ce509" table:formula="of:=IF(ISBLANK([Servidores.K77]);IF(ISBLANK([Servidores.C77]);&quot;&quot;;[Servidores.C77]);[Servidores.K77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2"/>
          <table:table-cell table:style-name="ce481"/>
          <table:table-cell table:style-name="ce488"/>
          <table:table-cell table:style-name="ce469" table:number-columns-repeated="4"/>
          <table:table-cell table:style-name="ce470" table:number-columns-repeated="2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78]);IF(ISBLANK([Servidores.C78]);&quot;&quot;;[Servidores.C78]);[Servidores.K78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4"/>
          <table:table-cell table:style-name="ce476"/>
          <table:table-cell table:style-name="ce482"/>
          <table:table-cell table:style-name="ce489"/>
          <table:table-cell table:style-name="ce469" table:number-columns-repeated="6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79]);IF(ISBLANK([Servidores.C79]);&quot;&quot;;[Servidores.C79]);[Servidores.K79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 table:number-columns-repeated="5"/>
          <table:table-cell table:style-name="ce469" table:number-columns-repeated="2"/>
          <table:table-cell table:style-name="ce462" table:number-columns-repeated="4"/>
          <table:table-cell table:style-name="ce469" table:number-columns-repeated="2"/>
          <table:table-cell table:style-name="ce462" table:number-columns-repeated="10"/>
          <table:table-cell table:style-name="ce469" table:number-columns-repeated="2"/>
          <table:table-cell table:style-name="ce462"/>
          <table:table-cell table:style-name="ce509" table:formula="of:=IF(ISBLANK([Servidores.K80]);IF(ISBLANK([Servidores.C80]);&quot;&quot;;[Servidores.C80]);[Servidores.K80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style-name="ce462"/>
          <table:table-cell table:number-columns-repeated="2"/>
          <table:table-cell table:style-name="ce462" table:number-columns-repeated="2"/>
          <table:table-cell table:style-name="ce469" table:number-columns-repeated="2"/>
          <table:table-cell table:style-name="ce462" table:number-columns-repeated="4"/>
          <table:table-cell table:style-name="ce469" table:number-columns-repeated="2"/>
          <table:table-cell table:style-name="ce462"/>
          <table:table-cell table:number-columns-repeated="3"/>
          <table:table-cell table:style-name="ce462" table:number-columns-repeated="6"/>
          <table:table-cell table:style-name="ce469" table:number-columns-repeated="2"/>
          <table:table-cell table:style-name="ce462"/>
          <table:table-cell table:style-name="ce509" table:formula="of:=IF(ISBLANK([Servidores.K81]);IF(ISBLANK([Servidores.C81]);&quot;&quot;;[Servidores.C81]);[Servidores.K81])">
            <text:p/>
          </table:table-cell>
          <table:table-cell table:style-name="ce462"/>
          <table:table-cell table:number-columns-repeated="996"/>
        </table:table-row>
        <table:table-row table:style-name="ro23">
          <table:table-cell table:number-columns-repeated="11"/>
          <table:table-cell table:style-name="ce469" table:number-columns-repeated="2"/>
          <table:table-cell table:number-columns-repeated="4"/>
          <table:table-cell table:style-name="ce462" table:number-columns-repeated="6"/>
          <table:table-cell table:style-name="ce469" table:number-columns-repeated="2"/>
          <table:table-cell table:style-name="ce462"/>
          <table:table-cell table:style-name="ce509" table:formula="of:=IF(ISBLANK([Servidores.K82]);IF(ISBLANK([Servidores.C82]);&quot;&quot;;[Servidores.C82]);[Servidores.K82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3]);IF(ISBLANK([Servidores.C83]);&quot;&quot;;[Servidores.C83]);[Servidores.K83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4]);IF(ISBLANK([Servidores.C84]);&quot;&quot;;[Servidores.C84]);[Servidores.K84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5]);IF(ISBLANK([Servidores.C85]);&quot;&quot;;[Servidores.C85]);[Servidores.K85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6]);IF(ISBLANK([Servidores.C86]);&quot;&quot;;[Servidores.C86]);[Servidores.K86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7]);IF(ISBLANK([Servidores.C87]);&quot;&quot;;[Servidores.C87]);[Servidores.K87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8]);IF(ISBLANK([Servidores.C88]);&quot;&quot;;[Servidores.C88]);[Servidores.K88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89]);IF(ISBLANK([Servidores.C89]);&quot;&quot;;[Servidores.C89]);[Servidores.K89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0]);IF(ISBLANK([Servidores.C90]);&quot;&quot;;[Servidores.C90]);[Servidores.K90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1]);IF(ISBLANK([Servidores.C91]);&quot;&quot;;[Servidores.C91]);[Servidores.K91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2]);IF(ISBLANK([Servidores.C92]);&quot;&quot;;[Servidores.C92]);[Servidores.K92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3]);IF(ISBLANK([Servidores.C93]);&quot;&quot;;[Servidores.C93]);[Servidores.K93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4]);IF(ISBLANK([Servidores.C94]);&quot;&quot;;[Servidores.C94]);[Servidores.K94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5]);IF(ISBLANK([Servidores.C95]);&quot;&quot;;[Servidores.C95]);[Servidores.K95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6]);IF(ISBLANK([Servidores.C96]);&quot;&quot;;[Servidores.C96]);[Servidores.K96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7]);IF(ISBLANK([Servidores.C97]);&quot;&quot;;[Servidores.C97]);[Servidores.K97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8]);IF(ISBLANK([Servidores.C98]);&quot;&quot;;[Servidores.C98]);[Servidores.K98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99]);IF(ISBLANK([Servidores.C99]);&quot;&quot;;[Servidores.C99]);[Servidores.K99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0]);IF(ISBLANK([Servidores.C100]);&quot;&quot;;[Servidores.C100]);[Servidores.K100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1]);IF(ISBLANK([Servidores.C101]);&quot;&quot;;[Servidores.C101]);[Servidores.K101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2]);IF(ISBLANK([Servidores.C102]);&quot;&quot;;[Servidores.C102]);[Servidores.K102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3]);IF(ISBLANK([Servidores.C103]);&quot;&quot;;[Servidores.C103]);[Servidores.K103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4]);IF(ISBLANK([Servidores.C104]);&quot;&quot;;[Servidores.C104]);[Servidores.K104])">
            <text:p/>
          </table:table-cell>
          <table:table-cell table:number-columns-repeated="997"/>
        </table:table-row>
        <table:table-row table:style-name="ro23">
          <table:table-cell table:number-columns-repeated="11"/>
          <table:table-cell table:style-name="ce34" table:number-columns-repeated="2"/>
          <table:table-cell table:number-columns-repeated="13"/>
          <table:table-cell table:style-name="ce509" table:formula="of:=IF(ISBLANK([Servidores.K105]);IF(ISBLANK([Servidores.C105]);&quot;&quot;;[Servidores.C105]);[Servidores.K10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06]);IF(ISBLANK([Servidores.C106]);&quot;&quot;;[Servidores.C106]);[Servidores.K10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07]);IF(ISBLANK([Servidores.C107]);&quot;&quot;;[Servidores.C107]);[Servidores.K10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08]);IF(ISBLANK([Servidores.C108]);&quot;&quot;;[Servidores.C108]);[Servidores.K10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09]);IF(ISBLANK([Servidores.C109]);&quot;&quot;;[Servidores.C109]);[Servidores.K10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0]);IF(ISBLANK([Servidores.C110]);&quot;&quot;;[Servidores.C110]);[Servidores.K11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1]);IF(ISBLANK([Servidores.C111]);&quot;&quot;;[Servidores.C111]);[Servidores.K11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2]);IF(ISBLANK([Servidores.C112]);&quot;&quot;;[Servidores.C112]);[Servidores.K11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3]);IF(ISBLANK([Servidores.C113]);&quot;&quot;;[Servidores.C113]);[Servidores.K11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4]);IF(ISBLANK([Servidores.C114]);&quot;&quot;;[Servidores.C114]);[Servidores.K11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5]);IF(ISBLANK([Servidores.C115]);&quot;&quot;;[Servidores.C115]);[Servidores.K11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6]);IF(ISBLANK([Servidores.C116]);&quot;&quot;;[Servidores.C116]);[Servidores.K11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7]);IF(ISBLANK([Servidores.C117]);&quot;&quot;;[Servidores.C117]);[Servidores.K11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8]);IF(ISBLANK([Servidores.C118]);&quot;&quot;;[Servidores.C118]);[Servidores.K11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19]);IF(ISBLANK([Servidores.C119]);&quot;&quot;;[Servidores.C119]);[Servidores.K11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0]);IF(ISBLANK([Servidores.C120]);&quot;&quot;;[Servidores.C120]);[Servidores.K12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1]);IF(ISBLANK([Servidores.C121]);&quot;&quot;;[Servidores.C121]);[Servidores.K12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2]);IF(ISBLANK([Servidores.C122]);&quot;&quot;;[Servidores.C122]);[Servidores.K12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3]);IF(ISBLANK([Servidores.C123]);&quot;&quot;;[Servidores.C123]);[Servidores.K12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4]);IF(ISBLANK([Servidores.C124]);&quot;&quot;;[Servidores.C124]);[Servidores.K12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5]);IF(ISBLANK([Servidores.C125]);&quot;&quot;;[Servidores.C125]);[Servidores.K12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6]);IF(ISBLANK([Servidores.C126]);&quot;&quot;;[Servidores.C126]);[Servidores.K12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7]);IF(ISBLANK([Servidores.C127]);&quot;&quot;;[Servidores.C127]);[Servidores.K12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8]);IF(ISBLANK([Servidores.C128]);&quot;&quot;;[Servidores.C128]);[Servidores.K12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29]);IF(ISBLANK([Servidores.C129]);&quot;&quot;;[Servidores.C129]);[Servidores.K12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0]);IF(ISBLANK([Servidores.C130]);&quot;&quot;;[Servidores.C130]);[Servidores.K13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1]);IF(ISBLANK([Servidores.C131]);&quot;&quot;;[Servidores.C131]);[Servidores.K13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2]);IF(ISBLANK([Servidores.C132]);&quot;&quot;;[Servidores.C132]);[Servidores.K13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3]);IF(ISBLANK([Servidores.C133]);&quot;&quot;;[Servidores.C133]);[Servidores.K13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4]);IF(ISBLANK([Servidores.C134]);&quot;&quot;;[Servidores.C134]);[Servidores.K13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5]);IF(ISBLANK([Servidores.C135]);&quot;&quot;;[Servidores.C135]);[Servidores.K13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6]);IF(ISBLANK([Servidores.C136]);&quot;&quot;;[Servidores.C136]);[Servidores.K13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7]);IF(ISBLANK([Servidores.C137]);&quot;&quot;;[Servidores.C137]);[Servidores.K13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8]);IF(ISBLANK([Servidores.C138]);&quot;&quot;;[Servidores.C138]);[Servidores.K13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39]);IF(ISBLANK([Servidores.C139]);&quot;&quot;;[Servidores.C139]);[Servidores.K13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0]);IF(ISBLANK([Servidores.C140]);&quot;&quot;;[Servidores.C140]);[Servidores.K14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1]);IF(ISBLANK([Servidores.C141]);&quot;&quot;;[Servidores.C141]);[Servidores.K14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2]);IF(ISBLANK([Servidores.C142]);&quot;&quot;;[Servidores.C142]);[Servidores.K14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3]);IF(ISBLANK([Servidores.C143]);&quot;&quot;;[Servidores.C143]);[Servidores.K14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4]);IF(ISBLANK([Servidores.C144]);&quot;&quot;;[Servidores.C144]);[Servidores.K14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5]);IF(ISBLANK([Servidores.C145]);&quot;&quot;;[Servidores.C145]);[Servidores.K14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6]);IF(ISBLANK([Servidores.C146]);&quot;&quot;;[Servidores.C146]);[Servidores.K14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7]);IF(ISBLANK([Servidores.C147]);&quot;&quot;;[Servidores.C147]);[Servidores.K14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8]);IF(ISBLANK([Servidores.C148]);&quot;&quot;;[Servidores.C148]);[Servidores.K14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49]);IF(ISBLANK([Servidores.C149]);&quot;&quot;;[Servidores.C149]);[Servidores.K14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0]);IF(ISBLANK([Servidores.C150]);&quot;&quot;;[Servidores.C150]);[Servidores.K15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1]);IF(ISBLANK([Servidores.C151]);&quot;&quot;;[Servidores.C151]);[Servidores.K15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2]);IF(ISBLANK([Servidores.C152]);&quot;&quot;;[Servidores.C152]);[Servidores.K15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3]);IF(ISBLANK([Servidores.C153]);&quot;&quot;;[Servidores.C153]);[Servidores.K15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4]);IF(ISBLANK([Servidores.C154]);&quot;&quot;;[Servidores.C154]);[Servidores.K15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5]);IF(ISBLANK([Servidores.C155]);&quot;&quot;;[Servidores.C155]);[Servidores.K15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6]);IF(ISBLANK([Servidores.C156]);&quot;&quot;;[Servidores.C156]);[Servidores.K15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7]);IF(ISBLANK([Servidores.C157]);&quot;&quot;;[Servidores.C157]);[Servidores.K15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8]);IF(ISBLANK([Servidores.C158]);&quot;&quot;;[Servidores.C158]);[Servidores.K15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59]);IF(ISBLANK([Servidores.C159]);&quot;&quot;;[Servidores.C159]);[Servidores.K15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0]);IF(ISBLANK([Servidores.C160]);&quot;&quot;;[Servidores.C160]);[Servidores.K16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1]);IF(ISBLANK([Servidores.C161]);&quot;&quot;;[Servidores.C161]);[Servidores.K16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2]);IF(ISBLANK([Servidores.C162]);&quot;&quot;;[Servidores.C162]);[Servidores.K16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3]);IF(ISBLANK([Servidores.C163]);&quot;&quot;;[Servidores.C163]);[Servidores.K16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4]);IF(ISBLANK([Servidores.C164]);&quot;&quot;;[Servidores.C164]);[Servidores.K16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5]);IF(ISBLANK([Servidores.C165]);&quot;&quot;;[Servidores.C165]);[Servidores.K16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6]);IF(ISBLANK([Servidores.C166]);&quot;&quot;;[Servidores.C166]);[Servidores.K16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7]);IF(ISBLANK([Servidores.C167]);&quot;&quot;;[Servidores.C167]);[Servidores.K16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8]);IF(ISBLANK([Servidores.C168]);&quot;&quot;;[Servidores.C168]);[Servidores.K16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69]);IF(ISBLANK([Servidores.C169]);&quot;&quot;;[Servidores.C169]);[Servidores.K16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0]);IF(ISBLANK([Servidores.C170]);&quot;&quot;;[Servidores.C170]);[Servidores.K17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1]);IF(ISBLANK([Servidores.C171]);&quot;&quot;;[Servidores.C171]);[Servidores.K17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2]);IF(ISBLANK([Servidores.C172]);&quot;&quot;;[Servidores.C172]);[Servidores.K17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3]);IF(ISBLANK([Servidores.C173]);&quot;&quot;;[Servidores.C173]);[Servidores.K17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4]);IF(ISBLANK([Servidores.C174]);&quot;&quot;;[Servidores.C174]);[Servidores.K17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5]);IF(ISBLANK([Servidores.C175]);&quot;&quot;;[Servidores.C175]);[Servidores.K17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6]);IF(ISBLANK([Servidores.C176]);&quot;&quot;;[Servidores.C176]);[Servidores.K17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7]);IF(ISBLANK([Servidores.C177]);&quot;&quot;;[Servidores.C177]);[Servidores.K17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8]);IF(ISBLANK([Servidores.C178]);&quot;&quot;;[Servidores.C178]);[Servidores.K17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79]);IF(ISBLANK([Servidores.C179]);&quot;&quot;;[Servidores.C179]);[Servidores.K17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0]);IF(ISBLANK([Servidores.C180]);&quot;&quot;;[Servidores.C180]);[Servidores.K18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1]);IF(ISBLANK([Servidores.C181]);&quot;&quot;;[Servidores.C181]);[Servidores.K18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2]);IF(ISBLANK([Servidores.C182]);&quot;&quot;;[Servidores.C182]);[Servidores.K18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3]);IF(ISBLANK([Servidores.C183]);&quot;&quot;;[Servidores.C183]);[Servidores.K18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4]);IF(ISBLANK([Servidores.C184]);&quot;&quot;;[Servidores.C184]);[Servidores.K18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5]);IF(ISBLANK([Servidores.C185]);&quot;&quot;;[Servidores.C185]);[Servidores.K18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6]);IF(ISBLANK([Servidores.C186]);&quot;&quot;;[Servidores.C186]);[Servidores.K18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7]);IF(ISBLANK([Servidores.C187]);&quot;&quot;;[Servidores.C187]);[Servidores.K18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8]);IF(ISBLANK([Servidores.C188]);&quot;&quot;;[Servidores.C188]);[Servidores.K18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89]);IF(ISBLANK([Servidores.C189]);&quot;&quot;;[Servidores.C189]);[Servidores.K18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0]);IF(ISBLANK([Servidores.C190]);&quot;&quot;;[Servidores.C190]);[Servidores.K19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1]);IF(ISBLANK([Servidores.C191]);&quot;&quot;;[Servidores.C191]);[Servidores.K19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2]);IF(ISBLANK([Servidores.C192]);&quot;&quot;;[Servidores.C192]);[Servidores.K19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3]);IF(ISBLANK([Servidores.C193]);&quot;&quot;;[Servidores.C193]);[Servidores.K19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4]);IF(ISBLANK([Servidores.C194]);&quot;&quot;;[Servidores.C194]);[Servidores.K19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5]);IF(ISBLANK([Servidores.C195]);&quot;&quot;;[Servidores.C195]);[Servidores.K19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6]);IF(ISBLANK([Servidores.C196]);&quot;&quot;;[Servidores.C196]);[Servidores.K19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7]);IF(ISBLANK([Servidores.C197]);&quot;&quot;;[Servidores.C197]);[Servidores.K19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8]);IF(ISBLANK([Servidores.C198]);&quot;&quot;;[Servidores.C198]);[Servidores.K19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199]);IF(ISBLANK([Servidores.C199]);&quot;&quot;;[Servidores.C199]);[Servidores.K19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0]);IF(ISBLANK([Servidores.C200]);&quot;&quot;;[Servidores.C200]);[Servidores.K20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1]);IF(ISBLANK([Servidores.C201]);&quot;&quot;;[Servidores.C201]);[Servidores.K20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2]);IF(ISBLANK([Servidores.C202]);&quot;&quot;;[Servidores.C202]);[Servidores.K20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3]);IF(ISBLANK([Servidores.C203]);&quot;&quot;;[Servidores.C203]);[Servidores.K20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4]);IF(ISBLANK([Servidores.C204]);&quot;&quot;;[Servidores.C204]);[Servidores.K20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5]);IF(ISBLANK([Servidores.C205]);&quot;&quot;;[Servidores.C205]);[Servidores.K20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6]);IF(ISBLANK([Servidores.C206]);&quot;&quot;;[Servidores.C206]);[Servidores.K20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7]);IF(ISBLANK([Servidores.C207]);&quot;&quot;;[Servidores.C207]);[Servidores.K20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8]);IF(ISBLANK([Servidores.C208]);&quot;&quot;;[Servidores.C208]);[Servidores.K20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09]);IF(ISBLANK([Servidores.C209]);&quot;&quot;;[Servidores.C209]);[Servidores.K20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0]);IF(ISBLANK([Servidores.C210]);&quot;&quot;;[Servidores.C210]);[Servidores.K21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1]);IF(ISBLANK([Servidores.C211]);&quot;&quot;;[Servidores.C211]);[Servidores.K21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2]);IF(ISBLANK([Servidores.C212]);&quot;&quot;;[Servidores.C212]);[Servidores.K21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3]);IF(ISBLANK([Servidores.C213]);&quot;&quot;;[Servidores.C213]);[Servidores.K21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4]);IF(ISBLANK([Servidores.C214]);&quot;&quot;;[Servidores.C214]);[Servidores.K21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5]);IF(ISBLANK([Servidores.C215]);&quot;&quot;;[Servidores.C215]);[Servidores.K21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6]);IF(ISBLANK([Servidores.C216]);&quot;&quot;;[Servidores.C216]);[Servidores.K21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7]);IF(ISBLANK([Servidores.C217]);&quot;&quot;;[Servidores.C217]);[Servidores.K21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8]);IF(ISBLANK([Servidores.C218]);&quot;&quot;;[Servidores.C218]);[Servidores.K21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19]);IF(ISBLANK([Servidores.C219]);&quot;&quot;;[Servidores.C219]);[Servidores.K21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0]);IF(ISBLANK([Servidores.C220]);&quot;&quot;;[Servidores.C220]);[Servidores.K22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1]);IF(ISBLANK([Servidores.C221]);&quot;&quot;;[Servidores.C221]);[Servidores.K22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2]);IF(ISBLANK([Servidores.C222]);&quot;&quot;;[Servidores.C222]);[Servidores.K22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3]);IF(ISBLANK([Servidores.C223]);&quot;&quot;;[Servidores.C223]);[Servidores.K22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4]);IF(ISBLANK([Servidores.C224]);&quot;&quot;;[Servidores.C224]);[Servidores.K22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5]);IF(ISBLANK([Servidores.C225]);&quot;&quot;;[Servidores.C225]);[Servidores.K22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6]);IF(ISBLANK([Servidores.C226]);&quot;&quot;;[Servidores.C226]);[Servidores.K22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7]);IF(ISBLANK([Servidores.C227]);&quot;&quot;;[Servidores.C227]);[Servidores.K22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8]);IF(ISBLANK([Servidores.C228]);&quot;&quot;;[Servidores.C228]);[Servidores.K22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29]);IF(ISBLANK([Servidores.C229]);&quot;&quot;;[Servidores.C229]);[Servidores.K22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0]);IF(ISBLANK([Servidores.C230]);&quot;&quot;;[Servidores.C230]);[Servidores.K23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1]);IF(ISBLANK([Servidores.C231]);&quot;&quot;;[Servidores.C231]);[Servidores.K23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2]);IF(ISBLANK([Servidores.C232]);&quot;&quot;;[Servidores.C232]);[Servidores.K23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3]);IF(ISBLANK([Servidores.C233]);&quot;&quot;;[Servidores.C233]);[Servidores.K23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4]);IF(ISBLANK([Servidores.C234]);&quot;&quot;;[Servidores.C234]);[Servidores.K23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5]);IF(ISBLANK([Servidores.C235]);&quot;&quot;;[Servidores.C235]);[Servidores.K23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6]);IF(ISBLANK([Servidores.C236]);&quot;&quot;;[Servidores.C236]);[Servidores.K23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7]);IF(ISBLANK([Servidores.C237]);&quot;&quot;;[Servidores.C237]);[Servidores.K23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8]);IF(ISBLANK([Servidores.C238]);&quot;&quot;;[Servidores.C238]);[Servidores.K23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39]);IF(ISBLANK([Servidores.C239]);&quot;&quot;;[Servidores.C239]);[Servidores.K23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0]);IF(ISBLANK([Servidores.C240]);&quot;&quot;;[Servidores.C240]);[Servidores.K24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1]);IF(ISBLANK([Servidores.C241]);&quot;&quot;;[Servidores.C241]);[Servidores.K24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2]);IF(ISBLANK([Servidores.C242]);&quot;&quot;;[Servidores.C242]);[Servidores.K24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3]);IF(ISBLANK([Servidores.C243]);&quot;&quot;;[Servidores.C243]);[Servidores.K24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4]);IF(ISBLANK([Servidores.C244]);&quot;&quot;;[Servidores.C244]);[Servidores.K24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5]);IF(ISBLANK([Servidores.C245]);&quot;&quot;;[Servidores.C245]);[Servidores.K24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6]);IF(ISBLANK([Servidores.C246]);&quot;&quot;;[Servidores.C246]);[Servidores.K24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7]);IF(ISBLANK([Servidores.C247]);&quot;&quot;;[Servidores.C247]);[Servidores.K24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8]);IF(ISBLANK([Servidores.C248]);&quot;&quot;;[Servidores.C248]);[Servidores.K24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49]);IF(ISBLANK([Servidores.C249]);&quot;&quot;;[Servidores.C249]);[Servidores.K24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0]);IF(ISBLANK([Servidores.C250]);&quot;&quot;;[Servidores.C250]);[Servidores.K25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1]);IF(ISBLANK([Servidores.C251]);&quot;&quot;;[Servidores.C251]);[Servidores.K25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2]);IF(ISBLANK([Servidores.C252]);&quot;&quot;;[Servidores.C252]);[Servidores.K25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3]);IF(ISBLANK([Servidores.C253]);&quot;&quot;;[Servidores.C253]);[Servidores.K25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4]);IF(ISBLANK([Servidores.C254]);&quot;&quot;;[Servidores.C254]);[Servidores.K25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5]);IF(ISBLANK([Servidores.C255]);&quot;&quot;;[Servidores.C255]);[Servidores.K25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6]);IF(ISBLANK([Servidores.C256]);&quot;&quot;;[Servidores.C256]);[Servidores.K25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7]);IF(ISBLANK([Servidores.C257]);&quot;&quot;;[Servidores.C257]);[Servidores.K25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8]);IF(ISBLANK([Servidores.C258]);&quot;&quot;;[Servidores.C258]);[Servidores.K25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59]);IF(ISBLANK([Servidores.C259]);&quot;&quot;;[Servidores.C259]);[Servidores.K25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0]);IF(ISBLANK([Servidores.C260]);&quot;&quot;;[Servidores.C260]);[Servidores.K26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1]);IF(ISBLANK([Servidores.C261]);&quot;&quot;;[Servidores.C261]);[Servidores.K26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2]);IF(ISBLANK([Servidores.C262]);&quot;&quot;;[Servidores.C262]);[Servidores.K26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3]);IF(ISBLANK([Servidores.C263]);&quot;&quot;;[Servidores.C263]);[Servidores.K26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4]);IF(ISBLANK([Servidores.C264]);&quot;&quot;;[Servidores.C264]);[Servidores.K26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5]);IF(ISBLANK([Servidores.C265]);&quot;&quot;;[Servidores.C265]);[Servidores.K26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6]);IF(ISBLANK([Servidores.C266]);&quot;&quot;;[Servidores.C266]);[Servidores.K26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7]);IF(ISBLANK([Servidores.C267]);&quot;&quot;;[Servidores.C267]);[Servidores.K26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8]);IF(ISBLANK([Servidores.C268]);&quot;&quot;;[Servidores.C268]);[Servidores.K26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69]);IF(ISBLANK([Servidores.C269]);&quot;&quot;;[Servidores.C269]);[Servidores.K26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0]);IF(ISBLANK([Servidores.C270]);&quot;&quot;;[Servidores.C270]);[Servidores.K27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1]);IF(ISBLANK([Servidores.C271]);&quot;&quot;;[Servidores.C271]);[Servidores.K27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2]);IF(ISBLANK([Servidores.C272]);&quot;&quot;;[Servidores.C272]);[Servidores.K27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3]);IF(ISBLANK([Servidores.C273]);&quot;&quot;;[Servidores.C273]);[Servidores.K27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4]);IF(ISBLANK([Servidores.C274]);&quot;&quot;;[Servidores.C274]);[Servidores.K27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5]);IF(ISBLANK([Servidores.C275]);&quot;&quot;;[Servidores.C275]);[Servidores.K27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6]);IF(ISBLANK([Servidores.C276]);&quot;&quot;;[Servidores.C276]);[Servidores.K27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7]);IF(ISBLANK([Servidores.C277]);&quot;&quot;;[Servidores.C277]);[Servidores.K27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8]);IF(ISBLANK([Servidores.C278]);&quot;&quot;;[Servidores.C278]);[Servidores.K27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79]);IF(ISBLANK([Servidores.C279]);&quot;&quot;;[Servidores.C279]);[Servidores.K27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0]);IF(ISBLANK([Servidores.C280]);&quot;&quot;;[Servidores.C280]);[Servidores.K28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1]);IF(ISBLANK([Servidores.C281]);&quot;&quot;;[Servidores.C281]);[Servidores.K28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2]);IF(ISBLANK([Servidores.C282]);&quot;&quot;;[Servidores.C282]);[Servidores.K28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3]);IF(ISBLANK([Servidores.C283]);&quot;&quot;;[Servidores.C283]);[Servidores.K28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4]);IF(ISBLANK([Servidores.C284]);&quot;&quot;;[Servidores.C284]);[Servidores.K28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5]);IF(ISBLANK([Servidores.C285]);&quot;&quot;;[Servidores.C285]);[Servidores.K28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6]);IF(ISBLANK([Servidores.C286]);&quot;&quot;;[Servidores.C286]);[Servidores.K28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7]);IF(ISBLANK([Servidores.C287]);&quot;&quot;;[Servidores.C287]);[Servidores.K28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8]);IF(ISBLANK([Servidores.C288]);&quot;&quot;;[Servidores.C288]);[Servidores.K28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89]);IF(ISBLANK([Servidores.C289]);&quot;&quot;;[Servidores.C289]);[Servidores.K28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0]);IF(ISBLANK([Servidores.C290]);&quot;&quot;;[Servidores.C290]);[Servidores.K29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1]);IF(ISBLANK([Servidores.C291]);&quot;&quot;;[Servidores.C291]);[Servidores.K29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2]);IF(ISBLANK([Servidores.C292]);&quot;&quot;;[Servidores.C292]);[Servidores.K29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3]);IF(ISBLANK([Servidores.C293]);&quot;&quot;;[Servidores.C293]);[Servidores.K29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4]);IF(ISBLANK([Servidores.C294]);&quot;&quot;;[Servidores.C294]);[Servidores.K29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5]);IF(ISBLANK([Servidores.C295]);&quot;&quot;;[Servidores.C295]);[Servidores.K29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6]);IF(ISBLANK([Servidores.C296]);&quot;&quot;;[Servidores.C296]);[Servidores.K29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7]);IF(ISBLANK([Servidores.C297]);&quot;&quot;;[Servidores.C297]);[Servidores.K29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8]);IF(ISBLANK([Servidores.C298]);&quot;&quot;;[Servidores.C298]);[Servidores.K29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299]);IF(ISBLANK([Servidores.C299]);&quot;&quot;;[Servidores.C299]);[Servidores.K29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0]);IF(ISBLANK([Servidores.C300]);&quot;&quot;;[Servidores.C300]);[Servidores.K30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1]);IF(ISBLANK([Servidores.C301]);&quot;&quot;;[Servidores.C301]);[Servidores.K30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2]);IF(ISBLANK([Servidores.C302]);&quot;&quot;;[Servidores.C302]);[Servidores.K30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3]);IF(ISBLANK([Servidores.C303]);&quot;&quot;;[Servidores.C303]);[Servidores.K30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4]);IF(ISBLANK([Servidores.C304]);&quot;&quot;;[Servidores.C304]);[Servidores.K30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5]);IF(ISBLANK([Servidores.C305]);&quot;&quot;;[Servidores.C305]);[Servidores.K30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6]);IF(ISBLANK([Servidores.C306]);&quot;&quot;;[Servidores.C306]);[Servidores.K30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7]);IF(ISBLANK([Servidores.C307]);&quot;&quot;;[Servidores.C307]);[Servidores.K30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8]);IF(ISBLANK([Servidores.C308]);&quot;&quot;;[Servidores.C308]);[Servidores.K30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09]);IF(ISBLANK([Servidores.C309]);&quot;&quot;;[Servidores.C309]);[Servidores.K30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0]);IF(ISBLANK([Servidores.C310]);&quot;&quot;;[Servidores.C310]);[Servidores.K31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1]);IF(ISBLANK([Servidores.C311]);&quot;&quot;;[Servidores.C311]);[Servidores.K31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2]);IF(ISBLANK([Servidores.C312]);&quot;&quot;;[Servidores.C312]);[Servidores.K31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3]);IF(ISBLANK([Servidores.C313]);&quot;&quot;;[Servidores.C313]);[Servidores.K31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4]);IF(ISBLANK([Servidores.C314]);&quot;&quot;;[Servidores.C314]);[Servidores.K31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5]);IF(ISBLANK([Servidores.C315]);&quot;&quot;;[Servidores.C315]);[Servidores.K31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6]);IF(ISBLANK([Servidores.C316]);&quot;&quot;;[Servidores.C316]);[Servidores.K31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7]);IF(ISBLANK([Servidores.C317]);&quot;&quot;;[Servidores.C317]);[Servidores.K31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8]);IF(ISBLANK([Servidores.C318]);&quot;&quot;;[Servidores.C318]);[Servidores.K31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19]);IF(ISBLANK([Servidores.C319]);&quot;&quot;;[Servidores.C319]);[Servidores.K31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0]);IF(ISBLANK([Servidores.C320]);&quot;&quot;;[Servidores.C320]);[Servidores.K32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1]);IF(ISBLANK([Servidores.C321]);&quot;&quot;;[Servidores.C321]);[Servidores.K32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2]);IF(ISBLANK([Servidores.C322]);&quot;&quot;;[Servidores.C322]);[Servidores.K32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3]);IF(ISBLANK([Servidores.C323]);&quot;&quot;;[Servidores.C323]);[Servidores.K32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4]);IF(ISBLANK([Servidores.C324]);&quot;&quot;;[Servidores.C324]);[Servidores.K32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5]);IF(ISBLANK([Servidores.C325]);&quot;&quot;;[Servidores.C325]);[Servidores.K32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6]);IF(ISBLANK([Servidores.C326]);&quot;&quot;;[Servidores.C326]);[Servidores.K32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7]);IF(ISBLANK([Servidores.C327]);&quot;&quot;;[Servidores.C327]);[Servidores.K32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8]);IF(ISBLANK([Servidores.C328]);&quot;&quot;;[Servidores.C328]);[Servidores.K32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29]);IF(ISBLANK([Servidores.C329]);&quot;&quot;;[Servidores.C329]);[Servidores.K32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0]);IF(ISBLANK([Servidores.C330]);&quot;&quot;;[Servidores.C330]);[Servidores.K33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1]);IF(ISBLANK([Servidores.C331]);&quot;&quot;;[Servidores.C331]);[Servidores.K33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2]);IF(ISBLANK([Servidores.C332]);&quot;&quot;;[Servidores.C332]);[Servidores.K33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3]);IF(ISBLANK([Servidores.C333]);&quot;&quot;;[Servidores.C333]);[Servidores.K33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4]);IF(ISBLANK([Servidores.C334]);&quot;&quot;;[Servidores.C334]);[Servidores.K33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5]);IF(ISBLANK([Servidores.C335]);&quot;&quot;;[Servidores.C335]);[Servidores.K33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6]);IF(ISBLANK([Servidores.C336]);&quot;&quot;;[Servidores.C336]);[Servidores.K33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7]);IF(ISBLANK([Servidores.C337]);&quot;&quot;;[Servidores.C337]);[Servidores.K33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8]);IF(ISBLANK([Servidores.C338]);&quot;&quot;;[Servidores.C338]);[Servidores.K33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39]);IF(ISBLANK([Servidores.C339]);&quot;&quot;;[Servidores.C339]);[Servidores.K33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0]);IF(ISBLANK([Servidores.C340]);&quot;&quot;;[Servidores.C340]);[Servidores.K34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1]);IF(ISBLANK([Servidores.C341]);&quot;&quot;;[Servidores.C341]);[Servidores.K34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2]);IF(ISBLANK([Servidores.C342]);&quot;&quot;;[Servidores.C342]);[Servidores.K34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3]);IF(ISBLANK([Servidores.C343]);&quot;&quot;;[Servidores.C343]);[Servidores.K34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4]);IF(ISBLANK([Servidores.C344]);&quot;&quot;;[Servidores.C344]);[Servidores.K344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5]);IF(ISBLANK([Servidores.C345]);&quot;&quot;;[Servidores.C345]);[Servidores.K345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6]);IF(ISBLANK([Servidores.C346]);&quot;&quot;;[Servidores.C346]);[Servidores.K346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7]);IF(ISBLANK([Servidores.C347]);&quot;&quot;;[Servidores.C347]);[Servidores.K347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8]);IF(ISBLANK([Servidores.C348]);&quot;&quot;;[Servidores.C348]);[Servidores.K348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49]);IF(ISBLANK([Servidores.C349]);&quot;&quot;;[Servidores.C349]);[Servidores.K349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50]);IF(ISBLANK([Servidores.C350]);&quot;&quot;;[Servidores.C350]);[Servidores.K350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51]);IF(ISBLANK([Servidores.C351]);&quot;&quot;;[Servidores.C351]);[Servidores.K351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52]);IF(ISBLANK([Servidores.C352]);&quot;&quot;;[Servidores.C352]);[Servidores.K352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09" table:formula="of:=IF(ISBLANK([Servidores.K353]);IF(ISBLANK([Servidores.C353]);&quot;&quot;;[Servidores.C353]);[Servidores.K353])">
            <text:p/>
          </table:table-cell>
          <table:table-cell table:number-columns-repeated="997"/>
        </table:table-row>
        <table:table-row table:style-name="ro23">
          <table:table-cell table:number-columns-repeated="26"/>
          <table:table-cell table:style-name="ce510" table:formula="of:=IF(ISBLANK([Servidores.K354]);IF(ISBLANK([Servidores.C354]);&quot;&quot;;[Servidores.C354]);[Servidores.K354])">
            <text:p/>
          </table:table-cell>
          <table:table-cell table:number-columns-repeated="997"/>
        </table:table-row>
        <table:table-row table:style-name="ro23" table:number-rows-repeated="1048225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'file:///home/antonio/Escritorio/CAPDER%20-%20Inventario%20Activos%20SW%20Oracle_ASD.ods'#datos" table:print="false" table:style-name="ta_extref">
        <table:table-source xlink:href="/home/antonio/Escritorio/CAPDER%20-%20Inventario%20Activos%20SW%20Oracle_ASD.ods" table:table-name="datos" table:filter-name="calc8" table:mode="copy-results-only"/>
        <table:table-row>
          <table:table-cell table:number-columns-repeated="25"/>
        </table:table-row>
        <table:table-row>
          <table:table-cell table:number-columns-repeated="7"/>
          <table:table-cell table:style-name="ce1" office:value-type="string">
            <text:p>Oracle WebLogic Server 12.1.3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2.1</text:p>
          </table:table-cell>
          <table:table-cell table:style-name="ce1" office:value-type="string">
            <text:p>3.x</text:p>
          </table:table-cell>
          <table:table-cell table:number-columns-repeated="11"/>
          <table:table-cell table:style-name="ce1" office:value-type="string">
            <text:p>NO INSTALADO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2.1.2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2.1</text:p>
          </table:table-cell>
          <table:table-cell table:style-name="ce1" office:value-type="string">
            <text:p>2.x</text:p>
          </table:table-cell>
          <table:table-cell table:number-columns-repeated="11"/>
          <table:table-cell table:style-name="ce1" office:value-type="string">
            <text:p>Oracle Forms and Reports 11gR2 (11.1.2.2.0)</text:p>
          </table:table-cell>
          <table:table-cell table:style-name="ce1" office:value-type="string">
            <text:p>11.1</text:p>
          </table:table-cell>
          <table:table-cell table:style-name="ce1" office:value-type="string">
            <text:p>2.2.0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2.1.1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2.1</text:p>
          </table:table-cell>
          <table:table-cell table:style-name="ce1" office:value-type="string">
            <text:p>1.x</text:p>
          </table:table-cell>
          <table:table-cell table:number-columns-repeated="11"/>
          <table:table-cell table:style-name="ce1" office:value-type="string">
            <text:p>Oracle Forms and Reports 11R1 (11.1.1.7)</text:p>
          </table:table-cell>
          <table:table-cell table:style-name="ce1" office:value-type="string">
            <text:p>11.1</text:p>
          </table:table-cell>
          <table:table-cell table:style-name="ce1" office:value-type="string">
            <text:p>1.7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6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6.x</text:p>
          </table:table-cell>
          <table:table-cell table:number-columns-repeated="11"/>
          <table:table-cell table:style-name="ce1" office:value-type="string">
            <text:p>Oracle Forms and Reports 10.1.3</text:p>
          </table:table-cell>
          <table:table-cell table:style-name="ce1" office:value-type="string">
            <text:p>10.1</text:p>
          </table:table-cell>
          <table:table-cell table:style-name="ce1" office:value-type="string">
            <text:p>3.x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5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5.x</text:p>
          </table:table-cell>
          <table:table-cell table:number-columns-repeated="11"/>
          <table:table-cell table:style-name="ce1" office:value-type="string">
            <text:p>Oracle Forms and Reports 10.1.2</text:p>
          </table:table-cell>
          <table:table-cell table:style-name="ce1" office:value-type="string">
            <text:p>10.1</text:p>
          </table:table-cell>
          <table:table-cell table:style-name="ce1" office:value-type="string">
            <text:p>2.x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4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4.x</text:p>
          </table:table-cell>
          <table:table-cell table:number-columns-repeated="11"/>
          <table:table-cell table:style-name="ce1" office:value-type="string">
            <text:p>Oracle Forms and Reports 9i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x.x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3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3.x</text:p>
          </table:table-cell>
          <table:table-cell table:number-columns-repeated="11"/>
          <table:table-cell table:style-name="ce1" office:value-type="string">
            <text:p>Oracle Forms and Reports 6i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x.x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2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2.x</text:p>
          </table:table-cell>
          <table:table-cell table:number-columns-repeated="11"/>
          <table:table-cell table:style-name="ce1" office:value-type="string">
            <text:p>-- NO ENCUENTRO MI OPCIÓN --</text:p>
          </table:table-cell>
        </table:table-row>
        <table:table-row>
          <table:table-cell table:number-columns-repeated="7"/>
          <table:table-cell table:style-name="ce1" office:value-type="string">
            <text:p>Oracle WebLogic Server 10.3.1</text:p>
          </table:table-cell>
          <table:table-cell table:style-name="ce1" office:value-type="string">
            <text:p>Oracle WebLogic Server</text:p>
          </table:table-cell>
          <table:table-cell table:style-name="ce1" office:value-type="string">
            <text:p>10.3</text:p>
          </table:table-cell>
          <table:table-cell table:style-name="ce1" office:value-type="string">
            <text:p>1.x</text:p>
          </table:table-cell>
        </table:table-row>
        <table:table-row>
          <table:table-cell table:number-columns-repeated="7"/>
          <table:table-cell table:style-name="ce1" office:value-type="string">
            <text:p>Oracle Application Server  10.1.3.x</text:p>
          </table:table-cell>
          <table:table-cell table:style-name="ce1" office:value-type="string">
            <text:p>Oracle Application Server </text:p>
          </table:table-cell>
          <table:table-cell table:style-name="ce1" office:value-type="string">
            <text:p>10.1</text:p>
          </table:table-cell>
          <table:table-cell table:style-name="ce1" office:value-type="string">
            <text:p>3.x</text:p>
          </table:table-cell>
        </table:table-row>
        <table:table-row>
          <table:table-cell table:number-columns-repeated="7"/>
          <table:table-cell table:style-name="ce1" office:value-type="string">
            <text:p>Oracle Application Server 10.1.2.x</text:p>
          </table:table-cell>
          <table:table-cell table:style-name="ce1" office:value-type="string">
            <text:p>Oracle Application Server </text:p>
          </table:table-cell>
          <table:table-cell table:style-name="ce1" office:value-type="string">
            <text:p>10.1</text:p>
          </table:table-cell>
          <table:table-cell table:style-name="ce1" office:value-type="string">
            <text:p>2.x</text:p>
          </table:table-cell>
        </table:table-row>
        <table:table-row>
          <table:table-cell table:number-columns-repeated="7"/>
          <table:table-cell table:style-name="ce1" office:value-type="string">
            <text:p>-- NO ENCUENTRO MI OPCIÓN --</text:p>
          </table:table-cell>
        </table:table-row>
      </table:table>
      <table:table table:name="'file:///C:/Users/Manuel%20P%C3%A9rez%20Ron/AppData/Local/Temp/CAPDER%20-%20Inventario%20Activos%20SW%20Oracle_ASD-3.ods'#datos" table:print="false" table:style-name="ta_extref">
        <table:table-source xlink:href="/C:/Users/Manuel%20P%C3%A9rez%20Ron/AppData/Local/Temp/CAPDER%20-%20Inventario%20Activos%20SW%20Oracle_ASD-3.ods" table:table-name="datos" table:filter-name="calc8" table:mode="copy-results-only"/>
        <table:table-row>
          <table:table-cell table:number-columns-repeated="11"/>
        </table:table-row>
        <table:table-row>
          <table:table-cell table:number-columns-repeated="7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 office:value-type="string">
            <text:p>SERVIDOR VIRTUAL</text:p>
          </table:table-cell>
        </table:table-row>
        <table:table-row>
          <table:table-cell table:number-columns-repeated="7"/>
          <table:table-cell table:style-name="ce1" office:value-type="string">
            <text:p>Nº Cores por Procesador del Servidor Físico (*)</text:p>
          </table:table-cell>
          <table:table-cell table:style-name="ce1" office:value-type="string">
            <text:p>Nº Total Cores Normalizados</text:p>
          </table:table-cell>
          <table:table-cell table:style-name="ce1" office:value-type="string">
            <text:p>¿Virtualizado? (*)</text:p>
          </table:table-cell>
          <table:table-cell table:style-name="ce1" office:value-type="string">
            <text:p>Nombre de host virtual (*)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ic01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ic02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ic03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ic04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p01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p02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Virtualización lógica</text:p>
          </table:table-cell>
          <table:table-cell table:style-name="ce1" office:value-type="string">
            <text:p>vmhttpp03</text:p>
          </table:table-cell>
        </table:table-row>
        <table:table-row>
          <table:table-cell table:number-columns-repeated="7"/>
          <table:table-cell table:style-name="ce1" office:value-type="float" office:value="16">
            <text:p>16</text:p>
          </table:table-cell>
        </table:table-row>
      </table:table>
      <table:named-expressions>
        <table:named-range table:name="activo_pasivo" table:base-cell-address="$datos.$T$2" table:cell-range-address="$datos.$T$2:.$T$3"/>
        <table:named-range table:name="arq_serv" table:base-cell-address="$datos.$V$2" table:cell-range-address="$datos.$V$2:.$V$7"/>
        <table:named-range table:name="Criticidad" table:base-cell-address="$'Oracle Weblogic'.$B$6" table:cell-range-address="$datos.$B$2:.$B$5"/>
        <table:named-range table:name="Disponibilidad" table:base-cell-address="$'Oracle Weblogic'.$C$7" table:cell-range-address="$datos.$C$2:.$C$5"/>
        <table:named-range table:name="forms_reports" table:base-cell-address="$datos.$V$5" table:cell-range-address="$datos.$W$2:.$W$13"/>
        <table:named-range table:name="infraestructura" table:base-cell-address="$datos.$O$2" table:cell-range-address="$datos.$P$2:.$P$12"/>
        <table:named-range table:name="Metodo_de_Respaldo" table:base-cell-address="$datos.$M$2" table:cell-range-address="$datos.$M$2:.$M$17"/>
        <table:named-range table:name="Organismos" table:base-cell-address="$Servidores.$B$5" table:cell-range-address="$datos.$A$2:.$A$50"/>
        <table:named-range table:name="Plan_Backup" table:base-cell-address="$datos.$X$17" table:cell-range-address="$datos.$N$2:.$N$30"/>
        <table:named-range table:name="SAVersiones" table:base-cell-address="$datos.$H$2" table:cell-range-address="$datos.$H$2:.$H$38"/>
        <table:named-range table:name="Servidores" table:base-cell-address="$Servidores.$L$10" table:cell-range-address="$datos.$AA$2:.$AA$340"/>
        <table:named-range table:name="Sistemas_Operativo" table:base-cell-address="$datos.$X$17" table:cell-range-address="$datos.$L$2:.$L$51"/>
        <table:named-range table:name="Si_No" table:base-cell-address="$Servidores.$I$2" table:cell-range-address="$datos.$O$2:.$O$3"/>
        <table:named-range table:name="Tecnologia" table:base-cell-address="$datos.$X$17" table:cell-range-address="$datos.$R$2:.$R$50"/>
        <table:named-range table:name="Tipo_de_entorno" table:base-cell-address="$datos.$M$2" table:cell-range-address="$datos.$D$2:.$D$7"/>
        <table:named-range table:name="Tipo_de_nodo" table:base-cell-address="$datos.$V$6" table:cell-range-address="$datos.$U$2:.$U$4"/>
        <table:named-range table:name="versiones" table:base-cell-address="$'Oracle Weblogic'.$F$2" table:cell-range-address="$datos.$E$2:.$E$74"/>
        <table:named-range table:name="version_EM" table:base-cell-address="$datos.$X$1" table:cell-range-address="$datos.$Z$2:.$Z$20"/>
        <table:named-range table:name="Virtualizado" table:base-cell-address="$datos.$V$5" table:cell-range-address="$datos.$Q$2:.$Q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1" table:target-range-address="'Oracle Database'.B4:'Oracle Database'.Y402" table:display-filter-buttons="true"/>
        <table:database-range table:name="__Anonymous_Sheet_DB__3" table:target-range-address="datos.A1:datos.S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number:number-style style:name="N5144P0" style:volatile="true" number:language="es" number:country="ES">
      <number:number number:decimal-places="0" number:min-integer-digits="1" number:grouping="true"/>
      <number:text>   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4P2" style:volatile="true" number:language="es" number:country="ES">
      <number:text>-   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0" number:min-integer-digits="1" number:grouping="true"/>
      <number:text> € </number:text>
    </number:number-style>
    <number:number-style style:name="N5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6P2" style:volatile="true" number:language="es" number:country="ES">
      <number:text>- €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  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50P0" style:volatile="true" number:language="es" number:country="ES">
      <number:number number:decimal-places="2" number:min-integer-digits="1" number:grouping="true"/>
      <number:text> € </number:text>
    </number:number-style>
    <number:number-style style:name="N5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#ff9966"/>
      <style:text-properties fo:color="#800000" fo:font-style="italic" fo:font-weight="bold"/>
    </style:style>
    <style:style style:name="OK" style:family="table-cell" style:parent-style-name="ERROR">
      <style:table-cell-properties fo:background-color="#94bd5e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1/04/2015</text:date>, <text:time>12:43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5-04-21T12:42:49</dc:date>
    <meta:editing-duration>PT47H59M35S</meta:editing-duration>
    <meta:editing-cycles>165</meta:editing-cycles>
    <dc:creator>laura </dc:creator>
    <meta:document-statistic meta:table-count="4" meta:cell-count="9282" meta:object-count="0"/>
  </office:meta>
</office:document-meta>
</file>